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9.66pt"/>
    </style:style>
    <style:style style:name="co2" style:family="table-column">
      <style:table-column-properties fo:break-before="auto" style:column-width="129.4pt"/>
    </style:style>
    <style:style style:name="co3" style:family="table-column">
      <style:table-column-properties fo:break-before="auto" style:column-width="61.09pt"/>
    </style:style>
    <style:style style:name="co4" style:family="table-column">
      <style:table-column-properties fo:break-before="auto" style:column-width="88.16pt"/>
    </style:style>
    <style:style style:name="co5" style:family="table-column">
      <style:table-column-properties fo:break-before="auto" style:column-width="54.79pt"/>
    </style:style>
    <style:style style:name="co6" style:family="table-column">
      <style:table-column-properties fo:break-before="auto" style:column-width="53.21pt"/>
    </style:style>
    <style:style style:name="co7" style:family="table-column">
      <style:table-column-properties fo:break-before="auto" style:column-width="57.15pt"/>
    </style:style>
    <style:style style:name="co8" style:family="table-column">
      <style:table-column-properties fo:break-before="auto" style:column-width="52.41pt"/>
    </style:style>
    <style:style style:name="co9" style:family="table-column">
      <style:table-column-properties fo:break-before="auto" style:column-width="51.59pt"/>
    </style:style>
    <style:style style:name="co10" style:family="table-column">
      <style:table-column-properties fo:break-before="auto" style:column-width="67.44pt"/>
    </style:style>
    <style:style style:name="co11" style:family="table-column">
      <style:table-column-properties fo:break-before="auto" style:column-width="49.24pt"/>
    </style:style>
    <style:style style:name="co12" style:family="table-column">
      <style:table-column-properties fo:break-before="auto" style:column-width="80.16pt"/>
    </style:style>
    <style:style style:name="co13" style:family="table-column">
      <style:table-column-properties fo:break-before="auto" style:column-width="53.94pt"/>
    </style:style>
    <style:style style:name="co14" style:family="table-column">
      <style:table-column-properties fo:break-before="auto" style:column-width="36.51pt"/>
    </style:style>
    <style:style style:name="co15" style:family="table-column">
      <style:table-column-properties fo:break-before="auto" style:column-width="43.71pt"/>
    </style:style>
    <style:style style:name="co16" style:family="table-column">
      <style:table-column-properties fo:break-before="auto" style:column-width="647.66pt"/>
    </style:style>
    <style:style style:name="co17" style:family="table-column">
      <style:table-column-properties fo:break-before="auto" style:column-width="84.95pt"/>
    </style:style>
    <style:style style:name="co18" style:family="table-column">
      <style:table-column-properties fo:break-before="auto" style:column-width="322.24pt"/>
    </style:style>
    <style:style style:name="co19" style:family="table-column">
      <style:table-column-properties fo:break-before="auto" style:column-width="65.0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SVS_20_Status">
      <style:table-properties table:display="true" style:writing-mode="lr-tb"/>
    </style:style>
    <style:style style:name="ta2" style:family="table" style:master-page-name="PageStyle_5f_Architecture">
      <style:table-properties table:display="true" style:writing-mode="lr-tb"/>
    </style:style>
    <style:style style:name="ta3" style:family="table" style:master-page-name="PageStyle_5f_Authentication">
      <style:table-properties table:display="true" style:writing-mode="lr-tb"/>
    </style:style>
    <style:style style:name="ta4" style:family="table" style:master-page-name="PageStyle_5f_Session_20_Management">
      <style:table-properties table:display="true" style:writing-mode="lr-tb"/>
    </style:style>
    <style:style style:name="ta5" style:family="table" style:master-page-name="PageStyle_5f_Access_20_Control">
      <style:table-properties table:display="true" style:writing-mode="lr-tb"/>
    </style:style>
    <style:style style:name="ta6" style:family="table" style:master-page-name="PageStyle_5f_Validation">
      <style:table-properties table:display="true" style:writing-mode="lr-tb"/>
    </style:style>
    <style:style style:name="ta7" style:family="table" style:master-page-name="PageStyle_5f_Cryptography">
      <style:table-properties table:display="true" style:writing-mode="lr-tb"/>
    </style:style>
    <style:style style:name="ta8" style:family="table" style:master-page-name="PageStyle_5f_Error_20_Handling">
      <style:table-properties table:display="true" style:writing-mode="lr-tb"/>
    </style:style>
    <style:style style:name="ta9" style:family="table" style:master-page-name="PageStyle_5f_Data_20_Protection">
      <style:table-properties table:display="true" style:writing-mode="lr-tb"/>
    </style:style>
    <style:style style:name="ta10" style:family="table" style:master-page-name="PageStyle_5f_Communications">
      <style:table-properties table:display="true" style:writing-mode="lr-tb"/>
    </style:style>
    <style:style style:name="ta11" style:family="table" style:master-page-name="PageStyle_5f_Malicious_20_Code">
      <style:table-properties table:display="true" style:writing-mode="lr-tb"/>
    </style:style>
    <style:style style:name="ta12" style:family="table" style:master-page-name="PageStyle_5f_Business_20_Logic">
      <style:table-properties table:display="true" style:writing-mode="lr-tb"/>
    </style:style>
    <style:style style:name="ta13" style:family="table" style:master-page-name="PageStyle_5f_Files_20_and_20_Resources">
      <style:table-properties table:display="true" style:writing-mode="lr-tb"/>
    </style:style>
    <style:style style:name="ta14" style:family="table" style:master-page-name="PageStyle_5f_API">
      <style:table-properties table:display="true" style:writing-mode="lr-tb"/>
    </style:style>
    <style:style style:name="ta15" style:family="table" style:master-page-name="PageStyle_5f_Configuration">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666666"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2" style:family="table-cell" style:parent-style-name="Default">
      <style:table-cell-properties fo:background-color="#efefe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table-cell-properties fo:background-color="#f9f58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a8e0a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aed6e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1">
      <style:table-cell-properties fo:background-color="#e0e0e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1">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0"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fo:background-color="#f9f58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ackground-color="#a8e0a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aed6e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d9d9d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9pt" fo:font-style="italic" fo:text-shadow="none"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ce25" style:family="table-cell" style:parent-style-name="Default">
      <style:table-cell-properties fo:background-color="#d9d9d9" fo:border="none" style:rotation-align="none"/>
      <style:text-properties fo:color="#0000ff" style:text-outline="false" style:text-line-through-style="none" style:text-line-through-type="none" style:font-name="Cambria" fo:font-size="9pt" fo:font-style="italic" fo:text-shadow="none"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ce26"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7" style:family="table-cell" style:parent-style-name="Default" style:data-style-name="N11">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8" style:family="table-cell" style:parent-style-name="Default" style:data-style-name="N11">
      <style:table-cell-properties fo:background-color="#f9f58d"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9" style:family="table-cell" style:parent-style-name="Default" style:data-style-name="N11">
      <style:table-cell-properties fo:background-color="#a8e0a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0" style:family="table-cell" style:parent-style-name="Default" style:data-style-name="N11">
      <style:table-cell-properties fo:background-color="#aed6e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125">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rchitecture.C2"/>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Architecture.D2"/>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Architecture.D2"/>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3f3f3"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100">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uthentication.C2"/>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Authentication.D2"/>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Authentication.D2"/>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Session Management'.C2"/>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Session Management'.D2"/>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ccess Control'.C2"/>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Access Control'.D2"/>
    </style:style>
    <style:style style:name="ce59"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data-style-name="N126">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Validation.C2"/>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7" style:base-cell-address="Validation.C2"/>
    </style:style>
    <style:style style:name="ce6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Validation.C2"/>
    </style:style>
    <style:style style:name="ce6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Validation.D2"/>
    </style:style>
    <style:style style:name="ce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Validation.D2"/>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Validation.D44"/>
    </style:style>
    <style:style style:name="ce6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Cryptography.C2"/>
    </style:style>
    <style:style style:name="ce6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Cryptography.C2"/>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Cryptography.D2"/>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Cryptography.D2"/>
    </style:style>
    <style:style style:name="ce7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Cryptography.D2"/>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Cryptography.D40"/>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Error Handling'.C2"/>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Error Handling'.C2"/>
    </style:style>
    <style:style style:name="ce7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Error Handling'.D2"/>
    </style:style>
    <style:style style:name="ce7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Error Handling'.D2"/>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Error Handling'.D2"/>
    </style:style>
    <style:style style:name="ce7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Error Handling'.D2"/>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Error Handling'.D37"/>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Data Protection'.C2"/>
    </style:style>
    <style:style style:name="ce8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Data Protection'.C2"/>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Data Protection'.D2"/>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Data Protection'.D2"/>
    </style:style>
    <style:style style:name="ce8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Data Protection'.D2"/>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Data Protection'.D40"/>
    </style:style>
    <style:style style:name="ce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Communications.C2"/>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Communications.C2"/>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Communications.D2"/>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Communications.D2"/>
    </style:style>
    <style:style style:name="ce9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Communications.D2"/>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Communications.D23"/>
    </style:style>
    <style:style style:name="ce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Malicious Code'.C2"/>
    </style:style>
    <style:style style:name="ce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Malicious Code'.C2"/>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Malicious Code'.D2"/>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Malicious Code'.D2"/>
    </style:style>
    <style:style style:name="ce9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Malicious Code'.D2"/>
    </style:style>
    <style:style style:name="ce9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Malicious Code'.D34"/>
    </style:style>
    <style:style style:name="ce9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Business Logic'.C2"/>
    </style:style>
    <style:style style:name="ce9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Business Logic'.C2"/>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Business Logic'.D2"/>
    </style:style>
    <style:style style:name="ce10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Business Logic'.D2"/>
    </style:style>
    <style:style style:name="ce10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Business Logic'.D2"/>
    </style:style>
    <style:style style:name="ce10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Business Logic'.D32"/>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Files and Resources'.C2"/>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Files and Resources'.C2"/>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Files and Resources'.D2"/>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Files and Resources'.D2"/>
    </style:style>
    <style:style style:name="ce10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Files and Resources'.D2"/>
    </style:style>
    <style:style style:name="ce10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Files and Resources'.D39"/>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API.C2"/>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7" style:base-cell-address="API.C2"/>
    </style:style>
    <style:style style:name="ce1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API.D2"/>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API.D2"/>
    </style:style>
    <style:style style:name="ce1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1)" style:apply-style-name="ConditionalStyle_5f_4" style:base-cell-address="API.D2"/>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0)" style:apply-style-name="ConditionalStyle_5f_6" style:base-cell-address="API.D24"/>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1" style:base-cell-address="Configuration.C2"/>
    </style:style>
    <style:style style:name="ce11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Configuration.D2"/>
    </style:style>
    <style:style style:name="ce1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Configuration.D2"/>
    </style:style>
    <style:style style:name="ce1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2]=&quot;Valid&quot;)" style:apply-style-name="ConditionalStyle_5f_4" style:base-cell-address="Configuration.D2"/>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Valid&quot;;&quot;Not Valid&quot;;&quot;Not Applicable&quot;;&quot;Unknown&quot;)" table:allow-empty-cell="true" table:display-list="unsorted" table:base-cell-address="Architecture.F2"/>
        <table:content-validation table:name="val2" table:condition="of:cell-content-is-in-list(&quot;Valid&quot;;&quot;Not Valid&quot;;&quot;Not Applicable&quot;;&quot;Unknown&quot;)" table:allow-empty-cell="true" table:display-list="unsorted" table:base-cell-address="Authentication.F2"/>
        <table:content-validation table:name="val3" table:condition="of:cell-content-is-in-list(&quot;Valid&quot;;&quot;Not Valid&quot;;&quot;Not Applicable&quot;;&quot;Unknown&quot;)" table:allow-empty-cell="true" table:display-list="unsorted" table:base-cell-address="'Session Management'.F2"/>
        <table:content-validation table:name="val4" table:condition="of:cell-content-is-in-list(&quot;Valid&quot;;&quot;Not Valid&quot;;&quot;Not Applicable&quot;;&quot;Unknown&quot;)" table:allow-empty-cell="true" table:display-list="unsorted" table:base-cell-address="'Access Control'.F2"/>
        <table:content-validation table:name="val5" table:condition="of:cell-content-is-in-list(&quot;Valid&quot;;&quot;Not Valid&quot;;&quot;Not Applicable&quot;;&quot;Unknown&quot;)" table:allow-empty-cell="true" table:display-list="unsorted" table:base-cell-address="Validation.F2"/>
        <table:content-validation table:name="val6" table:condition="of:cell-content-is-in-list(&quot;Valid&quot;;&quot;Not Valid&quot;;&quot;Not Applicable&quot;;&quot;Unknown&quot;)" table:allow-empty-cell="true" table:display-list="unsorted" table:base-cell-address="Cryptography.F2"/>
        <table:content-validation table:name="val7" table:condition="of:cell-content-is-in-list(&quot;Valid&quot;;&quot;Not Valid&quot;;&quot;Not Applicable&quot;;&quot;Unknown&quot;)" table:allow-empty-cell="true" table:display-list="unsorted" table:base-cell-address="'Error Handling'.F2"/>
        <table:content-validation table:name="val8" table:condition="of:cell-content-is-in-list(&quot;Valid&quot;;&quot;Not Valid&quot;;&quot;Not Applicable&quot;;&quot;Unknown&quot;)" table:allow-empty-cell="true" table:display-list="unsorted" table:base-cell-address="'Data Protection'.F2"/>
        <table:content-validation table:name="val9" table:condition="of:cell-content-is-in-list(&quot;Valid&quot;;&quot;Not Valid&quot;;&quot;Not Applicable&quot;;&quot;Unknown&quot;)" table:allow-empty-cell="true" table:display-list="unsorted" table:base-cell-address="Communications.F2"/>
        <table:content-validation table:name="val10" table:condition="of:cell-content-is-in-list(&quot;Valid&quot;;&quot;Not Valid&quot;;&quot;Not Applicable&quot;;&quot;Unknown&quot;)" table:allow-empty-cell="true" table:display-list="unsorted" table:base-cell-address="'Malicious Code'.F2"/>
        <table:content-validation table:name="val11" table:condition="of:cell-content-is-in-list(&quot;Valid&quot;;&quot;Not Valid&quot;;&quot;Not Applicable&quot;;&quot;Unknown&quot;)" table:allow-empty-cell="true" table:display-list="unsorted" table:base-cell-address="'Business Logic'.F2"/>
        <table:content-validation table:name="val12" table:condition="of:cell-content-is-in-list(&quot;Valid&quot;;&quot;Not Valid&quot;;&quot;Not Applicable&quot;;&quot;Unknown&quot;)" table:allow-empty-cell="true" table:display-list="unsorted" table:base-cell-address="'Files and Resources'.F2"/>
        <table:content-validation table:name="val13" table:condition="of:cell-content-is-in-list(&quot;Valid&quot;;&quot;Not Valid&quot;;&quot;Not Applicable&quot;;&quot;Unknown&quot;)" table:allow-empty-cell="true" table:display-list="unsorted" table:base-cell-address="API.F2"/>
        <table:content-validation table:name="val14" table:condition="of:cell-content-is-in-list(&quot;Valid&quot;;&quot;Not Valid&quot;;&quot;Not Applicable&quot;;&quot;Unknown&quot;)" table:allow-empty-cell="true" table:display-list="unsorted" table:base-cell-address="Configuration.F2"/>
      </table:content-validations>
      <table:table table:name="ASVS Statu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number-columns-repeated="1010" table:default-cell-style-name="Default"/>
        <table:table-row table:style-name="ro1">
          <table:table-cell table:style-name="ce1">
            <draw:frame table:end-cell-address="'ASVS Status'.K15" table:end-x="26.08pt" table:end-y="13.49pt" draw:z-index="0" draw:name="Chart 1" draw:style-name="gr1" draw:text-style-name="P1" svg:width="666.71pt" svg:height="233.97pt" svg:x="0pt" svg:y="0pt">
              <draw:object draw:notify-on-update-of-ranges="'ASVS Status'.B18:'ASVS Status'.B31 'ASVS Status'.K16:'ASVS Status'.K17 'ASVS Status'.K18:'ASVS Status'.K31" xlink:href="./Object 1" xlink:type="simple" xlink:show="embed" xlink:actuate="onLoad">
                <loext:p/>
              </draw:object>
              <draw:image xlink:href="./ObjectReplacements/Object 1" xlink:type="simple" xlink:show="embed" xlink:actuate="onLoad"/>
            </draw:frame>
          </table:table-cell>
          <table:table-cell table:style-name="ce5"/>
          <table:table-cell table:style-name="ce8" table:number-columns-repeated="6"/>
          <table:table-cell table:style-name="ce16" table:number-columns-repeated="2"/>
          <table:table-cell table:number-columns-repeated="1014"/>
        </table:table-row>
        <table:table-row table:style-name="ro1" table:number-rows-repeated="14">
          <table:table-cell table:style-name="ce1"/>
          <table:table-cell table:style-name="ce6"/>
          <table:table-cell table:style-name="ce8" table:number-columns-repeated="6"/>
          <table:table-cell table:style-name="ce16" table:number-columns-repeated="2"/>
          <table:table-cell table:number-columns-repeated="1014"/>
        </table:table-row>
        <table:table-row table:style-name="ro1">
          <table:table-cell table:style-name="ce2"/>
          <table:table-cell table:style-name="ce4"/>
          <table:table-cell table:style-name="ce9" office:value-type="string" calcext:value-type="string">
            <text:p>Progress</text:p>
          </table:table-cell>
          <table:table-cell table:style-name="ce9" office:value-type="string" calcext:value-type="string">
            <text:p>Total Applicable</text:p>
          </table:table-cell>
          <table:table-cell table:style-name="ce12" office:value-type="string" calcext:value-type="string" table:number-columns-spanned="2" table:number-rows-spanned="1">
            <text:p>Level 1</text:p>
          </table:table-cell>
          <table:covered-table-cell/>
          <table:table-cell table:style-name="ce12" office:value-type="string" calcext:value-type="string" table:number-columns-spanned="2" table:number-rows-spanned="1">
            <text:p>Level 2</text:p>
          </table:table-cell>
          <table:covered-table-cell/>
          <table:table-cell table:style-name="ce12" office:value-type="string" calcext:value-type="string" table:number-columns-spanned="2" table:number-rows-spanned="1">
            <text:p>Level 3</text:p>
          </table:table-cell>
          <table:covered-table-cell/>
          <table:table-cell table:style-name="ce9" office:value-type="string" calcext:value-type="string">
            <text:p>Percentage</text:p>
          </table:table-cell>
          <table:table-cell/>
          <table:table-cell table:style-name="ce12" office:value-type="string" calcext:value-type="string" table:number-columns-spanned="3" table:number-rows-spanned="1">
            <text:p>Stats</text:p>
          </table:table-cell>
          <table:covered-table-cell table:number-columns-repeated="2"/>
          <table:table-cell table:number-columns-repeated="1009"/>
        </table:table-row>
        <table:table-row table:style-name="ro1">
          <table:table-cell table:style-name="ce2"/>
          <table:table-cell table:style-name="ce4"/>
          <table:table-cell table:style-name="ce9" table:number-columns-repeated="2"/>
          <table:table-cell table:style-name="ce13" office:value-type="string" calcext:value-type="string">
            <text:p>Valid</text:p>
          </table:table-cell>
          <table:table-cell table:style-name="ce13" office:value-type="string" calcext:value-type="string">
            <text:p>Applicable</text:p>
          </table:table-cell>
          <table:table-cell table:style-name="ce13" office:value-type="string" calcext:value-type="string">
            <text:p>Valid</text:p>
          </table:table-cell>
          <table:table-cell table:style-name="ce13" office:value-type="string" calcext:value-type="string">
            <text:p>Applicable</text:p>
          </table:table-cell>
          <table:table-cell table:style-name="ce13" office:value-type="string" calcext:value-type="string">
            <text:p>Valid</text:p>
          </table:table-cell>
          <table:table-cell table:style-name="ce13" office:value-type="string" calcext:value-type="string">
            <text:p>Applicable</text:p>
          </table:table-cell>
          <table:table-cell table:style-name="ce9"/>
          <table:table-cell/>
          <table:table-cell table:style-name="ce20" office:value-type="string" calcext:value-type="string">
            <text:p>Valid</text:p>
          </table:table-cell>
          <table:table-cell table:style-name="ce26" table:formula="of:=CONCATENATE(SUM([.C18:.C31]); &quot; out of &quot;; SUM([.D18:.D31]))" office:value-type="string" office:string-value="" calcext:value-type="error" table:number-columns-spanned="2" table:number-rows-spanned="1">
            <text:p>#REF!</text:p>
          </table:table-cell>
          <table:covered-table-cell/>
          <table:table-cell table:number-columns-repeated="1009"/>
        </table:table-row>
        <table:table-row table:style-name="ro1">
          <table:table-cell table:style-name="ce3" office:value-type="string" calcext:value-type="string">
            <text:p>V1</text:p>
          </table:table-cell>
          <table:table-cell table:style-name="ce7" office:value-type="string" calcext:value-type="string">
            <text:p><text:a xlink:href="#Architecture.A1" xlink:type="simple">Architecture</text:a></text:p>
          </table:table-cell>
          <table:table-cell table:style-name="ce10" table:formula="of:=SUM([.E18];[.G18];[.I18])" office:value-type="float" office:value="0" calcext:value-type="float">
            <text:p>0</text:p>
          </table:table-cell>
          <table:table-cell table:style-name="ce10" table:formula="of:=SUM([.F18];[.H18];[.J18])" office:value-type="float" office:value="42" calcext:value-type="float">
            <text:p>42</text:p>
          </table:table-cell>
          <table:table-cell table:style-name="ce14" table:formula="of:=COUNTIFS(INDIRECT([.B18]&amp;&quot;!C2:C200&quot;);&quot;=1&quot;;INDIRECT([.B18]&amp;&quot;!F2:F200&quot;);&quot;=Valid&quot;)" office:value-type="float" office:value="0" calcext:value-type="float">
            <text:p>0</text:p>
          </table:table-cell>
          <table:table-cell table:style-name="ce14" table:formula="of:=COUNTIFS(INDIRECT([.B18]&amp;&quot;!C2:C200&quot;);&quot;=1&quot;;INDIRECT([.B18]&amp;&quot;!F2:F200&quot;);&quot;&lt;&gt;Not Applicable&quot;)" office:value-type="float" office:value="0" calcext:value-type="float">
            <text:p>0</text:p>
          </table:table-cell>
          <table:table-cell table:style-name="ce15" table:formula="of:=COUNTIFS(INDIRECT([.B18]&amp;&quot;!C2:C200&quot;);&quot;=2&quot;;INDIRECT([.B18]&amp;&quot;!F2:F200&quot;);&quot;=Valid&quot;)" office:value-type="float" office:value="0" calcext:value-type="float">
            <text:p>0</text:p>
          </table:table-cell>
          <table:table-cell table:style-name="ce15" table:formula="of:=COUNTIFS(INDIRECT([.B18]&amp;&quot;!C2:C200&quot;);&quot;=2&quot;;INDIRECT([.B18]&amp;&quot;!F2:F200&quot;);&quot;&lt;&gt;Not Applicable&quot;)" office:value-type="float" office:value="41" calcext:value-type="float">
            <text:p>41</text:p>
          </table:table-cell>
          <table:table-cell table:style-name="ce17" table:formula="of:=COUNTIFS(INDIRECT([.B18]&amp;&quot;!C2:C200&quot;);&quot;=3&quot;;INDIRECT([.B18]&amp;&quot;!F2:F200&quot;);&quot;=Valid&quot;)" office:value-type="float" office:value="0" calcext:value-type="float">
            <text:p>0</text:p>
          </table:table-cell>
          <table:table-cell table:style-name="ce17" table:formula="of:=COUNTIFS(INDIRECT([.B18]&amp;&quot;!C2:C200&quot;);&quot;=3&quot;;INDIRECT([.B18]&amp;&quot;!F2:F200&quot;);&quot;&lt;&gt;Not Applicable&quot;)" office:value-type="float" office:value="1" calcext:value-type="float">
            <text:p>1</text:p>
          </table:table-cell>
          <table:table-cell table:style-name="ce18" table:formula="of:=[.C18] / [.D18]" office:value-type="percentage" office:value="0" calcext:value-type="percentage">
            <text:p>0.00%</text:p>
          </table:table-cell>
          <table:table-cell/>
          <table:table-cell table:style-name="ce20" office:value-type="string" calcext:value-type="string">
            <text:p>Percentage</text:p>
          </table:table-cell>
          <table:table-cell table:style-name="ce27" table:formula="of:=SUM([.C18:.C31])/SUM([.D18:.D31])" office:value-type="string" office:string-value="" calcext:value-type="error" table:number-columns-spanned="2" table:number-rows-spanned="1">
            <text:p>#REF!</text:p>
          </table:table-cell>
          <table:covered-table-cell/>
          <table:table-cell table:number-columns-repeated="1009"/>
        </table:table-row>
        <table:table-row table:style-name="ro1">
          <table:table-cell table:style-name="ce3" office:value-type="string" calcext:value-type="string">
            <text:p>V2</text:p>
          </table:table-cell>
          <table:table-cell table:style-name="ce7" office:value-type="string" calcext:value-type="string">
            <text:p><text:a xlink:href="#Authentication.A1" xlink:type="simple">Authentication</text:a></text:p>
          </table:table-cell>
          <table:table-cell table:style-name="ce10" table:formula="of:=SUM([.E19];[.G19];[.I19])" office:value-type="float" office:value="0" calcext:value-type="float">
            <text:p>0</text:p>
          </table:table-cell>
          <table:table-cell table:style-name="ce10" table:formula="of:=SUM([.F19];[.H19];[.J19])" office:value-type="float" office:value="57" calcext:value-type="float">
            <text:p>57</text:p>
          </table:table-cell>
          <table:table-cell table:style-name="ce14" table:formula="of:=COUNTIFS(INDIRECT([.B19]&amp;&quot;!C2:C200&quot;);&quot;=1&quot;;INDIRECT([.B19]&amp;&quot;!F2:F200&quot;);&quot;=Valid&quot;)" office:value-type="float" office:value="0" calcext:value-type="float">
            <text:p>0</text:p>
          </table:table-cell>
          <table:table-cell table:style-name="ce14" table:formula="of:=COUNTIFS(INDIRECT([.B19]&amp;&quot;!C2:C200&quot;);&quot;=1&quot;;INDIRECT([.B19]&amp;&quot;!F2:F200&quot;);&quot;&lt;&gt;Not Applicable&quot;)" office:value-type="float" office:value="27" calcext:value-type="float">
            <text:p>27</text:p>
          </table:table-cell>
          <table:table-cell table:style-name="ce15" table:formula="of:=COUNTIFS(INDIRECT([.B19]&amp;&quot;!C2:C200&quot;);&quot;=2&quot;;INDIRECT([.B19]&amp;&quot;!F2:F200&quot;);&quot;=Valid&quot;)" office:value-type="float" office:value="0" calcext:value-type="float">
            <text:p>0</text:p>
          </table:table-cell>
          <table:table-cell table:style-name="ce15" table:formula="of:=COUNTIFS(INDIRECT([.B19]&amp;&quot;!C2:C200&quot;);&quot;=2&quot;;INDIRECT([.B19]&amp;&quot;!F2:F200&quot;);&quot;&lt;&gt;Not Applicable&quot;)" office:value-type="float" office:value="26" calcext:value-type="float">
            <text:p>26</text:p>
          </table:table-cell>
          <table:table-cell table:style-name="ce17" table:formula="of:=COUNTIFS(INDIRECT([.B19]&amp;&quot;!C2:C200&quot;);&quot;=3&quot;;INDIRECT([.B19]&amp;&quot;!F2:F200&quot;);&quot;=Valid&quot;)" office:value-type="float" office:value="0" calcext:value-type="float">
            <text:p>0</text:p>
          </table:table-cell>
          <table:table-cell table:style-name="ce17" table:formula="of:=COUNTIFS(INDIRECT([.B19]&amp;&quot;!C2:C200&quot;);&quot;=3&quot;;INDIRECT([.B19]&amp;&quot;!F2:F200&quot;);&quot;&lt;&gt;Not Applicable&quot;)" office:value-type="float" office:value="4" calcext:value-type="float">
            <text:p>4</text:p>
          </table:table-cell>
          <table:table-cell table:style-name="ce18" table:formula="of:=[.C19] / [.D19]" office:value-type="percentage" office:value="0" calcext:value-type="percentage">
            <text:p>0.00%</text:p>
          </table:table-cell>
          <table:table-cell table:style-name="ce6"/>
          <table:table-cell table:number-columns-repeated="3"/>
          <table:table-cell table:style-name="ce6"/>
          <table:table-cell table:number-columns-repeated="3"/>
          <table:table-cell table:style-name="ce6" table:number-columns-repeated="8"/>
          <table:table-cell table:number-columns-repeated="997"/>
        </table:table-row>
        <table:table-row table:style-name="ro1">
          <table:table-cell table:style-name="ce3" office:value-type="string" calcext:value-type="string">
            <text:p>V3</text:p>
          </table:table-cell>
          <table:table-cell table:style-name="ce7" office:value-type="string" calcext:value-type="string">
            <text:p><text:a xlink:href="#Session Management.A1" xlink:type="simple">Session Management</text:a></text:p>
          </table:table-cell>
          <table:table-cell table:style-name="ce10" table:formula="of:=SUM([.E20];[.G20];[.I20])" office:value-type="string" office:string-value="" calcext:value-type="error">
            <text:p>#REF!</text:p>
          </table:table-cell>
          <table:table-cell table:style-name="ce10" table:formula="of:=SUM([.F20];[.H20];[.J20])" office:value-type="string" office:string-value="" calcext:value-type="error">
            <text:p>#REF!</text:p>
          </table:table-cell>
          <table:table-cell table:style-name="ce14" table:formula="of:=COUNTIFS(INDIRECT([.B20]&amp;&quot;!C2:C200&quot;);&quot;=1&quot;;INDIRECT([.B20]&amp;&quot;!F2:F200&quot;);&quot;=Valid&quot;)" office:value-type="string" office:string-value="" calcext:value-type="error">
            <text:p>#REF!</text:p>
          </table:table-cell>
          <table:table-cell table:style-name="ce14" table:formula="of:=COUNTIFS(INDIRECT([.B20]&amp;&quot;!C2:C200&quot;);&quot;=1&quot;;INDIRECT([.B20]&amp;&quot;!F2:F200&quot;);&quot;&lt;&gt;Not Applicable&quot;)" office:value-type="string" office:string-value="" calcext:value-type="error">
            <text:p>#REF!</text:p>
          </table:table-cell>
          <table:table-cell table:style-name="ce15" table:formula="of:=COUNTIFS(INDIRECT([.B20]&amp;&quot;!C2:C200&quot;);&quot;=2&quot;;INDIRECT([.B20]&amp;&quot;!F2:F200&quot;);&quot;=Valid&quot;)" office:value-type="string" office:string-value="" calcext:value-type="error">
            <text:p>#REF!</text:p>
          </table:table-cell>
          <table:table-cell table:style-name="ce15" table:formula="of:=COUNTIFS(INDIRECT([.B20]&amp;&quot;!C2:C200&quot;);&quot;=2&quot;;INDIRECT([.B20]&amp;&quot;!F2:F200&quot;);&quot;&lt;&gt;Not Applicable&quot;)" office:value-type="string" office:string-value="" calcext:value-type="error">
            <text:p>#REF!</text:p>
          </table:table-cell>
          <table:table-cell table:style-name="ce17" table:formula="of:=COUNTIFS(INDIRECT([.B20]&amp;&quot;!C2:C200&quot;);&quot;=3&quot;;INDIRECT([.B20]&amp;&quot;!F2:F200&quot;);&quot;=Valid&quot;)" office:value-type="string" office:string-value="" calcext:value-type="error">
            <text:p>#REF!</text:p>
          </table:table-cell>
          <table:table-cell table:style-name="ce17" table:formula="of:=COUNTIFS(INDIRECT([.B20]&amp;&quot;!C2:C200&quot;);&quot;=3&quot;;INDIRECT([.B20]&amp;&quot;!F2:F200&quot;);&quot;&lt;&gt;Not Applicable&quot;)" office:value-type="string" office:string-value="" calcext:value-type="error">
            <text:p>#REF!</text:p>
          </table:table-cell>
          <table:table-cell table:style-name="ce18" table:formula="of:=[.C20] / [.D20]" office:value-type="string" office:string-value="" calcext:value-type="error">
            <text:p>#REF!</text:p>
          </table:table-cell>
          <table:table-cell table:style-name="ce6"/>
          <table:table-cell table:style-name="ce12" office:value-type="string" calcext:value-type="string" table:number-columns-spanned="3" table:number-rows-spanned="1">
            <text:p>Level Progress</text:p>
          </table:table-cell>
          <table:covered-table-cell table:number-columns-repeated="2"/>
          <table:table-cell table:style-name="ce6"/>
          <table:table-cell table:number-columns-repeated="3"/>
          <table:table-cell table:style-name="ce6" table:number-columns-repeated="8"/>
          <table:table-cell table:number-columns-repeated="997"/>
        </table:table-row>
        <table:table-row table:style-name="ro1">
          <table:table-cell table:style-name="ce3" office:value-type="string" calcext:value-type="string">
            <text:p>V4</text:p>
          </table:table-cell>
          <table:table-cell table:style-name="ce7" office:value-type="string" calcext:value-type="string">
            <text:p><text:a xlink:href="#Access Control.A1" xlink:type="simple">Access Control</text:a></text:p>
          </table:table-cell>
          <table:table-cell table:style-name="ce10" table:formula="of:=SUM([.E21];[.G21];[.I21])" office:value-type="string" office:string-value="" calcext:value-type="error">
            <text:p>#REF!</text:p>
          </table:table-cell>
          <table:table-cell table:style-name="ce10" table:formula="of:=SUM([.F21];[.H21];[.J21])" office:value-type="string" office:string-value="" calcext:value-type="error">
            <text:p>#REF!</text:p>
          </table:table-cell>
          <table:table-cell table:style-name="ce14" table:formula="of:=COUNTIFS(INDIRECT([.B21]&amp;&quot;!C2:C200&quot;);&quot;=1&quot;;INDIRECT([.B21]&amp;&quot;!F2:F200&quot;);&quot;=Valid&quot;)" office:value-type="string" office:string-value="" calcext:value-type="error">
            <text:p>#REF!</text:p>
          </table:table-cell>
          <table:table-cell table:style-name="ce14" table:formula="of:=COUNTIFS(INDIRECT([.B21]&amp;&quot;!C2:C200&quot;);&quot;=1&quot;;INDIRECT([.B21]&amp;&quot;!F2:F200&quot;);&quot;&lt;&gt;Not Applicable&quot;)" office:value-type="string" office:string-value="" calcext:value-type="error">
            <text:p>#REF!</text:p>
          </table:table-cell>
          <table:table-cell table:style-name="ce15" table:formula="of:=COUNTIFS(INDIRECT([.B21]&amp;&quot;!C2:C200&quot;);&quot;=2&quot;;INDIRECT([.B21]&amp;&quot;!F2:F200&quot;);&quot;=Valid&quot;)" office:value-type="string" office:string-value="" calcext:value-type="error">
            <text:p>#REF!</text:p>
          </table:table-cell>
          <table:table-cell table:style-name="ce15" table:formula="of:=COUNTIFS(INDIRECT([.B21]&amp;&quot;!C2:C200&quot;);&quot;=2&quot;;INDIRECT([.B21]&amp;&quot;!F2:F200&quot;);&quot;&lt;&gt;Not Applicable&quot;)" office:value-type="string" office:string-value="" calcext:value-type="error">
            <text:p>#REF!</text:p>
          </table:table-cell>
          <table:table-cell table:style-name="ce17" table:formula="of:=COUNTIFS(INDIRECT([.B21]&amp;&quot;!C2:C200&quot;);&quot;=3&quot;;INDIRECT([.B21]&amp;&quot;!F2:F200&quot;);&quot;=Valid&quot;)" office:value-type="string" office:string-value="" calcext:value-type="error">
            <text:p>#REF!</text:p>
          </table:table-cell>
          <table:table-cell table:style-name="ce17" table:formula="of:=COUNTIFS(INDIRECT([.B21]&amp;&quot;!C2:C200&quot;);&quot;=3&quot;;INDIRECT([.B21]&amp;&quot;!F2:F200&quot;);&quot;&lt;&gt;Not Applicable&quot;)" office:value-type="string" office:string-value="" calcext:value-type="error">
            <text:p>#REF!</text:p>
          </table:table-cell>
          <table:table-cell table:style-name="ce18" table:formula="of:=[.C21] / [.D21]" office:value-type="string" office:string-value="" calcext:value-type="error">
            <text:p>#REF!</text:p>
          </table:table-cell>
          <table:table-cell/>
          <table:table-cell table:style-name="ce21" office:value-type="string" calcext:value-type="string">
            <text:p>Level 1</text:p>
          </table:table-cell>
          <table:table-cell table:style-name="ce28" table:formula="of:=[.E32]/[.F32]" office:value-type="string" office:string-value="" calcext:value-type="error" table:number-columns-spanned="2" table:number-rows-spanned="1">
            <text:p>#REF!</text:p>
          </table:table-cell>
          <table:covered-table-cell/>
          <table:table-cell table:number-columns-repeated="1009"/>
        </table:table-row>
        <table:table-row table:style-name="ro1">
          <table:table-cell table:style-name="ce3" office:value-type="string" calcext:value-type="string">
            <text:p>V5</text:p>
          </table:table-cell>
          <table:table-cell table:style-name="ce7" office:value-type="string" calcext:value-type="string">
            <text:p><text:a xlink:href="#Validation.A1" xlink:type="simple">Validation</text:a></text:p>
          </table:table-cell>
          <table:table-cell table:style-name="ce10" table:formula="of:=SUM([.E22];[.G22];[.I22])" office:value-type="float" office:value="0" calcext:value-type="float">
            <text:p>0</text:p>
          </table:table-cell>
          <table:table-cell table:style-name="ce10" table:formula="of:=SUM([.F22];[.H22];[.J22])" office:value-type="float" office:value="30" calcext:value-type="float">
            <text:p>30</text:p>
          </table:table-cell>
          <table:table-cell table:style-name="ce14" table:formula="of:=COUNTIFS(INDIRECT([.B22]&amp;&quot;!C2:C200&quot;);&quot;=1&quot;;INDIRECT([.B22]&amp;&quot;!F2:F200&quot;);&quot;=Valid&quot;)" office:value-type="float" office:value="0" calcext:value-type="float">
            <text:p>0</text:p>
          </table:table-cell>
          <table:table-cell table:style-name="ce14" table:formula="of:=COUNTIFS(INDIRECT([.B22]&amp;&quot;!C2:C200&quot;);&quot;=1&quot;;INDIRECT([.B22]&amp;&quot;!F2:F200&quot;);&quot;&lt;&gt;Not Applicable&quot;)" office:value-type="float" office:value="27" calcext:value-type="float">
            <text:p>27</text:p>
          </table:table-cell>
          <table:table-cell table:style-name="ce15" table:formula="of:=COUNTIFS(INDIRECT([.B22]&amp;&quot;!C2:C200&quot;);&quot;=2&quot;;INDIRECT([.B22]&amp;&quot;!F2:F200&quot;);&quot;=Valid&quot;)" office:value-type="float" office:value="0" calcext:value-type="float">
            <text:p>0</text:p>
          </table:table-cell>
          <table:table-cell table:style-name="ce15" table:formula="of:=COUNTIFS(INDIRECT([.B22]&amp;&quot;!C2:C200&quot;);&quot;=2&quot;;INDIRECT([.B22]&amp;&quot;!F2:F200&quot;);&quot;&lt;&gt;Not Applicable&quot;)" office:value-type="float" office:value="3" calcext:value-type="float">
            <text:p>3</text:p>
          </table:table-cell>
          <table:table-cell table:style-name="ce17" table:formula="of:=COUNTIFS(INDIRECT([.B22]&amp;&quot;!C2:C200&quot;);&quot;=3&quot;;INDIRECT([.B22]&amp;&quot;!F2:F200&quot;);&quot;=Valid&quot;)" office:value-type="float" office:value="0" calcext:value-type="float">
            <text:p>0</text:p>
          </table:table-cell>
          <table:table-cell table:style-name="ce17" table:formula="of:=COUNTIFS(INDIRECT([.B22]&amp;&quot;!C2:C200&quot;);&quot;=3&quot;;INDIRECT([.B22]&amp;&quot;!F2:F200&quot;);&quot;&lt;&gt;Not Applicable&quot;)" office:value-type="float" office:value="0" calcext:value-type="float">
            <text:p>0</text:p>
          </table:table-cell>
          <table:table-cell table:style-name="ce18" table:formula="of:=[.C22] / [.D22]" office:value-type="percentage" office:value="0" calcext:value-type="percentage">
            <text:p>0.00%</text:p>
          </table:table-cell>
          <table:table-cell/>
          <table:table-cell table:style-name="ce22" office:value-type="string" calcext:value-type="string">
            <text:p>Level 2</text:p>
          </table:table-cell>
          <table:table-cell table:style-name="ce29" table:formula="of:=[.G32]/[.H32]" office:value-type="string" office:string-value="" calcext:value-type="error" table:number-columns-spanned="2" table:number-rows-spanned="1">
            <text:p>#REF!</text:p>
          </table:table-cell>
          <table:covered-table-cell/>
          <table:table-cell table:number-columns-repeated="1009"/>
        </table:table-row>
        <table:table-row table:style-name="ro1">
          <table:table-cell table:style-name="ce3" office:value-type="string" calcext:value-type="string">
            <text:p>V6</text:p>
          </table:table-cell>
          <table:table-cell table:style-name="ce7" office:value-type="string" calcext:value-type="string">
            <text:p><text:a xlink:href="#Cryptography.A1" xlink:type="simple">Cryptography</text:a></text:p>
          </table:table-cell>
          <table:table-cell table:style-name="ce10" table:formula="of:=SUM([.E23];[.G23];[.I23])" office:value-type="float" office:value="0" calcext:value-type="float">
            <text:p>0</text:p>
          </table:table-cell>
          <table:table-cell table:style-name="ce10" table:formula="of:=SUM([.F23];[.H23];[.J23])" office:value-type="float" office:value="16" calcext:value-type="float">
            <text:p>16</text:p>
          </table:table-cell>
          <table:table-cell table:style-name="ce14" table:formula="of:=COUNTIFS(INDIRECT([.B23]&amp;&quot;!C2:C200&quot;);&quot;=1&quot;;INDIRECT([.B23]&amp;&quot;!F2:F200&quot;);&quot;=Valid&quot;)" office:value-type="float" office:value="0" calcext:value-type="float">
            <text:p>0</text:p>
          </table:table-cell>
          <table:table-cell table:style-name="ce14" table:formula="of:=COUNTIFS(INDIRECT([.B23]&amp;&quot;!C2:C200&quot;);&quot;=1&quot;;INDIRECT([.B23]&amp;&quot;!F2:F200&quot;);&quot;&lt;&gt;Not Applicable&quot;)" office:value-type="float" office:value="1" calcext:value-type="float">
            <text:p>1</text:p>
          </table:table-cell>
          <table:table-cell table:style-name="ce15" table:formula="of:=COUNTIFS(INDIRECT([.B23]&amp;&quot;!C2:C200&quot;);&quot;=2&quot;;INDIRECT([.B23]&amp;&quot;!F2:F200&quot;);&quot;=Valid&quot;)" office:value-type="float" office:value="0" calcext:value-type="float">
            <text:p>0</text:p>
          </table:table-cell>
          <table:table-cell table:style-name="ce15" table:formula="of:=COUNTIFS(INDIRECT([.B23]&amp;&quot;!C2:C200&quot;);&quot;=2&quot;;INDIRECT([.B23]&amp;&quot;!F2:F200&quot;);&quot;&lt;&gt;Not Applicable&quot;)" office:value-type="float" office:value="12" calcext:value-type="float">
            <text:p>12</text:p>
          </table:table-cell>
          <table:table-cell table:style-name="ce17" table:formula="of:=COUNTIFS(INDIRECT([.B23]&amp;&quot;!C2:C200&quot;);&quot;=3&quot;;INDIRECT([.B23]&amp;&quot;!F2:F200&quot;);&quot;=Valid&quot;)" office:value-type="float" office:value="0" calcext:value-type="float">
            <text:p>0</text:p>
          </table:table-cell>
          <table:table-cell table:style-name="ce17" table:formula="of:=COUNTIFS(INDIRECT([.B23]&amp;&quot;!C2:C200&quot;);&quot;=3&quot;;INDIRECT([.B23]&amp;&quot;!F2:F200&quot;);&quot;&lt;&gt;Not Applicable&quot;)" office:value-type="float" office:value="3" calcext:value-type="float">
            <text:p>3</text:p>
          </table:table-cell>
          <table:table-cell table:style-name="ce18" table:formula="of:=[.C23] / [.D23]" office:value-type="percentage" office:value="0" calcext:value-type="percentage">
            <text:p>0.00%</text:p>
          </table:table-cell>
          <table:table-cell/>
          <table:table-cell table:style-name="ce23" office:value-type="string" calcext:value-type="string">
            <text:p>Level 3</text:p>
          </table:table-cell>
          <table:table-cell table:style-name="ce30" table:formula="of:=[.I32]/[.J32]" office:value-type="string" office:string-value="" calcext:value-type="error" table:number-columns-spanned="2" table:number-rows-spanned="1">
            <text:p>#REF!</text:p>
          </table:table-cell>
          <table:covered-table-cell/>
          <table:table-cell table:number-columns-repeated="1009"/>
        </table:table-row>
        <table:table-row table:style-name="ro1">
          <table:table-cell table:style-name="ce3" office:value-type="string" calcext:value-type="string">
            <text:p>V7</text:p>
          </table:table-cell>
          <table:table-cell table:style-name="ce7" office:value-type="string" calcext:value-type="string">
            <text:p><text:a xlink:href="#Error Handling.A1" xlink:type="simple">Error Handling</text:a></text:p>
          </table:table-cell>
          <table:table-cell table:style-name="ce10" table:formula="of:=SUM([.E24];[.G24];[.I24])" office:value-type="string" office:string-value="" calcext:value-type="error">
            <text:p>#REF!</text:p>
          </table:table-cell>
          <table:table-cell table:style-name="ce10" table:formula="of:=SUM([.F24];[.H24];[.J24])" office:value-type="string" office:string-value="" calcext:value-type="error">
            <text:p>#REF!</text:p>
          </table:table-cell>
          <table:table-cell table:style-name="ce14" table:formula="of:=COUNTIFS(INDIRECT([.B24]&amp;&quot;!C2:C200&quot;);&quot;=1&quot;;INDIRECT([.B24]&amp;&quot;!F2:F200&quot;);&quot;=Valid&quot;)" office:value-type="string" office:string-value="" calcext:value-type="error">
            <text:p>#REF!</text:p>
          </table:table-cell>
          <table:table-cell table:style-name="ce14" table:formula="of:=COUNTIFS(INDIRECT([.B24]&amp;&quot;!C2:C200&quot;);&quot;=1&quot;;INDIRECT([.B24]&amp;&quot;!F2:F200&quot;);&quot;&lt;&gt;Not Applicable&quot;)" office:value-type="string" office:string-value="" calcext:value-type="error">
            <text:p>#REF!</text:p>
          </table:table-cell>
          <table:table-cell table:style-name="ce15" table:formula="of:=COUNTIFS(INDIRECT([.B24]&amp;&quot;!C2:C200&quot;);&quot;=2&quot;;INDIRECT([.B24]&amp;&quot;!F2:F200&quot;);&quot;=Valid&quot;)" office:value-type="string" office:string-value="" calcext:value-type="error">
            <text:p>#REF!</text:p>
          </table:table-cell>
          <table:table-cell table:style-name="ce15" table:formula="of:=COUNTIFS(INDIRECT([.B24]&amp;&quot;!C2:C200&quot;);&quot;=2&quot;;INDIRECT([.B24]&amp;&quot;!F2:F200&quot;);&quot;&lt;&gt;Not Applicable&quot;)" office:value-type="string" office:string-value="" calcext:value-type="error">
            <text:p>#REF!</text:p>
          </table:table-cell>
          <table:table-cell table:style-name="ce17" table:formula="of:=COUNTIFS(INDIRECT([.B24]&amp;&quot;!C2:C200&quot;);&quot;=3&quot;;INDIRECT([.B24]&amp;&quot;!F2:F200&quot;);&quot;=Valid&quot;)" office:value-type="string" office:string-value="" calcext:value-type="error">
            <text:p>#REF!</text:p>
          </table:table-cell>
          <table:table-cell table:style-name="ce17" table:formula="of:=COUNTIFS(INDIRECT([.B24]&amp;&quot;!C2:C200&quot;);&quot;=3&quot;;INDIRECT([.B24]&amp;&quot;!F2:F200&quot;);&quot;&lt;&gt;Not Applicable&quot;)" office:value-type="string" office:string-value="" calcext:value-type="error">
            <text:p>#REF!</text:p>
          </table:table-cell>
          <table:table-cell table:style-name="ce18" table:formula="of:=[.C24] / [.D24]" office:value-type="string" office:string-value="" calcext:value-type="error">
            <text:p>#REF!</text:p>
          </table:table-cell>
          <table:table-cell table:number-columns-repeated="1013"/>
        </table:table-row>
        <table:table-row table:style-name="ro1">
          <table:table-cell table:style-name="ce3" office:value-type="string" calcext:value-type="string">
            <text:p>V8</text:p>
          </table:table-cell>
          <table:table-cell table:style-name="ce7" office:value-type="string" calcext:value-type="string">
            <text:p><text:a xlink:href="#Data Protection.A1" xlink:type="simple">Data Protection</text:a></text:p>
          </table:table-cell>
          <table:table-cell table:style-name="ce10" table:formula="of:=SUM([.E25];[.G25];[.I25])" office:value-type="string" office:string-value="" calcext:value-type="error">
            <text:p>#REF!</text:p>
          </table:table-cell>
          <table:table-cell table:style-name="ce10" table:formula="of:=SUM([.F25];[.H25];[.J25])" office:value-type="string" office:string-value="" calcext:value-type="error">
            <text:p>#REF!</text:p>
          </table:table-cell>
          <table:table-cell table:style-name="ce14" table:formula="of:=COUNTIFS(INDIRECT([.B25]&amp;&quot;!C2:C200&quot;);&quot;=1&quot;;INDIRECT([.B25]&amp;&quot;!F2:F200&quot;);&quot;=Valid&quot;)" office:value-type="string" office:string-value="" calcext:value-type="error">
            <text:p>#REF!</text:p>
          </table:table-cell>
          <table:table-cell table:style-name="ce14" table:formula="of:=COUNTIFS(INDIRECT([.B25]&amp;&quot;!C2:C200&quot;);&quot;=1&quot;;INDIRECT([.B25]&amp;&quot;!F2:F200&quot;);&quot;&lt;&gt;Not Applicable&quot;)" office:value-type="string" office:string-value="" calcext:value-type="error">
            <text:p>#REF!</text:p>
          </table:table-cell>
          <table:table-cell table:style-name="ce15" table:formula="of:=COUNTIFS(INDIRECT([.B25]&amp;&quot;!C2:C200&quot;);&quot;=2&quot;;INDIRECT([.B25]&amp;&quot;!F2:F200&quot;);&quot;=Valid&quot;)" office:value-type="string" office:string-value="" calcext:value-type="error">
            <text:p>#REF!</text:p>
          </table:table-cell>
          <table:table-cell table:style-name="ce15" table:formula="of:=COUNTIFS(INDIRECT([.B25]&amp;&quot;!C2:C200&quot;);&quot;=2&quot;;INDIRECT([.B25]&amp;&quot;!F2:F200&quot;);&quot;&lt;&gt;Not Applicable&quot;)" office:value-type="string" office:string-value="" calcext:value-type="error">
            <text:p>#REF!</text:p>
          </table:table-cell>
          <table:table-cell table:style-name="ce17" table:formula="of:=COUNTIFS(INDIRECT([.B25]&amp;&quot;!C2:C200&quot;);&quot;=3&quot;;INDIRECT([.B25]&amp;&quot;!F2:F200&quot;);&quot;=Valid&quot;)" office:value-type="string" office:string-value="" calcext:value-type="error">
            <text:p>#REF!</text:p>
          </table:table-cell>
          <table:table-cell table:style-name="ce17" table:formula="of:=COUNTIFS(INDIRECT([.B25]&amp;&quot;!C2:C200&quot;);&quot;=3&quot;;INDIRECT([.B25]&amp;&quot;!F2:F200&quot;);&quot;&lt;&gt;Not Applicable&quot;)" office:value-type="string" office:string-value="" calcext:value-type="error">
            <text:p>#REF!</text:p>
          </table:table-cell>
          <table:table-cell table:style-name="ce18" table:formula="of:=[.C25] / [.D25]" office:value-type="string" office:string-value="" calcext:value-type="error">
            <text:p>#REF!</text:p>
          </table:table-cell>
          <table:table-cell/>
          <table:table-cell table:style-name="ce12" office:value-type="string" calcext:value-type="string" table:number-columns-spanned="3" table:number-rows-spanned="1">
            <text:p>References</text:p>
          </table:table-cell>
          <table:covered-table-cell table:number-columns-repeated="2"/>
          <table:table-cell table:number-columns-repeated="1009"/>
        </table:table-row>
        <table:table-row table:style-name="ro1">
          <table:table-cell table:style-name="ce3" office:value-type="string" calcext:value-type="string">
            <text:p>V9</text:p>
          </table:table-cell>
          <table:table-cell table:style-name="ce7" office:value-type="string" calcext:value-type="string">
            <text:p><text:a xlink:href="#Communications.A1" xlink:type="simple">Communications</text:a></text:p>
          </table:table-cell>
          <table:table-cell table:style-name="ce10" table:formula="of:=SUM([.E26];[.G26];[.I26])" office:value-type="float" office:value="0" calcext:value-type="float">
            <text:p>0</text:p>
          </table:table-cell>
          <table:table-cell table:style-name="ce10" table:formula="of:=SUM([.F26];[.H26];[.J26])" office:value-type="float" office:value="8" calcext:value-type="float">
            <text:p>8</text:p>
          </table:table-cell>
          <table:table-cell table:style-name="ce14" table:formula="of:=COUNTIFS(INDIRECT([.B26]&amp;&quot;!C2:C200&quot;);&quot;=1&quot;;INDIRECT([.B26]&amp;&quot;!F2:F200&quot;);&quot;=Valid&quot;)" office:value-type="float" office:value="0" calcext:value-type="float">
            <text:p>0</text:p>
          </table:table-cell>
          <table:table-cell table:style-name="ce14" table:formula="of:=COUNTIFS(INDIRECT([.B26]&amp;&quot;!C2:C200&quot;);&quot;=1&quot;;INDIRECT([.B26]&amp;&quot;!F2:F200&quot;);&quot;&lt;&gt;Not Applicable&quot;)" office:value-type="float" office:value="3" calcext:value-type="float">
            <text:p>3</text:p>
          </table:table-cell>
          <table:table-cell table:style-name="ce15" table:formula="of:=COUNTIFS(INDIRECT([.B26]&amp;&quot;!C2:C200&quot;);&quot;=2&quot;;INDIRECT([.B26]&amp;&quot;!F2:F200&quot;);&quot;=Valid&quot;)" office:value-type="float" office:value="0" calcext:value-type="float">
            <text:p>0</text:p>
          </table:table-cell>
          <table:table-cell table:style-name="ce15" table:formula="of:=COUNTIFS(INDIRECT([.B26]&amp;&quot;!C2:C200&quot;);&quot;=2&quot;;INDIRECT([.B26]&amp;&quot;!F2:F200&quot;);&quot;&lt;&gt;Not Applicable&quot;)" office:value-type="float" office:value="4" calcext:value-type="float">
            <text:p>4</text:p>
          </table:table-cell>
          <table:table-cell table:style-name="ce17" table:formula="of:=COUNTIFS(INDIRECT([.B26]&amp;&quot;!C2:C200&quot;);&quot;=3&quot;;INDIRECT([.B26]&amp;&quot;!F2:F200&quot;);&quot;=Valid&quot;)" office:value-type="float" office:value="0" calcext:value-type="float">
            <text:p>0</text:p>
          </table:table-cell>
          <table:table-cell table:style-name="ce17" table:formula="of:=COUNTIFS(INDIRECT([.B26]&amp;&quot;!C2:C200&quot;);&quot;=3&quot;;INDIRECT([.B26]&amp;&quot;!F2:F200&quot;);&quot;&lt;&gt;Not Applicable&quot;)" office:value-type="float" office:value="1" calcext:value-type="float">
            <text:p>1</text:p>
          </table:table-cell>
          <table:table-cell table:style-name="ce18" table:formula="of:=[.C26] / [.D26]" office:value-type="percentage" office:value="0" calcext:value-type="percentage">
            <text:p>0.00%</text:p>
          </table:table-cell>
          <table:table-cell/>
          <table:table-cell table:style-name="ce24" table:formula="of:=HYPERLINK(&quot;https://www.owasp.org/index.php/Category:OWASP_Application_Security_Verification_Standard_Project&quot;;&quot;OWASP ASVS Wiki Page&quot;)" office:value-type="string" office:string-value="OWASP ASVS Wiki Page" calcext:value-type="string" table:number-columns-spanned="3" table:number-rows-spanned="1">
            <text:p>OWASP ASVS Wiki Page</text:p>
          </table:table-cell>
          <table:covered-table-cell table:number-columns-repeated="2"/>
          <table:table-cell table:number-columns-repeated="1009"/>
        </table:table-row>
        <table:table-row table:style-name="ro1">
          <table:table-cell table:style-name="ce3" office:value-type="string" calcext:value-type="string">
            <text:p>V10</text:p>
          </table:table-cell>
          <table:table-cell table:style-name="ce7" office:value-type="string" calcext:value-type="string">
            <text:p><text:a xlink:href="#Malicious Code.A1" xlink:type="simple">Malicious Code</text:a></text:p>
          </table:table-cell>
          <table:table-cell table:style-name="ce10" table:formula="of:=SUM([.E27];[.G27];[.I27])" office:value-type="string" office:string-value="" calcext:value-type="error">
            <text:p>#REF!</text:p>
          </table:table-cell>
          <table:table-cell table:style-name="ce10" table:formula="of:=SUM([.F27];[.H27];[.J27])" office:value-type="string" office:string-value="" calcext:value-type="error">
            <text:p>#REF!</text:p>
          </table:table-cell>
          <table:table-cell table:style-name="ce14" table:formula="of:=COUNTIFS(INDIRECT([.B27]&amp;&quot;!C2:C200&quot;);&quot;=1&quot;;INDIRECT([.B27]&amp;&quot;!F2:F200&quot;);&quot;=Valid&quot;)" office:value-type="string" office:string-value="" calcext:value-type="error">
            <text:p>#REF!</text:p>
          </table:table-cell>
          <table:table-cell table:style-name="ce14" table:formula="of:=COUNTIFS(INDIRECT([.B27]&amp;&quot;!C2:C200&quot;);&quot;=1&quot;;INDIRECT([.B27]&amp;&quot;!F2:F200&quot;);&quot;&lt;&gt;Not Applicable&quot;)" office:value-type="string" office:string-value="" calcext:value-type="error">
            <text:p>#REF!</text:p>
          </table:table-cell>
          <table:table-cell table:style-name="ce15" table:formula="of:=COUNTIFS(INDIRECT([.B27]&amp;&quot;!C2:C200&quot;);&quot;=2&quot;;INDIRECT([.B27]&amp;&quot;!F2:F200&quot;);&quot;=Valid&quot;)" office:value-type="string" office:string-value="" calcext:value-type="error">
            <text:p>#REF!</text:p>
          </table:table-cell>
          <table:table-cell table:style-name="ce15" table:formula="of:=COUNTIFS(INDIRECT([.B27]&amp;&quot;!C2:C200&quot;);&quot;=2&quot;;INDIRECT([.B27]&amp;&quot;!F2:F200&quot;);&quot;&lt;&gt;Not Applicable&quot;)" office:value-type="string" office:string-value="" calcext:value-type="error">
            <text:p>#REF!</text:p>
          </table:table-cell>
          <table:table-cell table:style-name="ce17" table:formula="of:=COUNTIFS(INDIRECT([.B27]&amp;&quot;!C2:C200&quot;);&quot;=3&quot;;INDIRECT([.B27]&amp;&quot;!F2:F200&quot;);&quot;=Valid&quot;)" office:value-type="string" office:string-value="" calcext:value-type="error">
            <text:p>#REF!</text:p>
          </table:table-cell>
          <table:table-cell table:style-name="ce17" table:formula="of:=COUNTIFS(INDIRECT([.B27]&amp;&quot;!C2:C200&quot;);&quot;=3&quot;;INDIRECT([.B27]&amp;&quot;!F2:F200&quot;);&quot;&lt;&gt;Not Applicable&quot;)" office:value-type="string" office:string-value="" calcext:value-type="error">
            <text:p>#REF!</text:p>
          </table:table-cell>
          <table:table-cell table:style-name="ce18" table:formula="of:=[.C27] / [.D27]" office:value-type="string" office:string-value="" calcext:value-type="error">
            <text:p>#REF!</text:p>
          </table:table-cell>
          <table:table-cell/>
          <table:table-cell table:style-name="ce25" table:formula="of:=HYPERLINK(&quot;https://www.owasp.org/index.php/OWASP_Testing_Project&quot;;&quot;OWASP Testing Guide&quot;)" office:value-type="string" office:string-value="OWASP Testing Guide" calcext:value-type="string" table:number-columns-spanned="3" table:number-rows-spanned="1">
            <text:p>OWASP Testing Guide</text:p>
          </table:table-cell>
          <table:covered-table-cell table:number-columns-repeated="2"/>
          <table:table-cell table:number-columns-repeated="1009"/>
        </table:table-row>
        <table:table-row table:style-name="ro1">
          <table:table-cell table:style-name="ce3" office:value-type="string" calcext:value-type="string">
            <text:p>V11</text:p>
          </table:table-cell>
          <table:table-cell table:style-name="ce7" office:value-type="string" calcext:value-type="string">
            <text:p><text:a xlink:href="#Business Logic.A1" xlink:type="simple">Business Logic</text:a></text:p>
          </table:table-cell>
          <table:table-cell table:style-name="ce10" table:formula="of:=SUM([.E28];[.G28];[.I28])" office:value-type="string" office:string-value="" calcext:value-type="error">
            <text:p>#REF!</text:p>
          </table:table-cell>
          <table:table-cell table:style-name="ce10" table:formula="of:=SUM([.F28];[.H28];[.J28])" office:value-type="string" office:string-value="" calcext:value-type="error">
            <text:p>#REF!</text:p>
          </table:table-cell>
          <table:table-cell table:style-name="ce14" table:formula="of:=COUNTIFS(INDIRECT([.B28]&amp;&quot;!C2:C200&quot;);&quot;=1&quot;;INDIRECT([.B28]&amp;&quot;!F2:F200&quot;);&quot;=Valid&quot;)" office:value-type="string" office:string-value="" calcext:value-type="error">
            <text:p>#REF!</text:p>
          </table:table-cell>
          <table:table-cell table:style-name="ce14" table:formula="of:=COUNTIFS(INDIRECT([.B28]&amp;&quot;!C2:C200&quot;);&quot;=1&quot;;INDIRECT([.B28]&amp;&quot;!F2:F200&quot;);&quot;&lt;&gt;Not Applicable&quot;)" office:value-type="string" office:string-value="" calcext:value-type="error">
            <text:p>#REF!</text:p>
          </table:table-cell>
          <table:table-cell table:style-name="ce15" table:formula="of:=COUNTIFS(INDIRECT([.B28]&amp;&quot;!C2:C200&quot;);&quot;=2&quot;;INDIRECT([.B28]&amp;&quot;!F2:F200&quot;);&quot;=Valid&quot;)" office:value-type="string" office:string-value="" calcext:value-type="error">
            <text:p>#REF!</text:p>
          </table:table-cell>
          <table:table-cell table:style-name="ce15" table:formula="of:=COUNTIFS(INDIRECT([.B28]&amp;&quot;!C2:C200&quot;);&quot;=2&quot;;INDIRECT([.B28]&amp;&quot;!F2:F200&quot;);&quot;&lt;&gt;Not Applicable&quot;)" office:value-type="string" office:string-value="" calcext:value-type="error">
            <text:p>#REF!</text:p>
          </table:table-cell>
          <table:table-cell table:style-name="ce17" table:formula="of:=COUNTIFS(INDIRECT([.B28]&amp;&quot;!C2:C200&quot;);&quot;=3&quot;;INDIRECT([.B28]&amp;&quot;!F2:F200&quot;);&quot;=Valid&quot;)" office:value-type="string" office:string-value="" calcext:value-type="error">
            <text:p>#REF!</text:p>
          </table:table-cell>
          <table:table-cell table:style-name="ce17" table:formula="of:=COUNTIFS(INDIRECT([.B28]&amp;&quot;!C2:C200&quot;);&quot;=3&quot;;INDIRECT([.B28]&amp;&quot;!F2:F200&quot;);&quot;&lt;&gt;Not Applicable&quot;)" office:value-type="string" office:string-value="" calcext:value-type="error">
            <text:p>#REF!</text:p>
          </table:table-cell>
          <table:table-cell table:style-name="ce18" table:formula="of:=[.C28] / [.D28]" office:value-type="string" office:string-value="" calcext:value-type="error">
            <text:p>#REF!</text:p>
          </table:table-cell>
          <table:table-cell/>
          <table:table-cell table:style-name="ce25" table:formula="of:=HYPERLINK(&quot;https://github.com/OWASP/CheatSheetSeries&quot;;&quot;OWASP Cheat Sheet Series&quot;)" office:value-type="string" office:string-value="OWASP Cheat Sheet Series" calcext:value-type="string" table:number-columns-spanned="3" table:number-rows-spanned="1">
            <text:p>OWASP Cheat Sheet Series</text:p>
          </table:table-cell>
          <table:covered-table-cell table:number-columns-repeated="2"/>
          <table:table-cell table:number-columns-repeated="1009"/>
        </table:table-row>
        <table:table-row table:style-name="ro1">
          <table:table-cell table:style-name="ce3" office:value-type="string" calcext:value-type="string">
            <text:p>V12</text:p>
          </table:table-cell>
          <table:table-cell table:style-name="ce7" office:value-type="string" calcext:value-type="string">
            <text:p><text:a xlink:href="#Files and Resources.A1" xlink:type="simple">Files and Resources</text:a></text:p>
          </table:table-cell>
          <table:table-cell table:style-name="ce10" table:formula="of:=SUM([.E29];[.G29];[.I29])" office:value-type="string" office:string-value="" calcext:value-type="error">
            <text:p>#REF!</text:p>
          </table:table-cell>
          <table:table-cell table:style-name="ce10" table:formula="of:=SUM([.F29];[.H29];[.J29])" office:value-type="string" office:string-value="" calcext:value-type="error">
            <text:p>#REF!</text:p>
          </table:table-cell>
          <table:table-cell table:style-name="ce14" table:formula="of:=COUNTIFS(INDIRECT([.B29]&amp;&quot;!C2:C200&quot;);&quot;=1&quot;;INDIRECT([.B29]&amp;&quot;!F2:F200&quot;);&quot;=Valid&quot;)" office:value-type="string" office:string-value="" calcext:value-type="error">
            <text:p>#REF!</text:p>
          </table:table-cell>
          <table:table-cell table:style-name="ce14" table:formula="of:=COUNTIFS(INDIRECT([.B29]&amp;&quot;!C2:C200&quot;);&quot;=1&quot;;INDIRECT([.B29]&amp;&quot;!F2:F200&quot;);&quot;&lt;&gt;Not Applicable&quot;)" office:value-type="string" office:string-value="" calcext:value-type="error">
            <text:p>#REF!</text:p>
          </table:table-cell>
          <table:table-cell table:style-name="ce15" table:formula="of:=COUNTIFS(INDIRECT([.B29]&amp;&quot;!C2:C200&quot;);&quot;=2&quot;;INDIRECT([.B29]&amp;&quot;!F2:F200&quot;);&quot;=Valid&quot;)" office:value-type="string" office:string-value="" calcext:value-type="error">
            <text:p>#REF!</text:p>
          </table:table-cell>
          <table:table-cell table:style-name="ce15" table:formula="of:=COUNTIFS(INDIRECT([.B29]&amp;&quot;!C2:C200&quot;);&quot;=2&quot;;INDIRECT([.B29]&amp;&quot;!F2:F200&quot;);&quot;&lt;&gt;Not Applicable&quot;)" office:value-type="string" office:string-value="" calcext:value-type="error">
            <text:p>#REF!</text:p>
          </table:table-cell>
          <table:table-cell table:style-name="ce17" table:formula="of:=COUNTIFS(INDIRECT([.B29]&amp;&quot;!C2:C200&quot;);&quot;=3&quot;;INDIRECT([.B29]&amp;&quot;!F2:F200&quot;);&quot;=Valid&quot;)" office:value-type="string" office:string-value="" calcext:value-type="error">
            <text:p>#REF!</text:p>
          </table:table-cell>
          <table:table-cell table:style-name="ce17" table:formula="of:=COUNTIFS(INDIRECT([.B29]&amp;&quot;!C2:C200&quot;);&quot;=3&quot;;INDIRECT([.B29]&amp;&quot;!F2:F200&quot;);&quot;&lt;&gt;Not Applicable&quot;)" office:value-type="string" office:string-value="" calcext:value-type="error">
            <text:p>#REF!</text:p>
          </table:table-cell>
          <table:table-cell table:style-name="ce18" table:formula="of:=[.C29] / [.D29]" office:value-type="string" office:string-value="" calcext:value-type="error">
            <text:p>#REF!</text:p>
          </table:table-cell>
          <table:table-cell/>
          <table:table-cell table:style-name="ce25" table:formula="of:=HYPERLINK(&quot;https://github.com/nicoSWD/owasp-asvs-4-checklist&quot;;&quot;GitHub Repo with Latest Version of this Document&quot;)" office:value-type="string" office:string-value="GitHub Repo with Latest Version of this Document" calcext:value-type="string" table:number-columns-spanned="3" table:number-rows-spanned="1">
            <text:p>GitHub Repo with Latest Version of this Document</text:p>
          </table:table-cell>
          <table:covered-table-cell table:number-columns-repeated="2"/>
          <table:table-cell table:number-columns-repeated="1009"/>
        </table:table-row>
        <table:table-row table:style-name="ro1">
          <table:table-cell table:style-name="ce3" office:value-type="string" calcext:value-type="string">
            <text:p>V13</text:p>
          </table:table-cell>
          <table:table-cell table:style-name="ce7" office:value-type="string" calcext:value-type="string">
            <text:p><text:a xlink:href="#API.A1" xlink:type="simple">API</text:a></text:p>
          </table:table-cell>
          <table:table-cell table:style-name="ce10" table:formula="of:=SUM([.E30];[.G30];[.I30])" office:value-type="float" office:value="0" calcext:value-type="float">
            <text:p>0</text:p>
          </table:table-cell>
          <table:table-cell table:style-name="ce10" table:formula="of:=SUM([.F30];[.H30];[.J30])" office:value-type="float" office:value="15" calcext:value-type="float">
            <text:p>15</text:p>
          </table:table-cell>
          <table:table-cell table:style-name="ce14" table:formula="of:=COUNTIFS(INDIRECT([.B30]&amp;&quot;!C2:C200&quot;);&quot;=1&quot;;INDIRECT([.B30]&amp;&quot;!F2:F200&quot;);&quot;=Valid&quot;)" office:value-type="float" office:value="0" calcext:value-type="float">
            <text:p>0</text:p>
          </table:table-cell>
          <table:table-cell table:style-name="ce14" table:formula="of:=COUNTIFS(INDIRECT([.B30]&amp;&quot;!C2:C200&quot;);&quot;=1&quot;;INDIRECT([.B30]&amp;&quot;!F2:F200&quot;);&quot;&lt;&gt;Not Applicable&quot;)" office:value-type="float" office:value="7" calcext:value-type="float">
            <text:p>7</text:p>
          </table:table-cell>
          <table:table-cell table:style-name="ce15" table:formula="of:=COUNTIFS(INDIRECT([.B30]&amp;&quot;!C2:C200&quot;);&quot;=2&quot;;INDIRECT([.B30]&amp;&quot;!F2:F200&quot;);&quot;=Valid&quot;)" office:value-type="float" office:value="0" calcext:value-type="float">
            <text:p>0</text:p>
          </table:table-cell>
          <table:table-cell table:style-name="ce15" table:formula="of:=COUNTIFS(INDIRECT([.B30]&amp;&quot;!C2:C200&quot;);&quot;=2&quot;;INDIRECT([.B30]&amp;&quot;!F2:F200&quot;);&quot;&lt;&gt;Not Applicable&quot;)" office:value-type="float" office:value="8" calcext:value-type="float">
            <text:p>8</text:p>
          </table:table-cell>
          <table:table-cell table:style-name="ce17" table:formula="of:=COUNTIFS(INDIRECT([.B30]&amp;&quot;!C2:C200&quot;);&quot;=3&quot;;INDIRECT([.B30]&amp;&quot;!F2:F200&quot;);&quot;=Valid&quot;)" office:value-type="float" office:value="0" calcext:value-type="float">
            <text:p>0</text:p>
          </table:table-cell>
          <table:table-cell table:style-name="ce17" table:formula="of:=COUNTIFS(INDIRECT([.B30]&amp;&quot;!C2:C200&quot;);&quot;=3&quot;;INDIRECT([.B30]&amp;&quot;!F2:F200&quot;);&quot;&lt;&gt;Not Applicable&quot;)" office:value-type="float" office:value="0" calcext:value-type="float">
            <text:p>0</text:p>
          </table:table-cell>
          <table:table-cell table:style-name="ce18" table:formula="of:=[.C30] / [.D30]" office:value-type="percentage" office:value="0" calcext:value-type="percentage">
            <text:p>0.00%</text:p>
          </table:table-cell>
          <table:table-cell table:number-columns-repeated="1013"/>
        </table:table-row>
        <table:table-row table:style-name="ro1">
          <table:table-cell table:style-name="ce3" office:value-type="string" calcext:value-type="string">
            <text:p>V14</text:p>
          </table:table-cell>
          <table:table-cell table:style-name="ce7" office:value-type="string" calcext:value-type="string">
            <text:p><text:a xlink:href="#Configuration.A1" xlink:type="simple">Configuration</text:a></text:p>
          </table:table-cell>
          <table:table-cell table:style-name="ce10" table:formula="of:=SUM([.E31];[.G31];[.I31])" office:value-type="float" office:value="0" calcext:value-type="float">
            <text:p>0</text:p>
          </table:table-cell>
          <table:table-cell table:style-name="ce10" table:formula="of:=SUM([.F31];[.H31];[.J31])" office:value-type="float" office:value="25" calcext:value-type="float">
            <text:p>25</text:p>
          </table:table-cell>
          <table:table-cell table:style-name="ce14" table:formula="of:=COUNTIFS(INDIRECT([.B31]&amp;&quot;!C2:C200&quot;);&quot;=1&quot;;INDIRECT([.B31]&amp;&quot;!F2:F200&quot;);&quot;=Valid&quot;)" office:value-type="float" office:value="0" calcext:value-type="float">
            <text:p>0</text:p>
          </table:table-cell>
          <table:table-cell table:style-name="ce14" table:formula="of:=COUNTIFS(INDIRECT([.B31]&amp;&quot;!C2:C200&quot;);&quot;=1&quot;;INDIRECT([.B31]&amp;&quot;!F2:F200&quot;);&quot;&lt;&gt;Not Applicable&quot;)" office:value-type="float" office:value="16" calcext:value-type="float">
            <text:p>16</text:p>
          </table:table-cell>
          <table:table-cell table:style-name="ce15" table:formula="of:=COUNTIFS(INDIRECT([.B31]&amp;&quot;!C2:C200&quot;);&quot;=2&quot;;INDIRECT([.B31]&amp;&quot;!F2:F200&quot;);&quot;=Valid&quot;)" office:value-type="float" office:value="0" calcext:value-type="float">
            <text:p>0</text:p>
          </table:table-cell>
          <table:table-cell table:style-name="ce15" table:formula="of:=COUNTIFS(INDIRECT([.B31]&amp;&quot;!C2:C200&quot;);&quot;=2&quot;;INDIRECT([.B31]&amp;&quot;!F2:F200&quot;);&quot;&lt;&gt;Not Applicable&quot;)" office:value-type="float" office:value="8" calcext:value-type="float">
            <text:p>8</text:p>
          </table:table-cell>
          <table:table-cell table:style-name="ce17" table:formula="of:=COUNTIFS(INDIRECT([.B31]&amp;&quot;!C2:C200&quot;);&quot;=3&quot;;INDIRECT([.B31]&amp;&quot;!F2:F200&quot;);&quot;=Valid&quot;)" office:value-type="float" office:value="0" calcext:value-type="float">
            <text:p>0</text:p>
          </table:table-cell>
          <table:table-cell table:style-name="ce17" table:formula="of:=COUNTIFS(INDIRECT([.B31]&amp;&quot;!C2:C200&quot;);&quot;=3&quot;;INDIRECT([.B31]&amp;&quot;!F2:F200&quot;);&quot;&lt;&gt;Not Applicable&quot;)" office:value-type="float" office:value="1" calcext:value-type="float">
            <text:p>1</text:p>
          </table:table-cell>
          <table:table-cell table:style-name="ce18" table:formula="of:=[.C31] / [.D31]" office:value-type="percentage" office:value="0" calcext:value-type="percentage">
            <text:p>0.00%</text:p>
          </table:table-cell>
          <table:table-cell table:number-columns-repeated="1013"/>
        </table:table-row>
        <table:table-row table:style-name="ro1">
          <table:table-cell table:style-name="ce4" table:number-columns-repeated="2"/>
          <table:table-cell table:style-name="ce11" table:formula="of:=SUM([.C18:.C31])" office:value-type="string" office:string-value="" calcext:value-type="error">
            <text:p>#REF!</text:p>
          </table:table-cell>
          <table:table-cell table:style-name="ce11" table:formula="of:=SUM([.D18:.D31])" office:value-type="string" office:string-value="" calcext:value-type="error">
            <text:p>#REF!</text:p>
          </table:table-cell>
          <table:table-cell table:style-name="ce11" table:formula="of:=SUM([.E18:.E31])" office:value-type="string" office:string-value="" calcext:value-type="error">
            <text:p>#REF!</text:p>
          </table:table-cell>
          <table:table-cell table:style-name="ce11" table:formula="of:=SUM([.F18:.F31])" office:value-type="string" office:string-value="" calcext:value-type="error">
            <text:p>#REF!</text:p>
          </table:table-cell>
          <table:table-cell table:style-name="ce11" table:formula="of:=SUM([.G18:.G31])" office:value-type="string" office:string-value="" calcext:value-type="error">
            <text:p>#REF!</text:p>
          </table:table-cell>
          <table:table-cell table:style-name="ce11" table:formula="of:=SUM([.H18:.H31])" office:value-type="string" office:string-value="" calcext:value-type="error">
            <text:p>#REF!</text:p>
          </table:table-cell>
          <table:table-cell table:style-name="ce11" table:formula="of:=SUM([.I18:.I31])" office:value-type="string" office:string-value="" calcext:value-type="error">
            <text:p>#REF!</text:p>
          </table:table-cell>
          <table:table-cell table:style-name="ce11" table:formula="of:=SUM([.J18:.J31])" office:value-type="string" office:string-value="" calcext:value-type="error">
            <text:p>#REF!</text:p>
          </table:table-cell>
          <table:table-cell table:style-name="ce19" table:formula="of:=SUM([.C18:.C31])/SUM([.D18:.D31])" office:value-type="string" office:string-value="" calcext:value-type="error">
            <text:p>#REF!</text:p>
          </table:table-cell>
          <table:table-cell table:number-columns-repeated="1013"/>
        </table:table-row>
        <table:table-row table:style-name="ro2" table:number-rows-repeated="3">
          <table:table-cell table:number-columns-repeated="1024"/>
        </table:table-row>
        <table:table-row table:style-name="ro1" table:number-rows-repeated="977">
          <table:table-cell table:style-name="ce1"/>
          <table:table-cell table:style-name="ce6"/>
          <table:table-cell table:style-name="ce8" table:number-columns-repeated="6"/>
          <table:table-cell table:style-name="ce16" table:number-columns-repeated="2"/>
          <table:table-cell table:number-columns-repeated="1014"/>
        </table:table-row>
        <table:table-row table:style-name="ro2" table:number-rows-repeated="1047563">
          <table:table-cell table:number-columns-repeated="1024"/>
        </table:table-row>
        <table:table-row table:style-name="ro2">
          <table:table-cell table:number-columns-repeated="1024"/>
        </table:table-row>
      </table:table>
      <table:table table:name="Architecture" table:style-name="ta2">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1.1.1</text:p>
          </table:table-cell>
          <table:table-cell table:style-name="ce34" table:formula="of:=IF([.E2]&lt;&gt;&quot;&quot;;HYPERLINK(CONCATENATE(&quot;https://cwe.mitre.org/data/definitions/&quot;;[.E2]; &quot;.html&quot;); [.E2]);&quot;&quot;)">
            <text:p/>
          </table:table-cell>
          <table:table-cell table:style-name="ce36" office:value-type="float" office:value="2" calcext:value-type="float">
            <text:p>2</text:p>
          </table:table-cell>
          <table:table-cell table:style-name="ce39"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43"/>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2</text:p>
          </table:table-cell>
          <table:table-cell table:style-name="ce35" table:formula="of:=IF([.E3]&lt;&gt;&quot;&quot;;HYPERLINK(CONCATENATE(&quot;https://cwe.mitre.org/data/definitions/&quot;;[.E3]; &quot;.html&quot;); [.E3]);&quot;&quot;)" office:value-type="float" office:value="1053" calcext:value-type="float">
            <text:p>1053</text:p>
          </table:table-cell>
          <table:table-cell table:style-name="ce36" office:value-type="float" office:value="2" calcext:value-type="float">
            <text:p>2</text:p>
          </table:table-cell>
          <table:table-cell table:style-name="ce40"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4" office:value-type="float" office:value="1053" calcext:value-type="float">
            <text:p>1053</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3</text:p>
          </table:table-cell>
          <table:table-cell table:style-name="ce35" table:formula="of:=IF([.E4]&lt;&gt;&quot;&quot;;HYPERLINK(CONCATENATE(&quot;https://cwe.mitre.org/data/definitions/&quot;;[.E4]; &quot;.html&quot;); [.E4]);&quot;&quot;)" office:value-type="float" office:value="1110" calcext:value-type="float">
            <text:p>1110</text:p>
          </table:table-cell>
          <table:table-cell table:style-name="ce36" office:value-type="float" office:value="2" calcext:value-type="float">
            <text:p>2</text:p>
          </table:table-cell>
          <table:table-cell table:style-name="ce40"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4" office:value-type="float" office:value="1110" calcext:value-type="float">
            <text:p>1110</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text:p>
          </table:table-cell>
          <table:table-cell table:style-name="ce35" table:formula="of:=IF([.E5]&lt;&gt;&quot;&quot;;HYPERLINK(CONCATENATE(&quot;https://cwe.mitre.org/data/definitions/&quot;;[.E5]; &quot;.html&quot;); [.E5]);&quot;&quot;)" office:value-type="float" office:value="1059" calcext:value-type="float">
            <text:p>1059</text:p>
          </table:table-cell>
          <table:table-cell table:style-name="ce36" office:value-type="float" office:value="2" calcext:value-type="float">
            <text:p>2</text:p>
          </table:table-cell>
          <table:table-cell table:style-name="ce40" office:value-type="string" calcext:value-type="string">
            <text:p>Verify documentation and justification of all the application's trust boundaries, components, and significant data flows.</text:p>
          </table:table-cell>
          <table:table-cell table:style-name="ce44" office:value-type="float" office:value="1059" calcext:value-type="float">
            <text:p>1059</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5</text:p>
          </table:table-cell>
          <table:table-cell table:style-name="ce35" table:formula="of:=IF([.E6]&lt;&gt;&quot;&quot;;HYPERLINK(CONCATENATE(&quot;https://cwe.mitre.org/data/definitions/&quot;;[.E6]; &quot;.html&quot;); [.E6]);&quot;&quot;)" office:value-type="float" office:value="1059" calcext:value-type="float">
            <text:p>1059</text:p>
          </table:table-cell>
          <table:table-cell table:style-name="ce36" office:value-type="float" office:value="2" calcext:value-type="float">
            <text:p>2</text:p>
          </table:table-cell>
          <table:table-cell table:style-name="ce40"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44" office:value-type="float" office:value="1059" calcext:value-type="float">
            <text:p>1059</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6</text:p>
          </table:table-cell>
          <table:table-cell table:style-name="ce35" table:formula="of:=IF([.E7]&lt;&gt;&quot;&quot;;HYPERLINK(CONCATENATE(&quot;https://cwe.mitre.org/data/definitions/&quot;;[.E7]; &quot;.html&quot;); [.E7]);&quot;&quot;)" office:value-type="float" office:value="637" calcext:value-type="float">
            <text:p>637</text:p>
          </table:table-cell>
          <table:table-cell table:style-name="ce36" office:value-type="float" office:value="2" calcext:value-type="float">
            <text:p>2</text:p>
          </table:table-cell>
          <table:table-cell table:style-name="ce40"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44" office:value-type="float" office:value="637" calcext:value-type="float">
            <text:p>637</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7</text:p>
          </table:table-cell>
          <table:table-cell table:style-name="ce35" table:formula="of:=IF([.E8]&lt;&gt;&quot;&quot;;HYPERLINK(CONCATENATE(&quot;https://cwe.mitre.org/data/definitions/&quot;;[.E8]; &quot;.html&quot;); [.E8]);&quot;&quot;)" office:value-type="float" office:value="637" calcext:value-type="float">
            <text:p>637</text:p>
          </table:table-cell>
          <table:table-cell table:style-name="ce36" office:value-type="float" office:value="2" calcext:value-type="float">
            <text:p>2</text:p>
          </table:table-cell>
          <table:table-cell table:style-name="ce40" office:value-type="string" calcext:value-type="string">
            <text:p>Verify availability of a secure coding checklist, security requirements, guideline, or policy to all developers and testers.</text:p>
          </table:table-cell>
          <table:table-cell table:style-name="ce44" office:value-type="float" office:value="637" calcext:value-type="float">
            <text:p>637</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2.1</text:p>
          </table:table-cell>
          <table:table-cell table:style-name="ce35" table:formula="of:=IF([.E9]&lt;&gt;&quot;&quot;;HYPERLINK(CONCATENATE(&quot;https://cwe.mitre.org/data/definitions/&quot;;[.E9]; &quot;.html&quot;); [.E9]);&quot;&quot;)" office:value-type="float" office:value="250" calcext:value-type="float">
            <text:p>250</text:p>
          </table:table-cell>
          <table:table-cell table:style-name="ce36" office:value-type="float" office:value="2" calcext:value-type="float">
            <text:p>2</text:p>
          </table:table-cell>
          <table:table-cell table:style-name="ce40"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44" office:value-type="float" office:value="250" calcext:value-type="float">
            <text:p>250</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2.2</text:p>
          </table:table-cell>
          <table:table-cell table:style-name="ce35" table:formula="of:=IF([.E10]&lt;&gt;&quot;&quot;;HYPERLINK(CONCATENATE(&quot;https://cwe.mitre.org/data/definitions/&quot;;[.E10]; &quot;.html&quot;); [.E10]);&quot;&quot;)" office:value-type="float" office:value="306" calcext:value-type="float">
            <text:p>306</text:p>
          </table:table-cell>
          <table:table-cell table:style-name="ce36" office:value-type="float" office:value="2" calcext:value-type="float">
            <text:p>2</text:p>
          </table:table-cell>
          <table:table-cell table:style-name="ce40"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44" office:value-type="float" office:value="306" calcext:value-type="float">
            <text:p>306</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2.3</text:p>
          </table:table-cell>
          <table:table-cell table:style-name="ce35" table:formula="of:=IF([.E11]&lt;&gt;&quot;&quot;;HYPERLINK(CONCATENATE(&quot;https://cwe.mitre.org/data/definitions/&quot;;[.E11]; &quot;.html&quot;); [.E11]);&quot;&quot;)" office:value-type="float" office:value="306" calcext:value-type="float">
            <text:p>306</text:p>
          </table:table-cell>
          <table:table-cell table:style-name="ce36" office:value-type="float" office:value="2" calcext:value-type="float">
            <text:p>2</text:p>
          </table:table-cell>
          <table:table-cell table:style-name="ce40"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4" office:value-type="float" office:value="306" calcext:value-type="float">
            <text:p>306</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2.4</text:p>
          </table:table-cell>
          <table:table-cell table:style-name="ce35" table:formula="of:=IF([.E12]&lt;&gt;&quot;&quot;;HYPERLINK(CONCATENATE(&quot;https://cwe.mitre.org/data/definitions/&quot;;[.E12]; &quot;.html&quot;); [.E12]);&quot;&quot;)" office:value-type="float" office:value="306" calcext:value-type="float">
            <text:p>306</text:p>
          </table:table-cell>
          <table:table-cell table:style-name="ce36" office:value-type="float" office:value="2" calcext:value-type="float">
            <text:p>2</text:p>
          </table:table-cell>
          <table:table-cell table:style-name="ce40"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4" office:value-type="float" office:value="306" calcext:value-type="float">
            <text:p>306</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4.1</text:p>
          </table:table-cell>
          <table:table-cell table:style-name="ce35" table:formula="of:=IF([.E13]&lt;&gt;&quot;&quot;;HYPERLINK(CONCATENATE(&quot;https://cwe.mitre.org/data/definitions/&quot;;[.E13]; &quot;.html&quot;); [.E13]);&quot;&quot;)" office:value-type="float" office:value="602" calcext:value-type="float">
            <text:p>602</text:p>
          </table:table-cell>
          <table:table-cell table:style-name="ce36" office:value-type="float" office:value="2" calcext:value-type="float">
            <text:p>2</text:p>
          </table:table-cell>
          <table:table-cell table:style-name="ce40" office:value-type="string" calcext:value-type="string">
            <text:p>Verify that trusted enforcement points such as at access control gateways, servers, and serverless functions enforce access controls. Never enforce access controls on the client.</text:p>
          </table:table-cell>
          <table:table-cell table:style-name="ce44" office:value-type="float" office:value="602" calcext:value-type="float">
            <text:p>602</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4.2</text:p>
          </table:table-cell>
          <table:table-cell table:style-name="ce35" table:formula="of:=IF([.E14]&lt;&gt;&quot;&quot;;HYPERLINK(CONCATENATE(&quot;https://cwe.mitre.org/data/definitions/&quot;;[.E14]; &quot;.html&quot;); [.E14]);&quot;&quot;)" office:value-type="float" office:value="284" calcext:value-type="float">
            <text:p>284</text:p>
          </table:table-cell>
          <table:table-cell table:style-name="ce36" office:value-type="float" office:value="2" calcext:value-type="float">
            <text:p>2</text:p>
          </table:table-cell>
          <table:table-cell table:style-name="ce40" office:value-type="string" calcext:value-type="string">
            <text:p>Verify that the chosen access control solution is flexible enough to meet the application's needs.</text:p>
          </table:table-cell>
          <table:table-cell table:style-name="ce44" office:value-type="float" office:value="284" calcext:value-type="float">
            <text:p>284</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4.3</text:p>
          </table:table-cell>
          <table:table-cell table:style-name="ce35" table:formula="of:=IF([.E15]&lt;&gt;&quot;&quot;;HYPERLINK(CONCATENATE(&quot;https://cwe.mitre.org/data/definitions/&quot;;[.E15]; &quot;.html&quot;); [.E15]);&quot;&quot;)" office:value-type="float" office:value="272" calcext:value-type="float">
            <text:p>272</text:p>
          </table:table-cell>
          <table:table-cell table:style-name="ce36" office:value-type="float" office:value="2" calcext:value-type="float">
            <text:p>2</text:p>
          </table:table-cell>
          <table:table-cell table:style-name="ce40"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4" office:value-type="float" office:value="272" calcext:value-type="float">
            <text:p>272</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4.4</text:p>
          </table:table-cell>
          <table:table-cell table:style-name="ce35" table:formula="of:=IF([.E16]&lt;&gt;&quot;&quot;;HYPERLINK(CONCATENATE(&quot;https://cwe.mitre.org/data/definitions/&quot;;[.E16]; &quot;.html&quot;); [.E16]);&quot;&quot;)" office:value-type="float" office:value="284" calcext:value-type="float">
            <text:p>284</text:p>
          </table:table-cell>
          <table:table-cell table:style-name="ce36" office:value-type="float" office:value="2" calcext:value-type="float">
            <text:p>2</text:p>
          </table:table-cell>
          <table:table-cell table:style-name="ce40"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44" office:value-type="float" office:value="284" calcext:value-type="float">
            <text:p>284</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4.5</text:p>
          </table:table-cell>
          <table:table-cell table:style-name="ce35" table:formula="of:=IF([.E17]&lt;&gt;&quot;&quot;;HYPERLINK(CONCATENATE(&quot;https://cwe.mitre.org/data/definitions/&quot;;[.E17]; &quot;.html&quot;); [.E17]);&quot;&quot;)" office:value-type="float" office:value="275" calcext:value-type="float">
            <text:p>275</text:p>
          </table:table-cell>
          <table:table-cell table:style-name="ce36" office:value-type="float" office:value="2" calcext:value-type="float">
            <text:p>2</text:p>
          </table:table-cell>
          <table:table-cell table:style-name="ce40"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44" office:value-type="float" office:value="275" calcext:value-type="float">
            <text:p>275</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5.1</text:p>
          </table:table-cell>
          <table:table-cell table:style-name="ce35" table:formula="of:=IF([.E18]&lt;&gt;&quot;&quot;;HYPERLINK(CONCATENATE(&quot;https://cwe.mitre.org/data/definitions/&quot;;[.E18]; &quot;.html&quot;); [.E18]);&quot;&quot;)" office:value-type="float" office:value="1029" calcext:value-type="float">
            <text:p>1029</text:p>
          </table:table-cell>
          <table:table-cell table:style-name="ce36" office:value-type="float" office:value="2" calcext:value-type="float">
            <text:p>2</text:p>
          </table:table-cell>
          <table:table-cell table:style-name="ce40" office:value-type="string" calcext:value-type="string">
            <text:p>Verify that input and output requirements clearly define how to handle and process data based on type, content, and applicable laws, regulations, and other policy compliance.</text:p>
          </table:table-cell>
          <table:table-cell table:style-name="ce44" office:value-type="float" office:value="1029" calcext:value-type="float">
            <text:p>1029</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5.2</text:p>
          </table:table-cell>
          <table:table-cell table:style-name="ce35" table:formula="of:=IF([.E19]&lt;&gt;&quot;&quot;;HYPERLINK(CONCATENATE(&quot;https://cwe.mitre.org/data/definitions/&quot;;[.E19]; &quot;.html&quot;); [.E19]);&quot;&quot;)" office:value-type="float" office:value="502" calcext:value-type="float">
            <text:p>502</text:p>
          </table:table-cell>
          <table:table-cell table:style-name="ce36" office:value-type="float" office:value="2" calcext:value-type="float">
            <text:p>2</text:p>
          </table:table-cell>
          <table:table-cell table:style-name="ce40"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4" office:value-type="float" office:value="502" calcext:value-type="float">
            <text:p>502</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5.3</text:p>
          </table:table-cell>
          <table:table-cell table:style-name="ce35" table:formula="of:=IF([.E20]&lt;&gt;&quot;&quot;;HYPERLINK(CONCATENATE(&quot;https://cwe.mitre.org/data/definitions/&quot;;[.E20]; &quot;.html&quot;); [.E20]);&quot;&quot;)" office:value-type="float" office:value="602" calcext:value-type="float">
            <text:p>602</text:p>
          </table:table-cell>
          <table:table-cell table:style-name="ce36" office:value-type="float" office:value="2" calcext:value-type="float">
            <text:p>2</text:p>
          </table:table-cell>
          <table:table-cell table:style-name="ce40" office:value-type="string" calcext:value-type="string">
            <text:p>Verify that input validation is enforced on a trusted service layer. ([C5](https://www.owasp.org/index.php/OWASP_Proactive_Controls#tab=Formal_Numbering))</text:p>
          </table:table-cell>
          <table:table-cell table:style-name="ce44" office:value-type="float" office:value="602" calcext:value-type="float">
            <text:p>602</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5.4</text:p>
          </table:table-cell>
          <table:table-cell table:style-name="ce35" table:formula="of:=IF([.E21]&lt;&gt;&quot;&quot;;HYPERLINK(CONCATENATE(&quot;https://cwe.mitre.org/data/definitions/&quot;;[.E21]; &quot;.html&quot;); [.E21]);&quot;&quot;)" office:value-type="float" office:value="116" calcext:value-type="float">
            <text:p>116</text:p>
          </table:table-cell>
          <table:table-cell table:style-name="ce36" office:value-type="float" office:value="2" calcext:value-type="float">
            <text:p>2</text:p>
          </table:table-cell>
          <table:table-cell table:style-name="ce40" office:value-type="string" calcext:value-type="string">
            <text:p>Verify that output encoding occurs close to or by the interpreter for which it is intended. ([C4](https://www.owasp.org/index.php/OWASP_Proactive_Controls#tab=Formal_Numbering))</text:p>
          </table:table-cell>
          <table:table-cell table:style-name="ce44" office:value-type="float" office:value="116" calcext:value-type="float">
            <text:p>116</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6.1</text:p>
          </table:table-cell>
          <table:table-cell table:style-name="ce35" table:formula="of:=IF([.E22]&lt;&gt;&quot;&quot;;HYPERLINK(CONCATENATE(&quot;https://cwe.mitre.org/data/definitions/&quot;;[.E22]; &quot;.html&quot;); [.E22]);&quot;&quot;)" office:value-type="float" office:value="320" calcext:value-type="float">
            <text:p>320</text:p>
          </table:table-cell>
          <table:table-cell table:style-name="ce36" office:value-type="float" office:value="2" calcext:value-type="float">
            <text:p>2</text:p>
          </table:table-cell>
          <table:table-cell table:style-name="ce40" office:value-type="string" calcext:value-type="string">
            <text:p>Verify that there is an explicit policy for management of cryptographic keys and that a cryptographic key lifecycle follows a key management standard such as NIST SP 800-57.</text:p>
          </table:table-cell>
          <table:table-cell table:style-name="ce44" office:value-type="float" office:value="320" calcext:value-type="float">
            <text:p>320</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6.2</text:p>
          </table:table-cell>
          <table:table-cell table:style-name="ce35" table:formula="of:=IF([.E23]&lt;&gt;&quot;&quot;;HYPERLINK(CONCATENATE(&quot;https://cwe.mitre.org/data/definitions/&quot;;[.E23]; &quot;.html&quot;); [.E23]);&quot;&quot;)" office:value-type="float" office:value="320" calcext:value-type="float">
            <text:p>320</text:p>
          </table:table-cell>
          <table:table-cell table:style-name="ce36" office:value-type="float" office:value="2" calcext:value-type="float">
            <text:p>2</text:p>
          </table:table-cell>
          <table:table-cell table:style-name="ce40" office:value-type="string" calcext:value-type="string">
            <text:p>Verify that consumers of cryptographic services protect key material and other secrets by using key vaults or API based alternatives.</text:p>
          </table:table-cell>
          <table:table-cell table:style-name="ce44" office:value-type="float" office:value="320" calcext:value-type="float">
            <text:p>320</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6.3</text:p>
          </table:table-cell>
          <table:table-cell table:style-name="ce35" table:formula="of:=IF([.E24]&lt;&gt;&quot;&quot;;HYPERLINK(CONCATENATE(&quot;https://cwe.mitre.org/data/definitions/&quot;;[.E24]; &quot;.html&quot;); [.E24]);&quot;&quot;)" office:value-type="float" office:value="320" calcext:value-type="float">
            <text:p>320</text:p>
          </table:table-cell>
          <table:table-cell table:style-name="ce36" office:value-type="float" office:value="2" calcext:value-type="float">
            <text:p>2</text:p>
          </table:table-cell>
          <table:table-cell table:style-name="ce40" office:value-type="string" calcext:value-type="string">
            <text:p>Verify that all keys and passwords are replaceable and are part of a well-defined process to re-encrypt sensitive data.</text:p>
          </table:table-cell>
          <table:table-cell table:style-name="ce44" office:value-type="float" office:value="320" calcext:value-type="float">
            <text:p>320</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6.4</text:p>
          </table:table-cell>
          <table:table-cell table:style-name="ce35" table:formula="of:=IF([.E25]&lt;&gt;&quot;&quot;;HYPERLINK(CONCATENATE(&quot;https://cwe.mitre.org/data/definitions/&quot;;[.E25]; &quot;.html&quot;); [.E25]);&quot;&quot;)" office:value-type="float" office:value="320" calcext:value-type="float">
            <text:p>320</text:p>
          </table:table-cell>
          <table:table-cell table:style-name="ce36" office:value-type="float" office:value="2" calcext:value-type="float">
            <text:p>2</text:p>
          </table:table-cell>
          <table:table-cell table:style-name="ce40"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44" office:value-type="float" office:value="320" calcext:value-type="float">
            <text:p>320</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7.1</text:p>
          </table:table-cell>
          <table:table-cell table:style-name="ce35" table:formula="of:=IF([.E26]&lt;&gt;&quot;&quot;;HYPERLINK(CONCATENATE(&quot;https://cwe.mitre.org/data/definitions/&quot;;[.E26]; &quot;.html&quot;); [.E26]);&quot;&quot;)" office:value-type="float" office:value="1009" calcext:value-type="float">
            <text:p>1009</text:p>
          </table:table-cell>
          <table:table-cell table:style-name="ce36" office:value-type="float" office:value="2" calcext:value-type="float">
            <text:p>2</text:p>
          </table:table-cell>
          <table:table-cell table:style-name="ce40" office:value-type="string" calcext:value-type="string">
            <text:p>Verify that a common logging format and approach is used across the system. <text:s/>([C9](https://www.owasp.org/index.php/OWASP_Proactive_Controls#tab=Formal_Numbering))</text:p>
          </table:table-cell>
          <table:table-cell table:style-name="ce44" office:value-type="float" office:value="1009" calcext:value-type="float">
            <text:p>1009</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7.2</text:p>
          </table:table-cell>
          <table:table-cell table:style-name="ce34" table:formula="of:=IF([.E27]&lt;&gt;&quot;&quot;;HYPERLINK(CONCATENATE(&quot;https://cwe.mitre.org/data/definitions/&quot;;[.E27]; &quot;.html&quot;); [.E27]);&quot;&quot;)">
            <text:p/>
          </table:table-cell>
          <table:table-cell table:style-name="ce36" office:value-type="float" office:value="2" calcext:value-type="float">
            <text:p>2</text:p>
          </table:table-cell>
          <table:table-cell table:style-name="ce39"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43"/>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8.1</text:p>
          </table:table-cell>
          <table:table-cell table:style-name="ce34" table:formula="of:=IF([.E28]&lt;&gt;&quot;&quot;;HYPERLINK(CONCATENATE(&quot;https://cwe.mitre.org/data/definitions/&quot;;[.E28]; &quot;.html&quot;); [.E28]);&quot;&quot;)">
            <text:p/>
          </table:table-cell>
          <table:table-cell table:style-name="ce36" office:value-type="float" office:value="2" calcext:value-type="float">
            <text:p>2</text:p>
          </table:table-cell>
          <table:table-cell table:style-name="ce39" office:value-type="string" calcext:value-type="string">
            <text:p>Verify that all sensitive data is identified and classified into protection levels.</text:p>
          </table:table-cell>
          <table:table-cell table:style-name="ce43"/>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8.2</text:p>
          </table:table-cell>
          <table:table-cell table:style-name="ce34" table:formula="of:=IF([.E29]&lt;&gt;&quot;&quot;;HYPERLINK(CONCATENATE(&quot;https://cwe.mitre.org/data/definitions/&quot;;[.E29]; &quot;.html&quot;); [.E29]);&quot;&quot;)">
            <text:p/>
          </table:table-cell>
          <table:table-cell table:style-name="ce36" office:value-type="float" office:value="2" calcext:value-type="float">
            <text:p>2</text:p>
          </table:table-cell>
          <table:table-cell table:style-name="ce39"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3"/>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9.1</text:p>
          </table:table-cell>
          <table:table-cell table:style-name="ce35" table:formula="of:=IF([.E30]&lt;&gt;&quot;&quot;;HYPERLINK(CONCATENATE(&quot;https://cwe.mitre.org/data/definitions/&quot;;[.E30]; &quot;.html&quot;); [.E30]);&quot;&quot;)" office:value-type="float" office:value="319" calcext:value-type="float">
            <text:p>319</text:p>
          </table:table-cell>
          <table:table-cell table:style-name="ce36" office:value-type="float" office:value="2" calcext:value-type="float">
            <text:p>2</text:p>
          </table:table-cell>
          <table:table-cell table:style-name="ce40"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44" office:value-type="float" office:value="319" calcext:value-type="float">
            <text:p>319</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9.2</text:p>
          </table:table-cell>
          <table:table-cell table:style-name="ce35" table:formula="of:=IF([.E31]&lt;&gt;&quot;&quot;;HYPERLINK(CONCATENATE(&quot;https://cwe.mitre.org/data/definitions/&quot;;[.E31]; &quot;.html&quot;); [.E31]);&quot;&quot;)" office:value-type="float" office:value="295" calcext:value-type="float">
            <text:p>295</text:p>
          </table:table-cell>
          <table:table-cell table:style-name="ce36" office:value-type="float" office:value="2" calcext:value-type="float">
            <text:p>2</text:p>
          </table:table-cell>
          <table:table-cell table:style-name="ce40"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4" office:value-type="float" office:value="295" calcext:value-type="float">
            <text:p>295</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0.1</text:p>
          </table:table-cell>
          <table:table-cell table:style-name="ce35" table:formula="of:=IF([.E32]&lt;&gt;&quot;&quot;;HYPERLINK(CONCATENATE(&quot;https://cwe.mitre.org/data/definitions/&quot;;[.E32]; &quot;.html&quot;); [.E32]);&quot;&quot;)" office:value-type="float" office:value="284" calcext:value-type="float">
            <text:p>284</text:p>
          </table:table-cell>
          <table:table-cell table:style-name="ce36" office:value-type="float" office:value="2" calcext:value-type="float">
            <text:p>2</text:p>
          </table:table-cell>
          <table:table-cell table:style-name="ce40"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4" office:value-type="float" office:value="284" calcext:value-type="float">
            <text:p>284</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1.1</text:p>
          </table:table-cell>
          <table:table-cell table:style-name="ce35" table:formula="of:=IF([.E33]&lt;&gt;&quot;&quot;;HYPERLINK(CONCATENATE(&quot;https://cwe.mitre.org/data/definitions/&quot;;[.E33]; &quot;.html&quot;); [.E33]);&quot;&quot;)" office:value-type="float" office:value="1059" calcext:value-type="float">
            <text:p>1059</text:p>
          </table:table-cell>
          <table:table-cell table:style-name="ce36" office:value-type="float" office:value="2" calcext:value-type="float">
            <text:p>2</text:p>
          </table:table-cell>
          <table:table-cell table:style-name="ce40" office:value-type="string" calcext:value-type="string">
            <text:p>Verify the definition and documentation of all application components in terms of the business or security functions they provide.</text:p>
          </table:table-cell>
          <table:table-cell table:style-name="ce44" office:value-type="float" office:value="1059" calcext:value-type="float">
            <text:p>1059</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1.2</text:p>
          </table:table-cell>
          <table:table-cell table:style-name="ce35" table:formula="of:=IF([.E34]&lt;&gt;&quot;&quot;;HYPERLINK(CONCATENATE(&quot;https://cwe.mitre.org/data/definitions/&quot;;[.E34]; &quot;.html&quot;); [.E34]);&quot;&quot;)" office:value-type="float" office:value="362" calcext:value-type="float">
            <text:p>362</text:p>
          </table:table-cell>
          <table:table-cell table:style-name="ce36" office:value-type="float" office:value="2" calcext:value-type="float">
            <text:p>2</text:p>
          </table:table-cell>
          <table:table-cell table:style-name="ce40" office:value-type="string" calcext:value-type="string">
            <text:p>Verify that all high-value business logic flows, including authentication, session management and access control, do not share unsynchronized state.</text:p>
          </table:table-cell>
          <table:table-cell table:style-name="ce44" office:value-type="float" office:value="362" calcext:value-type="float">
            <text:p>362</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1.3</text:p>
          </table:table-cell>
          <table:table-cell table:style-name="ce35" table:formula="of:=IF([.E35]&lt;&gt;&quot;&quot;;HYPERLINK(CONCATENATE(&quot;https://cwe.mitre.org/data/definitions/&quot;;[.E35]; &quot;.html&quot;); [.E35]);&quot;&quot;)" office:value-type="float" office:value="367" calcext:value-type="float">
            <text:p>367</text:p>
          </table:table-cell>
          <table:table-cell table:style-name="ce36" office:value-type="float" office:value="3" calcext:value-type="float">
            <text:p>3</text:p>
          </table:table-cell>
          <table:table-cell table:style-name="ce40"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4" office:value-type="float" office:value="367" calcext:value-type="float">
            <text:p>367</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2.1</text:p>
          </table:table-cell>
          <table:table-cell table:style-name="ce35" table:formula="of:=IF([.E36]&lt;&gt;&quot;&quot;;HYPERLINK(CONCATENATE(&quot;https://cwe.mitre.org/data/definitions/&quot;;[.E36]; &quot;.html&quot;); [.E36]);&quot;&quot;)" office:value-type="float" office:value="552" calcext:value-type="float">
            <text:p>552</text:p>
          </table:table-cell>
          <table:table-cell table:style-name="ce36" office:value-type="float" office:value="2" calcext:value-type="float">
            <text:p>2</text:p>
          </table:table-cell>
          <table:table-cell table:style-name="ce40" office:value-type="string" calcext:value-type="string">
            <text:p>Verify that user-uploaded files are stored outside of the web root.</text:p>
          </table:table-cell>
          <table:table-cell table:style-name="ce44" office:value-type="float" office:value="552" calcext:value-type="float">
            <text:p>552</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2.2</text:p>
          </table:table-cell>
          <table:table-cell table:style-name="ce35" table:formula="of:=IF([.E37]&lt;&gt;&quot;&quot;;HYPERLINK(CONCATENATE(&quot;https://cwe.mitre.org/data/definitions/&quot;;[.E37]; &quot;.html&quot;); [.E37]);&quot;&quot;)" office:value-type="float" office:value="646" calcext:value-type="float">
            <text:p>646</text:p>
          </table:table-cell>
          <table:table-cell table:style-name="ce36" office:value-type="float" office:value="2" calcext:value-type="float">
            <text:p>2</text:p>
          </table:table-cell>
          <table:table-cell table:style-name="ce40"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44" office:value-type="float" office:value="646" calcext:value-type="float">
            <text:p>646</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1</text:p>
          </table:table-cell>
          <table:table-cell table:style-name="ce35" table:formula="of:=IF([.E38]&lt;&gt;&quot;&quot;;HYPERLINK(CONCATENATE(&quot;https://cwe.mitre.org/data/definitions/&quot;;[.E38]; &quot;.html&quot;); [.E38]);&quot;&quot;)" office:value-type="float" office:value="923" calcext:value-type="float">
            <text:p>923</text:p>
          </table:table-cell>
          <table:table-cell table:style-name="ce36" office:value-type="float" office:value="2" calcext:value-type="float">
            <text:p>2</text:p>
          </table:table-cell>
          <table:table-cell table:style-name="ce40"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4" office:value-type="float" office:value="923" calcext:value-type="float">
            <text:p>923</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2</text:p>
          </table:table-cell>
          <table:table-cell table:style-name="ce35" table:formula="of:=IF([.E39]&lt;&gt;&quot;&quot;;HYPERLINK(CONCATENATE(&quot;https://cwe.mitre.org/data/definitions/&quot;;[.E39]; &quot;.html&quot;); [.E39]);&quot;&quot;)" office:value-type="float" office:value="494" calcext:value-type="float">
            <text:p>494</text:p>
          </table:table-cell>
          <table:table-cell table:style-name="ce36" office:value-type="float" office:value="2" calcext:value-type="float">
            <text:p>2</text:p>
          </table:table-cell>
          <table:table-cell table:style-name="ce40" office:value-type="string" calcext:value-type="string">
            <text:p>Verify that if deploying binaries to untrusted devices makes use of binary signatures, trusted connections, and verified endpoints.</text:p>
          </table:table-cell>
          <table:table-cell table:style-name="ce44" office:value-type="float" office:value="494" calcext:value-type="float">
            <text:p>494</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3</text:p>
          </table:table-cell>
          <table:table-cell table:style-name="ce35" table:formula="of:=IF([.E40]&lt;&gt;&quot;&quot;;HYPERLINK(CONCATENATE(&quot;https://cwe.mitre.org/data/definitions/&quot;;[.E40]; &quot;.html&quot;); [.E40]);&quot;&quot;)" office:value-type="float" office:value="1104" calcext:value-type="float">
            <text:p>1104</text:p>
          </table:table-cell>
          <table:table-cell table:style-name="ce36" office:value-type="float" office:value="2" calcext:value-type="float">
            <text:p>2</text:p>
          </table:table-cell>
          <table:table-cell table:style-name="ce40" office:value-type="string" calcext:value-type="string">
            <text:p>Verify that the build pipeline warns of out-of-date or insecure components and takes appropriate actions.</text:p>
          </table:table-cell>
          <table:table-cell table:style-name="ce44" office:value-type="float" office:value="1104" calcext:value-type="float">
            <text:p>1104</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4</text:p>
          </table:table-cell>
          <table:table-cell table:style-name="ce34" table:formula="of:=IF([.E41]&lt;&gt;&quot;&quot;;HYPERLINK(CONCATENATE(&quot;https://cwe.mitre.org/data/definitions/&quot;;[.E41]; &quot;.html&quot;); [.E41]);&quot;&quot;)">
            <text:p/>
          </table:table-cell>
          <table:table-cell table:style-name="ce36" office:value-type="float" office:value="2" calcext:value-type="float">
            <text:p>2</text:p>
          </table:table-cell>
          <table:table-cell table:style-name="ce39"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3"/>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5</text:p>
          </table:table-cell>
          <table:table-cell table:style-name="ce35" table:formula="of:=IF([.E42]&lt;&gt;&quot;&quot;;HYPERLINK(CONCATENATE(&quot;https://cwe.mitre.org/data/definitions/&quot;;[.E42]; &quot;.html&quot;); [.E42]);&quot;&quot;)" office:value-type="float" office:value="265" calcext:value-type="float">
            <text:p>265</text:p>
          </table:table-cell>
          <table:table-cell table:style-name="ce36" office:value-type="float" office:value="2" calcext:value-type="float">
            <text:p>2</text:p>
          </table:table-cell>
          <table:table-cell table:style-name="ce40"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44" office:value-type="float" office:value="265" calcext:value-type="float">
            <text:p>265</text:p>
          </table:table-cell>
          <table:table-cell table:style-name="ce45" table:content-validation-name="val1" office:value-type="string" calcext:value-type="string">
            <text:p>Unknown</text:p>
          </table:table-cell>
          <table:table-cell table:number-columns-repeated="1018"/>
        </table:table-row>
        <table:table-row table:style-name="ro1">
          <table:table-cell table:style-name="ce32" office:value-type="string" calcext:value-type="string">
            <text:p>1.14.6</text:p>
          </table:table-cell>
          <table:table-cell table:style-name="ce35" table:formula="of:=IF([.E43]&lt;&gt;&quot;&quot;;HYPERLINK(CONCATENATE(&quot;https://cwe.mitre.org/data/definitions/&quot;;[.E43]; &quot;.html&quot;); [.E43]);&quot;&quot;)" office:value-type="float" office:value="477" calcext:value-type="float">
            <text:p>477</text:p>
          </table:table-cell>
          <table:table-cell table:style-name="ce36" office:value-type="float" office:value="2" calcext:value-type="float">
            <text:p>2</text:p>
          </table:table-cell>
          <table:table-cell table:style-name="ce40"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4" office:value-type="float" office:value="477" calcext:value-type="float">
            <text:p>477</text:p>
          </table:table-cell>
          <table:table-cell table:style-name="ce45" table:content-validation-name="val1" office:value-type="string" calcext:value-type="string">
            <text:p>Unknown</text:p>
          </table:table-cell>
          <table:table-cell table:number-columns-repeated="1018"/>
        </table:table-row>
        <table:table-row table:style-name="ro1" table:number-rows-repeated="913">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1" table:number-rows-repeated="21">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1">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10">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2" table:number-rows-repeated="1047586">
          <table:table-cell table:number-columns-repeated="1024"/>
        </table:table-row>
        <table:table-row table:style-name="ro2">
          <table:table-cell table:number-columns-repeated="1024"/>
        </table:table-row>
        <calcext:conditional-formats>
          <calcext:conditional-format calcext:target-range-address="Architecture.C2:Architecture.C43">
            <calcext:condition calcext:apply-style-name="ConditionalStyle_1" calcext:value="=3" calcext:base-cell-address="Architecture.C2"/>
          </calcext:conditional-format>
          <calcext:conditional-format calcext:target-range-address="Architecture.C2:Architecture.C43">
            <calcext:condition calcext:apply-style-name="ConditionalStyle_2" calcext:value="=2" calcext:base-cell-address="Architecture.C2"/>
          </calcext:conditional-format>
          <calcext:conditional-format calcext:target-range-address="Architecture.C2:Architecture.C43">
            <calcext:condition calcext:apply-style-name="ConditionalStyle_3" calcext:value="=1" calcext:base-cell-address="Architecture.C2"/>
          </calcext:conditional-format>
          <calcext:conditional-format calcext:target-range-address="Architecture.D2:Architecture.D43">
            <calcext:condition calcext:apply-style-name="ConditionalStyle_4" calcext:value="formula-is([.F2]=&quot;Valid&quot;)" calcext:base-cell-address="Architecture.D2"/>
          </calcext:conditional-format>
          <calcext:conditional-format calcext:target-range-address="Architecture.D2:Architecture.D43">
            <calcext:condition calcext:apply-style-name="ConditionalStyle_5" calcext:value="formula-is([.F2]=&quot;Not Valid&quot;)" calcext:base-cell-address="Architecture.D2"/>
          </calcext:conditional-format>
          <calcext:conditional-format calcext:target-range-address="Architecture.D2:Architecture.D43">
            <calcext:condition calcext:apply-style-name="ConditionalStyle_6" calcext:value="formula-is([.F2]=&quot;Not Applicable&quot;)" calcext:base-cell-address="Architecture.D2"/>
          </calcext:conditional-format>
        </calcext:conditional-formats>
      </table:table>
      <table:table table:name="Authentication" table:style-name="ta3">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46"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53" office:value-type="string" calcext:value-type="string">
            <text:p>Status</text:p>
          </table:table-cell>
          <table:table-cell table:style-name="ce5" office:value-type="string" calcext:value-type="string">
            <text:p>Notes</text:p>
          </table:table-cell>
          <table:table-cell table:style-name="ce6" table:number-columns-repeated="18"/>
          <table:table-cell table:number-columns-repeated="999"/>
        </table:table-row>
        <table:table-row table:style-name="ro1">
          <table:table-cell table:style-name="ce47" office:value-type="string" calcext:value-type="string">
            <text:p>2.1.1</text:p>
          </table:table-cell>
          <table:table-cell table:style-name="ce35" table:formula="of:=IF([.E2]&lt;&gt;&quot;&quot;;HYPERLINK(CONCATENATE(&quot;https://cwe.mitre.org/data/definitions/&quot;;[.E2]; &quot;.html&quot;); [.E2]);&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user set passwords are at least 12 characters in length. ([C6](https://www.owasp.org/index.php/OWASP_Proactive_Controls#tab=Formal_Numbering))</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10</text:p>
          </table:table-cell>
          <table:table-cell table:style-name="ce35" table:formula="of:=IF([.E3]&lt;&gt;&quot;&quot;;HYPERLINK(CONCATENATE(&quot;https://cwe.mitre.org/data/definitions/&quot;;[.E3]; &quot;.html&quot;); [.E3]);&quot;&quot;)" office:value-type="float" office:value="263" calcext:value-type="float">
            <text:p>263</text:p>
          </table:table-cell>
          <table:table-cell table:style-name="ce49" office:value-type="float" office:value="1" calcext:value-type="float">
            <text:p>1</text:p>
          </table:table-cell>
          <table:table-cell table:style-name="ce50" office:value-type="string" calcext:value-type="string">
            <text:p>Verify that there are no periodic credential rotation or password history requirements.</text:p>
          </table:table-cell>
          <table:table-cell table:style-name="ce44" office:value-type="float" office:value="263" calcext:value-type="float">
            <text:p>263</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11</text:p>
          </table:table-cell>
          <table:table-cell table:style-name="ce35" table:formula="of:=IF([.E4]&lt;&gt;&quot;&quot;;HYPERLINK(CONCATENATE(&quot;https://cwe.mitre.org/data/definitions/&quot;;[.E4]; &quot;.html&quot;); [.E4]);&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paste" functionality, browser password helpers, and external password managers are permitted.</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12</text:p>
          </table:table-cell>
          <table:table-cell table:style-name="ce35" table:formula="of:=IF([.E5]&lt;&gt;&quot;&quot;;HYPERLINK(CONCATENATE(&quot;https://cwe.mitre.org/data/definitions/&quot;;[.E5]; &quot;.html&quot;); [.E5]);&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2</text:p>
          </table:table-cell>
          <table:table-cell table:style-name="ce35" table:formula="of:=IF([.E6]&lt;&gt;&quot;&quot;;HYPERLINK(CONCATENATE(&quot;https://cwe.mitre.org/data/definitions/&quot;;[.E6]; &quot;.html&quot;); [.E6]);&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passwords 64 characters or longer are permitted. ([C6](https://www.owasp.org/index.php/OWASP_Proactive_Controls#tab=Formal_Numbering))</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3</text:p>
          </table:table-cell>
          <table:table-cell table:style-name="ce35" table:formula="of:=IF([.E7]&lt;&gt;&quot;&quot;;HYPERLINK(CONCATENATE(&quot;https://cwe.mitre.org/data/definitions/&quot;;[.E7]; &quot;.html&quot;); [.E7]);&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4</text:p>
          </table:table-cell>
          <table:table-cell table:style-name="ce35" table:formula="of:=IF([.E8]&lt;&gt;&quot;&quot;;HYPERLINK(CONCATENATE(&quot;https://cwe.mitre.org/data/definitions/&quot;;[.E8]; &quot;.html&quot;); [.E8]);&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Unicode characters are permitted in passwords. A single Unicode code point is considered a character, so 12 emoji or 64 kanji characters should be valid and permitted.</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5</text:p>
          </table:table-cell>
          <table:table-cell table:style-name="ce35" table:formula="of:=IF([.E9]&lt;&gt;&quot;&quot;;HYPERLINK(CONCATENATE(&quot;https://cwe.mitre.org/data/definitions/&quot;;[.E9]; &quot;.html&quot;); [.E9]);&quot;&quot;)" office:value-type="float" office:value="620" calcext:value-type="float">
            <text:p>620</text:p>
          </table:table-cell>
          <table:table-cell table:style-name="ce49" office:value-type="float" office:value="1" calcext:value-type="float">
            <text:p>1</text:p>
          </table:table-cell>
          <table:table-cell table:style-name="ce50" office:value-type="string" calcext:value-type="string">
            <text:p>Verify users can change their password.</text:p>
          </table:table-cell>
          <table:table-cell table:style-name="ce44" office:value-type="float" office:value="620" calcext:value-type="float">
            <text:p>62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6</text:p>
          </table:table-cell>
          <table:table-cell table:style-name="ce35" table:formula="of:=IF([.E10]&lt;&gt;&quot;&quot;;HYPERLINK(CONCATENATE(&quot;https://cwe.mitre.org/data/definitions/&quot;;[.E10]; &quot;.html&quot;); [.E10]);&quot;&quot;)" office:value-type="float" office:value="620" calcext:value-type="float">
            <text:p>620</text:p>
          </table:table-cell>
          <table:table-cell table:style-name="ce49" office:value-type="float" office:value="1" calcext:value-type="float">
            <text:p>1</text:p>
          </table:table-cell>
          <table:table-cell table:style-name="ce50" office:value-type="string" calcext:value-type="string">
            <text:p>Verify that password change functionality requires the user's current and new password.</text:p>
          </table:table-cell>
          <table:table-cell table:style-name="ce44" office:value-type="float" office:value="620" calcext:value-type="float">
            <text:p>62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7</text:p>
          </table:table-cell>
          <table:table-cell table:style-name="ce35" table:formula="of:=IF([.E11]&lt;&gt;&quot;&quot;;HYPERLINK(CONCATENATE(&quot;https://cwe.mitre.org/data/definitions/&quot;;[.E11]; &quot;.html&quot;); [.E11]);&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8</text:p>
          </table:table-cell>
          <table:table-cell table:style-name="ce35" table:formula="of:=IF([.E12]&lt;&gt;&quot;&quot;;HYPERLINK(CONCATENATE(&quot;https://cwe.mitre.org/data/definitions/&quot;;[.E12]; &quot;.html&quot;); [.E12]);&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a password strength meter is provided to help users set a stronger password.</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9</text:p>
          </table:table-cell>
          <table:table-cell table:style-name="ce35" table:formula="of:=IF([.E13]&lt;&gt;&quot;&quot;;HYPERLINK(CONCATENATE(&quot;https://cwe.mitre.org/data/definitions/&quot;;[.E13]; &quot;.html&quot;); [.E13]);&quot;&quot;)" office:value-type="float" office:value="521" calcext:value-type="float">
            <text:p>521</text:p>
          </table:table-cell>
          <table:table-cell table:style-name="ce49" office:value-type="float" office:value="1" calcext:value-type="float">
            <text:p>1</text:p>
          </table:table-cell>
          <table:table-cell table:style-name="ce50"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44" office:value-type="float" office:value="521" calcext:value-type="float">
            <text:p>521</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1</text:p>
          </table:table-cell>
          <table:table-cell table:style-name="ce35" table:formula="of:=IF([.E14]&lt;&gt;&quot;&quot;;HYPERLINK(CONCATENATE(&quot;https://cwe.mitre.org/data/definitions/&quot;;[.E14]; &quot;.html&quot;); [.E14]);&quot;&quot;)" office:value-type="float" office:value="307" calcext:value-type="float">
            <text:p>307</text:p>
          </table:table-cell>
          <table:table-cell table:style-name="ce49" office:value-type="float" office:value="1" calcext:value-type="float">
            <text:p>1</text:p>
          </table:table-cell>
          <table:table-cell table:style-name="ce50"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44" office:value-type="float" office:value="307" calcext:value-type="float">
            <text:p>30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2</text:p>
          </table:table-cell>
          <table:table-cell table:style-name="ce35" table:formula="of:=IF([.E15]&lt;&gt;&quot;&quot;;HYPERLINK(CONCATENATE(&quot;https://cwe.mitre.org/data/definitions/&quot;;[.E15]; &quot;.html&quot;); [.E15]);&quot;&quot;)" office:value-type="float" office:value="304" calcext:value-type="float">
            <text:p>304</text:p>
          </table:table-cell>
          <table:table-cell table:style-name="ce49" office:value-type="float" office:value="1" calcext:value-type="float">
            <text:p>1</text:p>
          </table:table-cell>
          <table:table-cell table:style-name="ce50"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44" office:value-type="float" office:value="304" calcext:value-type="float">
            <text:p>304</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3</text:p>
          </table:table-cell>
          <table:table-cell table:style-name="ce35" table:formula="of:=IF([.E16]&lt;&gt;&quot;&quot;;HYPERLINK(CONCATENATE(&quot;https://cwe.mitre.org/data/definitions/&quot;;[.E16]; &quot;.html&quot;); [.E16]);&quot;&quot;)" office:value-type="float" office:value="620" calcext:value-type="float">
            <text:p>620</text:p>
          </table:table-cell>
          <table:table-cell table:style-name="ce49" office:value-type="float" office:value="1" calcext:value-type="float">
            <text:p>1</text:p>
          </table:table-cell>
          <table:table-cell table:style-name="ce50"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44" office:value-type="float" office:value="620" calcext:value-type="float">
            <text:p>62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4</text:p>
          </table:table-cell>
          <table:table-cell table:style-name="ce35" table:formula="of:=IF([.E17]&lt;&gt;&quot;&quot;;HYPERLINK(CONCATENATE(&quot;https://cwe.mitre.org/data/definitions/&quot;;[.E17]; &quot;.html&quot;); [.E17]);&quot;&quot;)" office:value-type="float" office:value="308" calcext:value-type="float">
            <text:p>308</text:p>
          </table:table-cell>
          <table:table-cell table:style-name="ce49" office:value-type="float" office:value="3" calcext:value-type="float">
            <text:p>3</text:p>
          </table:table-cell>
          <table:table-cell table:style-name="ce50"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5</text:p>
          </table:table-cell>
          <table:table-cell table:style-name="ce35" table:formula="of:=IF([.E18]&lt;&gt;&quot;&quot;;HYPERLINK(CONCATENATE(&quot;https://cwe.mitre.org/data/definitions/&quot;;[.E18]; &quot;.html&quot;); [.E18]);&quot;&quot;)" office:value-type="float" office:value="319" calcext:value-type="float">
            <text:p>319</text:p>
          </table:table-cell>
          <table:table-cell table:style-name="ce49" office:value-type="float" office:value="3" calcext:value-type="float">
            <text:p>3</text:p>
          </table:table-cell>
          <table:table-cell table:style-name="ce50" office:value-type="string" calcext:value-type="string">
            <text:p>Verify that where a credential service provider (CSP) and the application verifying authentication are separated, mutually authenticated TLS is in place between the two endpoints.</text:p>
          </table:table-cell>
          <table:table-cell table:style-name="ce44" office:value-type="float" office:value="319" calcext:value-type="float">
            <text:p>319</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6</text:p>
          </table:table-cell>
          <table:table-cell table:style-name="ce35" table:formula="of:=IF([.E19]&lt;&gt;&quot;&quot;;HYPERLINK(CONCATENATE(&quot;https://cwe.mitre.org/data/definitions/&quot;;[.E19]; &quot;.html&quot;); [.E19]);&quot;&quot;)" office:value-type="float" office:value="308" calcext:value-type="float">
            <text:p>308</text:p>
          </table:table-cell>
          <table:table-cell table:style-name="ce49" office:value-type="float" office:value="3" calcext:value-type="float">
            <text:p>3</text:p>
          </table:table-cell>
          <table:table-cell table:style-name="ce51" office:value-type="string" calcext:value-type="string">
            <text:p>Verify replay resistance through the mandated use of OTP devices, cryptographic authenticators, or lookup codes.</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2.7</text:p>
          </table:table-cell>
          <table:table-cell table:style-name="ce35" table:formula="of:=IF([.E20]&lt;&gt;&quot;&quot;;HYPERLINK(CONCATENATE(&quot;https://cwe.mitre.org/data/definitions/&quot;;[.E20]; &quot;.html&quot;); [.E20]);&quot;&quot;)" office:value-type="float" office:value="308" calcext:value-type="float">
            <text:p>308</text:p>
          </table:table-cell>
          <table:table-cell table:style-name="ce49" office:value-type="float" office:value="3" calcext:value-type="float">
            <text:p>3</text:p>
          </table:table-cell>
          <table:table-cell table:style-name="ce50" office:value-type="string" calcext:value-type="string">
            <text:p>Verify intent to authenticate by requiring the entry of an OTP token or user-initiated action such as a button press on a FIDO hardware key.</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3.1</text:p>
          </table:table-cell>
          <table:table-cell table:style-name="ce35" table:formula="of:=IF([.E21]&lt;&gt;&quot;&quot;;HYPERLINK(CONCATENATE(&quot;https://cwe.mitre.org/data/definitions/&quot;;[.E21]; &quot;.html&quot;); [.E21]);&quot;&quot;)" office:value-type="float" office:value="330" calcext:value-type="float">
            <text:p>330</text:p>
          </table:table-cell>
          <table:table-cell table:style-name="ce49" office:value-type="float" office:value="1" calcext:value-type="float">
            <text:p>1</text:p>
          </table:table-cell>
          <table:table-cell table:style-name="ce50"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44" office:value-type="float" office:value="330" calcext:value-type="float">
            <text:p>33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3.2</text:p>
          </table:table-cell>
          <table:table-cell table:style-name="ce35" table:formula="of:=IF([.E22]&lt;&gt;&quot;&quot;;HYPERLINK(CONCATENATE(&quot;https://cwe.mitre.org/data/definitions/&quot;;[.E22]; &quot;.html&quot;); [.E22]);&quot;&quot;)" office:value-type="float" office:value="308" calcext:value-type="float">
            <text:p>308</text:p>
          </table:table-cell>
          <table:table-cell table:style-name="ce49" office:value-type="float" office:value="2" calcext:value-type="float">
            <text:p>2</text:p>
          </table:table-cell>
          <table:table-cell table:style-name="ce50" office:value-type="string" calcext:value-type="string">
            <text:p>Verify that enrollment and use of subscriber-provided authentication devices are supported, such as a U2F or FIDO tokens.</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3.3</text:p>
          </table:table-cell>
          <table:table-cell table:style-name="ce35" table:formula="of:=IF([.E23]&lt;&gt;&quot;&quot;;HYPERLINK(CONCATENATE(&quot;https://cwe.mitre.org/data/definitions/&quot;;[.E23]; &quot;.html&quot;); [.E23]);&quot;&quot;)" office:value-type="float" office:value="287" calcext:value-type="float">
            <text:p>287</text:p>
          </table:table-cell>
          <table:table-cell table:style-name="ce49" office:value-type="float" office:value="2" calcext:value-type="float">
            <text:p>2</text:p>
          </table:table-cell>
          <table:table-cell table:style-name="ce50" office:value-type="string" calcext:value-type="string">
            <text:p>Verify that renewal instructions are sent with sufficient time to renew time bound authenticators.</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4.1</text:p>
          </table:table-cell>
          <table:table-cell table:style-name="ce35" table:formula="of:=IF([.E24]&lt;&gt;&quot;&quot;;HYPERLINK(CONCATENATE(&quot;https://cwe.mitre.org/data/definitions/&quot;;[.E24]; &quot;.html&quot;); [.E24]);&quot;&quot;)" office:value-type="float" office:value="916" calcext:value-type="float">
            <text:p>916</text:p>
          </table:table-cell>
          <table:table-cell table:style-name="ce49" office:value-type="float" office:value="2" calcext:value-type="float">
            <text:p>2</text:p>
          </table:table-cell>
          <table:table-cell table:style-name="ce50"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44" office:value-type="float" office:value="916" calcext:value-type="float">
            <text:p>91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4.2</text:p>
          </table:table-cell>
          <table:table-cell table:style-name="ce35" table:formula="of:=IF([.E25]&lt;&gt;&quot;&quot;;HYPERLINK(CONCATENATE(&quot;https://cwe.mitre.org/data/definitions/&quot;;[.E25]; &quot;.html&quot;); [.E25]);&quot;&quot;)" office:value-type="float" office:value="916" calcext:value-type="float">
            <text:p>916</text:p>
          </table:table-cell>
          <table:table-cell table:style-name="ce49" office:value-type="float" office:value="2" calcext:value-type="float">
            <text:p>2</text:p>
          </table:table-cell>
          <table:table-cell table:style-name="ce50"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44" office:value-type="float" office:value="916" calcext:value-type="float">
            <text:p>91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4.3</text:p>
          </table:table-cell>
          <table:table-cell table:style-name="ce35" table:formula="of:=IF([.E26]&lt;&gt;&quot;&quot;;HYPERLINK(CONCATENATE(&quot;https://cwe.mitre.org/data/definitions/&quot;;[.E26]; &quot;.html&quot;); [.E26]);&quot;&quot;)" office:value-type="float" office:value="916" calcext:value-type="float">
            <text:p>916</text:p>
          </table:table-cell>
          <table:table-cell table:style-name="ce49" office:value-type="float" office:value="2" calcext:value-type="float">
            <text:p>2</text:p>
          </table:table-cell>
          <table:table-cell table:style-name="ce50"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44" office:value-type="float" office:value="916" calcext:value-type="float">
            <text:p>91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4.4</text:p>
          </table:table-cell>
          <table:table-cell table:style-name="ce35" table:formula="of:=IF([.E27]&lt;&gt;&quot;&quot;;HYPERLINK(CONCATENATE(&quot;https://cwe.mitre.org/data/definitions/&quot;;[.E27]; &quot;.html&quot;); [.E27]);&quot;&quot;)" office:value-type="float" office:value="916" calcext:value-type="float">
            <text:p>916</text:p>
          </table:table-cell>
          <table:table-cell table:style-name="ce49" office:value-type="float" office:value="2" calcext:value-type="float">
            <text:p>2</text:p>
          </table:table-cell>
          <table:table-cell table:style-name="ce50"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44" office:value-type="float" office:value="916" calcext:value-type="float">
            <text:p>91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4.5</text:p>
          </table:table-cell>
          <table:table-cell table:style-name="ce35" table:formula="of:=IF([.E28]&lt;&gt;&quot;&quot;;HYPERLINK(CONCATENATE(&quot;https://cwe.mitre.org/data/definitions/&quot;;[.E28]; &quot;.html&quot;); [.E28]);&quot;&quot;)" office:value-type="float" office:value="916" calcext:value-type="float">
            <text:p>916</text:p>
          </table:table-cell>
          <table:table-cell table:style-name="ce49" office:value-type="float" office:value="2" calcext:value-type="float">
            <text:p>2</text:p>
          </table:table-cell>
          <table:table-cell table:style-name="ce50"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44" office:value-type="float" office:value="916" calcext:value-type="float">
            <text:p>91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1</text:p>
          </table:table-cell>
          <table:table-cell table:style-name="ce35" table:formula="of:=IF([.E29]&lt;&gt;&quot;&quot;;HYPERLINK(CONCATENATE(&quot;https://cwe.mitre.org/data/definitions/&quot;;[.E29]; &quot;.html&quot;); [.E29]);&quot;&quot;)" office:value-type="float" office:value="640" calcext:value-type="float">
            <text:p>640</text:p>
          </table:table-cell>
          <table:table-cell table:style-name="ce49" office:value-type="float" office:value="1" calcext:value-type="float">
            <text:p>1</text:p>
          </table:table-cell>
          <table:table-cell table:style-name="ce50" office:value-type="string" calcext:value-type="string">
            <text:p>Verify that a system generated initial activation or recovery secret is not sent in clear text to the user. ([C6](https://www.owasp.org/index.php/OWASP_Proactive_Controls#tab=Formal_Numbering))</text:p>
          </table:table-cell>
          <table:table-cell table:style-name="ce44" office:value-type="float" office:value="640" calcext:value-type="float">
            <text:p>64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2</text:p>
          </table:table-cell>
          <table:table-cell table:style-name="ce35" table:formula="of:=IF([.E30]&lt;&gt;&quot;&quot;;HYPERLINK(CONCATENATE(&quot;https://cwe.mitre.org/data/definitions/&quot;;[.E30]; &quot;.html&quot;); [.E30]);&quot;&quot;)" office:value-type="float" office:value="640" calcext:value-type="float">
            <text:p>640</text:p>
          </table:table-cell>
          <table:table-cell table:style-name="ce49" office:value-type="float" office:value="1" calcext:value-type="float">
            <text:p>1</text:p>
          </table:table-cell>
          <table:table-cell table:style-name="ce50" office:value-type="string" calcext:value-type="string">
            <text:p>Verify password hints or knowledge-based authentication (so-called "secret questions") are not present.</text:p>
          </table:table-cell>
          <table:table-cell table:style-name="ce44" office:value-type="float" office:value="640" calcext:value-type="float">
            <text:p>64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3</text:p>
          </table:table-cell>
          <table:table-cell table:style-name="ce35" table:formula="of:=IF([.E31]&lt;&gt;&quot;&quot;;HYPERLINK(CONCATENATE(&quot;https://cwe.mitre.org/data/definitions/&quot;;[.E31]; &quot;.html&quot;); [.E31]);&quot;&quot;)" office:value-type="float" office:value="640" calcext:value-type="float">
            <text:p>640</text:p>
          </table:table-cell>
          <table:table-cell table:style-name="ce49" office:value-type="float" office:value="1" calcext:value-type="float">
            <text:p>1</text:p>
          </table:table-cell>
          <table:table-cell table:style-name="ce50" office:value-type="string" calcext:value-type="string">
            <text:p>Verify password credential recovery does not reveal the current password in any way. ([C6](https://www.owasp.org/index.php/OWASP_Proactive_Controls#tab=Formal_Numbering))</text:p>
          </table:table-cell>
          <table:table-cell table:style-name="ce44" office:value-type="float" office:value="640" calcext:value-type="float">
            <text:p>64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4</text:p>
          </table:table-cell>
          <table:table-cell table:style-name="ce35" table:formula="of:=IF([.E32]&lt;&gt;&quot;&quot;;HYPERLINK(CONCATENATE(&quot;https://cwe.mitre.org/data/definitions/&quot;;[.E32]; &quot;.html&quot;); [.E32]);&quot;&quot;)" office:value-type="float" office:value="16" calcext:value-type="float">
            <text:p>16</text:p>
          </table:table-cell>
          <table:table-cell table:style-name="ce49" office:value-type="float" office:value="1" calcext:value-type="float">
            <text:p>1</text:p>
          </table:table-cell>
          <table:table-cell table:style-name="ce50" office:value-type="string" calcext:value-type="string">
            <text:p>Verify shared or default accounts are not present (e.g. "root", "admin", or "sa").</text:p>
          </table:table-cell>
          <table:table-cell table:style-name="ce44" office:value-type="float" office:value="16" calcext:value-type="float">
            <text:p>1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5</text:p>
          </table:table-cell>
          <table:table-cell table:style-name="ce35" table:formula="of:=IF([.E33]&lt;&gt;&quot;&quot;;HYPERLINK(CONCATENATE(&quot;https://cwe.mitre.org/data/definitions/&quot;;[.E33]; &quot;.html&quot;); [.E33]);&quot;&quot;)" office:value-type="float" office:value="304" calcext:value-type="float">
            <text:p>304</text:p>
          </table:table-cell>
          <table:table-cell table:style-name="ce49" office:value-type="float" office:value="1" calcext:value-type="float">
            <text:p>1</text:p>
          </table:table-cell>
          <table:table-cell table:style-name="ce50" office:value-type="string" calcext:value-type="string">
            <text:p>Verify that if an authentication factor is changed or replaced, that the user is notified of this event.</text:p>
          </table:table-cell>
          <table:table-cell table:style-name="ce44" office:value-type="float" office:value="304" calcext:value-type="float">
            <text:p>304</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6</text:p>
          </table:table-cell>
          <table:table-cell table:style-name="ce35" table:formula="of:=IF([.E34]&lt;&gt;&quot;&quot;;HYPERLINK(CONCATENATE(&quot;https://cwe.mitre.org/data/definitions/&quot;;[.E34]; &quot;.html&quot;); [.E34]);&quot;&quot;)" office:value-type="float" office:value="640" calcext:value-type="float">
            <text:p>640</text:p>
          </table:table-cell>
          <table:table-cell table:style-name="ce49" office:value-type="float" office:value="1" calcext:value-type="float">
            <text:p>1</text:p>
          </table:table-cell>
          <table:table-cell table:style-name="ce50"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44" office:value-type="float" office:value="640" calcext:value-type="float">
            <text:p>64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5.7</text:p>
          </table:table-cell>
          <table:table-cell table:style-name="ce35" table:formula="of:=IF([.E35]&lt;&gt;&quot;&quot;;HYPERLINK(CONCATENATE(&quot;https://cwe.mitre.org/data/definitions/&quot;;[.E35]; &quot;.html&quot;); [.E35]);&quot;&quot;)" office:value-type="float" office:value="308" calcext:value-type="float">
            <text:p>308</text:p>
          </table:table-cell>
          <table:table-cell table:style-name="ce49" office:value-type="float" office:value="2" calcext:value-type="float">
            <text:p>2</text:p>
          </table:table-cell>
          <table:table-cell table:style-name="ce50" office:value-type="string" calcext:value-type="string">
            <text:p>Verify that if OTP or multi-factor authentication factors are lost, that evidence of identity proofing is performed at the same level as during enrollment.</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6.1</text:p>
          </table:table-cell>
          <table:table-cell table:style-name="ce35" table:formula="of:=IF([.E36]&lt;&gt;&quot;&quot;;HYPERLINK(CONCATENATE(&quot;https://cwe.mitre.org/data/definitions/&quot;;[.E36]; &quot;.html&quot;); [.E36]);&quot;&quot;)" office:value-type="float" office:value="308" calcext:value-type="float">
            <text:p>308</text:p>
          </table:table-cell>
          <table:table-cell table:style-name="ce49" office:value-type="float" office:value="2" calcext:value-type="float">
            <text:p>2</text:p>
          </table:table-cell>
          <table:table-cell table:style-name="ce50" office:value-type="string" calcext:value-type="string">
            <text:p>Verify that lookup secrets can be used only once.</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6.2</text:p>
          </table:table-cell>
          <table:table-cell table:style-name="ce35" table:formula="of:=IF([.E37]&lt;&gt;&quot;&quot;;HYPERLINK(CONCATENATE(&quot;https://cwe.mitre.org/data/definitions/&quot;;[.E37]; &quot;.html&quot;); [.E37]);&quot;&quot;)" office:value-type="float" office:value="330" calcext:value-type="float">
            <text:p>330</text:p>
          </table:table-cell>
          <table:table-cell table:style-name="ce49" office:value-type="float" office:value="2" calcext:value-type="float">
            <text:p>2</text:p>
          </table:table-cell>
          <table:table-cell table:style-name="ce50"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44" office:value-type="float" office:value="330" calcext:value-type="float">
            <text:p>33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6.3</text:p>
          </table:table-cell>
          <table:table-cell table:style-name="ce35" table:formula="of:=IF([.E38]&lt;&gt;&quot;&quot;;HYPERLINK(CONCATENATE(&quot;https://cwe.mitre.org/data/definitions/&quot;;[.E38]; &quot;.html&quot;); [.E38]);&quot;&quot;)" office:value-type="float" office:value="310" calcext:value-type="float">
            <text:p>310</text:p>
          </table:table-cell>
          <table:table-cell table:style-name="ce49" office:value-type="float" office:value="2" calcext:value-type="float">
            <text:p>2</text:p>
          </table:table-cell>
          <table:table-cell table:style-name="ce50" office:value-type="string" calcext:value-type="string">
            <text:p>Verify that lookup secrets are resistant to offline attacks, such as predictable values.</text:p>
          </table:table-cell>
          <table:table-cell table:style-name="ce44" office:value-type="float" office:value="310" calcext:value-type="float">
            <text:p>31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7.1</text:p>
          </table:table-cell>
          <table:table-cell table:style-name="ce35" table:formula="of:=IF([.E39]&lt;&gt;&quot;&quot;;HYPERLINK(CONCATENATE(&quot;https://cwe.mitre.org/data/definitions/&quot;;[.E39]; &quot;.html&quot;); [.E39]);&quot;&quot;)" office:value-type="float" office:value="287" calcext:value-type="float">
            <text:p>287</text:p>
          </table:table-cell>
          <table:table-cell table:style-name="ce49" office:value-type="float" office:value="1" calcext:value-type="float">
            <text:p>1</text:p>
          </table:table-cell>
          <table:table-cell table:style-name="ce50"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7.2</text:p>
          </table:table-cell>
          <table:table-cell table:style-name="ce35" table:formula="of:=IF([.E40]&lt;&gt;&quot;&quot;;HYPERLINK(CONCATENATE(&quot;https://cwe.mitre.org/data/definitions/&quot;;[.E40]; &quot;.html&quot;); [.E40]);&quot;&quot;)" office:value-type="float" office:value="287" calcext:value-type="float">
            <text:p>287</text:p>
          </table:table-cell>
          <table:table-cell table:style-name="ce49" office:value-type="float" office:value="1" calcext:value-type="float">
            <text:p>1</text:p>
          </table:table-cell>
          <table:table-cell table:style-name="ce50" office:value-type="string" calcext:value-type="string">
            <text:p>Verify that the out of band verifier expires out of band authentication requests, codes, or tokens after 10 minutes.</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7.3</text:p>
          </table:table-cell>
          <table:table-cell table:style-name="ce35" table:formula="of:=IF([.E41]&lt;&gt;&quot;&quot;;HYPERLINK(CONCATENATE(&quot;https://cwe.mitre.org/data/definitions/&quot;;[.E41]; &quot;.html&quot;); [.E41]);&quot;&quot;)" office:value-type="float" office:value="287" calcext:value-type="float">
            <text:p>287</text:p>
          </table:table-cell>
          <table:table-cell table:style-name="ce49" office:value-type="float" office:value="1" calcext:value-type="float">
            <text:p>1</text:p>
          </table:table-cell>
          <table:table-cell table:style-name="ce50" office:value-type="string" calcext:value-type="string">
            <text:p>Verify that the out of band verifier authentication requests, codes, or tokens are only usable once, and only for the original authentication request.</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7.4</text:p>
          </table:table-cell>
          <table:table-cell table:style-name="ce35" table:formula="of:=IF([.E42]&lt;&gt;&quot;&quot;;HYPERLINK(CONCATENATE(&quot;https://cwe.mitre.org/data/definitions/&quot;;[.E42]; &quot;.html&quot;); [.E42]);&quot;&quot;)" office:value-type="float" office:value="523" calcext:value-type="float">
            <text:p>523</text:p>
          </table:table-cell>
          <table:table-cell table:style-name="ce49" office:value-type="float" office:value="1" calcext:value-type="float">
            <text:p>1</text:p>
          </table:table-cell>
          <table:table-cell table:style-name="ce50" office:value-type="string" calcext:value-type="string">
            <text:p>Verify that the out of band authenticator and verifier communicates over a secure independent channel.</text:p>
          </table:table-cell>
          <table:table-cell table:style-name="ce44" office:value-type="float" office:value="523" calcext:value-type="float">
            <text:p>523</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7.5</text:p>
          </table:table-cell>
          <table:table-cell table:style-name="ce35" table:formula="of:=IF([.E43]&lt;&gt;&quot;&quot;;HYPERLINK(CONCATENATE(&quot;https://cwe.mitre.org/data/definitions/&quot;;[.E43]; &quot;.html&quot;); [.E43]);&quot;&quot;)" office:value-type="float" office:value="256" calcext:value-type="float">
            <text:p>256</text:p>
          </table:table-cell>
          <table:table-cell table:style-name="ce49" office:value-type="float" office:value="2" calcext:value-type="float">
            <text:p>2</text:p>
          </table:table-cell>
          <table:table-cell table:style-name="ce50" office:value-type="string" calcext:value-type="string">
            <text:p>Verify that the out of band verifier retains only a hashed version of the authentication code.</text:p>
          </table:table-cell>
          <table:table-cell table:style-name="ce44" office:value-type="float" office:value="256" calcext:value-type="float">
            <text:p>25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7.6</text:p>
          </table:table-cell>
          <table:table-cell table:style-name="ce35" table:formula="of:=IF([.E44]&lt;&gt;&quot;&quot;;HYPERLINK(CONCATENATE(&quot;https://cwe.mitre.org/data/definitions/&quot;;[.E44]; &quot;.html&quot;); [.E44]);&quot;&quot;)" office:value-type="float" office:value="310" calcext:value-type="float">
            <text:p>310</text:p>
          </table:table-cell>
          <table:table-cell table:style-name="ce49" office:value-type="float" office:value="2" calcext:value-type="float">
            <text:p>2</text:p>
          </table:table-cell>
          <table:table-cell table:style-name="ce50"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44" office:value-type="float" office:value="310" calcext:value-type="float">
            <text:p>31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1</text:p>
          </table:table-cell>
          <table:table-cell table:style-name="ce35" table:formula="of:=IF([.E45]&lt;&gt;&quot;&quot;;HYPERLINK(CONCATENATE(&quot;https://cwe.mitre.org/data/definitions/&quot;;[.E45]; &quot;.html&quot;); [.E45]);&quot;&quot;)" office:value-type="float" office:value="613" calcext:value-type="float">
            <text:p>613</text:p>
          </table:table-cell>
          <table:table-cell table:style-name="ce49" office:value-type="float" office:value="1" calcext:value-type="float">
            <text:p>1</text:p>
          </table:table-cell>
          <table:table-cell table:style-name="ce50" office:value-type="string" calcext:value-type="string">
            <text:p>Verify that time-based OTPs have a defined lifetime before expiring.</text:p>
          </table:table-cell>
          <table:table-cell table:style-name="ce44" office:value-type="float" office:value="613" calcext:value-type="float">
            <text:p>613</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2</text:p>
          </table:table-cell>
          <table:table-cell table:style-name="ce35" table:formula="of:=IF([.E46]&lt;&gt;&quot;&quot;;HYPERLINK(CONCATENATE(&quot;https://cwe.mitre.org/data/definitions/&quot;;[.E46]; &quot;.html&quot;); [.E46]);&quot;&quot;)" office:value-type="float" office:value="320" calcext:value-type="float">
            <text:p>320</text:p>
          </table:table-cell>
          <table:table-cell table:style-name="ce49" office:value-type="float" office:value="2" calcext:value-type="float">
            <text:p>2</text:p>
          </table:table-cell>
          <table:table-cell table:style-name="ce50" office:value-type="string" calcext:value-type="string">
            <text:p>Verify that symmetric keys used to verify submitted OTPs are highly protected, such as by using a hardware security module or secure operating system based key storage.</text:p>
          </table:table-cell>
          <table:table-cell table:style-name="ce44" office:value-type="float" office:value="320" calcext:value-type="float">
            <text:p>32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3</text:p>
          </table:table-cell>
          <table:table-cell table:style-name="ce35" table:formula="of:=IF([.E47]&lt;&gt;&quot;&quot;;HYPERLINK(CONCATENATE(&quot;https://cwe.mitre.org/data/definitions/&quot;;[.E47]; &quot;.html&quot;); [.E47]);&quot;&quot;)" office:value-type="float" office:value="326" calcext:value-type="float">
            <text:p>326</text:p>
          </table:table-cell>
          <table:table-cell table:style-name="ce49" office:value-type="float" office:value="2" calcext:value-type="float">
            <text:p>2</text:p>
          </table:table-cell>
          <table:table-cell table:style-name="ce50" office:value-type="string" calcext:value-type="string">
            <text:p>Verify that approved cryptographic algorithms are used in the generation, seeding, and verification.</text:p>
          </table:table-cell>
          <table:table-cell table:style-name="ce44" office:value-type="float" office:value="326" calcext:value-type="float">
            <text:p>326</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4</text:p>
          </table:table-cell>
          <table:table-cell table:style-name="ce35" table:formula="of:=IF([.E48]&lt;&gt;&quot;&quot;;HYPERLINK(CONCATENATE(&quot;https://cwe.mitre.org/data/definitions/&quot;;[.E48]; &quot;.html&quot;); [.E48]);&quot;&quot;)" office:value-type="float" office:value="287" calcext:value-type="float">
            <text:p>287</text:p>
          </table:table-cell>
          <table:table-cell table:style-name="ce49" office:value-type="float" office:value="2" calcext:value-type="float">
            <text:p>2</text:p>
          </table:table-cell>
          <table:table-cell table:style-name="ce50" office:value-type="string" calcext:value-type="string">
            <text:p>Verify that time-based OTP can be used only once within the validity period.</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5</text:p>
          </table:table-cell>
          <table:table-cell table:style-name="ce35" table:formula="of:=IF([.E49]&lt;&gt;&quot;&quot;;HYPERLINK(CONCATENATE(&quot;https://cwe.mitre.org/data/definitions/&quot;;[.E49]; &quot;.html&quot;); [.E49]);&quot;&quot;)" office:value-type="float" office:value="287" calcext:value-type="float">
            <text:p>287</text:p>
          </table:table-cell>
          <table:table-cell table:style-name="ce49" office:value-type="float" office:value="2" calcext:value-type="float">
            <text:p>2</text:p>
          </table:table-cell>
          <table:table-cell table:style-name="ce50"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6</text:p>
          </table:table-cell>
          <table:table-cell table:style-name="ce35" table:formula="of:=IF([.E50]&lt;&gt;&quot;&quot;;HYPERLINK(CONCATENATE(&quot;https://cwe.mitre.org/data/definitions/&quot;;[.E50]; &quot;.html&quot;); [.E50]);&quot;&quot;)" office:value-type="float" office:value="613" calcext:value-type="float">
            <text:p>613</text:p>
          </table:table-cell>
          <table:table-cell table:style-name="ce49" office:value-type="float" office:value="2" calcext:value-type="float">
            <text:p>2</text:p>
          </table:table-cell>
          <table:table-cell table:style-name="ce50"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44" office:value-type="float" office:value="613" calcext:value-type="float">
            <text:p>613</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8.7</text:p>
          </table:table-cell>
          <table:table-cell table:style-name="ce35" table:formula="of:=IF([.E51]&lt;&gt;&quot;&quot;;HYPERLINK(CONCATENATE(&quot;https://cwe.mitre.org/data/definitions/&quot;;[.E51]; &quot;.html&quot;); [.E51]);&quot;&quot;)" office:value-type="float" office:value="308" calcext:value-type="float">
            <text:p>308</text:p>
          </table:table-cell>
          <table:table-cell table:style-name="ce49" office:value-type="float" office:value="2" calcext:value-type="float">
            <text:p>2</text:p>
          </table:table-cell>
          <table:table-cell table:style-name="ce50" office:value-type="string" calcext:value-type="string">
            <text:p>Verify that biometric authenticators are limited to use only as secondary factors in conjunction with either something you have and something you know.</text:p>
          </table:table-cell>
          <table:table-cell table:style-name="ce44" office:value-type="float" office:value="308" calcext:value-type="float">
            <text:p>30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9.1</text:p>
          </table:table-cell>
          <table:table-cell table:style-name="ce35" table:formula="of:=IF([.E52]&lt;&gt;&quot;&quot;;HYPERLINK(CONCATENATE(&quot;https://cwe.mitre.org/data/definitions/&quot;;[.E52]; &quot;.html&quot;); [.E52]);&quot;&quot;)" office:value-type="float" office:value="320" calcext:value-type="float">
            <text:p>320</text:p>
          </table:table-cell>
          <table:table-cell table:style-name="ce49" office:value-type="float" office:value="2" calcext:value-type="float">
            <text:p>2</text:p>
          </table:table-cell>
          <table:table-cell table:style-name="ce50"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44" office:value-type="float" office:value="320" calcext:value-type="float">
            <text:p>32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9.2</text:p>
          </table:table-cell>
          <table:table-cell table:style-name="ce35" table:formula="of:=IF([.E53]&lt;&gt;&quot;&quot;;HYPERLINK(CONCATENATE(&quot;https://cwe.mitre.org/data/definitions/&quot;;[.E53]; &quot;.html&quot;); [.E53]);&quot;&quot;)" office:value-type="float" office:value="330" calcext:value-type="float">
            <text:p>330</text:p>
          </table:table-cell>
          <table:table-cell table:style-name="ce49" office:value-type="float" office:value="2" calcext:value-type="float">
            <text:p>2</text:p>
          </table:table-cell>
          <table:table-cell table:style-name="ce50" office:value-type="string" calcext:value-type="string">
            <text:p>Verify that the challenge nonce is at least 64 bits in length, and statistically unique or unique over the lifetime of the cryptographic device.</text:p>
          </table:table-cell>
          <table:table-cell table:style-name="ce44" office:value-type="float" office:value="330" calcext:value-type="float">
            <text:p>330</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9.3</text:p>
          </table:table-cell>
          <table:table-cell table:style-name="ce35" table:formula="of:=IF([.E54]&lt;&gt;&quot;&quot;;HYPERLINK(CONCATENATE(&quot;https://cwe.mitre.org/data/definitions/&quot;;[.E54]; &quot;.html&quot;); [.E54]);&quot;&quot;)" office:value-type="float" office:value="327" calcext:value-type="float">
            <text:p>327</text:p>
          </table:table-cell>
          <table:table-cell table:style-name="ce49" office:value-type="float" office:value="2" calcext:value-type="float">
            <text:p>2</text:p>
          </table:table-cell>
          <table:table-cell table:style-name="ce50" office:value-type="string" calcext:value-type="string">
            <text:p>Verify that approved cryptographic algorithms are used in the generation, seeding, and verification.</text:p>
          </table:table-cell>
          <table:table-cell table:style-name="ce44" office:value-type="float" office:value="327" calcext:value-type="float">
            <text:p>32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0.1</text:p>
          </table:table-cell>
          <table:table-cell table:style-name="ce35" table:formula="of:=IF([.E55]&lt;&gt;&quot;&quot;;HYPERLINK(CONCATENATE(&quot;https://cwe.mitre.org/data/definitions/&quot;;[.E55]; &quot;.html&quot;); [.E55]);&quot;&quot;)" office:value-type="float" office:value="287" calcext:value-type="float">
            <text:p>287</text:p>
          </table:table-cell>
          <table:table-cell table:style-name="ce49" office:value-type="float" office:value="2" calcext:value-type="float">
            <text:p>2</text:p>
          </table:table-cell>
          <table:table-cell table:style-name="ce50" office:value-type="string" calcext:value-type="string">
            <text:p>Verify that integration secrets do not rely on unchanging passwords, such as API keys or shared privileged accounts.</text:p>
          </table:table-cell>
          <table:table-cell table:style-name="ce44" office:value-type="float" office:value="287" calcext:value-type="float">
            <text:p>287</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0.2</text:p>
          </table:table-cell>
          <table:table-cell table:style-name="ce35" table:formula="of:=IF([.E56]&lt;&gt;&quot;&quot;;HYPERLINK(CONCATENATE(&quot;https://cwe.mitre.org/data/definitions/&quot;;[.E56]; &quot;.html&quot;); [.E56]);&quot;&quot;)" office:value-type="float" office:value="255" calcext:value-type="float">
            <text:p>255</text:p>
          </table:table-cell>
          <table:table-cell table:style-name="ce49" office:value-type="float" office:value="2" calcext:value-type="float">
            <text:p>2</text:p>
          </table:table-cell>
          <table:table-cell table:style-name="ce50" office:value-type="string" calcext:value-type="string">
            <text:p>Verify that if passwords are required, the credentials are not a default account.</text:p>
          </table:table-cell>
          <table:table-cell table:style-name="ce44" office:value-type="float" office:value="255" calcext:value-type="float">
            <text:p>255</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0.3</text:p>
          </table:table-cell>
          <table:table-cell table:style-name="ce35" table:formula="of:=IF([.E57]&lt;&gt;&quot;&quot;;HYPERLINK(CONCATENATE(&quot;https://cwe.mitre.org/data/definitions/&quot;;[.E57]; &quot;.html&quot;); [.E57]);&quot;&quot;)" office:value-type="float" office:value="522" calcext:value-type="float">
            <text:p>522</text:p>
          </table:table-cell>
          <table:table-cell table:style-name="ce49" office:value-type="float" office:value="2" calcext:value-type="float">
            <text:p>2</text:p>
          </table:table-cell>
          <table:table-cell table:style-name="ce50" office:value-type="string" calcext:value-type="string">
            <text:p>Verify that passwords are stored with sufficient protection to prevent offline recovery attacks, including local system access.</text:p>
          </table:table-cell>
          <table:table-cell table:style-name="ce44" office:value-type="float" office:value="522" calcext:value-type="float">
            <text:p>522</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table-cell table:style-name="ce47" office:value-type="string" calcext:value-type="string">
            <text:p>2.10.4</text:p>
          </table:table-cell>
          <table:table-cell table:style-name="ce35" table:formula="of:=IF([.E58]&lt;&gt;&quot;&quot;;HYPERLINK(CONCATENATE(&quot;https://cwe.mitre.org/data/definitions/&quot;;[.E58]; &quot;.html&quot;); [.E58]);&quot;&quot;)" office:value-type="float" office:value="798" calcext:value-type="float">
            <text:p>798</text:p>
          </table:table-cell>
          <table:table-cell table:style-name="ce49" office:value-type="float" office:value="2" calcext:value-type="float">
            <text:p>2</text:p>
          </table:table-cell>
          <table:table-cell table:style-name="ce5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44" office:value-type="float" office:value="798" calcext:value-type="float">
            <text:p>798</text:p>
          </table:table-cell>
          <table:table-cell table:style-name="ce45" table:content-validation-name="val2" office:value-type="string" calcext:value-type="string">
            <text:p>Unknown</text:p>
          </table:table-cell>
          <table:table-cell/>
          <table:table-cell table:style-name="ce54" table:number-columns-repeated="18"/>
          <table:table-cell table:number-columns-repeated="999"/>
        </table:table-row>
        <table:table-row table:style-name="ro1" table:number-rows-repeated="906">
          <table:table-cell table:style-name="ce48"/>
          <table:table-cell table:style-name="ce34"/>
          <table:table-cell table:style-name="ce33"/>
          <table:table-cell table:style-name="ce52"/>
          <table:table-cell table:style-name="ce44" table:number-columns-repeated="2"/>
          <table:table-cell/>
          <table:table-cell table:style-name="ce54" table:number-columns-repeated="18"/>
          <table:table-cell table:number-columns-repeated="999"/>
        </table:table-row>
        <table:table-row table:style-name="ro1">
          <table:table-cell table:style-name="ce48"/>
          <table:table-cell table:style-name="ce34"/>
          <table:table-cell table:style-name="ce33"/>
          <table:table-cell table:style-name="ce52"/>
          <table:table-cell table:style-name="ce44"/>
          <table:table-cell table:style-name="ce34"/>
          <table:table-cell/>
          <table:table-cell table:style-name="ce54" table:number-columns-repeated="18"/>
          <table:table-cell table:number-columns-repeated="999"/>
        </table:table-row>
        <table:table-row table:style-name="ro1" table:number-rows-repeated="32">
          <table:table-cell table:style-name="ce48"/>
          <table:table-cell table:style-name="ce34"/>
          <table:table-cell table:style-name="ce33"/>
          <table:table-cell table:style-name="ce52"/>
          <table:table-cell table:style-name="ce44"/>
          <table:table-cell table:style-name="ce34"/>
          <table:table-cell/>
          <table:table-cell table:style-name="ce54" table:number-columns-repeated="18"/>
          <table:table-cell table:number-columns-repeated="999"/>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Authentication.C2:Authentication.C58">
            <calcext:condition calcext:apply-style-name="ConditionalStyle_1" calcext:value="=3" calcext:base-cell-address="Authentication.C2"/>
          </calcext:conditional-format>
          <calcext:conditional-format calcext:target-range-address="Authentication.C2:Authentication.C58">
            <calcext:condition calcext:apply-style-name="ConditionalStyle_2" calcext:value="=2" calcext:base-cell-address="Authentication.C2"/>
          </calcext:conditional-format>
          <calcext:conditional-format calcext:target-range-address="Authentication.C2:Authentication.C58">
            <calcext:condition calcext:apply-style-name="ConditionalStyle_3" calcext:value="=1" calcext:base-cell-address="Authentication.C2"/>
          </calcext:conditional-format>
          <calcext:conditional-format calcext:target-range-address="Authentication.D2:Authentication.D58">
            <calcext:condition calcext:apply-style-name="ConditionalStyle_4" calcext:value="formula-is([.F2]=&quot;Valid&quot;)" calcext:base-cell-address="Authentication.D2"/>
          </calcext:conditional-format>
          <calcext:conditional-format calcext:target-range-address="Authentication.D2:Authentication.D58">
            <calcext:condition calcext:apply-style-name="ConditionalStyle_5" calcext:value="formula-is([.F2]=&quot;Not Valid&quot;)" calcext:base-cell-address="Authentication.D2"/>
          </calcext:conditional-format>
          <calcext:conditional-format calcext:target-range-address="Authentication.D2:Authentication.D58">
            <calcext:condition calcext:apply-style-name="ConditionalStyle_6" calcext:value="formula-is([.F2]=&quot;Not Applicable&quot;)" calcext:base-cell-address="Authentication.D2"/>
          </calcext:conditional-format>
          <calcext:conditional-format calcext:target-range-address="Authentication.D19:Authentication.D19">
            <calcext:condition calcext:apply-style-name="ConditionalStyle_6" calcext:value="formula-is(#ref!=0)" calcext:base-cell-address="Authentication.D19"/>
          </calcext:conditional-format>
          <calcext:conditional-format calcext:target-range-address="Authentication.D2:Authentication.D58">
            <calcext:condition calcext:apply-style-name="ConditionalStyle_4" calcext:value="formula-is([.F2]=1)" calcext:base-cell-address="Authentication.D2"/>
          </calcext:conditional-format>
          <calcext:conditional-format calcext:target-range-address="Authentication.D2:Authentication.D58">
            <calcext:condition calcext:apply-style-name="ConditionalStyle_6" calcext:value="formula-is(#ref!=0)" calcext:base-cell-address="Authentication.D2"/>
          </calcext:conditional-format>
          <calcext:conditional-format calcext:target-range-address="Authentication.C2:Authentication.C58">
            <calcext:condition calcext:apply-style-name="ConditionalStyle_7" calcext:value="=3" calcext:base-cell-address="Authentication.C2"/>
          </calcext:conditional-format>
          <calcext:conditional-format calcext:target-range-address="Authentication.C2:Authentication.C58">
            <calcext:condition calcext:apply-style-name="ConditionalStyle_8" calcext:value="=2" calcext:base-cell-address="Authentication.C2"/>
          </calcext:conditional-format>
          <calcext:conditional-format calcext:target-range-address="Authentication.C2:Authentication.C58">
            <calcext:condition calcext:apply-style-name="ConditionalStyle_9" calcext:value="=1" calcext:base-cell-address="Authentication.C2"/>
          </calcext:conditional-format>
        </calcext:conditional-formats>
      </table:table>
      <table:table table:name="Session Management" table:style-name="ta4">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3.1.1</text:p>
          </table:table-cell>
          <table:table-cell table:style-name="ce35" table:formula="of:=IF([.E2]&lt;&gt;&quot;&quot;;HYPERLINK(CONCATENATE(&quot;https://cwe.mitre.org/data/definitions/&quot;;[.E2]; &quot;.html&quot;); [.E2]);&quot;&quot;)" office:value-type="float" office:value="598" calcext:value-type="float">
            <text:p>598</text:p>
          </table:table-cell>
          <table:table-cell table:style-name="ce55" office:value-type="float" office:value="1" calcext:value-type="float">
            <text:p>1</text:p>
          </table:table-cell>
          <table:table-cell table:style-name="ce56" office:value-type="string" calcext:value-type="string">
            <text:p>Verify the application never reveals session tokens in URL parameters or error messages.</text:p>
          </table:table-cell>
          <table:table-cell table:style-name="ce44" office:value-type="float" office:value="598" calcext:value-type="float">
            <text:p>598</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2.1</text:p>
          </table:table-cell>
          <table:table-cell table:style-name="ce35" table:formula="of:=IF([.E3]&lt;&gt;&quot;&quot;;HYPERLINK(CONCATENATE(&quot;https://cwe.mitre.org/data/definitions/&quot;;[.E3]; &quot;.html&quot;); [.E3]);&quot;&quot;)" office:value-type="float" office:value="384" calcext:value-type="float">
            <text:p>384</text:p>
          </table:table-cell>
          <table:table-cell table:style-name="ce55" office:value-type="float" office:value="1" calcext:value-type="float">
            <text:p>1</text:p>
          </table:table-cell>
          <table:table-cell table:style-name="ce56" office:value-type="string" calcext:value-type="string">
            <text:p>Verify the application generates a new session token on user authentication. ([C6](https://www.owasp.org/index.php/OWASP_Proactive_Controls#tab=Formal_Numbering))</text:p>
          </table:table-cell>
          <table:table-cell table:style-name="ce44" office:value-type="float" office:value="384" calcext:value-type="float">
            <text:p>384</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2.2</text:p>
          </table:table-cell>
          <table:table-cell table:style-name="ce35" table:formula="of:=IF([.E4]&lt;&gt;&quot;&quot;;HYPERLINK(CONCATENATE(&quot;https://cwe.mitre.org/data/definitions/&quot;;[.E4]; &quot;.html&quot;); [.E4]);&quot;&quot;)" office:value-type="float" office:value="331" calcext:value-type="float">
            <text:p>331</text:p>
          </table:table-cell>
          <table:table-cell table:style-name="ce55" office:value-type="float" office:value="1" calcext:value-type="float">
            <text:p>1</text:p>
          </table:table-cell>
          <table:table-cell table:style-name="ce56" office:value-type="string" calcext:value-type="string">
            <text:p>Verify that session tokens possess at least 64 bits of entropy. ([C6](https://www.owasp.org/index.php/OWASP_Proactive_Controls#tab=Formal_Numbering))</text:p>
          </table:table-cell>
          <table:table-cell table:style-name="ce44" office:value-type="float" office:value="331" calcext:value-type="float">
            <text:p>331</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2.3</text:p>
          </table:table-cell>
          <table:table-cell table:style-name="ce35" table:formula="of:=IF([.E5]&lt;&gt;&quot;&quot;;HYPERLINK(CONCATENATE(&quot;https://cwe.mitre.org/data/definitions/&quot;;[.E5]; &quot;.html&quot;); [.E5]);&quot;&quot;)" office:value-type="float" office:value="539" calcext:value-type="float">
            <text:p>539</text:p>
          </table:table-cell>
          <table:table-cell table:style-name="ce55" office:value-type="float" office:value="1" calcext:value-type="float">
            <text:p>1</text:p>
          </table:table-cell>
          <table:table-cell table:style-name="ce56" office:value-type="string" calcext:value-type="string">
            <text:p>Verify the application only stores session tokens in the browser using secure methods such as appropriately secured cookies (see section 3.4) or HTML 5 session storage.</text:p>
          </table:table-cell>
          <table:table-cell table:style-name="ce44" office:value-type="float" office:value="539" calcext:value-type="float">
            <text:p>539</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2.4</text:p>
          </table:table-cell>
          <table:table-cell table:style-name="ce35" table:formula="of:=IF([.E6]&lt;&gt;&quot;&quot;;HYPERLINK(CONCATENATE(&quot;https://cwe.mitre.org/data/definitions/&quot;;[.E6]; &quot;.html&quot;); [.E6]);&quot;&quot;)" office:value-type="float" office:value="331" calcext:value-type="float">
            <text:p>331</text:p>
          </table:table-cell>
          <table:table-cell table:style-name="ce55" office:value-type="float" office:value="2" calcext:value-type="float">
            <text:p>2</text:p>
          </table:table-cell>
          <table:table-cell table:style-name="ce56" office:value-type="string" calcext:value-type="string">
            <text:p>Verify that session token are generated using approved cryptographic algorithms. ([C6](https://www.owasp.org/index.php/OWASP_Proactive_Controls#tab=Formal_Numbering))</text:p>
          </table:table-cell>
          <table:table-cell table:style-name="ce44" office:value-type="float" office:value="331" calcext:value-type="float">
            <text:p>331</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3.1</text:p>
          </table:table-cell>
          <table:table-cell table:style-name="ce35" table:formula="of:=IF([.E7]&lt;&gt;&quot;&quot;;HYPERLINK(CONCATENATE(&quot;https://cwe.mitre.org/data/definitions/&quot;;[.E7]; &quot;.html&quot;); [.E7]);&quot;&quot;)" office:value-type="float" office:value="613" calcext:value-type="float">
            <text:p>613</text:p>
          </table:table-cell>
          <table:table-cell table:style-name="ce55" office:value-type="float" office:value="1" calcext:value-type="float">
            <text:p>1</text:p>
          </table:table-cell>
          <table:table-cell table:style-name="ce56"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44" office:value-type="float" office:value="613" calcext:value-type="float">
            <text:p>613</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3.2</text:p>
          </table:table-cell>
          <table:table-cell table:style-name="ce35" table:formula="of:=IF([.E8]&lt;&gt;&quot;&quot;;HYPERLINK(CONCATENATE(&quot;https://cwe.mitre.org/data/definitions/&quot;;[.E8]; &quot;.html&quot;); [.E8]);&quot;&quot;)" office:value-type="float" office:value="613" calcext:value-type="float">
            <text:p>613</text:p>
          </table:table-cell>
          <table:table-cell table:style-name="ce55" office:value-type="float" office:value="1" calcext:value-type="float">
            <text:p>1</text:p>
          </table:table-cell>
          <table:table-cell table:style-name="ce56" office:value-type="string" calcext:value-type="string">
            <text:p>If authenticators permit users to remain logged in, verify that re-authentication occurs periodically both when actively used or after an idle period. ([C6](https://www.owasp.org/index.php/OWASP_Proactive_Controls#tab=Formal_Numbering))</text:p>
          </table:table-cell>
          <table:table-cell table:style-name="ce44" office:value-type="float" office:value="613" calcext:value-type="float">
            <text:p>613</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3.3</text:p>
          </table:table-cell>
          <table:table-cell table:style-name="ce35" table:formula="of:=IF([.E9]&lt;&gt;&quot;&quot;;HYPERLINK(CONCATENATE(&quot;https://cwe.mitre.org/data/definitions/&quot;;[.E9]; &quot;.html&quot;); [.E9]);&quot;&quot;)" office:value-type="float" office:value="613" calcext:value-type="float">
            <text:p>613</text:p>
          </table:table-cell>
          <table:table-cell table:style-name="ce55" office:value-type="float" office:value="2" calcext:value-type="float">
            <text:p>2</text:p>
          </table:table-cell>
          <table:table-cell table:style-name="ce56"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44" office:value-type="float" office:value="613" calcext:value-type="float">
            <text:p>613</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3.4</text:p>
          </table:table-cell>
          <table:table-cell table:style-name="ce35" table:formula="of:=IF([.E10]&lt;&gt;&quot;&quot;;HYPERLINK(CONCATENATE(&quot;https://cwe.mitre.org/data/definitions/&quot;;[.E10]; &quot;.html&quot;); [.E10]);&quot;&quot;)" office:value-type="float" office:value="613" calcext:value-type="float">
            <text:p>613</text:p>
          </table:table-cell>
          <table:table-cell table:style-name="ce55" office:value-type="float" office:value="2" calcext:value-type="float">
            <text:p>2</text:p>
          </table:table-cell>
          <table:table-cell table:style-name="ce56" office:value-type="string" calcext:value-type="string">
            <text:p>Verify that users are able to view and log out of any or all currently active sessions and devices.</text:p>
          </table:table-cell>
          <table:table-cell table:style-name="ce44" office:value-type="float" office:value="613" calcext:value-type="float">
            <text:p>613</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4.1</text:p>
          </table:table-cell>
          <table:table-cell table:style-name="ce35" table:formula="of:=IF([.E11]&lt;&gt;&quot;&quot;;HYPERLINK(CONCATENATE(&quot;https://cwe.mitre.org/data/definitions/&quot;;[.E11]; &quot;.html&quot;); [.E11]);&quot;&quot;)" office:value-type="float" office:value="614" calcext:value-type="float">
            <text:p>614</text:p>
          </table:table-cell>
          <table:table-cell table:style-name="ce55" office:value-type="float" office:value="1" calcext:value-type="float">
            <text:p>1</text:p>
          </table:table-cell>
          <table:table-cell table:style-name="ce56" office:value-type="string" calcext:value-type="string">
            <text:p>Verify that cookie-based session tokens have the 'Secure' attribute set. ([C6](https://www.owasp.org/index.php/OWASP_Proactive_Controls#tab=Formal_Numbering))</text:p>
          </table:table-cell>
          <table:table-cell table:style-name="ce44" office:value-type="float" office:value="614" calcext:value-type="float">
            <text:p>614</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4.2</text:p>
          </table:table-cell>
          <table:table-cell table:style-name="ce35" table:formula="of:=IF([.E12]&lt;&gt;&quot;&quot;;HYPERLINK(CONCATENATE(&quot;https://cwe.mitre.org/data/definitions/&quot;;[.E12]; &quot;.html&quot;); [.E12]);&quot;&quot;)" office:value-type="float" office:value="1004" calcext:value-type="float">
            <text:p>1004</text:p>
          </table:table-cell>
          <table:table-cell table:style-name="ce55" office:value-type="float" office:value="1" calcext:value-type="float">
            <text:p>1</text:p>
          </table:table-cell>
          <table:table-cell table:style-name="ce56" office:value-type="string" calcext:value-type="string">
            <text:p>Verify that cookie-based session tokens have the 'HttpOnly' attribute set. ([C6](https://www.owasp.org/index.php/OWASP_Proactive_Controls#tab=Formal_Numbering))</text:p>
          </table:table-cell>
          <table:table-cell table:style-name="ce44" office:value-type="float" office:value="1004" calcext:value-type="float">
            <text:p>1004</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4.3</text:p>
          </table:table-cell>
          <table:table-cell table:style-name="ce35" table:formula="of:=IF([.E13]&lt;&gt;&quot;&quot;;HYPERLINK(CONCATENATE(&quot;https://cwe.mitre.org/data/definitions/&quot;;[.E13]; &quot;.html&quot;); [.E13]);&quot;&quot;)" office:value-type="float" office:value="16" calcext:value-type="float">
            <text:p>16</text:p>
          </table:table-cell>
          <table:table-cell table:style-name="ce55" office:value-type="float" office:value="1" calcext:value-type="float">
            <text:p>1</text:p>
          </table:table-cell>
          <table:table-cell table:style-name="ce56"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44" office:value-type="float" office:value="16" calcext:value-type="float">
            <text:p>16</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4.4</text:p>
          </table:table-cell>
          <table:table-cell table:style-name="ce35" table:formula="of:=IF([.E14]&lt;&gt;&quot;&quot;;HYPERLINK(CONCATENATE(&quot;https://cwe.mitre.org/data/definitions/&quot;;[.E14]; &quot;.html&quot;); [.E14]);&quot;&quot;)" office:value-type="float" office:value="16" calcext:value-type="float">
            <text:p>16</text:p>
          </table:table-cell>
          <table:table-cell table:style-name="ce55" office:value-type="float" office:value="1" calcext:value-type="float">
            <text:p>1</text:p>
          </table:table-cell>
          <table:table-cell table:style-name="ce56" office:value-type="string" calcext:value-type="string">
            <text:p>Verify that cookie-based session tokens use "__Host-" prefix (see references) to provide session cookie confidentiality.</text:p>
          </table:table-cell>
          <table:table-cell table:style-name="ce44" office:value-type="float" office:value="16" calcext:value-type="float">
            <text:p>16</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4.5</text:p>
          </table:table-cell>
          <table:table-cell table:style-name="ce35" table:formula="of:=IF([.E15]&lt;&gt;&quot;&quot;;HYPERLINK(CONCATENATE(&quot;https://cwe.mitre.org/data/definitions/&quot;;[.E15]; &quot;.html&quot;); [.E15]);&quot;&quot;)" office:value-type="float" office:value="16" calcext:value-type="float">
            <text:p>16</text:p>
          </table:table-cell>
          <table:table-cell table:style-name="ce55" office:value-type="float" office:value="1" calcext:value-type="float">
            <text:p>1</text:p>
          </table:table-cell>
          <table:table-cell table:style-name="ce5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44" office:value-type="float" office:value="16" calcext:value-type="float">
            <text:p>16</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5.1</text:p>
          </table:table-cell>
          <table:table-cell table:style-name="ce35" table:formula="of:=IF([.E16]&lt;&gt;&quot;&quot;;HYPERLINK(CONCATENATE(&quot;https://cwe.mitre.org/data/definitions/&quot;;[.E16]; &quot;.html&quot;); [.E16]);&quot;&quot;)" office:value-type="float" office:value="290" calcext:value-type="float">
            <text:p>290</text:p>
          </table:table-cell>
          <table:table-cell table:style-name="ce55" office:value-type="float" office:value="2" calcext:value-type="float">
            <text:p>2</text:p>
          </table:table-cell>
          <table:table-cell table:style-name="ce56" office:value-type="string" calcext:value-type="string">
            <text:p>Verify the application does not treat OAuth and refresh tokens — on their own — as the presence of the subscriber and allows users to terminate trust relationships with linked applications.</text:p>
          </table:table-cell>
          <table:table-cell table:style-name="ce44" office:value-type="float" office:value="290" calcext:value-type="float">
            <text:p>290</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5.2</text:p>
          </table:table-cell>
          <table:table-cell table:style-name="ce35" table:formula="of:=IF([.E17]&lt;&gt;&quot;&quot;;HYPERLINK(CONCATENATE(&quot;https://cwe.mitre.org/data/definitions/&quot;;[.E17]; &quot;.html&quot;); [.E17]);&quot;&quot;)" office:value-type="float" office:value="798" calcext:value-type="float">
            <text:p>798</text:p>
          </table:table-cell>
          <table:table-cell table:style-name="ce55" office:value-type="float" office:value="2" calcext:value-type="float">
            <text:p>2</text:p>
          </table:table-cell>
          <table:table-cell table:style-name="ce56" office:value-type="string" calcext:value-type="string">
            <text:p>Verify the application uses session tokens rather than static API secrets and keys, except with legacy implementations.</text:p>
          </table:table-cell>
          <table:table-cell table:style-name="ce44" office:value-type="float" office:value="798" calcext:value-type="float">
            <text:p>798</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5.3</text:p>
          </table:table-cell>
          <table:table-cell table:style-name="ce35" table:formula="of:=IF([.E18]&lt;&gt;&quot;&quot;;HYPERLINK(CONCATENATE(&quot;https://cwe.mitre.org/data/definitions/&quot;;[.E18]; &quot;.html&quot;); [.E18]);&quot;&quot;)" office:value-type="float" office:value="345" calcext:value-type="float">
            <text:p>345</text:p>
          </table:table-cell>
          <table:table-cell table:style-name="ce55" office:value-type="float" office:value="2" calcext:value-type="float">
            <text:p>2</text:p>
          </table:table-cell>
          <table:table-cell table:style-name="ce5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44" office:value-type="float" office:value="345" calcext:value-type="float">
            <text:p>345</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6.1</text:p>
          </table:table-cell>
          <table:table-cell table:style-name="ce35" table:formula="of:=IF([.E19]&lt;&gt;&quot;&quot;;HYPERLINK(CONCATENATE(&quot;https://cwe.mitre.org/data/definitions/&quot;;[.E19]; &quot;.html&quot;); [.E19]);&quot;&quot;)" office:value-type="float" office:value="613" calcext:value-type="float">
            <text:p>613</text:p>
          </table:table-cell>
          <table:table-cell table:style-name="ce55" office:value-type="float" office:value="3" calcext:value-type="float">
            <text:p>3</text:p>
          </table:table-cell>
          <table:table-cell table:style-name="ce56" office:value-type="string" calcext:value-type="string">
            <text:p>Verify that relying parties specify the maximum authentication time to CSPs and that CSPs re-authenticate the subscriber if they haven't used a session within that period.</text:p>
          </table:table-cell>
          <table:table-cell table:style-name="ce44" office:value-type="float" office:value="613" calcext:value-type="float">
            <text:p>613</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6.2</text:p>
          </table:table-cell>
          <table:table-cell table:style-name="ce35" table:formula="of:=IF([.E20]&lt;&gt;&quot;&quot;;HYPERLINK(CONCATENATE(&quot;https://cwe.mitre.org/data/definitions/&quot;;[.E20]; &quot;.html&quot;); [.E20]);&quot;&quot;)" office:value-type="float" office:value="613" calcext:value-type="float">
            <text:p>613</text:p>
          </table:table-cell>
          <table:table-cell table:style-name="ce55" office:value-type="float" office:value="3" calcext:value-type="float">
            <text:p>3</text:p>
          </table:table-cell>
          <table:table-cell table:style-name="ce56" office:value-type="string" calcext:value-type="string">
            <text:p>Verify that CSPs inform relying parties of the last authentication event, to allow RPs to determine if they need to re-authenticate the user.</text:p>
          </table:table-cell>
          <table:table-cell table:style-name="ce44" office:value-type="float" office:value="613" calcext:value-type="float">
            <text:p>613</text:p>
          </table:table-cell>
          <table:table-cell table:style-name="ce45" table:content-validation-name="val3" office:value-type="string" calcext:value-type="string">
            <text:p>Unknown</text:p>
          </table:table-cell>
          <table:table-cell table:number-columns-repeated="1018"/>
        </table:table-row>
        <table:table-row table:style-name="ro1">
          <table:table-cell table:style-name="ce32" office:value-type="string" calcext:value-type="string">
            <text:p>3.7.1</text:p>
          </table:table-cell>
          <table:table-cell table:style-name="ce35" table:formula="of:=IF([.E21]&lt;&gt;&quot;&quot;;HYPERLINK(CONCATENATE(&quot;https://cwe.mitre.org/data/definitions/&quot;;[.E21]; &quot;.html&quot;); [.E21]);&quot;&quot;)" office:value-type="float" office:value="778" calcext:value-type="float">
            <text:p>778</text:p>
          </table:table-cell>
          <table:table-cell table:style-name="ce55" office:value-type="float" office:value="1" calcext:value-type="float">
            <text:p>1</text:p>
          </table:table-cell>
          <table:table-cell table:style-name="ce56" office:value-type="string" calcext:value-type="string">
            <text:p>Verify the application ensures a valid login session or requires re-authentication or secondary verification before allowing any sensitive transactions or account modifications.</text:p>
          </table:table-cell>
          <table:table-cell table:style-name="ce44" office:value-type="float" office:value="778" calcext:value-type="float">
            <text:p>778</text:p>
          </table:table-cell>
          <table:table-cell table:style-name="ce45" table:content-validation-name="val3" office:value-type="string" calcext:value-type="string">
            <text:p>Unknown</text:p>
          </table:table-cell>
          <table:table-cell table:number-columns-repeated="1018"/>
        </table:table-row>
        <table:table-row table:style-name="ro1" table:number-rows-repeated="947">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1" table:number-rows-repeated="21">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85">
          <table:table-cell table:number-columns-repeated="1024"/>
        </table:table-row>
        <table:table-row table:style-name="ro2">
          <table:table-cell table:number-columns-repeated="1024"/>
        </table:table-row>
        <calcext:conditional-formats>
          <calcext:conditional-format calcext:target-range-address="'Session Management'.C2:'Session Management'.C21">
            <calcext:condition calcext:apply-style-name="ConditionalStyle_1" calcext:value="=3" calcext:base-cell-address="'Session Management'.C2"/>
          </calcext:conditional-format>
          <calcext:conditional-format calcext:target-range-address="'Session Management'.C2:'Session Management'.C21">
            <calcext:condition calcext:apply-style-name="ConditionalStyle_2" calcext:value="=2" calcext:base-cell-address="'Session Management'.C2"/>
          </calcext:conditional-format>
          <calcext:conditional-format calcext:target-range-address="'Session Management'.C2:'Session Management'.C21">
            <calcext:condition calcext:apply-style-name="ConditionalStyle_3" calcext:value="=1" calcext:base-cell-address="'Session Management'.C2"/>
          </calcext:conditional-format>
          <calcext:conditional-format calcext:target-range-address="'Session Management'.D2:'Session Management'.D21">
            <calcext:condition calcext:apply-style-name="ConditionalStyle_4" calcext:value="formula-is([.F2]=&quot;Valid&quot;)" calcext:base-cell-address="'Session Management'.D2"/>
          </calcext:conditional-format>
          <calcext:conditional-format calcext:target-range-address="'Session Management'.D2:'Session Management'.D21">
            <calcext:condition calcext:apply-style-name="ConditionalStyle_5" calcext:value="formula-is([.F2]=&quot;Not Valid&quot;)" calcext:base-cell-address="'Session Management'.D2"/>
          </calcext:conditional-format>
          <calcext:conditional-format calcext:target-range-address="'Session Management'.D2:'Session Management'.D21">
            <calcext:condition calcext:apply-style-name="ConditionalStyle_6" calcext:value="formula-is([.F2]=&quot;Not Applicable&quot;)" calcext:base-cell-address="'Session Management'.D2"/>
          </calcext:conditional-format>
          <calcext:conditional-format calcext:target-range-address="'Session Management'.D2:'Session Management'.D21">
            <calcext:condition calcext:apply-style-name="ConditionalStyle_4" calcext:value="formula-is([.F2]=1)" calcext:base-cell-address="'Session Management'.D2"/>
          </calcext:conditional-format>
          <calcext:conditional-format calcext:target-range-address="'Session Management'.D2:'Session Management'.D21">
            <calcext:condition calcext:apply-style-name="ConditionalStyle_6" calcext:value="formula-is(#ref!=0)" calcext:base-cell-address="'Session Management'.D2"/>
          </calcext:conditional-format>
          <calcext:conditional-format calcext:target-range-address="'Session Management'.C2:'Session Management'.C21">
            <calcext:condition calcext:apply-style-name="ConditionalStyle_7" calcext:value="=3" calcext:base-cell-address="'Session Management'.C2"/>
          </calcext:conditional-format>
          <calcext:conditional-format calcext:target-range-address="'Session Management'.C2:'Session Management'.C21">
            <calcext:condition calcext:apply-style-name="ConditionalStyle_8" calcext:value="=2" calcext:base-cell-address="'Session Management'.C2"/>
          </calcext:conditional-format>
          <calcext:conditional-format calcext:target-range-address="'Session Management'.C2:'Session Management'.C21">
            <calcext:condition calcext:apply-style-name="ConditionalStyle_9" calcext:value="=1" calcext:base-cell-address="'Session Management'.C2"/>
          </calcext:conditional-format>
        </calcext:conditional-formats>
      </table:table>
      <table:table table:name="Access Control" table:style-name="ta5">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4.1.1</text:p>
          </table:table-cell>
          <table:table-cell table:style-name="ce35" table:formula="of:=IF([.E2]&lt;&gt;&quot;&quot;;HYPERLINK(CONCATENATE(&quot;https://cwe.mitre.org/data/definitions/&quot;;[.E2]; &quot;.html&quot;); [.E2]);&quot;&quot;)" office:value-type="float" office:value="602" calcext:value-type="float">
            <text:p>602</text:p>
          </table:table-cell>
          <table:table-cell table:style-name="ce57" office:value-type="float" office:value="1" calcext:value-type="float">
            <text:p>1</text:p>
          </table:table-cell>
          <table:table-cell table:style-name="ce58" office:value-type="string" calcext:value-type="string">
            <text:p>Verify that the application enforces access control rules on a trusted service layer, especially if client-side access control is present and could be bypassed.</text:p>
          </table:table-cell>
          <table:table-cell table:style-name="ce44" office:value-type="float" office:value="602" calcext:value-type="float">
            <text:p>602</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1.2</text:p>
          </table:table-cell>
          <table:table-cell table:style-name="ce35" table:formula="of:=IF([.E3]&lt;&gt;&quot;&quot;;HYPERLINK(CONCATENATE(&quot;https://cwe.mitre.org/data/definitions/&quot;;[.E3]; &quot;.html&quot;); [.E3]);&quot;&quot;)" office:value-type="float" office:value="639" calcext:value-type="float">
            <text:p>639</text:p>
          </table:table-cell>
          <table:table-cell table:style-name="ce57" office:value-type="float" office:value="1" calcext:value-type="float">
            <text:p>1</text:p>
          </table:table-cell>
          <table:table-cell table:style-name="ce58" office:value-type="string" calcext:value-type="string">
            <text:p>Verify that all user and data attributes and policy information used by access controls cannot be manipulated by end users unless specifically authorized.</text:p>
          </table:table-cell>
          <table:table-cell table:style-name="ce44" office:value-type="float" office:value="639" calcext:value-type="float">
            <text:p>639</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1.3</text:p>
          </table:table-cell>
          <table:table-cell table:style-name="ce35" table:formula="of:=IF([.E4]&lt;&gt;&quot;&quot;;HYPERLINK(CONCATENATE(&quot;https://cwe.mitre.org/data/definitions/&quot;;[.E4]; &quot;.html&quot;); [.E4]);&quot;&quot;)" office:value-type="float" office:value="285" calcext:value-type="float">
            <text:p>285</text:p>
          </table:table-cell>
          <table:table-cell table:style-name="ce57" office:value-type="float" office:value="1" calcext:value-type="float">
            <text:p>1</text:p>
          </table:table-cell>
          <table:table-cell table:style-name="ce5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44" office:value-type="float" office:value="285" calcext:value-type="float">
            <text:p>285</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1.4</text:p>
          </table:table-cell>
          <table:table-cell table:style-name="ce35" table:formula="of:=IF([.E5]&lt;&gt;&quot;&quot;;HYPERLINK(CONCATENATE(&quot;https://cwe.mitre.org/data/definitions/&quot;;[.E5]; &quot;.html&quot;); [.E5]);&quot;&quot;)" office:value-type="float" office:value="276" calcext:value-type="float">
            <text:p>276</text:p>
          </table:table-cell>
          <table:table-cell table:style-name="ce57" office:value-type="float" office:value="1" calcext:value-type="float">
            <text:p>1</text:p>
          </table:table-cell>
          <table:table-cell table:style-name="ce5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44" office:value-type="float" office:value="276" calcext:value-type="float">
            <text:p>276</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1.5</text:p>
          </table:table-cell>
          <table:table-cell table:style-name="ce35" table:formula="of:=IF([.E6]&lt;&gt;&quot;&quot;;HYPERLINK(CONCATENATE(&quot;https://cwe.mitre.org/data/definitions/&quot;;[.E6]; &quot;.html&quot;); [.E6]);&quot;&quot;)" office:value-type="float" office:value="285" calcext:value-type="float">
            <text:p>285</text:p>
          </table:table-cell>
          <table:table-cell table:style-name="ce57" office:value-type="float" office:value="1" calcext:value-type="float">
            <text:p>1</text:p>
          </table:table-cell>
          <table:table-cell table:style-name="ce58" office:value-type="string" calcext:value-type="string">
            <text:p>Verify that access controls fail securely including when an exception occurs. ([C10](https://www.owasp.org/index.php/OWASP_Proactive_Controls#tab=Formal_Numbering))</text:p>
          </table:table-cell>
          <table:table-cell table:style-name="ce44" office:value-type="float" office:value="285" calcext:value-type="float">
            <text:p>285</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2.1</text:p>
          </table:table-cell>
          <table:table-cell table:style-name="ce35" table:formula="of:=IF([.E7]&lt;&gt;&quot;&quot;;HYPERLINK(CONCATENATE(&quot;https://cwe.mitre.org/data/definitions/&quot;;[.E7]; &quot;.html&quot;); [.E7]);&quot;&quot;)" office:value-type="float" office:value="639" calcext:value-type="float">
            <text:p>639</text:p>
          </table:table-cell>
          <table:table-cell table:style-name="ce57" office:value-type="float" office:value="1" calcext:value-type="float">
            <text:p>1</text:p>
          </table:table-cell>
          <table:table-cell table:style-name="ce5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44" office:value-type="float" office:value="639" calcext:value-type="float">
            <text:p>639</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2.2</text:p>
          </table:table-cell>
          <table:table-cell table:style-name="ce35" table:formula="of:=IF([.E8]&lt;&gt;&quot;&quot;;HYPERLINK(CONCATENATE(&quot;https://cwe.mitre.org/data/definitions/&quot;;[.E8]; &quot;.html&quot;); [.E8]);&quot;&quot;)" office:value-type="float" office:value="352" calcext:value-type="float">
            <text:p>352</text:p>
          </table:table-cell>
          <table:table-cell table:style-name="ce57" office:value-type="float" office:value="1" calcext:value-type="float">
            <text:p>1</text:p>
          </table:table-cell>
          <table:table-cell table:style-name="ce5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44" office:value-type="float" office:value="352" calcext:value-type="float">
            <text:p>352</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3.1</text:p>
          </table:table-cell>
          <table:table-cell table:style-name="ce35" table:formula="of:=IF([.E9]&lt;&gt;&quot;&quot;;HYPERLINK(CONCATENATE(&quot;https://cwe.mitre.org/data/definitions/&quot;;[.E9]; &quot;.html&quot;); [.E9]);&quot;&quot;)" office:value-type="float" office:value="419" calcext:value-type="float">
            <text:p>419</text:p>
          </table:table-cell>
          <table:table-cell table:style-name="ce57" office:value-type="float" office:value="1" calcext:value-type="float">
            <text:p>1</text:p>
          </table:table-cell>
          <table:table-cell table:style-name="ce58" office:value-type="string" calcext:value-type="string">
            <text:p>Verify administrative interfaces use appropriate multi-factor authentication to prevent unauthorized use.</text:p>
          </table:table-cell>
          <table:table-cell table:style-name="ce44" office:value-type="float" office:value="419" calcext:value-type="float">
            <text:p>419</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3.2</text:p>
          </table:table-cell>
          <table:table-cell table:style-name="ce35" table:formula="of:=IF([.E10]&lt;&gt;&quot;&quot;;HYPERLINK(CONCATENATE(&quot;https://cwe.mitre.org/data/definitions/&quot;;[.E10]; &quot;.html&quot;); [.E10]);&quot;&quot;)" office:value-type="float" office:value="548" calcext:value-type="float">
            <text:p>548</text:p>
          </table:table-cell>
          <table:table-cell table:style-name="ce57" office:value-type="float" office:value="1" calcext:value-type="float">
            <text:p>1</text:p>
          </table:table-cell>
          <table:table-cell table:style-name="ce5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44" office:value-type="float" office:value="548" calcext:value-type="float">
            <text:p>548</text:p>
          </table:table-cell>
          <table:table-cell table:style-name="ce45" table:content-validation-name="val4" office:value-type="string" calcext:value-type="string">
            <text:p>Unknown</text:p>
          </table:table-cell>
          <table:table-cell table:number-columns-repeated="1018"/>
        </table:table-row>
        <table:table-row table:style-name="ro1">
          <table:table-cell table:style-name="ce32" office:value-type="string" calcext:value-type="string">
            <text:p>4.3.3</text:p>
          </table:table-cell>
          <table:table-cell table:style-name="ce35" table:formula="of:=IF([.E11]&lt;&gt;&quot;&quot;;HYPERLINK(CONCATENATE(&quot;https://cwe.mitre.org/data/definitions/&quot;;[.E11]; &quot;.html&quot;); [.E11]);&quot;&quot;)" office:value-type="float" office:value="732" calcext:value-type="float">
            <text:p>732</text:p>
          </table:table-cell>
          <table:table-cell table:style-name="ce57" office:value-type="float" office:value="2" calcext:value-type="float">
            <text:p>2</text:p>
          </table:table-cell>
          <table:table-cell table:style-name="ce5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44" office:value-type="float" office:value="732" calcext:value-type="float">
            <text:p>732</text:p>
          </table:table-cell>
          <table:table-cell table:style-name="ce45" table:content-validation-name="val4" office:value-type="string" calcext:value-type="string">
            <text:p>Unknown</text:p>
          </table:table-cell>
          <table:table-cell table:number-columns-repeated="1018"/>
        </table:table-row>
        <table:table-row table:style-name="ro1" table:number-rows-repeated="947">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1" table:number-rows-repeated="30">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86">
          <table:table-cell table:number-columns-repeated="1024"/>
        </table:table-row>
        <table:table-row table:style-name="ro2">
          <table:table-cell table:number-columns-repeated="1024"/>
        </table:table-row>
        <calcext:conditional-formats>
          <calcext:conditional-format calcext:target-range-address="'Access Control'.C2:'Access Control'.C11">
            <calcext:condition calcext:apply-style-name="ConditionalStyle_1" calcext:value="=3" calcext:base-cell-address="'Access Control'.C2"/>
          </calcext:conditional-format>
          <calcext:conditional-format calcext:target-range-address="'Access Control'.C2:'Access Control'.C11">
            <calcext:condition calcext:apply-style-name="ConditionalStyle_2" calcext:value="=2" calcext:base-cell-address="'Access Control'.C2"/>
          </calcext:conditional-format>
          <calcext:conditional-format calcext:target-range-address="'Access Control'.C2:'Access Control'.C11">
            <calcext:condition calcext:apply-style-name="ConditionalStyle_3" calcext:value="=1" calcext:base-cell-address="'Access Control'.C2"/>
          </calcext:conditional-format>
          <calcext:conditional-format calcext:target-range-address="'Access Control'.D2:'Access Control'.D11">
            <calcext:condition calcext:apply-style-name="ConditionalStyle_4" calcext:value="formula-is([.F2]=&quot;Valid&quot;)" calcext:base-cell-address="'Access Control'.D2"/>
          </calcext:conditional-format>
          <calcext:conditional-format calcext:target-range-address="'Access Control'.D2:'Access Control'.D11">
            <calcext:condition calcext:apply-style-name="ConditionalStyle_5" calcext:value="formula-is([.F2]=&quot;Not Valid&quot;)" calcext:base-cell-address="'Access Control'.D2"/>
          </calcext:conditional-format>
          <calcext:conditional-format calcext:target-range-address="'Access Control'.D2:'Access Control'.D11">
            <calcext:condition calcext:apply-style-name="ConditionalStyle_6" calcext:value="formula-is([.F2]=&quot;Not Applicable&quot;)" calcext:base-cell-address="'Access Control'.D2"/>
          </calcext:conditional-format>
          <calcext:conditional-format calcext:target-range-address="'Access Control'.D2:'Access Control'.D11">
            <calcext:condition calcext:apply-style-name="ConditionalStyle_4" calcext:value="formula-is([.F2]=1)" calcext:base-cell-address="'Access Control'.D2"/>
          </calcext:conditional-format>
          <calcext:conditional-format calcext:target-range-address="'Access Control'.D2:'Access Control'.D11">
            <calcext:condition calcext:apply-style-name="ConditionalStyle_6" calcext:value="formula-is(#ref!=0)" calcext:base-cell-address="'Access Control'.D2"/>
          </calcext:conditional-format>
          <calcext:conditional-format calcext:target-range-address="'Access Control'.C2:'Access Control'.C11">
            <calcext:condition calcext:apply-style-name="ConditionalStyle_7" calcext:value="=3" calcext:base-cell-address="'Access Control'.C2"/>
          </calcext:conditional-format>
          <calcext:conditional-format calcext:target-range-address="'Access Control'.C2:'Access Control'.C11">
            <calcext:condition calcext:apply-style-name="ConditionalStyle_8" calcext:value="=2" calcext:base-cell-address="'Access Control'.C2"/>
          </calcext:conditional-format>
          <calcext:conditional-format calcext:target-range-address="'Access Control'.C2:'Access Control'.C11">
            <calcext:condition calcext:apply-style-name="ConditionalStyle_9" calcext:value="=1" calcext:base-cell-address="'Access Control'.C2"/>
          </calcext:conditional-format>
        </calcext:conditional-formats>
      </table:table>
      <table:table table:name="Validation" table:style-name="ta6">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5.1.1</text:p>
          </table:table-cell>
          <table:table-cell table:style-name="ce35" table:formula="of:=IF([.E2]&lt;&gt;&quot;&quot;;HYPERLINK(CONCATENATE(&quot;https://cwe.mitre.org/data/definitions/&quot;;[.E2]; &quot;.html&quot;); [.E2]);&quot;&quot;)" office:value-type="float" office:value="235" calcext:value-type="float">
            <text:p>235</text:p>
          </table:table-cell>
          <table:table-cell table:style-name="ce61" office:value-type="float" office:value="1" calcext:value-type="float">
            <text:p>1</text:p>
          </table:table-cell>
          <table:table-cell table:style-name="ce64"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44" office:value-type="float" office:value="235" calcext:value-type="float">
            <text:p>235</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1.2</text:p>
          </table:table-cell>
          <table:table-cell table:style-name="ce35" table:formula="of:=IF([.E3]&lt;&gt;&quot;&quot;;HYPERLINK(CONCATENATE(&quot;https://cwe.mitre.org/data/definitions/&quot;;[.E3]; &quot;.html&quot;); [.E3]);&quot;&quot;)" office:value-type="float" office:value="915" calcext:value-type="float">
            <text:p>915</text:p>
          </table:table-cell>
          <table:table-cell table:style-name="ce61" office:value-type="float" office:value="1" calcext:value-type="float">
            <text:p>1</text:p>
          </table:table-cell>
          <table:table-cell table:style-name="ce64"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44" office:value-type="float" office:value="915" calcext:value-type="float">
            <text:p>915</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1.3</text:p>
          </table:table-cell>
          <table:table-cell table:style-name="ce35" table:formula="of:=IF([.E4]&lt;&gt;&quot;&quot;;HYPERLINK(CONCATENATE(&quot;https://cwe.mitre.org/data/definitions/&quot;;[.E4]; &quot;.html&quot;); [.E4]);&quot;&quot;)" office:value-type="float" office:value="20" calcext:value-type="float">
            <text:p>20</text:p>
          </table:table-cell>
          <table:table-cell table:style-name="ce61" office:value-type="float" office:value="1" calcext:value-type="float">
            <text:p>1</text:p>
          </table:table-cell>
          <table:table-cell table:style-name="ce64"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44" office:value-type="float" office:value="20" calcext:value-type="float">
            <text:p>20</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1.4</text:p>
          </table:table-cell>
          <table:table-cell table:style-name="ce35" table:formula="of:=IF([.E5]&lt;&gt;&quot;&quot;;HYPERLINK(CONCATENATE(&quot;https://cwe.mitre.org/data/definitions/&quot;;[.E5]; &quot;.html&quot;); [.E5]);&quot;&quot;)" office:value-type="float" office:value="20" calcext:value-type="float">
            <text:p>20</text:p>
          </table:table-cell>
          <table:table-cell table:style-name="ce61" office:value-type="float" office:value="1" calcext:value-type="float">
            <text:p>1</text:p>
          </table:table-cell>
          <table:table-cell table:style-name="ce64"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44" office:value-type="float" office:value="20" calcext:value-type="float">
            <text:p>20</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1.5</text:p>
          </table:table-cell>
          <table:table-cell table:style-name="ce35" table:formula="of:=IF([.E6]&lt;&gt;&quot;&quot;;HYPERLINK(CONCATENATE(&quot;https://cwe.mitre.org/data/definitions/&quot;;[.E6]; &quot;.html&quot;); [.E6]);&quot;&quot;)" office:value-type="float" office:value="601" calcext:value-type="float">
            <text:p>601</text:p>
          </table:table-cell>
          <table:table-cell table:style-name="ce61" office:value-type="float" office:value="1" calcext:value-type="float">
            <text:p>1</text:p>
          </table:table-cell>
          <table:table-cell table:style-name="ce64" office:value-type="string" calcext:value-type="string">
            <text:p>Verify that URL redirects and forwards only allow whitelisted destinations, or show a warning when redirecting to potentially untrusted content.</text:p>
          </table:table-cell>
          <table:table-cell table:style-name="ce44" office:value-type="float" office:value="601" calcext:value-type="float">
            <text:p>601</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1</text:p>
          </table:table-cell>
          <table:table-cell table:style-name="ce35" table:formula="of:=IF([.E7]&lt;&gt;&quot;&quot;;HYPERLINK(CONCATENATE(&quot;https://cwe.mitre.org/data/definitions/&quot;;[.E7]; &quot;.html&quot;); [.E7]);&quot;&quot;)" office:value-type="float" office:value="116" calcext:value-type="float">
            <text:p>116</text:p>
          </table:table-cell>
          <table:table-cell table:style-name="ce61" office:value-type="float" office:value="1" calcext:value-type="float">
            <text:p>1</text:p>
          </table:table-cell>
          <table:table-cell table:style-name="ce64"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44" office:value-type="float" office:value="116" calcext:value-type="float">
            <text:p>116</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2</text:p>
          </table:table-cell>
          <table:table-cell table:style-name="ce35" table:formula="of:=IF([.E8]&lt;&gt;&quot;&quot;;HYPERLINK(CONCATENATE(&quot;https://cwe.mitre.org/data/definitions/&quot;;[.E8]; &quot;.html&quot;); [.E8]);&quot;&quot;)" office:value-type="float" office:value="138" calcext:value-type="float">
            <text:p>138</text:p>
          </table:table-cell>
          <table:table-cell table:style-name="ce61" office:value-type="float" office:value="1" calcext:value-type="float">
            <text:p>1</text:p>
          </table:table-cell>
          <table:table-cell table:style-name="ce64" office:value-type="string" calcext:value-type="string">
            <text:p>Verify that unstructured data is sanitized to enforce safety measures such as allowed characters and length.</text:p>
          </table:table-cell>
          <table:table-cell table:style-name="ce44" office:value-type="float" office:value="138" calcext:value-type="float">
            <text:p>138</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3</text:p>
          </table:table-cell>
          <table:table-cell table:style-name="ce35" table:formula="of:=IF([.E9]&lt;&gt;&quot;&quot;;HYPERLINK(CONCATENATE(&quot;https://cwe.mitre.org/data/definitions/&quot;;[.E9]; &quot;.html&quot;); [.E9]);&quot;&quot;)" office:value-type="float" office:value="147" calcext:value-type="float">
            <text:p>147</text:p>
          </table:table-cell>
          <table:table-cell table:style-name="ce61" office:value-type="float" office:value="1" calcext:value-type="float">
            <text:p>1</text:p>
          </table:table-cell>
          <table:table-cell table:style-name="ce64" office:value-type="string" calcext:value-type="string">
            <text:p>Verify that the application sanitizes user input before passing to mail systems to protect against SMTP or IMAP injection.</text:p>
          </table:table-cell>
          <table:table-cell table:style-name="ce44" office:value-type="float" office:value="147" calcext:value-type="float">
            <text:p>147</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4</text:p>
          </table:table-cell>
          <table:table-cell table:style-name="ce35" table:formula="of:=IF([.E10]&lt;&gt;&quot;&quot;;HYPERLINK(CONCATENATE(&quot;https://cwe.mitre.org/data/definitions/&quot;;[.E10]; &quot;.html&quot;); [.E10]);&quot;&quot;)" office:value-type="float" office:value="95" calcext:value-type="float">
            <text:p>95</text:p>
          </table:table-cell>
          <table:table-cell table:style-name="ce61" office:value-type="float" office:value="1" calcext:value-type="float">
            <text:p>1</text:p>
          </table:table-cell>
          <table:table-cell table:style-name="ce64"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44" office:value-type="float" office:value="95" calcext:value-type="float">
            <text:p>95</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5</text:p>
          </table:table-cell>
          <table:table-cell table:style-name="ce35" table:formula="of:=IF([.E11]&lt;&gt;&quot;&quot;;HYPERLINK(CONCATENATE(&quot;https://cwe.mitre.org/data/definitions/&quot;;[.E11]; &quot;.html&quot;); [.E11]);&quot;&quot;)" office:value-type="float" office:value="94" calcext:value-type="float">
            <text:p>94</text:p>
          </table:table-cell>
          <table:table-cell table:style-name="ce61" office:value-type="float" office:value="1" calcext:value-type="float">
            <text:p>1</text:p>
          </table:table-cell>
          <table:table-cell table:style-name="ce64" office:value-type="string" calcext:value-type="string">
            <text:p>Verify that the application protects against template injection attacks by ensuring that any user input being included is sanitized or sandboxed.</text:p>
          </table:table-cell>
          <table:table-cell table:style-name="ce44" office:value-type="float" office:value="94" calcext:value-type="float">
            <text:p>94</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6</text:p>
          </table:table-cell>
          <table:table-cell table:style-name="ce35" table:formula="of:=IF([.E12]&lt;&gt;&quot;&quot;;HYPERLINK(CONCATENATE(&quot;https://cwe.mitre.org/data/definitions/&quot;;[.E12]; &quot;.html&quot;); [.E12]);&quot;&quot;)" office:value-type="float" office:value="918" calcext:value-type="float">
            <text:p>918</text:p>
          </table:table-cell>
          <table:table-cell table:style-name="ce61" office:value-type="float" office:value="1" calcext:value-type="float">
            <text:p>1</text:p>
          </table:table-cell>
          <table:table-cell table:style-name="ce64"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44" office:value-type="float" office:value="918" calcext:value-type="float">
            <text:p>918</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7</text:p>
          </table:table-cell>
          <table:table-cell table:style-name="ce35" table:formula="of:=IF([.E13]&lt;&gt;&quot;&quot;;HYPERLINK(CONCATENATE(&quot;https://cwe.mitre.org/data/definitions/&quot;;[.E13]; &quot;.html&quot;); [.E13]);&quot;&quot;)" office:value-type="float" office:value="159" calcext:value-type="float">
            <text:p>159</text:p>
          </table:table-cell>
          <table:table-cell table:style-name="ce61" office:value-type="float" office:value="1" calcext:value-type="float">
            <text:p>1</text:p>
          </table:table-cell>
          <table:table-cell table:style-name="ce64" office:value-type="string" calcext:value-type="string">
            <text:p>Verify that the application sanitizes, disables, or sandboxes user-supplied SVG scriptable content, especially as they relate to XSS resulting from inline scripts, and foreignObject.</text:p>
          </table:table-cell>
          <table:table-cell table:style-name="ce44" office:value-type="float" office:value="159" calcext:value-type="float">
            <text:p>159</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2.8</text:p>
          </table:table-cell>
          <table:table-cell table:style-name="ce35" table:formula="of:=IF([.E14]&lt;&gt;&quot;&quot;;HYPERLINK(CONCATENATE(&quot;https://cwe.mitre.org/data/definitions/&quot;;[.E14]; &quot;.html&quot;); [.E14]);&quot;&quot;)" office:value-type="float" office:value="94" calcext:value-type="float">
            <text:p>94</text:p>
          </table:table-cell>
          <table:table-cell table:style-name="ce61" office:value-type="float" office:value="1" calcext:value-type="float">
            <text:p>1</text:p>
          </table:table-cell>
          <table:table-cell table:style-name="ce64"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44" office:value-type="float" office:value="94" calcext:value-type="float">
            <text:p>94</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1</text:p>
          </table:table-cell>
          <table:table-cell table:style-name="ce35" table:formula="of:=IF([.E15]&lt;&gt;&quot;&quot;;HYPERLINK(CONCATENATE(&quot;https://cwe.mitre.org/data/definitions/&quot;;[.E15]; &quot;.html&quot;); [.E15]);&quot;&quot;)" office:value-type="float" office:value="116" calcext:value-type="float">
            <text:p>116</text:p>
          </table:table-cell>
          <table:table-cell table:style-name="ce61" office:value-type="float" office:value="1" calcext:value-type="float">
            <text:p>1</text:p>
          </table:table-cell>
          <table:table-cell table:style-name="ce64"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44" office:value-type="float" office:value="116" calcext:value-type="float">
            <text:p>116</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10</text:p>
          </table:table-cell>
          <table:table-cell table:style-name="ce35" table:formula="of:=IF([.E16]&lt;&gt;&quot;&quot;;HYPERLINK(CONCATENATE(&quot;https://cwe.mitre.org/data/definitions/&quot;;[.E16]; &quot;.html&quot;); [.E16]);&quot;&quot;)" office:value-type="float" office:value="643" calcext:value-type="float">
            <text:p>643</text:p>
          </table:table-cell>
          <table:table-cell table:style-name="ce61" office:value-type="float" office:value="1" calcext:value-type="float">
            <text:p>1</text:p>
          </table:table-cell>
          <table:table-cell table:style-name="ce64" office:value-type="string" calcext:value-type="string">
            <text:p>Verify that the application protects against XPath injection or XML injection attacks. ([C4](https://www.owasp.org/index.php/OWASP_Proactive_Controls#tab=Formal_Numbering))</text:p>
          </table:table-cell>
          <table:table-cell table:style-name="ce44" office:value-type="float" office:value="643" calcext:value-type="float">
            <text:p>643</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2</text:p>
          </table:table-cell>
          <table:table-cell table:style-name="ce35" table:formula="of:=IF([.E17]&lt;&gt;&quot;&quot;;HYPERLINK(CONCATENATE(&quot;https://cwe.mitre.org/data/definitions/&quot;;[.E17]; &quot;.html&quot;); [.E17]);&quot;&quot;)" office:value-type="float" office:value="176" calcext:value-type="float">
            <text:p>176</text:p>
          </table:table-cell>
          <table:table-cell table:style-name="ce61" office:value-type="float" office:value="1" calcext:value-type="float">
            <text:p>1</text:p>
          </table:table-cell>
          <table:table-cell table:style-name="ce64"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44" office:value-type="float" office:value="176" calcext:value-type="float">
            <text:p>176</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3</text:p>
          </table:table-cell>
          <table:table-cell table:style-name="ce35" table:formula="of:=IF([.E18]&lt;&gt;&quot;&quot;;HYPERLINK(CONCATENATE(&quot;https://cwe.mitre.org/data/definitions/&quot;;[.E18]; &quot;.html&quot;); [.E18]);&quot;&quot;)" office:value-type="float" office:value="79" calcext:value-type="float">
            <text:p>79</text:p>
          </table:table-cell>
          <table:table-cell table:style-name="ce61" office:value-type="float" office:value="1" calcext:value-type="float">
            <text:p>1</text:p>
          </table:table-cell>
          <table:table-cell table:style-name="ce64"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44" office:value-type="float" office:value="79" calcext:value-type="float">
            <text:p>79</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4</text:p>
          </table:table-cell>
          <table:table-cell table:style-name="ce35" table:formula="of:=IF([.E19]&lt;&gt;&quot;&quot;;HYPERLINK(CONCATENATE(&quot;https://cwe.mitre.org/data/definitions/&quot;;[.E19]; &quot;.html&quot;); [.E19]);&quot;&quot;)" office:value-type="float" office:value="89" calcext:value-type="float">
            <text:p>89</text:p>
          </table:table-cell>
          <table:table-cell table:style-name="ce61" office:value-type="float" office:value="1" calcext:value-type="float">
            <text:p>1</text:p>
          </table:table-cell>
          <table:table-cell table:style-name="ce64"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44" office:value-type="float" office:value="89" calcext:value-type="float">
            <text:p>89</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5</text:p>
          </table:table-cell>
          <table:table-cell table:style-name="ce35" table:formula="of:=IF([.E20]&lt;&gt;&quot;&quot;;HYPERLINK(CONCATENATE(&quot;https://cwe.mitre.org/data/definitions/&quot;;[.E20]; &quot;.html&quot;); [.E20]);&quot;&quot;)" office:value-type="float" office:value="89" calcext:value-type="float">
            <text:p>89</text:p>
          </table:table-cell>
          <table:table-cell table:style-name="ce61" office:value-type="float" office:value="1" calcext:value-type="float">
            <text:p>1</text:p>
          </table:table-cell>
          <table:table-cell table:style-name="ce64"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44" office:value-type="float" office:value="89" calcext:value-type="float">
            <text:p>89</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6</text:p>
          </table:table-cell>
          <table:table-cell table:style-name="ce35" table:formula="of:=IF([.E21]&lt;&gt;&quot;&quot;;HYPERLINK(CONCATENATE(&quot;https://cwe.mitre.org/data/definitions/&quot;;[.E21]; &quot;.html&quot;); [.E21]);&quot;&quot;)" office:value-type="float" office:value="830" calcext:value-type="float">
            <text:p>830</text:p>
          </table:table-cell>
          <table:table-cell table:style-name="ce61" office:value-type="float" office:value="1" calcext:value-type="float">
            <text:p>1</text:p>
          </table:table-cell>
          <table:table-cell table:style-name="ce64"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44" office:value-type="float" office:value="830" calcext:value-type="float">
            <text:p>830</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7</text:p>
          </table:table-cell>
          <table:table-cell table:style-name="ce35" table:formula="of:=IF([.E22]&lt;&gt;&quot;&quot;;HYPERLINK(CONCATENATE(&quot;https://cwe.mitre.org/data/definitions/&quot;;[.E22]; &quot;.html&quot;); [.E22]);&quot;&quot;)" office:value-type="float" office:value="943" calcext:value-type="float">
            <text:p>943</text:p>
          </table:table-cell>
          <table:table-cell table:style-name="ce61" office:value-type="float" office:value="1" calcext:value-type="float">
            <text:p>1</text:p>
          </table:table-cell>
          <table:table-cell table:style-name="ce64"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44" office:value-type="float" office:value="943" calcext:value-type="float">
            <text:p>943</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8</text:p>
          </table:table-cell>
          <table:table-cell table:style-name="ce35" table:formula="of:=IF([.E23]&lt;&gt;&quot;&quot;;HYPERLINK(CONCATENATE(&quot;https://cwe.mitre.org/data/definitions/&quot;;[.E23]; &quot;.html&quot;); [.E23]);&quot;&quot;)" office:value-type="float" office:value="78" calcext:value-type="float">
            <text:p>78</text:p>
          </table:table-cell>
          <table:table-cell table:style-name="ce61" office:value-type="float" office:value="1" calcext:value-type="float">
            <text:p>1</text:p>
          </table:table-cell>
          <table:table-cell table:style-name="ce64"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44" office:value-type="float" office:value="78" calcext:value-type="float">
            <text:p>78</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3.9</text:p>
          </table:table-cell>
          <table:table-cell table:style-name="ce35" table:formula="of:=IF([.E24]&lt;&gt;&quot;&quot;;HYPERLINK(CONCATENATE(&quot;https://cwe.mitre.org/data/definitions/&quot;;[.E24]; &quot;.html&quot;); [.E24]);&quot;&quot;)" office:value-type="float" office:value="829" calcext:value-type="float">
            <text:p>829</text:p>
          </table:table-cell>
          <table:table-cell table:style-name="ce61" office:value-type="float" office:value="1" calcext:value-type="float">
            <text:p>1</text:p>
          </table:table-cell>
          <table:table-cell table:style-name="ce64" office:value-type="string" calcext:value-type="string">
            <text:p>Verify that the application protects against Local File Inclusion (LFI) or Remote File Inclusion (RFI) attacks.</text:p>
          </table:table-cell>
          <table:table-cell table:style-name="ce44" office:value-type="float" office:value="829" calcext:value-type="float">
            <text:p>829</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4.1</text:p>
          </table:table-cell>
          <table:table-cell table:style-name="ce35" table:formula="of:=IF([.E25]&lt;&gt;&quot;&quot;;HYPERLINK(CONCATENATE(&quot;https://cwe.mitre.org/data/definitions/&quot;;[.E25]; &quot;.html&quot;); [.E25]);&quot;&quot;)" office:value-type="float" office:value="120" calcext:value-type="float">
            <text:p>120</text:p>
          </table:table-cell>
          <table:table-cell table:style-name="ce61" office:value-type="float" office:value="2" calcext:value-type="float">
            <text:p>2</text:p>
          </table:table-cell>
          <table:table-cell table:style-name="ce64" office:value-type="string" calcext:value-type="string">
            <text:p>Verify that the application uses memory-safe string, safer memory copy and pointer arithmetic to detect or prevent stack, buffer, or heap overflows.</text:p>
          </table:table-cell>
          <table:table-cell table:style-name="ce44" office:value-type="float" office:value="120" calcext:value-type="float">
            <text:p>120</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4.2</text:p>
          </table:table-cell>
          <table:table-cell table:style-name="ce35" table:formula="of:=IF([.E26]&lt;&gt;&quot;&quot;;HYPERLINK(CONCATENATE(&quot;https://cwe.mitre.org/data/definitions/&quot;;[.E26]; &quot;.html&quot;); [.E26]);&quot;&quot;)" office:value-type="float" office:value="134" calcext:value-type="float">
            <text:p>134</text:p>
          </table:table-cell>
          <table:table-cell table:style-name="ce61" office:value-type="float" office:value="2" calcext:value-type="float">
            <text:p>2</text:p>
          </table:table-cell>
          <table:table-cell table:style-name="ce64" office:value-type="string" calcext:value-type="string">
            <text:p>Verify that format strings do not take potentially hostile input, and are constant.</text:p>
          </table:table-cell>
          <table:table-cell table:style-name="ce44" office:value-type="float" office:value="134" calcext:value-type="float">
            <text:p>134</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4.3</text:p>
          </table:table-cell>
          <table:table-cell table:style-name="ce35" table:formula="of:=IF([.E27]&lt;&gt;&quot;&quot;;HYPERLINK(CONCATENATE(&quot;https://cwe.mitre.org/data/definitions/&quot;;[.E27]; &quot;.html&quot;); [.E27]);&quot;&quot;)" office:value-type="float" office:value="190" calcext:value-type="float">
            <text:p>190</text:p>
          </table:table-cell>
          <table:table-cell table:style-name="ce61" office:value-type="float" office:value="2" calcext:value-type="float">
            <text:p>2</text:p>
          </table:table-cell>
          <table:table-cell table:style-name="ce64" office:value-type="string" calcext:value-type="string">
            <text:p>Verify that sign, range, and input validation techniques are used to prevent integer overflows.</text:p>
          </table:table-cell>
          <table:table-cell table:style-name="ce44" office:value-type="float" office:value="190" calcext:value-type="float">
            <text:p>190</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5.1</text:p>
          </table:table-cell>
          <table:table-cell table:style-name="ce35" table:formula="of:=IF([.E28]&lt;&gt;&quot;&quot;;HYPERLINK(CONCATENATE(&quot;https://cwe.mitre.org/data/definitions/&quot;;[.E28]; &quot;.html&quot;); [.E28]);&quot;&quot;)" office:value-type="float" office:value="502" calcext:value-type="float">
            <text:p>502</text:p>
          </table:table-cell>
          <table:table-cell table:style-name="ce61" office:value-type="float" office:value="1" calcext:value-type="float">
            <text:p>1</text:p>
          </table:table-cell>
          <table:table-cell table:style-name="ce64"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44" office:value-type="float" office:value="502" calcext:value-type="float">
            <text:p>502</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5.2</text:p>
          </table:table-cell>
          <table:table-cell table:style-name="ce35" table:formula="of:=IF([.E29]&lt;&gt;&quot;&quot;;HYPERLINK(CONCATENATE(&quot;https://cwe.mitre.org/data/definitions/&quot;;[.E29]; &quot;.html&quot;); [.E29]);&quot;&quot;)" office:value-type="float" office:value="611" calcext:value-type="float">
            <text:p>611</text:p>
          </table:table-cell>
          <table:table-cell table:style-name="ce61" office:value-type="float" office:value="1" calcext:value-type="float">
            <text:p>1</text:p>
          </table:table-cell>
          <table:table-cell table:style-name="ce64"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44" office:value-type="float" office:value="611" calcext:value-type="float">
            <text:p>611</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5.3</text:p>
          </table:table-cell>
          <table:table-cell table:style-name="ce35" table:formula="of:=IF([.E30]&lt;&gt;&quot;&quot;;HYPERLINK(CONCATENATE(&quot;https://cwe.mitre.org/data/definitions/&quot;;[.E30]; &quot;.html&quot;); [.E30]);&quot;&quot;)" office:value-type="float" office:value="502" calcext:value-type="float">
            <text:p>502</text:p>
          </table:table-cell>
          <table:table-cell table:style-name="ce61" office:value-type="float" office:value="1" calcext:value-type="float">
            <text:p>1</text:p>
          </table:table-cell>
          <table:table-cell table:style-name="ce64" office:value-type="string" calcext:value-type="string">
            <text:p>Verify that deserialization of untrusted data is avoided or is protected in both custom code and third-party libraries (such as JSON, XML and YAML parsers).</text:p>
          </table:table-cell>
          <table:table-cell table:style-name="ce44" office:value-type="float" office:value="502" calcext:value-type="float">
            <text:p>502</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32" office:value-type="string" calcext:value-type="string">
            <text:p>5.5.4</text:p>
          </table:table-cell>
          <table:table-cell table:style-name="ce35" table:formula="of:=IF([.E31]&lt;&gt;&quot;&quot;;HYPERLINK(CONCATENATE(&quot;https://cwe.mitre.org/data/definitions/&quot;;[.E31]; &quot;.html&quot;); [.E31]);&quot;&quot;)" office:value-type="float" office:value="95" calcext:value-type="float">
            <text:p>95</text:p>
          </table:table-cell>
          <table:table-cell table:style-name="ce61" office:value-type="float" office:value="1" calcext:value-type="float">
            <text:p>1</text:p>
          </table:table-cell>
          <table:table-cell table:style-name="ce64" office:value-type="string" calcext:value-type="string">
            <text:p>Verify that when parsing JSON in browsers or JavaScript-based backends, JSON.parse is used to parse the JSON document. Do not use eval() to parse JSON.</text:p>
          </table:table-cell>
          <table:table-cell table:style-name="ce44" office:value-type="float" office:value="95" calcext:value-type="float">
            <text:p>95</text:p>
          </table:table-cell>
          <table:table-cell table:style-name="ce45" table:content-validation-name="val5" office:value-type="string" calcext:value-type="string">
            <text:p>Unknown</text:p>
          </table:table-cell>
          <table:table-cell table:number-columns-repeated="1018"/>
        </table:table-row>
        <table:table-row table:style-name="ro1">
          <table:table-cell table:style-name="ce59"/>
          <table:table-cell table:style-name="ce34"/>
          <table:table-cell table:style-name="ce62"/>
          <table:table-cell table:style-name="ce65"/>
          <table:table-cell table:style-name="ce44"/>
          <table:table-cell table:style-name="ce33"/>
          <table:table-cell table:number-columns-repeated="1018"/>
        </table:table-row>
        <table:table-row table:style-name="ro1" table:number-rows-repeated="5">
          <table:table-cell table:style-name="ce59"/>
          <table:table-cell table:style-name="ce34"/>
          <table:table-cell table:style-name="ce62"/>
          <table:table-cell table:style-name="ce65"/>
          <table:table-cell table:style-name="ce44"/>
          <table:table-cell table:style-name="ce33"/>
          <table:table-cell table:number-columns-repeated="1018"/>
        </table:table-row>
        <table:table-row table:style-name="ro1">
          <table:table-cell table:style-name="ce59"/>
          <table:table-cell table:style-name="ce34"/>
          <table:table-cell table:style-name="ce62"/>
          <table:table-cell table:style-name="ce65"/>
          <table:table-cell table:style-name="ce44"/>
          <table:table-cell table:style-name="ce33"/>
          <table:table-cell table:number-columns-repeated="1018"/>
        </table:table-row>
        <table:table-row table:style-name="ro1" table:number-rows-repeated="3">
          <table:table-cell table:style-name="ce59"/>
          <table:table-cell table:style-name="ce34"/>
          <table:table-cell table:style-name="ce62"/>
          <table:table-cell table:style-name="ce65"/>
          <table:table-cell table:style-name="ce44"/>
          <table:table-cell table:style-name="ce33"/>
          <table:table-cell table:number-columns-repeated="1018"/>
        </table:table-row>
        <table:table-row table:style-name="ro1">
          <table:table-cell table:style-name="ce60"/>
          <table:table-cell table:style-name="ce34"/>
          <table:table-cell table:style-name="ce62"/>
          <table:table-cell table:style-name="ce65"/>
          <table:table-cell table:style-name="ce44"/>
          <table:table-cell table:style-name="ce33"/>
          <table:table-cell table:number-columns-repeated="1018"/>
        </table:table-row>
        <table:table-row table:style-name="ro1">
          <table:table-cell table:style-name="ce59"/>
          <table:table-cell table:style-name="ce34"/>
          <table:table-cell table:style-name="ce63"/>
          <table:table-cell table:style-name="ce65"/>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66"/>
          <table:table-cell table:style-name="ce8"/>
          <table:table-cell table:style-name="ce33"/>
          <table:table-cell table:number-columns-repeated="1018"/>
        </table:table-row>
        <table:table-row table:style-name="ro1" table:number-rows-repeated="935">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22">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Validation.C2:Validation.C31">
            <calcext:condition calcext:apply-style-name="ConditionalStyle_1" calcext:value="=3" calcext:base-cell-address="Validation.C2"/>
          </calcext:conditional-format>
          <calcext:conditional-format calcext:target-range-address="Validation.C2:Validation.C31">
            <calcext:condition calcext:apply-style-name="ConditionalStyle_2" calcext:value="=2" calcext:base-cell-address="Validation.C2"/>
          </calcext:conditional-format>
          <calcext:conditional-format calcext:target-range-address="Validation.C2:Validation.C31">
            <calcext:condition calcext:apply-style-name="ConditionalStyle_3" calcext:value="=1" calcext:base-cell-address="Validation.C2"/>
          </calcext:conditional-format>
          <calcext:conditional-format calcext:target-range-address="Validation.D2:Validation.D31">
            <calcext:condition calcext:apply-style-name="ConditionalStyle_4" calcext:value="formula-is([.F2]=&quot;Valid&quot;)" calcext:base-cell-address="Validation.D2"/>
          </calcext:conditional-format>
          <calcext:conditional-format calcext:target-range-address="Validation.D2:Validation.D31">
            <calcext:condition calcext:apply-style-name="ConditionalStyle_5" calcext:value="formula-is([.F2]=&quot;Not Valid&quot;)" calcext:base-cell-address="Validation.D2"/>
          </calcext:conditional-format>
          <calcext:conditional-format calcext:target-range-address="Validation.D2:Validation.D31">
            <calcext:condition calcext:apply-style-name="ConditionalStyle_6" calcext:value="formula-is([.F2]=&quot;Not Applicable&quot;)" calcext:base-cell-address="Validation.D2"/>
          </calcext:conditional-format>
          <calcext:conditional-format calcext:target-range-address="Validation.D44:Validation.D44">
            <calcext:condition calcext:apply-style-name="ConditionalStyle_6" calcext:value="formula-is(#ref!=0)" calcext:base-cell-address="Validation.D44"/>
          </calcext:conditional-format>
          <calcext:conditional-format calcext:target-range-address="Validation.D2:Validation.D43">
            <calcext:condition calcext:apply-style-name="ConditionalStyle_4" calcext:value="formula-is([.F2]=1)" calcext:base-cell-address="Validation.D2"/>
          </calcext:conditional-format>
          <calcext:conditional-format calcext:target-range-address="Validation.D2:Validation.D43">
            <calcext:condition calcext:apply-style-name="ConditionalStyle_6" calcext:value="formula-is(#ref!=0)" calcext:base-cell-address="Validation.D2"/>
          </calcext:conditional-format>
          <calcext:conditional-format calcext:target-range-address="Validation.C2:Validation.C43">
            <calcext:condition calcext:apply-style-name="ConditionalStyle_7" calcext:value="=3" calcext:base-cell-address="Validation.C2"/>
          </calcext:conditional-format>
          <calcext:conditional-format calcext:target-range-address="Validation.C2:Validation.C43">
            <calcext:condition calcext:apply-style-name="ConditionalStyle_8" calcext:value="=2" calcext:base-cell-address="Validation.C2"/>
          </calcext:conditional-format>
          <calcext:conditional-format calcext:target-range-address="Validation.C2:Validation.C43">
            <calcext:condition calcext:apply-style-name="ConditionalStyle_9" calcext:value="=1" calcext:base-cell-address="Validation.C2"/>
          </calcext:conditional-format>
        </calcext:conditional-formats>
      </table:table>
      <table:table table:name="Cryptography" table:style-name="ta7">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46"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47" office:value-type="string" calcext:value-type="string">
            <text:p>6.1.1</text:p>
          </table:table-cell>
          <table:table-cell table:style-name="ce35" table:formula="of:=IF([.E2]&lt;&gt;&quot;&quot;;HYPERLINK(CONCATENATE(&quot;https://cwe.mitre.org/data/definitions/&quot;;[.E2]; &quot;.html&quot;); [.E2]);&quot;&quot;)" office:value-type="float" office:value="311" calcext:value-type="float">
            <text:p>311</text:p>
          </table:table-cell>
          <table:table-cell table:style-name="ce67" office:value-type="float" office:value="2" calcext:value-type="float">
            <text:p>2</text:p>
          </table:table-cell>
          <table:table-cell table:style-name="ce6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44" office:value-type="float" office:value="311" calcext:value-type="float">
            <text:p>311</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1.2</text:p>
          </table:table-cell>
          <table:table-cell table:style-name="ce35" table:formula="of:=IF([.E3]&lt;&gt;&quot;&quot;;HYPERLINK(CONCATENATE(&quot;https://cwe.mitre.org/data/definitions/&quot;;[.E3]; &quot;.html&quot;); [.E3]);&quot;&quot;)" office:value-type="float" office:value="311" calcext:value-type="float">
            <text:p>311</text:p>
          </table:table-cell>
          <table:table-cell table:style-name="ce67" office:value-type="float" office:value="2" calcext:value-type="float">
            <text:p>2</text:p>
          </table:table-cell>
          <table:table-cell table:style-name="ce69" office:value-type="string" calcext:value-type="string">
            <text:p>Verify that regulated health data is stored encrypted while at rest, such as medical records, medical device details, or de-anonymized research records.</text:p>
          </table:table-cell>
          <table:table-cell table:style-name="ce44" office:value-type="float" office:value="311" calcext:value-type="float">
            <text:p>311</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1.3</text:p>
          </table:table-cell>
          <table:table-cell table:style-name="ce35" table:formula="of:=IF([.E4]&lt;&gt;&quot;&quot;;HYPERLINK(CONCATENATE(&quot;https://cwe.mitre.org/data/definitions/&quot;;[.E4]; &quot;.html&quot;); [.E4]);&quot;&quot;)" office:value-type="float" office:value="311" calcext:value-type="float">
            <text:p>311</text:p>
          </table:table-cell>
          <table:table-cell table:style-name="ce67" office:value-type="float" office:value="2" calcext:value-type="float">
            <text:p>2</text:p>
          </table:table-cell>
          <table:table-cell table:style-name="ce6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44" office:value-type="float" office:value="311" calcext:value-type="float">
            <text:p>311</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1</text:p>
          </table:table-cell>
          <table:table-cell table:style-name="ce35" table:formula="of:=IF([.E5]&lt;&gt;&quot;&quot;;HYPERLINK(CONCATENATE(&quot;https://cwe.mitre.org/data/definitions/&quot;;[.E5]; &quot;.html&quot;); [.E5]);&quot;&quot;)" office:value-type="float" office:value="310" calcext:value-type="float">
            <text:p>310</text:p>
          </table:table-cell>
          <table:table-cell table:style-name="ce67" office:value-type="float" office:value="1" calcext:value-type="float">
            <text:p>1</text:p>
          </table:table-cell>
          <table:table-cell table:style-name="ce69" office:value-type="string" calcext:value-type="string">
            <text:p>Verify that all cryptographic modules fail securely, and errors are handled in a way that does not enable Padding Oracle attacks.</text:p>
          </table:table-cell>
          <table:table-cell table:style-name="ce44" office:value-type="float" office:value="310" calcext:value-type="float">
            <text:p>310</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2</text:p>
          </table:table-cell>
          <table:table-cell table:style-name="ce35" table:formula="of:=IF([.E6]&lt;&gt;&quot;&quot;;HYPERLINK(CONCATENATE(&quot;https://cwe.mitre.org/data/definitions/&quot;;[.E6]; &quot;.html&quot;); [.E6]);&quot;&quot;)" office:value-type="float" office:value="327" calcext:value-type="float">
            <text:p>327</text:p>
          </table:table-cell>
          <table:table-cell table:style-name="ce67" office:value-type="float" office:value="2" calcext:value-type="float">
            <text:p>2</text:p>
          </table:table-cell>
          <table:table-cell table:style-name="ce69"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44" office:value-type="float" office:value="327" calcext:value-type="float">
            <text:p>327</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3</text:p>
          </table:table-cell>
          <table:table-cell table:style-name="ce35" table:formula="of:=IF([.E7]&lt;&gt;&quot;&quot;;HYPERLINK(CONCATENATE(&quot;https://cwe.mitre.org/data/definitions/&quot;;[.E7]; &quot;.html&quot;); [.E7]);&quot;&quot;)" office:value-type="float" office:value="326" calcext:value-type="float">
            <text:p>326</text:p>
          </table:table-cell>
          <table:table-cell table:style-name="ce67" office:value-type="float" office:value="2" calcext:value-type="float">
            <text:p>2</text:p>
          </table:table-cell>
          <table:table-cell table:style-name="ce69" office:value-type="string" calcext:value-type="string">
            <text:p>Verify that encryption initialization vector, cipher configuration, and block modes are configured securely using the latest advice.</text:p>
          </table:table-cell>
          <table:table-cell table:style-name="ce44" office:value-type="float" office:value="326" calcext:value-type="float">
            <text:p>326</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4</text:p>
          </table:table-cell>
          <table:table-cell table:style-name="ce35" table:formula="of:=IF([.E8]&lt;&gt;&quot;&quot;;HYPERLINK(CONCATENATE(&quot;https://cwe.mitre.org/data/definitions/&quot;;[.E8]; &quot;.html&quot;); [.E8]);&quot;&quot;)" office:value-type="float" office:value="326" calcext:value-type="float">
            <text:p>326</text:p>
          </table:table-cell>
          <table:table-cell table:style-name="ce67" office:value-type="float" office:value="2" calcext:value-type="float">
            <text:p>2</text:p>
          </table:table-cell>
          <table:table-cell table:style-name="ce69"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44" office:value-type="float" office:value="326" calcext:value-type="float">
            <text:p>326</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5</text:p>
          </table:table-cell>
          <table:table-cell table:style-name="ce35" table:formula="of:=IF([.E9]&lt;&gt;&quot;&quot;;HYPERLINK(CONCATENATE(&quot;https://cwe.mitre.org/data/definitions/&quot;;[.E9]; &quot;.html&quot;); [.E9]);&quot;&quot;)" office:value-type="float" office:value="326" calcext:value-type="float">
            <text:p>326</text:p>
          </table:table-cell>
          <table:table-cell table:style-name="ce67" office:value-type="float" office:value="2" calcext:value-type="float">
            <text:p>2</text:p>
          </table:table-cell>
          <table:table-cell table:style-name="ce6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44" office:value-type="float" office:value="326" calcext:value-type="float">
            <text:p>326</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6</text:p>
          </table:table-cell>
          <table:table-cell table:style-name="ce35" table:formula="of:=IF([.E10]&lt;&gt;&quot;&quot;;HYPERLINK(CONCATENATE(&quot;https://cwe.mitre.org/data/definitions/&quot;;[.E10]; &quot;.html&quot;); [.E10]);&quot;&quot;)" office:value-type="float" office:value="326" calcext:value-type="float">
            <text:p>326</text:p>
          </table:table-cell>
          <table:table-cell table:style-name="ce67" office:value-type="float" office:value="2" calcext:value-type="float">
            <text:p>2</text:p>
          </table:table-cell>
          <table:table-cell table:style-name="ce6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44" office:value-type="float" office:value="326" calcext:value-type="float">
            <text:p>326</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7</text:p>
          </table:table-cell>
          <table:table-cell table:style-name="ce35" table:formula="of:=IF([.E11]&lt;&gt;&quot;&quot;;HYPERLINK(CONCATENATE(&quot;https://cwe.mitre.org/data/definitions/&quot;;[.E11]; &quot;.html&quot;); [.E11]);&quot;&quot;)" office:value-type="float" office:value="326" calcext:value-type="float">
            <text:p>326</text:p>
          </table:table-cell>
          <table:table-cell table:style-name="ce67" office:value-type="float" office:value="3" calcext:value-type="float">
            <text:p>3</text:p>
          </table:table-cell>
          <table:table-cell table:style-name="ce69" office:value-type="string" calcext:value-type="string">
            <text:p>Verify that encrypted data is authenticated via signatures, authenticated cipher modes, or HMAC to ensure that ciphertext is not altered by an unauthorized party.</text:p>
          </table:table-cell>
          <table:table-cell table:style-name="ce44" office:value-type="float" office:value="326" calcext:value-type="float">
            <text:p>326</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2.8</text:p>
          </table:table-cell>
          <table:table-cell table:style-name="ce35" table:formula="of:=IF([.E12]&lt;&gt;&quot;&quot;;HYPERLINK(CONCATENATE(&quot;https://cwe.mitre.org/data/definitions/&quot;;[.E12]; &quot;.html&quot;); [.E12]);&quot;&quot;)" office:value-type="float" office:value="385" calcext:value-type="float">
            <text:p>385</text:p>
          </table:table-cell>
          <table:table-cell table:style-name="ce67" office:value-type="float" office:value="3" calcext:value-type="float">
            <text:p>3</text:p>
          </table:table-cell>
          <table:table-cell table:style-name="ce69" office:value-type="string" calcext:value-type="string">
            <text:p>Verify that all cryptographic operations are constant-time, with no 'short-circuit' operations in comparisons, calculations, or returns, to avoid leaking information.</text:p>
          </table:table-cell>
          <table:table-cell table:style-name="ce44" office:value-type="float" office:value="385" calcext:value-type="float">
            <text:p>385</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3.1</text:p>
          </table:table-cell>
          <table:table-cell table:style-name="ce35" table:formula="of:=IF([.E13]&lt;&gt;&quot;&quot;;HYPERLINK(CONCATENATE(&quot;https://cwe.mitre.org/data/definitions/&quot;;[.E13]; &quot;.html&quot;); [.E13]);&quot;&quot;)" office:value-type="float" office:value="338" calcext:value-type="float">
            <text:p>338</text:p>
          </table:table-cell>
          <table:table-cell table:style-name="ce67" office:value-type="float" office:value="2" calcext:value-type="float">
            <text:p>2</text:p>
          </table:table-cell>
          <table:table-cell table:style-name="ce6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44" office:value-type="float" office:value="338" calcext:value-type="float">
            <text:p>338</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3.2</text:p>
          </table:table-cell>
          <table:table-cell table:style-name="ce35" table:formula="of:=IF([.E14]&lt;&gt;&quot;&quot;;HYPERLINK(CONCATENATE(&quot;https://cwe.mitre.org/data/definitions/&quot;;[.E14]; &quot;.html&quot;); [.E14]);&quot;&quot;)" office:value-type="float" office:value="338" calcext:value-type="float">
            <text:p>338</text:p>
          </table:table-cell>
          <table:table-cell table:style-name="ce67" office:value-type="float" office:value="2" calcext:value-type="float">
            <text:p>2</text:p>
          </table:table-cell>
          <table:table-cell table:style-name="ce6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44" office:value-type="float" office:value="338" calcext:value-type="float">
            <text:p>338</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3.3</text:p>
          </table:table-cell>
          <table:table-cell table:style-name="ce35" table:formula="of:=IF([.E15]&lt;&gt;&quot;&quot;;HYPERLINK(CONCATENATE(&quot;https://cwe.mitre.org/data/definitions/&quot;;[.E15]; &quot;.html&quot;); [.E15]);&quot;&quot;)" office:value-type="float" office:value="338" calcext:value-type="float">
            <text:p>338</text:p>
          </table:table-cell>
          <table:table-cell table:style-name="ce67" office:value-type="float" office:value="3" calcext:value-type="float">
            <text:p>3</text:p>
          </table:table-cell>
          <table:table-cell table:style-name="ce69" office:value-type="string" calcext:value-type="string">
            <text:p>Verify that random numbers are created with proper entropy even when the application is under heavy load, or that the application degrades gracefully in such circumstances.</text:p>
          </table:table-cell>
          <table:table-cell table:style-name="ce44" office:value-type="float" office:value="338" calcext:value-type="float">
            <text:p>338</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4.1</text:p>
          </table:table-cell>
          <table:table-cell table:style-name="ce35" table:formula="of:=IF([.E16]&lt;&gt;&quot;&quot;;HYPERLINK(CONCATENATE(&quot;https://cwe.mitre.org/data/definitions/&quot;;[.E16]; &quot;.html&quot;); [.E16]);&quot;&quot;)" office:value-type="float" office:value="798" calcext:value-type="float">
            <text:p>798</text:p>
          </table:table-cell>
          <table:table-cell table:style-name="ce67" office:value-type="float" office:value="2" calcext:value-type="float">
            <text:p>2</text:p>
          </table:table-cell>
          <table:table-cell table:style-name="ce69"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44" office:value-type="float" office:value="798" calcext:value-type="float">
            <text:p>798</text:p>
          </table:table-cell>
          <table:table-cell table:style-name="ce45" table:content-validation-name="val6" office:value-type="string" calcext:value-type="string">
            <text:p>Unknown</text:p>
          </table:table-cell>
          <table:table-cell table:number-columns-repeated="1018"/>
        </table:table-row>
        <table:table-row table:style-name="ro1">
          <table:table-cell table:style-name="ce47" office:value-type="string" calcext:value-type="string">
            <text:p>6.4.2</text:p>
          </table:table-cell>
          <table:table-cell table:style-name="ce35" table:formula="of:=IF([.E17]&lt;&gt;&quot;&quot;;HYPERLINK(CONCATENATE(&quot;https://cwe.mitre.org/data/definitions/&quot;;[.E17]; &quot;.html&quot;); [.E17]);&quot;&quot;)" office:value-type="float" office:value="320" calcext:value-type="float">
            <text:p>320</text:p>
          </table:table-cell>
          <table:table-cell table:style-name="ce67" office:value-type="float" office:value="2" calcext:value-type="float">
            <text:p>2</text:p>
          </table:table-cell>
          <table:table-cell table:style-name="ce69"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44" office:value-type="float" office:value="320" calcext:value-type="float">
            <text:p>320</text:p>
          </table:table-cell>
          <table:table-cell table:style-name="ce45" table:content-validation-name="val6" office:value-type="string" calcext:value-type="string">
            <text:p>Unknown</text:p>
          </table:table-cell>
          <table:table-cell table:number-columns-repeated="1018"/>
        </table:table-row>
        <table:table-row table:style-name="ro1" table:number-rows-repeated="19">
          <table:table-cell table:style-name="ce48"/>
          <table:table-cell table:style-name="ce34"/>
          <table:table-cell table:style-name="ce68"/>
          <table:table-cell table:style-name="ce70"/>
          <table:table-cell table:style-name="ce44"/>
          <table:table-cell table:style-name="ce33"/>
          <table:table-cell table:number-columns-repeated="1018"/>
        </table:table-row>
        <table:table-row table:style-name="ro1">
          <table:table-cell table:style-name="ce48"/>
          <table:table-cell table:style-name="ce34"/>
          <table:table-cell table:style-name="ce68"/>
          <table:table-cell table:style-name="ce71"/>
          <table:table-cell table:style-name="ce44"/>
          <table:table-cell table:style-name="ce33"/>
          <table:table-cell table:number-columns-repeated="1018"/>
        </table:table-row>
        <table:table-row table:style-name="ro1" table:number-rows-repeated="2">
          <table:table-cell table:style-name="ce48"/>
          <table:table-cell table:style-name="ce34"/>
          <table:table-cell table:style-name="ce68"/>
          <table:table-cell table:style-name="ce70"/>
          <table:table-cell table:style-name="ce44"/>
          <table:table-cell table:style-name="ce33"/>
          <table:table-cell table:number-columns-repeated="1018"/>
        </table:table-row>
        <table:table-row table:style-name="ro1">
          <table:table-cell table:style-name="ce48"/>
          <table:table-cell table:style-name="ce34"/>
          <table:table-cell table:style-name="ce37"/>
          <table:table-cell table:style-name="ce72"/>
          <table:table-cell table:style-name="ce8"/>
          <table:table-cell table:style-name="ce33"/>
          <table:table-cell table:number-columns-repeated="1018"/>
        </table:table-row>
        <table:table-row table:style-name="ro1" table:number-rows-repeated="924">
          <table:table-cell table:style-name="ce48"/>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48"/>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Cryptography.C2:Cryptography.C17">
            <calcext:condition calcext:apply-style-name="ConditionalStyle_1" calcext:value="=3" calcext:base-cell-address="Cryptography.C2"/>
          </calcext:conditional-format>
          <calcext:conditional-format calcext:target-range-address="Cryptography.C2:Cryptography.C17">
            <calcext:condition calcext:apply-style-name="ConditionalStyle_2" calcext:value="=2" calcext:base-cell-address="Cryptography.C2"/>
          </calcext:conditional-format>
          <calcext:conditional-format calcext:target-range-address="Cryptography.C2:Cryptography.C17">
            <calcext:condition calcext:apply-style-name="ConditionalStyle_3" calcext:value="=1" calcext:base-cell-address="Cryptography.C2"/>
          </calcext:conditional-format>
          <calcext:conditional-format calcext:target-range-address="Cryptography.D2:Cryptography.D17">
            <calcext:condition calcext:apply-style-name="ConditionalStyle_4" calcext:value="formula-is([.F2]=&quot;Valid&quot;)" calcext:base-cell-address="Cryptography.D2"/>
          </calcext:conditional-format>
          <calcext:conditional-format calcext:target-range-address="Cryptography.D2:Cryptography.D17">
            <calcext:condition calcext:apply-style-name="ConditionalStyle_5" calcext:value="formula-is([.F2]=&quot;Not Valid&quot;)" calcext:base-cell-address="Cryptography.D2"/>
          </calcext:conditional-format>
          <calcext:conditional-format calcext:target-range-address="Cryptography.D2:Cryptography.D17">
            <calcext:condition calcext:apply-style-name="ConditionalStyle_6" calcext:value="formula-is([.F2]=&quot;Not Applicable&quot;)" calcext:base-cell-address="Cryptography.D2"/>
          </calcext:conditional-format>
          <calcext:conditional-format calcext:target-range-address="Cryptography.D40:Cryptography.D40">
            <calcext:condition calcext:apply-style-name="ConditionalStyle_6" calcext:value="formula-is(#ref!=0)" calcext:base-cell-address="Cryptography.D40"/>
          </calcext:conditional-format>
          <calcext:conditional-format calcext:target-range-address="Cryptography.D2:Cryptography.D39">
            <calcext:condition calcext:apply-style-name="ConditionalStyle_4" calcext:value="formula-is([.F2]=1)" calcext:base-cell-address="Cryptography.D2"/>
          </calcext:conditional-format>
          <calcext:conditional-format calcext:target-range-address="Cryptography.D2:Cryptography.D39">
            <calcext:condition calcext:apply-style-name="ConditionalStyle_6" calcext:value="formula-is(#ref!=0)" calcext:base-cell-address="Cryptography.D2"/>
          </calcext:conditional-format>
          <calcext:conditional-format calcext:target-range-address="Cryptography.C2:Cryptography.C39">
            <calcext:condition calcext:apply-style-name="ConditionalStyle_7" calcext:value="=3" calcext:base-cell-address="Cryptography.C2"/>
          </calcext:conditional-format>
          <calcext:conditional-format calcext:target-range-address="Cryptography.C2:Cryptography.C39">
            <calcext:condition calcext:apply-style-name="ConditionalStyle_8" calcext:value="=2" calcext:base-cell-address="Cryptography.C2"/>
          </calcext:conditional-format>
          <calcext:conditional-format calcext:target-range-address="Cryptography.C2:Cryptography.C39">
            <calcext:condition calcext:apply-style-name="ConditionalStyle_9" calcext:value="=1" calcext:base-cell-address="Cryptography.C2"/>
          </calcext:conditional-format>
        </calcext:conditional-formats>
      </table:table>
      <table:table table:name="Error Handling" table:style-name="ta8">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7.1.1</text:p>
          </table:table-cell>
          <table:table-cell table:style-name="ce35" table:formula="of:=IF([.E2]&lt;&gt;&quot;&quot;;HYPERLINK(CONCATENATE(&quot;https://cwe.mitre.org/data/definitions/&quot;;[.E2]; &quot;.html&quot;); [.E2]);&quot;&quot;)" office:value-type="float" office:value="532" calcext:value-type="float">
            <text:p>532</text:p>
          </table:table-cell>
          <table:table-cell table:style-name="ce73" office:value-type="float" office:value="1" calcext:value-type="float">
            <text:p>1</text:p>
          </table:table-cell>
          <table:table-cell table:style-name="ce75"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44" office:value-type="float" office:value="532" calcext:value-type="float">
            <text:p>532</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1.2</text:p>
          </table:table-cell>
          <table:table-cell table:style-name="ce35" table:formula="of:=IF([.E3]&lt;&gt;&quot;&quot;;HYPERLINK(CONCATENATE(&quot;https://cwe.mitre.org/data/definitions/&quot;;[.E3]; &quot;.html&quot;); [.E3]);&quot;&quot;)" office:value-type="float" office:value="532" calcext:value-type="float">
            <text:p>532</text:p>
          </table:table-cell>
          <table:table-cell table:style-name="ce73" office:value-type="float" office:value="1" calcext:value-type="float">
            <text:p>1</text:p>
          </table:table-cell>
          <table:table-cell table:style-name="ce75"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44" office:value-type="float" office:value="532" calcext:value-type="float">
            <text:p>532</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1.3</text:p>
          </table:table-cell>
          <table:table-cell table:style-name="ce35" table:formula="of:=IF([.E4]&lt;&gt;&quot;&quot;;HYPERLINK(CONCATENATE(&quot;https://cwe.mitre.org/data/definitions/&quot;;[.E4]; &quot;.html&quot;); [.E4]);&quot;&quot;)" office:value-type="float" office:value="778" calcext:value-type="float">
            <text:p>778</text:p>
          </table:table-cell>
          <table:table-cell table:style-name="ce73" office:value-type="float" office:value="2" calcext:value-type="float">
            <text:p>2</text:p>
          </table:table-cell>
          <table:table-cell table:style-name="ce75"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44" office:value-type="float" office:value="778" calcext:value-type="float">
            <text:p>778</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1.4</text:p>
          </table:table-cell>
          <table:table-cell table:style-name="ce35" table:formula="of:=IF([.E5]&lt;&gt;&quot;&quot;;HYPERLINK(CONCATENATE(&quot;https://cwe.mitre.org/data/definitions/&quot;;[.E5]; &quot;.html&quot;); [.E5]);&quot;&quot;)" office:value-type="float" office:value="778" calcext:value-type="float">
            <text:p>778</text:p>
          </table:table-cell>
          <table:table-cell table:style-name="ce73" office:value-type="float" office:value="2" calcext:value-type="float">
            <text:p>2</text:p>
          </table:table-cell>
          <table:table-cell table:style-name="ce75"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44" office:value-type="float" office:value="778" calcext:value-type="float">
            <text:p>778</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2.1</text:p>
          </table:table-cell>
          <table:table-cell table:style-name="ce35" table:formula="of:=IF([.E6]&lt;&gt;&quot;&quot;;HYPERLINK(CONCATENATE(&quot;https://cwe.mitre.org/data/definitions/&quot;;[.E6]; &quot;.html&quot;); [.E6]);&quot;&quot;)" office:value-type="float" office:value="778" calcext:value-type="float">
            <text:p>778</text:p>
          </table:table-cell>
          <table:table-cell table:style-name="ce73" office:value-type="float" office:value="2" calcext:value-type="float">
            <text:p>2</text:p>
          </table:table-cell>
          <table:table-cell table:style-name="ce7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44" office:value-type="float" office:value="778" calcext:value-type="float">
            <text:p>778</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2.2</text:p>
          </table:table-cell>
          <table:table-cell table:style-name="ce35" table:formula="of:=IF([.E7]&lt;&gt;&quot;&quot;;HYPERLINK(CONCATENATE(&quot;https://cwe.mitre.org/data/definitions/&quot;;[.E7]; &quot;.html&quot;); [.E7]);&quot;&quot;)" office:value-type="float" office:value="285" calcext:value-type="float">
            <text:p>285</text:p>
          </table:table-cell>
          <table:table-cell table:style-name="ce73" office:value-type="float" office:value="2" calcext:value-type="float">
            <text:p>2</text:p>
          </table:table-cell>
          <table:table-cell table:style-name="ce7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44" office:value-type="float" office:value="285" calcext:value-type="float">
            <text:p>285</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3.1</text:p>
          </table:table-cell>
          <table:table-cell table:style-name="ce35" table:formula="of:=IF([.E8]&lt;&gt;&quot;&quot;;HYPERLINK(CONCATENATE(&quot;https://cwe.mitre.org/data/definitions/&quot;;[.E8]; &quot;.html&quot;); [.E8]);&quot;&quot;)" office:value-type="float" office:value="117" calcext:value-type="float">
            <text:p>117</text:p>
          </table:table-cell>
          <table:table-cell table:style-name="ce73" office:value-type="float" office:value="2" calcext:value-type="float">
            <text:p>2</text:p>
          </table:table-cell>
          <table:table-cell table:style-name="ce75" office:value-type="string" calcext:value-type="string">
            <text:p>Verify that the application appropriately encodes user-supplied data to prevent log injection. ([C9](https://www.owasp.org/index.php/OWASP_Proactive_Controls#tab=Formal_Numbering))</text:p>
          </table:table-cell>
          <table:table-cell table:style-name="ce44" office:value-type="float" office:value="117" calcext:value-type="float">
            <text:p>117</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3.2</text:p>
          </table:table-cell>
          <table:table-cell table:style-name="ce35" table:formula="of:=IF([.E9]&lt;&gt;&quot;&quot;;HYPERLINK(CONCATENATE(&quot;https://cwe.mitre.org/data/definitions/&quot;;[.E9]; &quot;.html&quot;); [.E9]);&quot;&quot;)" office:value-type="float" office:value="117" calcext:value-type="float">
            <text:p>117</text:p>
          </table:table-cell>
          <table:table-cell table:style-name="ce73" office:value-type="float" office:value="2" calcext:value-type="float">
            <text:p>2</text:p>
          </table:table-cell>
          <table:table-cell table:style-name="ce75" office:value-type="string" calcext:value-type="string">
            <text:p>Verify that all events are protected from injection when viewed in log viewing software. ([C9](https://www.owasp.org/index.php/OWASP_Proactive_Controls#tab=Formal_Numbering))</text:p>
          </table:table-cell>
          <table:table-cell table:style-name="ce44" office:value-type="float" office:value="117" calcext:value-type="float">
            <text:p>117</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3.3</text:p>
          </table:table-cell>
          <table:table-cell table:style-name="ce35" table:formula="of:=IF([.E10]&lt;&gt;&quot;&quot;;HYPERLINK(CONCATENATE(&quot;https://cwe.mitre.org/data/definitions/&quot;;[.E10]; &quot;.html&quot;); [.E10]);&quot;&quot;)" office:value-type="float" office:value="200" calcext:value-type="float">
            <text:p>200</text:p>
          </table:table-cell>
          <table:table-cell table:style-name="ce73" office:value-type="float" office:value="2" calcext:value-type="float">
            <text:p>2</text:p>
          </table:table-cell>
          <table:table-cell table:style-name="ce75" office:value-type="string" calcext:value-type="string">
            <text:p>Verify that security logs are protected from unauthorized access and modification. ([C9](https://www.owasp.org/index.php/OWASP_Proactive_Controls#tab=Formal_Numbering))</text:p>
          </table:table-cell>
          <table:table-cell table:style-name="ce44" office:value-type="float" office:value="200" calcext:value-type="float">
            <text:p>200</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3.4</text:p>
          </table:table-cell>
          <table:table-cell table:style-name="ce34" table:formula="of:=IF([.E11]&lt;&gt;&quot;&quot;;HYPERLINK(CONCATENATE(&quot;https://cwe.mitre.org/data/definitions/&quot;;[.E11]; &quot;.html&quot;); [.E11]);&quot;&quot;)">
            <text:p/>
          </table:table-cell>
          <table:table-cell table:style-name="ce73" office:value-type="float" office:value="2" calcext:value-type="float">
            <text:p>2</text:p>
          </table:table-cell>
          <table:table-cell table:style-name="ce76"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43"/>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4.1</text:p>
          </table:table-cell>
          <table:table-cell table:style-name="ce35" table:formula="of:=IF([.E12]&lt;&gt;&quot;&quot;;HYPERLINK(CONCATENATE(&quot;https://cwe.mitre.org/data/definitions/&quot;;[.E12]; &quot;.html&quot;); [.E12]);&quot;&quot;)" office:value-type="float" office:value="210" calcext:value-type="float">
            <text:p>210</text:p>
          </table:table-cell>
          <table:table-cell table:style-name="ce73" office:value-type="float" office:value="1" calcext:value-type="float">
            <text:p>1</text:p>
          </table:table-cell>
          <table:table-cell table:style-name="ce75"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44" office:value-type="float" office:value="210" calcext:value-type="float">
            <text:p>210</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4.2</text:p>
          </table:table-cell>
          <table:table-cell table:style-name="ce35" table:formula="of:=IF([.E13]&lt;&gt;&quot;&quot;;HYPERLINK(CONCATENATE(&quot;https://cwe.mitre.org/data/definitions/&quot;;[.E13]; &quot;.html&quot;); [.E13]);&quot;&quot;)" office:value-type="float" office:value="544" calcext:value-type="float">
            <text:p>544</text:p>
          </table:table-cell>
          <table:table-cell table:style-name="ce73" office:value-type="float" office:value="2" calcext:value-type="float">
            <text:p>2</text:p>
          </table:table-cell>
          <table:table-cell table:style-name="ce75"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44" office:value-type="float" office:value="544" calcext:value-type="float">
            <text:p>544</text:p>
          </table:table-cell>
          <table:table-cell table:style-name="ce45" table:content-validation-name="val7" office:value-type="string" calcext:value-type="string">
            <text:p>Unknown</text:p>
          </table:table-cell>
          <table:table-cell table:number-columns-repeated="1018"/>
        </table:table-row>
        <table:table-row table:style-name="ro1">
          <table:table-cell table:style-name="ce32" office:value-type="string" calcext:value-type="string">
            <text:p>7.4.3</text:p>
          </table:table-cell>
          <table:table-cell table:style-name="ce35" table:formula="of:=IF([.E14]&lt;&gt;&quot;&quot;;HYPERLINK(CONCATENATE(&quot;https://cwe.mitre.org/data/definitions/&quot;;[.E14]; &quot;.html&quot;); [.E14]);&quot;&quot;)" office:value-type="float" office:value="460" calcext:value-type="float">
            <text:p>460</text:p>
          </table:table-cell>
          <table:table-cell table:style-name="ce73" office:value-type="float" office:value="2" calcext:value-type="float">
            <text:p>2</text:p>
          </table:table-cell>
          <table:table-cell table:style-name="ce75" office:value-type="string" calcext:value-type="string">
            <text:p>Verify that a "last resort" error handler is defined which will catch all unhandled exceptions. ([C10](https://www.owasp.org/index.php/OWASP_Proactive_Controls#tab=Formal_Numbering))</text:p>
          </table:table-cell>
          <table:table-cell table:style-name="ce44" office:value-type="float" office:value="460" calcext:value-type="float">
            <text:p>460</text:p>
          </table:table-cell>
          <table:table-cell table:style-name="ce45" table:content-validation-name="val7" office:value-type="string" calcext:value-type="string">
            <text:p>Unknown</text:p>
          </table:table-cell>
          <table:table-cell table:number-columns-repeated="1018"/>
        </table:table-row>
        <table:table-row table:style-name="ro1" table:number-rows-repeated="19">
          <table:table-cell table:style-name="ce59"/>
          <table:table-cell table:style-name="ce34"/>
          <table:table-cell table:style-name="ce74"/>
          <table:table-cell table:style-name="ce77"/>
          <table:table-cell table:style-name="ce44"/>
          <table:table-cell table:style-name="ce33"/>
          <table:table-cell table:number-columns-repeated="1018"/>
        </table:table-row>
        <table:table-row table:style-name="ro1">
          <table:table-cell table:style-name="ce59"/>
          <table:table-cell table:style-name="ce34"/>
          <table:table-cell table:style-name="ce74"/>
          <table:table-cell table:style-name="ce78"/>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74"/>
          <table:table-cell table:style-name="ce77"/>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79"/>
          <table:table-cell table:style-name="ce8"/>
          <table:table-cell table:style-name="ce33"/>
          <table:table-cell table:number-columns-repeated="1018"/>
        </table:table-row>
        <table:table-row table:style-name="ro1" table:number-rows-repeated="924">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81">
          <table:table-cell table:number-columns-repeated="1024"/>
        </table:table-row>
        <table:table-row table:style-name="ro2">
          <table:table-cell table:number-columns-repeated="1024"/>
        </table:table-row>
        <calcext:conditional-formats>
          <calcext:conditional-format calcext:target-range-address="'Error Handling'.C2:'Error Handling'.C14">
            <calcext:condition calcext:apply-style-name="ConditionalStyle_1" calcext:value="=3" calcext:base-cell-address="'Error Handling'.C2"/>
          </calcext:conditional-format>
          <calcext:conditional-format calcext:target-range-address="'Error Handling'.C2:'Error Handling'.C14">
            <calcext:condition calcext:apply-style-name="ConditionalStyle_2" calcext:value="=2" calcext:base-cell-address="'Error Handling'.C2"/>
          </calcext:conditional-format>
          <calcext:conditional-format calcext:target-range-address="'Error Handling'.C2:'Error Handling'.C14">
            <calcext:condition calcext:apply-style-name="ConditionalStyle_3" calcext:value="=1" calcext:base-cell-address="'Error Handling'.C2"/>
          </calcext:conditional-format>
          <calcext:conditional-format calcext:target-range-address="'Error Handling'.D2:'Error Handling'.D14">
            <calcext:condition calcext:apply-style-name="ConditionalStyle_4" calcext:value="formula-is([.F2]=&quot;Valid&quot;)" calcext:base-cell-address="'Error Handling'.D2"/>
          </calcext:conditional-format>
          <calcext:conditional-format calcext:target-range-address="'Error Handling'.D2:'Error Handling'.D14">
            <calcext:condition calcext:apply-style-name="ConditionalStyle_5" calcext:value="formula-is([.F2]=&quot;Not Valid&quot;)" calcext:base-cell-address="'Error Handling'.D2"/>
          </calcext:conditional-format>
          <calcext:conditional-format calcext:target-range-address="'Error Handling'.D2:'Error Handling'.D14">
            <calcext:condition calcext:apply-style-name="ConditionalStyle_6" calcext:value="formula-is([.F2]=&quot;Not Applicable&quot;)" calcext:base-cell-address="'Error Handling'.D2"/>
          </calcext:conditional-format>
          <calcext:conditional-format calcext:target-range-address="'Error Handling'.D37:'Error Handling'.D37">
            <calcext:condition calcext:apply-style-name="ConditionalStyle_6" calcext:value="formula-is(#ref!=0)" calcext:base-cell-address="'Error Handling'.D37"/>
          </calcext:conditional-format>
          <calcext:conditional-format calcext:target-range-address="'Error Handling'.D2:'Error Handling'.D36">
            <calcext:condition calcext:apply-style-name="ConditionalStyle_4" calcext:value="formula-is([.F2]=1)" calcext:base-cell-address="'Error Handling'.D2"/>
          </calcext:conditional-format>
          <calcext:conditional-format calcext:target-range-address="'Error Handling'.D2:'Error Handling'.D36">
            <calcext:condition calcext:apply-style-name="ConditionalStyle_6" calcext:value="formula-is(#ref!=0)" calcext:base-cell-address="'Error Handling'.D2"/>
          </calcext:conditional-format>
          <calcext:conditional-format calcext:target-range-address="'Error Handling'.C2:'Error Handling'.C36">
            <calcext:condition calcext:apply-style-name="ConditionalStyle_7" calcext:value="=3" calcext:base-cell-address="'Error Handling'.C2"/>
          </calcext:conditional-format>
          <calcext:conditional-format calcext:target-range-address="'Error Handling'.C2:'Error Handling'.C36">
            <calcext:condition calcext:apply-style-name="ConditionalStyle_8" calcext:value="=2" calcext:base-cell-address="'Error Handling'.C2"/>
          </calcext:conditional-format>
          <calcext:conditional-format calcext:target-range-address="'Error Handling'.C2:'Error Handling'.C36">
            <calcext:condition calcext:apply-style-name="ConditionalStyle_9" calcext:value="=1" calcext:base-cell-address="'Error Handling'.C2"/>
          </calcext:conditional-format>
        </calcext:conditional-formats>
      </table:table>
      <table:table table:name="Data Protection" table:style-name="ta9">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8.1.1</text:p>
          </table:table-cell>
          <table:table-cell table:style-name="ce35" table:formula="of:=IF([.E2]&lt;&gt;&quot;&quot;;HYPERLINK(CONCATENATE(&quot;https://cwe.mitre.org/data/definitions/&quot;;[.E2]; &quot;.html&quot;); [.E2]);&quot;&quot;)" office:value-type="float" office:value="524" calcext:value-type="float">
            <text:p>524</text:p>
          </table:table-cell>
          <table:table-cell table:style-name="ce80" office:value-type="float" office:value="2" calcext:value-type="float">
            <text:p>2</text:p>
          </table:table-cell>
          <table:table-cell table:style-name="ce82" office:value-type="string" calcext:value-type="string">
            <text:p>Verify the application protects sensitive data from being cached in server components such as load balancers and application caches.</text:p>
          </table:table-cell>
          <table:table-cell table:style-name="ce44" office:value-type="float" office:value="524" calcext:value-type="float">
            <text:p>524</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1.2</text:p>
          </table:table-cell>
          <table:table-cell table:style-name="ce35" table:formula="of:=IF([.E3]&lt;&gt;&quot;&quot;;HYPERLINK(CONCATENATE(&quot;https://cwe.mitre.org/data/definitions/&quot;;[.E3]; &quot;.html&quot;); [.E3]);&quot;&quot;)" office:value-type="float" office:value="524" calcext:value-type="float">
            <text:p>524</text:p>
          </table:table-cell>
          <table:table-cell table:style-name="ce80" office:value-type="float" office:value="2" calcext:value-type="float">
            <text:p>2</text:p>
          </table:table-cell>
          <table:table-cell table:style-name="ce82"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44" office:value-type="float" office:value="524" calcext:value-type="float">
            <text:p>524</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1.3</text:p>
          </table:table-cell>
          <table:table-cell table:style-name="ce35" table:formula="of:=IF([.E4]&lt;&gt;&quot;&quot;;HYPERLINK(CONCATENATE(&quot;https://cwe.mitre.org/data/definitions/&quot;;[.E4]; &quot;.html&quot;); [.E4]);&quot;&quot;)" office:value-type="float" office:value="233" calcext:value-type="float">
            <text:p>233</text:p>
          </table:table-cell>
          <table:table-cell table:style-name="ce80" office:value-type="float" office:value="2" calcext:value-type="float">
            <text:p>2</text:p>
          </table:table-cell>
          <table:table-cell table:style-name="ce82" office:value-type="string" calcext:value-type="string">
            <text:p>Verify the application minimizes the number of parameters in a request, such as hidden fields, Ajax variables, cookies and header values.</text:p>
          </table:table-cell>
          <table:table-cell table:style-name="ce44" office:value-type="float" office:value="233" calcext:value-type="float">
            <text:p>233</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1.4</text:p>
          </table:table-cell>
          <table:table-cell table:style-name="ce35" table:formula="of:=IF([.E5]&lt;&gt;&quot;&quot;;HYPERLINK(CONCATENATE(&quot;https://cwe.mitre.org/data/definitions/&quot;;[.E5]; &quot;.html&quot;); [.E5]);&quot;&quot;)" office:value-type="float" office:value="770" calcext:value-type="float">
            <text:p>770</text:p>
          </table:table-cell>
          <table:table-cell table:style-name="ce80" office:value-type="float" office:value="2" calcext:value-type="float">
            <text:p>2</text:p>
          </table:table-cell>
          <table:table-cell table:style-name="ce82" office:value-type="string" calcext:value-type="string">
            <text:p>Verify the application can detect and alert on abnormal numbers of requests, such as by IP, user, total per hour or day, or whatever makes sense for the application.</text:p>
          </table:table-cell>
          <table:table-cell table:style-name="ce44" office:value-type="float" office:value="770" calcext:value-type="float">
            <text:p>770</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1.5</text:p>
          </table:table-cell>
          <table:table-cell table:style-name="ce35" table:formula="of:=IF([.E6]&lt;&gt;&quot;&quot;;HYPERLINK(CONCATENATE(&quot;https://cwe.mitre.org/data/definitions/&quot;;[.E6]; &quot;.html&quot;); [.E6]);&quot;&quot;)" office:value-type="float" office:value="19" calcext:value-type="float">
            <text:p>19</text:p>
          </table:table-cell>
          <table:table-cell table:style-name="ce80" office:value-type="float" office:value="3" calcext:value-type="float">
            <text:p>3</text:p>
          </table:table-cell>
          <table:table-cell table:style-name="ce82" office:value-type="string" calcext:value-type="string">
            <text:p>Verify that regular backups of important data are performed and that test restoration of data is performed.</text:p>
          </table:table-cell>
          <table:table-cell table:style-name="ce44" office:value-type="float" office:value="19" calcext:value-type="float">
            <text:p>19</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1.6</text:p>
          </table:table-cell>
          <table:table-cell table:style-name="ce35" table:formula="of:=IF([.E7]&lt;&gt;&quot;&quot;;HYPERLINK(CONCATENATE(&quot;https://cwe.mitre.org/data/definitions/&quot;;[.E7]; &quot;.html&quot;); [.E7]);&quot;&quot;)" office:value-type="float" office:value="19" calcext:value-type="float">
            <text:p>19</text:p>
          </table:table-cell>
          <table:table-cell table:style-name="ce80" office:value-type="float" office:value="3" calcext:value-type="float">
            <text:p>3</text:p>
          </table:table-cell>
          <table:table-cell table:style-name="ce82" office:value-type="string" calcext:value-type="string">
            <text:p>Verify that backups are stored securely to prevent data from being stolen or corrupted.</text:p>
          </table:table-cell>
          <table:table-cell table:style-name="ce44" office:value-type="float" office:value="19" calcext:value-type="float">
            <text:p>19</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2.1</text:p>
          </table:table-cell>
          <table:table-cell table:style-name="ce35" table:formula="of:=IF([.E8]&lt;&gt;&quot;&quot;;HYPERLINK(CONCATENATE(&quot;https://cwe.mitre.org/data/definitions/&quot;;[.E8]; &quot;.html&quot;); [.E8]);&quot;&quot;)" office:value-type="float" office:value="525" calcext:value-type="float">
            <text:p>525</text:p>
          </table:table-cell>
          <table:table-cell table:style-name="ce80" office:value-type="float" office:value="1" calcext:value-type="float">
            <text:p>1</text:p>
          </table:table-cell>
          <table:table-cell table:style-name="ce82" office:value-type="string" calcext:value-type="string">
            <text:p>Verify the application sets sufficient anti-caching headers so that sensitive data is not cached in modern browsers.</text:p>
          </table:table-cell>
          <table:table-cell table:style-name="ce44" office:value-type="float" office:value="525" calcext:value-type="float">
            <text:p>525</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2.2</text:p>
          </table:table-cell>
          <table:table-cell table:style-name="ce35" table:formula="of:=IF([.E9]&lt;&gt;&quot;&quot;;HYPERLINK(CONCATENATE(&quot;https://cwe.mitre.org/data/definitions/&quot;;[.E9]; &quot;.html&quot;); [.E9]);&quot;&quot;)" office:value-type="float" office:value="922" calcext:value-type="float">
            <text:p>922</text:p>
          </table:table-cell>
          <table:table-cell table:style-name="ce80" office:value-type="float" office:value="1" calcext:value-type="float">
            <text:p>1</text:p>
          </table:table-cell>
          <table:table-cell table:style-name="ce82" office:value-type="string" calcext:value-type="string">
            <text:p>Verify that data stored in client side storage (such as HTML5 local storage, session storage, IndexedDB, regular cookies or Flash cookies) does not contain sensitive data or PII.</text:p>
          </table:table-cell>
          <table:table-cell table:style-name="ce44" office:value-type="float" office:value="922" calcext:value-type="float">
            <text:p>922</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2.3</text:p>
          </table:table-cell>
          <table:table-cell table:style-name="ce35" table:formula="of:=IF([.E10]&lt;&gt;&quot;&quot;;HYPERLINK(CONCATENATE(&quot;https://cwe.mitre.org/data/definitions/&quot;;[.E10]; &quot;.html&quot;); [.E10]);&quot;&quot;)" office:value-type="float" office:value="922" calcext:value-type="float">
            <text:p>922</text:p>
          </table:table-cell>
          <table:table-cell table:style-name="ce80" office:value-type="float" office:value="1" calcext:value-type="float">
            <text:p>1</text:p>
          </table:table-cell>
          <table:table-cell table:style-name="ce82" office:value-type="string" calcext:value-type="string">
            <text:p>Verify that authenticated data is cleared from client storage, such as the browser DOM, after the client or session is terminated.</text:p>
          </table:table-cell>
          <table:table-cell table:style-name="ce44" office:value-type="float" office:value="922" calcext:value-type="float">
            <text:p>922</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1</text:p>
          </table:table-cell>
          <table:table-cell table:style-name="ce35" table:formula="of:=IF([.E11]&lt;&gt;&quot;&quot;;HYPERLINK(CONCATENATE(&quot;https://cwe.mitre.org/data/definitions/&quot;;[.E11]; &quot;.html&quot;); [.E11]);&quot;&quot;)" office:value-type="float" office:value="319" calcext:value-type="float">
            <text:p>319</text:p>
          </table:table-cell>
          <table:table-cell table:style-name="ce80" office:value-type="float" office:value="1" calcext:value-type="float">
            <text:p>1</text:p>
          </table:table-cell>
          <table:table-cell table:style-name="ce82" office:value-type="string" calcext:value-type="string">
            <text:p>Verify that sensitive data is sent to the server in the HTTP message body or headers, and that query string parameters from any HTTP verb do not contain sensitive data.</text:p>
          </table:table-cell>
          <table:table-cell table:style-name="ce44" office:value-type="float" office:value="319" calcext:value-type="float">
            <text:p>319</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2</text:p>
          </table:table-cell>
          <table:table-cell table:style-name="ce35" table:formula="of:=IF([.E12]&lt;&gt;&quot;&quot;;HYPERLINK(CONCATENATE(&quot;https://cwe.mitre.org/data/definitions/&quot;;[.E12]; &quot;.html&quot;); [.E12]);&quot;&quot;)" office:value-type="float" office:value="212" calcext:value-type="float">
            <text:p>212</text:p>
          </table:table-cell>
          <table:table-cell table:style-name="ce80" office:value-type="float" office:value="1" calcext:value-type="float">
            <text:p>1</text:p>
          </table:table-cell>
          <table:table-cell table:style-name="ce82" office:value-type="string" calcext:value-type="string">
            <text:p>Verify that users have a method to remove or export their data on demand.</text:p>
          </table:table-cell>
          <table:table-cell table:style-name="ce44" office:value-type="float" office:value="212" calcext:value-type="float">
            <text:p>212</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3</text:p>
          </table:table-cell>
          <table:table-cell table:style-name="ce35" table:formula="of:=IF([.E13]&lt;&gt;&quot;&quot;;HYPERLINK(CONCATENATE(&quot;https://cwe.mitre.org/data/definitions/&quot;;[.E13]; &quot;.html&quot;); [.E13]);&quot;&quot;)" office:value-type="float" office:value="285" calcext:value-type="float">
            <text:p>285</text:p>
          </table:table-cell>
          <table:table-cell table:style-name="ce80" office:value-type="float" office:value="1" calcext:value-type="float">
            <text:p>1</text:p>
          </table:table-cell>
          <table:table-cell table:style-name="ce82"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44" office:value-type="float" office:value="285" calcext:value-type="float">
            <text:p>285</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4</text:p>
          </table:table-cell>
          <table:table-cell table:style-name="ce35" table:formula="of:=IF([.E14]&lt;&gt;&quot;&quot;;HYPERLINK(CONCATENATE(&quot;https://cwe.mitre.org/data/definitions/&quot;;[.E14]; &quot;.html&quot;); [.E14]);&quot;&quot;)" office:value-type="float" office:value="200" calcext:value-type="float">
            <text:p>200</text:p>
          </table:table-cell>
          <table:table-cell table:style-name="ce80" office:value-type="float" office:value="1" calcext:value-type="float">
            <text:p>1</text:p>
          </table:table-cell>
          <table:table-cell table:style-name="ce82"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44" office:value-type="float" office:value="200" calcext:value-type="float">
            <text:p>200</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5</text:p>
          </table:table-cell>
          <table:table-cell table:style-name="ce35" table:formula="of:=IF([.E15]&lt;&gt;&quot;&quot;;HYPERLINK(CONCATENATE(&quot;https://cwe.mitre.org/data/definitions/&quot;;[.E15]; &quot;.html&quot;); [.E15]);&quot;&quot;)" office:value-type="float" office:value="532" calcext:value-type="float">
            <text:p>532</text:p>
          </table:table-cell>
          <table:table-cell table:style-name="ce80" office:value-type="float" office:value="2" calcext:value-type="float">
            <text:p>2</text:p>
          </table:table-cell>
          <table:table-cell table:style-name="ce82"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44" office:value-type="float" office:value="532" calcext:value-type="float">
            <text:p>532</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6</text:p>
          </table:table-cell>
          <table:table-cell table:style-name="ce35" table:formula="of:=IF([.E16]&lt;&gt;&quot;&quot;;HYPERLINK(CONCATENATE(&quot;https://cwe.mitre.org/data/definitions/&quot;;[.E16]; &quot;.html&quot;); [.E16]);&quot;&quot;)" office:value-type="float" office:value="226" calcext:value-type="float">
            <text:p>226</text:p>
          </table:table-cell>
          <table:table-cell table:style-name="ce80" office:value-type="float" office:value="2" calcext:value-type="float">
            <text:p>2</text:p>
          </table:table-cell>
          <table:table-cell table:style-name="ce82" office:value-type="string" calcext:value-type="string">
            <text:p>Verify that sensitive information contained in memory is overwritten as soon as it is no longer required to mitigate memory dumping attacks, using zeroes or random data.</text:p>
          </table:table-cell>
          <table:table-cell table:style-name="ce44" office:value-type="float" office:value="226" calcext:value-type="float">
            <text:p>226</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7</text:p>
          </table:table-cell>
          <table:table-cell table:style-name="ce35" table:formula="of:=IF([.E17]&lt;&gt;&quot;&quot;;HYPERLINK(CONCATENATE(&quot;https://cwe.mitre.org/data/definitions/&quot;;[.E17]; &quot;.html&quot;); [.E17]);&quot;&quot;)" office:value-type="float" office:value="327" calcext:value-type="float">
            <text:p>327</text:p>
          </table:table-cell>
          <table:table-cell table:style-name="ce80" office:value-type="float" office:value="2" calcext:value-type="float">
            <text:p>2</text:p>
          </table:table-cell>
          <table:table-cell table:style-name="ce82"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44" office:value-type="float" office:value="327" calcext:value-type="float">
            <text:p>327</text:p>
          </table:table-cell>
          <table:table-cell table:style-name="ce45" table:content-validation-name="val8" office:value-type="string" calcext:value-type="string">
            <text:p>Unknown</text:p>
          </table:table-cell>
          <table:table-cell table:number-columns-repeated="1018"/>
        </table:table-row>
        <table:table-row table:style-name="ro1">
          <table:table-cell table:style-name="ce32" office:value-type="string" calcext:value-type="string">
            <text:p>8.3.8</text:p>
          </table:table-cell>
          <table:table-cell table:style-name="ce35" table:formula="of:=IF([.E18]&lt;&gt;&quot;&quot;;HYPERLINK(CONCATENATE(&quot;https://cwe.mitre.org/data/definitions/&quot;;[.E18]; &quot;.html&quot;); [.E18]);&quot;&quot;)" office:value-type="float" office:value="285" calcext:value-type="float">
            <text:p>285</text:p>
          </table:table-cell>
          <table:table-cell table:style-name="ce80" office:value-type="float" office:value="2" calcext:value-type="float">
            <text:p>2</text:p>
          </table:table-cell>
          <table:table-cell table:style-name="ce82"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44" office:value-type="float" office:value="285" calcext:value-type="float">
            <text:p>285</text:p>
          </table:table-cell>
          <table:table-cell table:style-name="ce45" table:content-validation-name="val8" office:value-type="string" calcext:value-type="string">
            <text:p>Unknown</text:p>
          </table:table-cell>
          <table:table-cell table:number-columns-repeated="1018"/>
        </table:table-row>
        <table:table-row table:style-name="ro1" table:number-rows-repeated="18">
          <table:table-cell table:style-name="ce59"/>
          <table:table-cell table:style-name="ce34"/>
          <table:table-cell table:style-name="ce81"/>
          <table:table-cell table:style-name="ce83"/>
          <table:table-cell table:style-name="ce44"/>
          <table:table-cell table:style-name="ce33"/>
          <table:table-cell table:number-columns-repeated="1018"/>
        </table:table-row>
        <table:table-row table:style-name="ro1">
          <table:table-cell table:style-name="ce59"/>
          <table:table-cell table:style-name="ce34"/>
          <table:table-cell table:style-name="ce81"/>
          <table:table-cell table:style-name="ce84"/>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81"/>
          <table:table-cell table:style-name="ce83"/>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85"/>
          <table:table-cell table:style-name="ce8"/>
          <table:table-cell table:style-name="ce33"/>
          <table:table-cell table:number-columns-repeated="1018"/>
        </table:table-row>
        <table:table-row table:style-name="ro1" table:number-rows-repeated="924">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Data Protection'.C2:'Data Protection'.C18">
            <calcext:condition calcext:apply-style-name="ConditionalStyle_1" calcext:value="=3" calcext:base-cell-address="'Data Protection'.C2"/>
          </calcext:conditional-format>
          <calcext:conditional-format calcext:target-range-address="'Data Protection'.C2:'Data Protection'.C18">
            <calcext:condition calcext:apply-style-name="ConditionalStyle_2" calcext:value="=2" calcext:base-cell-address="'Data Protection'.C2"/>
          </calcext:conditional-format>
          <calcext:conditional-format calcext:target-range-address="'Data Protection'.C2:'Data Protection'.C18">
            <calcext:condition calcext:apply-style-name="ConditionalStyle_3" calcext:value="=1" calcext:base-cell-address="'Data Protection'.C2"/>
          </calcext:conditional-format>
          <calcext:conditional-format calcext:target-range-address="'Data Protection'.D2:'Data Protection'.D18">
            <calcext:condition calcext:apply-style-name="ConditionalStyle_4" calcext:value="formula-is([.F2]=&quot;Valid&quot;)" calcext:base-cell-address="'Data Protection'.D2"/>
          </calcext:conditional-format>
          <calcext:conditional-format calcext:target-range-address="'Data Protection'.D2:'Data Protection'.D18">
            <calcext:condition calcext:apply-style-name="ConditionalStyle_5" calcext:value="formula-is([.F2]=&quot;Not Valid&quot;)" calcext:base-cell-address="'Data Protection'.D2"/>
          </calcext:conditional-format>
          <calcext:conditional-format calcext:target-range-address="'Data Protection'.D2:'Data Protection'.D18">
            <calcext:condition calcext:apply-style-name="ConditionalStyle_6" calcext:value="formula-is([.F2]=&quot;Not Applicable&quot;)" calcext:base-cell-address="'Data Protection'.D2"/>
          </calcext:conditional-format>
          <calcext:conditional-format calcext:target-range-address="'Data Protection'.D40:'Data Protection'.D40">
            <calcext:condition calcext:apply-style-name="ConditionalStyle_6" calcext:value="formula-is(#ref!=0)" calcext:base-cell-address="'Data Protection'.D40"/>
          </calcext:conditional-format>
          <calcext:conditional-format calcext:target-range-address="'Data Protection'.D2:'Data Protection'.D39">
            <calcext:condition calcext:apply-style-name="ConditionalStyle_4" calcext:value="formula-is([.F2]=1)" calcext:base-cell-address="'Data Protection'.D2"/>
          </calcext:conditional-format>
          <calcext:conditional-format calcext:target-range-address="'Data Protection'.D2:'Data Protection'.D39">
            <calcext:condition calcext:apply-style-name="ConditionalStyle_6" calcext:value="formula-is(#ref!=0)" calcext:base-cell-address="'Data Protection'.D2"/>
          </calcext:conditional-format>
          <calcext:conditional-format calcext:target-range-address="'Data Protection'.C2:'Data Protection'.C39">
            <calcext:condition calcext:apply-style-name="ConditionalStyle_7" calcext:value="=3" calcext:base-cell-address="'Data Protection'.C2"/>
          </calcext:conditional-format>
          <calcext:conditional-format calcext:target-range-address="'Data Protection'.C2:'Data Protection'.C39">
            <calcext:condition calcext:apply-style-name="ConditionalStyle_8" calcext:value="=2" calcext:base-cell-address="'Data Protection'.C2"/>
          </calcext:conditional-format>
          <calcext:conditional-format calcext:target-range-address="'Data Protection'.C2:'Data Protection'.C39">
            <calcext:condition calcext:apply-style-name="ConditionalStyle_9" calcext:value="=1" calcext:base-cell-address="'Data Protection'.C2"/>
          </calcext:conditional-format>
        </calcext:conditional-formats>
      </table:table>
      <table:table table:name="Communications" table:style-name="ta10">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9.1.1</text:p>
          </table:table-cell>
          <table:table-cell table:style-name="ce35" table:formula="of:=IF([.E2]&lt;&gt;&quot;&quot;;HYPERLINK(CONCATENATE(&quot;https://cwe.mitre.org/data/definitions/&quot;;[.E2]; &quot;.html&quot;); [.E2]);&quot;&quot;)" office:value-type="float" office:value="319" calcext:value-type="float">
            <text:p>319</text:p>
          </table:table-cell>
          <table:table-cell table:style-name="ce86" office:value-type="float" office:value="1" calcext:value-type="float">
            <text:p>1</text:p>
          </table:table-cell>
          <table:table-cell table:style-name="ce88"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44" office:value-type="float" office:value="319" calcext:value-type="float">
            <text:p>319</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1.2</text:p>
          </table:table-cell>
          <table:table-cell table:style-name="ce35" table:formula="of:=IF([.E3]&lt;&gt;&quot;&quot;;HYPERLINK(CONCATENATE(&quot;https://cwe.mitre.org/data/definitions/&quot;;[.E3]; &quot;.html&quot;); [.E3]);&quot;&quot;)" office:value-type="float" office:value="326" calcext:value-type="float">
            <text:p>326</text:p>
          </table:table-cell>
          <table:table-cell table:style-name="ce86" office:value-type="float" office:value="1" calcext:value-type="float">
            <text:p>1</text:p>
          </table:table-cell>
          <table:table-cell table:style-name="ce88" office:value-type="string" calcext:value-type="string">
            <text:p>Verify using online or up to date TLS testing tools that only strong algorithms, ciphers, and protocols are enabled, with the strongest algorithms and ciphers set as preferred.</text:p>
          </table:table-cell>
          <table:table-cell table:style-name="ce44" office:value-type="float" office:value="326" calcext:value-type="float">
            <text:p>326</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1.3</text:p>
          </table:table-cell>
          <table:table-cell table:style-name="ce35" table:formula="of:=IF([.E4]&lt;&gt;&quot;&quot;;HYPERLINK(CONCATENATE(&quot;https://cwe.mitre.org/data/definitions/&quot;;[.E4]; &quot;.html&quot;); [.E4]);&quot;&quot;)" office:value-type="float" office:value="326" calcext:value-type="float">
            <text:p>326</text:p>
          </table:table-cell>
          <table:table-cell table:style-name="ce86" office:value-type="float" office:value="1" calcext:value-type="float">
            <text:p>1</text:p>
          </table:table-cell>
          <table:table-cell table:style-name="ce88"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44" office:value-type="float" office:value="326" calcext:value-type="float">
            <text:p>326</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2.1</text:p>
          </table:table-cell>
          <table:table-cell table:style-name="ce35" table:formula="of:=IF([.E5]&lt;&gt;&quot;&quot;;HYPERLINK(CONCATENATE(&quot;https://cwe.mitre.org/data/definitions/&quot;;[.E5]; &quot;.html&quot;); [.E5]);&quot;&quot;)" office:value-type="float" office:value="295" calcext:value-type="float">
            <text:p>295</text:p>
          </table:table-cell>
          <table:table-cell table:style-name="ce86" office:value-type="float" office:value="2" calcext:value-type="float">
            <text:p>2</text:p>
          </table:table-cell>
          <table:table-cell table:style-name="ce88"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44" office:value-type="float" office:value="295" calcext:value-type="float">
            <text:p>295</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2.2</text:p>
          </table:table-cell>
          <table:table-cell table:style-name="ce35" table:formula="of:=IF([.E6]&lt;&gt;&quot;&quot;;HYPERLINK(CONCATENATE(&quot;https://cwe.mitre.org/data/definitions/&quot;;[.E6]; &quot;.html&quot;); [.E6]);&quot;&quot;)" office:value-type="float" office:value="319" calcext:value-type="float">
            <text:p>319</text:p>
          </table:table-cell>
          <table:table-cell table:style-name="ce86" office:value-type="float" office:value="2" calcext:value-type="float">
            <text:p>2</text:p>
          </table:table-cell>
          <table:table-cell table:style-name="ce88"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44" office:value-type="float" office:value="319" calcext:value-type="float">
            <text:p>319</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2.3</text:p>
          </table:table-cell>
          <table:table-cell table:style-name="ce35" table:formula="of:=IF([.E7]&lt;&gt;&quot;&quot;;HYPERLINK(CONCATENATE(&quot;https://cwe.mitre.org/data/definitions/&quot;;[.E7]; &quot;.html&quot;); [.E7]);&quot;&quot;)" office:value-type="float" office:value="287" calcext:value-type="float">
            <text:p>287</text:p>
          </table:table-cell>
          <table:table-cell table:style-name="ce86" office:value-type="float" office:value="2" calcext:value-type="float">
            <text:p>2</text:p>
          </table:table-cell>
          <table:table-cell table:style-name="ce88" office:value-type="string" calcext:value-type="string">
            <text:p>Verify that all encrypted connections to external systems that involve sensitive information or functions are authenticated.</text:p>
          </table:table-cell>
          <table:table-cell table:style-name="ce44" office:value-type="float" office:value="287" calcext:value-type="float">
            <text:p>287</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2.4</text:p>
          </table:table-cell>
          <table:table-cell table:style-name="ce35" table:formula="of:=IF([.E8]&lt;&gt;&quot;&quot;;HYPERLINK(CONCATENATE(&quot;https://cwe.mitre.org/data/definitions/&quot;;[.E8]; &quot;.html&quot;); [.E8]);&quot;&quot;)" office:value-type="float" office:value="299" calcext:value-type="float">
            <text:p>299</text:p>
          </table:table-cell>
          <table:table-cell table:style-name="ce86" office:value-type="float" office:value="2" calcext:value-type="float">
            <text:p>2</text:p>
          </table:table-cell>
          <table:table-cell table:style-name="ce88" office:value-type="string" calcext:value-type="string">
            <text:p>Verify that proper certification revocation, such as Online Certificate Status Protocol (OCSP) Stapling, is enabled and configured.</text:p>
          </table:table-cell>
          <table:table-cell table:style-name="ce44" office:value-type="float" office:value="299" calcext:value-type="float">
            <text:p>299</text:p>
          </table:table-cell>
          <table:table-cell table:style-name="ce45" table:content-validation-name="val9" office:value-type="string" calcext:value-type="string">
            <text:p>Unknown</text:p>
          </table:table-cell>
          <table:table-cell table:number-columns-repeated="1018"/>
        </table:table-row>
        <table:table-row table:style-name="ro1">
          <table:table-cell table:style-name="ce32" office:value-type="string" calcext:value-type="string">
            <text:p>9.2.5</text:p>
          </table:table-cell>
          <table:table-cell table:style-name="ce35" table:formula="of:=IF([.E9]&lt;&gt;&quot;&quot;;HYPERLINK(CONCATENATE(&quot;https://cwe.mitre.org/data/definitions/&quot;;[.E9]; &quot;.html&quot;); [.E9]);&quot;&quot;)" office:value-type="float" office:value="544" calcext:value-type="float">
            <text:p>544</text:p>
          </table:table-cell>
          <table:table-cell table:style-name="ce86" office:value-type="float" office:value="3" calcext:value-type="float">
            <text:p>3</text:p>
          </table:table-cell>
          <table:table-cell table:style-name="ce88" office:value-type="string" calcext:value-type="string">
            <text:p>Verify that backend TLS connection failures are logged.</text:p>
          </table:table-cell>
          <table:table-cell table:style-name="ce44" office:value-type="float" office:value="544" calcext:value-type="float">
            <text:p>544</text:p>
          </table:table-cell>
          <table:table-cell table:style-name="ce45" table:content-validation-name="val9" office:value-type="string" calcext:value-type="string">
            <text:p>Unknown</text:p>
          </table:table-cell>
          <table:table-cell table:number-columns-repeated="1018"/>
        </table:table-row>
        <table:table-row table:style-name="ro1" table:number-rows-repeated="10">
          <table:table-cell table:style-name="ce59"/>
          <table:table-cell table:style-name="ce34"/>
          <table:table-cell table:style-name="ce87"/>
          <table:table-cell table:style-name="ce89"/>
          <table:table-cell table:style-name="ce44"/>
          <table:table-cell table:style-name="ce33"/>
          <table:table-cell table:number-columns-repeated="1018"/>
        </table:table-row>
        <table:table-row table:style-name="ro1">
          <table:table-cell table:style-name="ce59"/>
          <table:table-cell table:style-name="ce34"/>
          <table:table-cell table:style-name="ce87"/>
          <table:table-cell table:style-name="ce90"/>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87"/>
          <table:table-cell table:style-name="ce89"/>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91"/>
          <table:table-cell table:style-name="ce8"/>
          <table:table-cell table:style-name="ce33"/>
          <table:table-cell table:number-columns-repeated="1018"/>
        </table:table-row>
        <table:table-row table:style-name="ro1" table:number-rows-repeated="932">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4">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86">
          <table:table-cell table:number-columns-repeated="1024"/>
        </table:table-row>
        <table:table-row table:style-name="ro2">
          <table:table-cell table:number-columns-repeated="1024"/>
        </table:table-row>
        <calcext:conditional-formats>
          <calcext:conditional-format calcext:target-range-address="Communications.C2:Communications.C9">
            <calcext:condition calcext:apply-style-name="ConditionalStyle_1" calcext:value="=3" calcext:base-cell-address="Communications.C2"/>
          </calcext:conditional-format>
          <calcext:conditional-format calcext:target-range-address="Communications.C2:Communications.C9">
            <calcext:condition calcext:apply-style-name="ConditionalStyle_2" calcext:value="=2" calcext:base-cell-address="Communications.C2"/>
          </calcext:conditional-format>
          <calcext:conditional-format calcext:target-range-address="Communications.C2:Communications.C9">
            <calcext:condition calcext:apply-style-name="ConditionalStyle_3" calcext:value="=1" calcext:base-cell-address="Communications.C2"/>
          </calcext:conditional-format>
          <calcext:conditional-format calcext:target-range-address="Communications.D2:Communications.D9">
            <calcext:condition calcext:apply-style-name="ConditionalStyle_4" calcext:value="formula-is([.F2]=&quot;Valid&quot;)" calcext:base-cell-address="Communications.D2"/>
          </calcext:conditional-format>
          <calcext:conditional-format calcext:target-range-address="Communications.D2:Communications.D9">
            <calcext:condition calcext:apply-style-name="ConditionalStyle_5" calcext:value="formula-is([.F2]=&quot;Not Valid&quot;)" calcext:base-cell-address="Communications.D2"/>
          </calcext:conditional-format>
          <calcext:conditional-format calcext:target-range-address="Communications.D2:Communications.D9">
            <calcext:condition calcext:apply-style-name="ConditionalStyle_6" calcext:value="formula-is([.F2]=&quot;Not Applicable&quot;)" calcext:base-cell-address="Communications.D2"/>
          </calcext:conditional-format>
          <calcext:conditional-format calcext:target-range-address="Communications.D23:Communications.D23">
            <calcext:condition calcext:apply-style-name="ConditionalStyle_6" calcext:value="formula-is(#ref!=0)" calcext:base-cell-address="Communications.D23"/>
          </calcext:conditional-format>
          <calcext:conditional-format calcext:target-range-address="Communications.D2:Communications.D22">
            <calcext:condition calcext:apply-style-name="ConditionalStyle_4" calcext:value="formula-is([.F2]=1)" calcext:base-cell-address="Communications.D2"/>
          </calcext:conditional-format>
          <calcext:conditional-format calcext:target-range-address="Communications.D2:Communications.D22">
            <calcext:condition calcext:apply-style-name="ConditionalStyle_6" calcext:value="formula-is(#ref!=0)" calcext:base-cell-address="Communications.D2"/>
          </calcext:conditional-format>
          <calcext:conditional-format calcext:target-range-address="Communications.C2:Communications.C22">
            <calcext:condition calcext:apply-style-name="ConditionalStyle_7" calcext:value="=3" calcext:base-cell-address="Communications.C2"/>
          </calcext:conditional-format>
          <calcext:conditional-format calcext:target-range-address="Communications.C2:Communications.C22">
            <calcext:condition calcext:apply-style-name="ConditionalStyle_8" calcext:value="=2" calcext:base-cell-address="Communications.C2"/>
          </calcext:conditional-format>
          <calcext:conditional-format calcext:target-range-address="Communications.C2:Communications.C22">
            <calcext:condition calcext:apply-style-name="ConditionalStyle_9" calcext:value="=1" calcext:base-cell-address="Communications.C2"/>
          </calcext:conditional-format>
        </calcext:conditional-formats>
      </table:table>
      <table:table table:name="Malicious Code" table:style-name="ta11">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10.1.1</text:p>
          </table:table-cell>
          <table:table-cell table:style-name="ce35" table:formula="of:=IF([.E2]&lt;&gt;&quot;&quot;;HYPERLINK(CONCATENATE(&quot;https://cwe.mitre.org/data/definitions/&quot;;[.E2]; &quot;.html&quot;); [.E2]);&quot;&quot;)" office:value-type="float" office:value="749" calcext:value-type="float">
            <text:p>749</text:p>
          </table:table-cell>
          <table:table-cell table:style-name="ce92" office:value-type="float" office:value="3" calcext:value-type="float">
            <text:p>3</text:p>
          </table:table-cell>
          <table:table-cell table:style-name="ce94" office:value-type="string" calcext:value-type="string">
            <text:p>Verify that a code analysis tool is in use that can detect potentially malicious code, such as time functions, unsafe file operations and network connections.</text:p>
          </table:table-cell>
          <table:table-cell table:style-name="ce44" office:value-type="float" office:value="749" calcext:value-type="float">
            <text:p>749</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2.1</text:p>
          </table:table-cell>
          <table:table-cell table:style-name="ce35" table:formula="of:=IF([.E3]&lt;&gt;&quot;&quot;;HYPERLINK(CONCATENATE(&quot;https://cwe.mitre.org/data/definitions/&quot;;[.E3]; &quot;.html&quot;); [.E3]);&quot;&quot;)" office:value-type="float" office:value="359" calcext:value-type="float">
            <text:p>359</text:p>
          </table:table-cell>
          <table:table-cell table:style-name="ce92" office:value-type="float" office:value="2" calcext:value-type="float">
            <text:p>2</text:p>
          </table:table-cell>
          <table:table-cell table:style-name="ce94"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44" office:value-type="float" office:value="359" calcext:value-type="float">
            <text:p>359</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2.2</text:p>
          </table:table-cell>
          <table:table-cell table:style-name="ce35" table:formula="of:=IF([.E4]&lt;&gt;&quot;&quot;;HYPERLINK(CONCATENATE(&quot;https://cwe.mitre.org/data/definitions/&quot;;[.E4]; &quot;.html&quot;); [.E4]);&quot;&quot;)" office:value-type="float" office:value="272" calcext:value-type="float">
            <text:p>272</text:p>
          </table:table-cell>
          <table:table-cell table:style-name="ce92" office:value-type="float" office:value="2" calcext:value-type="float">
            <text:p>2</text:p>
          </table:table-cell>
          <table:table-cell table:style-name="ce94" office:value-type="string" calcext:value-type="string">
            <text:p>Verify that the application does not ask for unnecessary or excessive permissions to privacy related features or sensors, such as contacts, cameras, microphones, or location.</text:p>
          </table:table-cell>
          <table:table-cell table:style-name="ce44" office:value-type="float" office:value="272" calcext:value-type="float">
            <text:p>272</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2.3</text:p>
          </table:table-cell>
          <table:table-cell table:style-name="ce35" table:formula="of:=IF([.E5]&lt;&gt;&quot;&quot;;HYPERLINK(CONCATENATE(&quot;https://cwe.mitre.org/data/definitions/&quot;;[.E5]; &quot;.html&quot;); [.E5]);&quot;&quot;)" office:value-type="float" office:value="507" calcext:value-type="float">
            <text:p>507</text:p>
          </table:table-cell>
          <table:table-cell table:style-name="ce92" office:value-type="float" office:value="3" calcext:value-type="float">
            <text:p>3</text:p>
          </table:table-cell>
          <table:table-cell table:style-name="ce94"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44" office:value-type="float" office:value="507" calcext:value-type="float">
            <text:p>507</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2.4</text:p>
          </table:table-cell>
          <table:table-cell table:style-name="ce35" table:formula="of:=IF([.E6]&lt;&gt;&quot;&quot;;HYPERLINK(CONCATENATE(&quot;https://cwe.mitre.org/data/definitions/&quot;;[.E6]; &quot;.html&quot;); [.E6]);&quot;&quot;)" office:value-type="float" office:value="511" calcext:value-type="float">
            <text:p>511</text:p>
          </table:table-cell>
          <table:table-cell table:style-name="ce92" office:value-type="float" office:value="3" calcext:value-type="float">
            <text:p>3</text:p>
          </table:table-cell>
          <table:table-cell table:style-name="ce94" office:value-type="string" calcext:value-type="string">
            <text:p>Verify that the application source code and third party libraries does not contain time bombs by searching for date and time related functions.</text:p>
          </table:table-cell>
          <table:table-cell table:style-name="ce44" office:value-type="float" office:value="511" calcext:value-type="float">
            <text:p>511</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2.5</text:p>
          </table:table-cell>
          <table:table-cell table:style-name="ce35" table:formula="of:=IF([.E7]&lt;&gt;&quot;&quot;;HYPERLINK(CONCATENATE(&quot;https://cwe.mitre.org/data/definitions/&quot;;[.E7]; &quot;.html&quot;); [.E7]);&quot;&quot;)" office:value-type="float" office:value="511" calcext:value-type="float">
            <text:p>511</text:p>
          </table:table-cell>
          <table:table-cell table:style-name="ce92" office:value-type="float" office:value="3" calcext:value-type="float">
            <text:p>3</text:p>
          </table:table-cell>
          <table:table-cell table:style-name="ce94" office:value-type="string" calcext:value-type="string">
            <text:p>Verify that the application source code and third party libraries does not contain malicious code, such as salami attacks, logic bypasses, or logic bombs.</text:p>
          </table:table-cell>
          <table:table-cell table:style-name="ce44" office:value-type="float" office:value="511" calcext:value-type="float">
            <text:p>511</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2.6</text:p>
          </table:table-cell>
          <table:table-cell table:style-name="ce35" table:formula="of:=IF([.E8]&lt;&gt;&quot;&quot;;HYPERLINK(CONCATENATE(&quot;https://cwe.mitre.org/data/definitions/&quot;;[.E8]; &quot;.html&quot;); [.E8]);&quot;&quot;)" office:value-type="float" office:value="507" calcext:value-type="float">
            <text:p>507</text:p>
          </table:table-cell>
          <table:table-cell table:style-name="ce92" office:value-type="float" office:value="3" calcext:value-type="float">
            <text:p>3</text:p>
          </table:table-cell>
          <table:table-cell table:style-name="ce94" office:value-type="string" calcext:value-type="string">
            <text:p>Verify that the application source code and third party libraries do not contain Easter eggs or any other potentially unwanted functionality.</text:p>
          </table:table-cell>
          <table:table-cell table:style-name="ce44" office:value-type="float" office:value="507" calcext:value-type="float">
            <text:p>507</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3.1</text:p>
          </table:table-cell>
          <table:table-cell table:style-name="ce35" table:formula="of:=IF([.E9]&lt;&gt;&quot;&quot;;HYPERLINK(CONCATENATE(&quot;https://cwe.mitre.org/data/definitions/&quot;;[.E9]; &quot;.html&quot;); [.E9]);&quot;&quot;)" office:value-type="float" office:value="16" calcext:value-type="float">
            <text:p>16</text:p>
          </table:table-cell>
          <table:table-cell table:style-name="ce92" office:value-type="float" office:value="1" calcext:value-type="float">
            <text:p>1</text:p>
          </table:table-cell>
          <table:table-cell table:style-name="ce94"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44" office:value-type="float" office:value="16" calcext:value-type="float">
            <text:p>16</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3.2</text:p>
          </table:table-cell>
          <table:table-cell table:style-name="ce35" table:formula="of:=IF([.E10]&lt;&gt;&quot;&quot;;HYPERLINK(CONCATENATE(&quot;https://cwe.mitre.org/data/definitions/&quot;;[.E10]; &quot;.html&quot;); [.E10]);&quot;&quot;)" office:value-type="float" office:value="353" calcext:value-type="float">
            <text:p>353</text:p>
          </table:table-cell>
          <table:table-cell table:style-name="ce92" office:value-type="float" office:value="1" calcext:value-type="float">
            <text:p>1</text:p>
          </table:table-cell>
          <table:table-cell table:style-name="ce94"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44" office:value-type="float" office:value="353" calcext:value-type="float">
            <text:p>353</text:p>
          </table:table-cell>
          <table:table-cell table:style-name="ce45" table:content-validation-name="val10" office:value-type="string" calcext:value-type="string">
            <text:p>Unknown</text:p>
          </table:table-cell>
          <table:table-cell table:number-columns-repeated="1018"/>
        </table:table-row>
        <table:table-row table:style-name="ro1">
          <table:table-cell table:style-name="ce32" office:value-type="string" calcext:value-type="string">
            <text:p>10.3.3</text:p>
          </table:table-cell>
          <table:table-cell table:style-name="ce35" table:formula="of:=IF([.E11]&lt;&gt;&quot;&quot;;HYPERLINK(CONCATENATE(&quot;https://cwe.mitre.org/data/definitions/&quot;;[.E11]; &quot;.html&quot;); [.E11]);&quot;&quot;)" office:value-type="float" office:value="350" calcext:value-type="float">
            <text:p>350</text:p>
          </table:table-cell>
          <table:table-cell table:style-name="ce92" office:value-type="float" office:value="1" calcext:value-type="float">
            <text:p>1</text:p>
          </table:table-cell>
          <table:table-cell table:style-name="ce94"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44" office:value-type="float" office:value="350" calcext:value-type="float">
            <text:p>350</text:p>
          </table:table-cell>
          <table:table-cell table:style-name="ce45" table:content-validation-name="val10" office:value-type="string" calcext:value-type="string">
            <text:p>Unknown</text:p>
          </table:table-cell>
          <table:table-cell table:number-columns-repeated="1018"/>
        </table:table-row>
        <table:table-row table:style-name="ro1" table:number-rows-repeated="19">
          <table:table-cell table:style-name="ce59"/>
          <table:table-cell table:style-name="ce34"/>
          <table:table-cell table:style-name="ce93"/>
          <table:table-cell table:style-name="ce95"/>
          <table:table-cell table:style-name="ce44"/>
          <table:table-cell table:style-name="ce33"/>
          <table:table-cell table:number-columns-repeated="1018"/>
        </table:table-row>
        <table:table-row table:style-name="ro1">
          <table:table-cell table:style-name="ce59"/>
          <table:table-cell table:style-name="ce34"/>
          <table:table-cell table:style-name="ce93"/>
          <table:table-cell table:style-name="ce96"/>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93"/>
          <table:table-cell table:style-name="ce95"/>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97"/>
          <table:table-cell table:style-name="ce8"/>
          <table:table-cell table:style-name="ce33"/>
          <table:table-cell table:number-columns-repeated="1018"/>
        </table:table-row>
        <table:table-row table:style-name="ro1" table:number-rows-repeated="924">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84">
          <table:table-cell table:number-columns-repeated="1024"/>
        </table:table-row>
        <table:table-row table:style-name="ro2">
          <table:table-cell table:number-columns-repeated="1024"/>
        </table:table-row>
        <calcext:conditional-formats>
          <calcext:conditional-format calcext:target-range-address="'Malicious Code'.C2:'Malicious Code'.C11">
            <calcext:condition calcext:apply-style-name="ConditionalStyle_1" calcext:value="=3" calcext:base-cell-address="'Malicious Code'.C2"/>
          </calcext:conditional-format>
          <calcext:conditional-format calcext:target-range-address="'Malicious Code'.C2:'Malicious Code'.C11">
            <calcext:condition calcext:apply-style-name="ConditionalStyle_2" calcext:value="=2" calcext:base-cell-address="'Malicious Code'.C2"/>
          </calcext:conditional-format>
          <calcext:conditional-format calcext:target-range-address="'Malicious Code'.C2:'Malicious Code'.C11">
            <calcext:condition calcext:apply-style-name="ConditionalStyle_3" calcext:value="=1" calcext:base-cell-address="'Malicious Code'.C2"/>
          </calcext:conditional-format>
          <calcext:conditional-format calcext:target-range-address="'Malicious Code'.D2:'Malicious Code'.D11">
            <calcext:condition calcext:apply-style-name="ConditionalStyle_4" calcext:value="formula-is([.F2]=&quot;Valid&quot;)" calcext:base-cell-address="'Malicious Code'.D2"/>
          </calcext:conditional-format>
          <calcext:conditional-format calcext:target-range-address="'Malicious Code'.D2:'Malicious Code'.D11">
            <calcext:condition calcext:apply-style-name="ConditionalStyle_5" calcext:value="formula-is([.F2]=&quot;Not Valid&quot;)" calcext:base-cell-address="'Malicious Code'.D2"/>
          </calcext:conditional-format>
          <calcext:conditional-format calcext:target-range-address="'Malicious Code'.D2:'Malicious Code'.D11">
            <calcext:condition calcext:apply-style-name="ConditionalStyle_6" calcext:value="formula-is([.F2]=&quot;Not Applicable&quot;)" calcext:base-cell-address="'Malicious Code'.D2"/>
          </calcext:conditional-format>
          <calcext:conditional-format calcext:target-range-address="'Malicious Code'.D34:'Malicious Code'.D34">
            <calcext:condition calcext:apply-style-name="ConditionalStyle_6" calcext:value="formula-is(#ref!=0)" calcext:base-cell-address="'Malicious Code'.D34"/>
          </calcext:conditional-format>
          <calcext:conditional-format calcext:target-range-address="'Malicious Code'.D2:'Malicious Code'.D33">
            <calcext:condition calcext:apply-style-name="ConditionalStyle_4" calcext:value="formula-is([.F2]=1)" calcext:base-cell-address="'Malicious Code'.D2"/>
          </calcext:conditional-format>
          <calcext:conditional-format calcext:target-range-address="'Malicious Code'.D2:'Malicious Code'.D33">
            <calcext:condition calcext:apply-style-name="ConditionalStyle_6" calcext:value="formula-is(#ref!=0)" calcext:base-cell-address="'Malicious Code'.D2"/>
          </calcext:conditional-format>
          <calcext:conditional-format calcext:target-range-address="'Malicious Code'.C2:'Malicious Code'.C33">
            <calcext:condition calcext:apply-style-name="ConditionalStyle_7" calcext:value="=3" calcext:base-cell-address="'Malicious Code'.C2"/>
          </calcext:conditional-format>
          <calcext:conditional-format calcext:target-range-address="'Malicious Code'.C2:'Malicious Code'.C33">
            <calcext:condition calcext:apply-style-name="ConditionalStyle_8" calcext:value="=2" calcext:base-cell-address="'Malicious Code'.C2"/>
          </calcext:conditional-format>
          <calcext:conditional-format calcext:target-range-address="'Malicious Code'.C2:'Malicious Code'.C33">
            <calcext:condition calcext:apply-style-name="ConditionalStyle_9" calcext:value="=1" calcext:base-cell-address="'Malicious Code'.C2"/>
          </calcext:conditional-format>
        </calcext:conditional-formats>
      </table:table>
      <table:table table:name="Business Logic" table:style-name="ta12">
        <table:table-column table:style-name="co6" table:default-cell-style-name="Default"/>
        <table:table-column table:style-name="co19"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11.1.1</text:p>
          </table:table-cell>
          <table:table-cell table:style-name="ce35" table:formula="of:=IF([.E2]&lt;&gt;&quot;&quot;;HYPERLINK(CONCATENATE(&quot;https://cwe.mitre.org/data/definitions/&quot;;[.E2]; &quot;.html&quot;); concat(&quot;CWE-&quot;;[.E2]));&quot;&quot;)" office:value-type="string" office:string-value="" calcext:value-type="error">
            <text:p>#NAME?</text:p>
          </table:table-cell>
          <table:table-cell table:style-name="ce98" office:value-type="float" office:value="1" calcext:value-type="float">
            <text:p>1</text:p>
          </table:table-cell>
          <table:table-cell table:style-name="ce100" office:value-type="string" calcext:value-type="string">
            <text:p>Verify the application will only process business logic flows for the same user in sequential step order and without skipping steps.</text:p>
          </table:table-cell>
          <table:table-cell table:style-name="ce44" office:value-type="float" office:value="841" calcext:value-type="float">
            <text:p>841</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2</text:p>
          </table:table-cell>
          <table:table-cell table:style-name="ce35" table:formula="of:=IF([.E3]&lt;&gt;&quot;&quot;;HYPERLINK(CONCATENATE(&quot;https://cwe.mitre.org/data/definitions/&quot;;[.E3]; &quot;.html&quot;); concat(&quot;CWE-&quot;;[.E3]));&quot;&quot;)" office:value-type="string" office:string-value="" calcext:value-type="error">
            <text:p>#NAME?</text:p>
          </table:table-cell>
          <table:table-cell table:style-name="ce98" office:value-type="float" office:value="1" calcext:value-type="float">
            <text:p>1</text:p>
          </table:table-cell>
          <table:table-cell table:style-name="ce100" office:value-type="string" calcext:value-type="string">
            <text:p>Verify the application will only process business logic flows with all steps being processed in realistic human time, i.e. transactions are not submitted too quickly.</text:p>
          </table:table-cell>
          <table:table-cell table:style-name="ce44" office:value-type="float" office:value="779" calcext:value-type="float">
            <text:p>779</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3</text:p>
          </table:table-cell>
          <table:table-cell table:style-name="ce35" table:formula="of:=IF([.E4]&lt;&gt;&quot;&quot;;HYPERLINK(CONCATENATE(&quot;https://cwe.mitre.org/data/definitions/&quot;;[.E4]; &quot;.html&quot;); concat(&quot;CWE-&quot;;[.E4]));&quot;&quot;)" office:value-type="string" office:string-value="" calcext:value-type="error">
            <text:p>#NAME?</text:p>
          </table:table-cell>
          <table:table-cell table:style-name="ce98" office:value-type="float" office:value="1" calcext:value-type="float">
            <text:p>1</text:p>
          </table:table-cell>
          <table:table-cell table:style-name="ce100" office:value-type="string" calcext:value-type="string">
            <text:p>Verify the application has appropriate limits for specific business actions or transactions which are correctly enforced on a per user basis.</text:p>
          </table:table-cell>
          <table:table-cell table:style-name="ce44" office:value-type="float" office:value="770" calcext:value-type="float">
            <text:p>770</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4</text:p>
          </table:table-cell>
          <table:table-cell table:style-name="ce35" table:formula="of:=IF([.E5]&lt;&gt;&quot;&quot;;HYPERLINK(CONCATENATE(&quot;https://cwe.mitre.org/data/definitions/&quot;;[.E5]; &quot;.html&quot;); concat(&quot;CWE-&quot;;[.E5]));&quot;&quot;)" office:value-type="string" office:string-value="" calcext:value-type="error">
            <text:p>#NAME?</text:p>
          </table:table-cell>
          <table:table-cell table:style-name="ce98" office:value-type="float" office:value="1" calcext:value-type="float">
            <text:p>1</text:p>
          </table:table-cell>
          <table:table-cell table:style-name="ce100"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44" office:value-type="float" office:value="770" calcext:value-type="float">
            <text:p>770</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5</text:p>
          </table:table-cell>
          <table:table-cell table:style-name="ce35" table:formula="of:=IF([.E6]&lt;&gt;&quot;&quot;;HYPERLINK(CONCATENATE(&quot;https://cwe.mitre.org/data/definitions/&quot;;[.E6]; &quot;.html&quot;); concat(&quot;CWE-&quot;;[.E6]));&quot;&quot;)" office:value-type="string" office:string-value="" calcext:value-type="error">
            <text:p>#NAME?</text:p>
          </table:table-cell>
          <table:table-cell table:style-name="ce98" office:value-type="float" office:value="1" calcext:value-type="float">
            <text:p>1</text:p>
          </table:table-cell>
          <table:table-cell table:style-name="ce100" office:value-type="string" calcext:value-type="string">
            <text:p>Verify the application has business logic limits or validation to protect against likely business risks or threats, identified using threat modelling or similar methodologies.</text:p>
          </table:table-cell>
          <table:table-cell table:style-name="ce44" office:value-type="float" office:value="841" calcext:value-type="float">
            <text:p>841</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6</text:p>
          </table:table-cell>
          <table:table-cell table:style-name="ce35" table:formula="of:=IF([.E7]&lt;&gt;&quot;&quot;;HYPERLINK(CONCATENATE(&quot;https://cwe.mitre.org/data/definitions/&quot;;[.E7]; &quot;.html&quot;); concat(&quot;CWE-&quot;;[.E7]));&quot;&quot;)" office:value-type="string" office:string-value="" calcext:value-type="error">
            <text:p>#NAME?</text:p>
          </table:table-cell>
          <table:table-cell table:style-name="ce98" office:value-type="float" office:value="2" calcext:value-type="float">
            <text:p>2</text:p>
          </table:table-cell>
          <table:table-cell table:style-name="ce100" office:value-type="string" calcext:value-type="string">
            <text:p>Verify the application does not suffer from "time of check to time of use" (TOCTOU) issues or other race conditions for sensitive operations.</text:p>
          </table:table-cell>
          <table:table-cell table:style-name="ce44" office:value-type="float" office:value="367" calcext:value-type="float">
            <text:p>367</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7</text:p>
          </table:table-cell>
          <table:table-cell table:style-name="ce35" table:formula="of:=IF([.E8]&lt;&gt;&quot;&quot;;HYPERLINK(CONCATENATE(&quot;https://cwe.mitre.org/data/definitions/&quot;;[.E8]; &quot;.html&quot;); concat(&quot;CWE-&quot;;[.E8]));&quot;&quot;)" office:value-type="string" office:string-value="" calcext:value-type="error">
            <text:p>#NAME?</text:p>
          </table:table-cell>
          <table:table-cell table:style-name="ce98" office:value-type="float" office:value="2" calcext:value-type="float">
            <text:p>2</text:p>
          </table:table-cell>
          <table:table-cell table:style-name="ce100"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44" office:value-type="float" office:value="754" calcext:value-type="float">
            <text:p>754</text:p>
          </table:table-cell>
          <table:table-cell table:style-name="ce45" table:content-validation-name="val11" office:value-type="string" calcext:value-type="string">
            <text:p>Unknown</text:p>
          </table:table-cell>
          <table:table-cell table:number-columns-repeated="1018"/>
        </table:table-row>
        <table:table-row table:style-name="ro1">
          <table:table-cell table:style-name="ce32" office:value-type="string" calcext:value-type="string">
            <text:p>11.1.8</text:p>
          </table:table-cell>
          <table:table-cell table:style-name="ce35" table:formula="of:=IF([.E9]&lt;&gt;&quot;&quot;;HYPERLINK(CONCATENATE(&quot;https://cwe.mitre.org/data/definitions/&quot;;[.E9]; &quot;.html&quot;); concat(&quot;CWE-&quot;;[.E9]));&quot;&quot;)" office:value-type="string" office:string-value="" calcext:value-type="error">
            <text:p>#NAME?</text:p>
          </table:table-cell>
          <table:table-cell table:style-name="ce98" office:value-type="float" office:value="2" calcext:value-type="float">
            <text:p>2</text:p>
          </table:table-cell>
          <table:table-cell table:style-name="ce100" office:value-type="string" calcext:value-type="string">
            <text:p>Verify the application has configurable alerting when automated attacks or unusual activity is detected.</text:p>
          </table:table-cell>
          <table:table-cell table:style-name="ce44" office:value-type="float" office:value="390" calcext:value-type="float">
            <text:p>390</text:p>
          </table:table-cell>
          <table:table-cell table:style-name="ce45" table:content-validation-name="val11" office:value-type="string" calcext:value-type="string">
            <text:p>Unknown</text:p>
          </table:table-cell>
          <table:table-cell table:number-columns-repeated="1018"/>
        </table:table-row>
        <table:table-row table:style-name="ro1" table:number-rows-repeated="19">
          <table:table-cell table:style-name="ce59"/>
          <table:table-cell table:style-name="ce34"/>
          <table:table-cell table:style-name="ce99"/>
          <table:table-cell table:style-name="ce101"/>
          <table:table-cell table:style-name="ce44"/>
          <table:table-cell table:style-name="ce33"/>
          <table:table-cell table:number-columns-repeated="1018"/>
        </table:table-row>
        <table:table-row table:style-name="ro1">
          <table:table-cell table:style-name="ce59"/>
          <table:table-cell table:style-name="ce34"/>
          <table:table-cell table:style-name="ce99"/>
          <table:table-cell table:style-name="ce102"/>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99"/>
          <table:table-cell table:style-name="ce101"/>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103"/>
          <table:table-cell table:style-name="ce8"/>
          <table:table-cell table:style-name="ce33"/>
          <table:table-cell table:number-columns-repeated="1018"/>
        </table:table-row>
        <table:table-row table:style-name="ro1" table:number-rows-repeated="924">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86">
          <table:table-cell table:number-columns-repeated="1024"/>
        </table:table-row>
        <table:table-row table:style-name="ro2">
          <table:table-cell table:number-columns-repeated="1024"/>
        </table:table-row>
        <calcext:conditional-formats>
          <calcext:conditional-format calcext:target-range-address="'Business Logic'.C2:'Business Logic'.C9">
            <calcext:condition calcext:apply-style-name="ConditionalStyle_1" calcext:value="=3" calcext:base-cell-address="'Business Logic'.C2"/>
          </calcext:conditional-format>
          <calcext:conditional-format calcext:target-range-address="'Business Logic'.C2:'Business Logic'.C9">
            <calcext:condition calcext:apply-style-name="ConditionalStyle_2" calcext:value="=2" calcext:base-cell-address="'Business Logic'.C2"/>
          </calcext:conditional-format>
          <calcext:conditional-format calcext:target-range-address="'Business Logic'.C2:'Business Logic'.C9">
            <calcext:condition calcext:apply-style-name="ConditionalStyle_3" calcext:value="=1" calcext:base-cell-address="'Business Logic'.C2"/>
          </calcext:conditional-format>
          <calcext:conditional-format calcext:target-range-address="'Business Logic'.D2:'Business Logic'.D9">
            <calcext:condition calcext:apply-style-name="ConditionalStyle_4" calcext:value="formula-is([.F2]=&quot;Valid&quot;)" calcext:base-cell-address="'Business Logic'.D2"/>
          </calcext:conditional-format>
          <calcext:conditional-format calcext:target-range-address="'Business Logic'.D2:'Business Logic'.D9">
            <calcext:condition calcext:apply-style-name="ConditionalStyle_5" calcext:value="formula-is([.F2]=&quot;Not Valid&quot;)" calcext:base-cell-address="'Business Logic'.D2"/>
          </calcext:conditional-format>
          <calcext:conditional-format calcext:target-range-address="'Business Logic'.D2:'Business Logic'.D9">
            <calcext:condition calcext:apply-style-name="ConditionalStyle_6" calcext:value="formula-is([.F2]=&quot;Not Applicable&quot;)" calcext:base-cell-address="'Business Logic'.D2"/>
          </calcext:conditional-format>
          <calcext:conditional-format calcext:target-range-address="'Business Logic'.D32:'Business Logic'.D32">
            <calcext:condition calcext:apply-style-name="ConditionalStyle_6" calcext:value="formula-is(#ref!=0)" calcext:base-cell-address="'Business Logic'.D32"/>
          </calcext:conditional-format>
          <calcext:conditional-format calcext:target-range-address="'Business Logic'.D2:'Business Logic'.D31">
            <calcext:condition calcext:apply-style-name="ConditionalStyle_4" calcext:value="formula-is([.F2]=1)" calcext:base-cell-address="'Business Logic'.D2"/>
          </calcext:conditional-format>
          <calcext:conditional-format calcext:target-range-address="'Business Logic'.D2:'Business Logic'.D31">
            <calcext:condition calcext:apply-style-name="ConditionalStyle_6" calcext:value="formula-is(#ref!=0)" calcext:base-cell-address="'Business Logic'.D2"/>
          </calcext:conditional-format>
          <calcext:conditional-format calcext:target-range-address="'Business Logic'.C2:'Business Logic'.C31">
            <calcext:condition calcext:apply-style-name="ConditionalStyle_7" calcext:value="=3" calcext:base-cell-address="'Business Logic'.C2"/>
          </calcext:conditional-format>
          <calcext:conditional-format calcext:target-range-address="'Business Logic'.C2:'Business Logic'.C31">
            <calcext:condition calcext:apply-style-name="ConditionalStyle_8" calcext:value="=2" calcext:base-cell-address="'Business Logic'.C2"/>
          </calcext:conditional-format>
          <calcext:conditional-format calcext:target-range-address="'Business Logic'.C2:'Business Logic'.C31">
            <calcext:condition calcext:apply-style-name="ConditionalStyle_9" calcext:value="=1" calcext:base-cell-address="'Business Logic'.C2"/>
          </calcext:conditional-format>
        </calcext:conditional-formats>
      </table:table>
      <table:table table:name="Files and Resources" table:style-name="ta13">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12.1.1</text:p>
          </table:table-cell>
          <table:table-cell table:style-name="ce35" table:formula="of:=IF([.E2]&lt;&gt;&quot;&quot;;HYPERLINK(CONCATENATE(&quot;https://cwe.mitre.org/data/definitions/&quot;;[.E2]; &quot;.html&quot;); [.E2]);&quot;&quot;)" office:value-type="float" office:value="400" calcext:value-type="float">
            <text:p>400</text:p>
          </table:table-cell>
          <table:table-cell table:style-name="ce104" office:value-type="float" office:value="1" calcext:value-type="float">
            <text:p>1</text:p>
          </table:table-cell>
          <table:table-cell table:style-name="ce106" office:value-type="string" calcext:value-type="string">
            <text:p>Verify that the application will not accept large files that could fill up storage or cause a denial of service attack.</text:p>
          </table:table-cell>
          <table:table-cell table:style-name="ce44" office:value-type="float" office:value="400" calcext:value-type="float">
            <text:p>400</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1.2</text:p>
          </table:table-cell>
          <table:table-cell table:style-name="ce35" table:formula="of:=IF([.E3]&lt;&gt;&quot;&quot;;HYPERLINK(CONCATENATE(&quot;https://cwe.mitre.org/data/definitions/&quot;;[.E3]; &quot;.html&quot;); [.E3]);&quot;&quot;)" office:value-type="float" office:value="409" calcext:value-type="float">
            <text:p>409</text:p>
          </table:table-cell>
          <table:table-cell table:style-name="ce104" office:value-type="float" office:value="2" calcext:value-type="float">
            <text:p>2</text:p>
          </table:table-cell>
          <table:table-cell table:style-name="ce106" office:value-type="string" calcext:value-type="string">
            <text:p>Verify that compressed files are checked for "zip bombs" - small input files that will decompress into huge files thus exhausting file storage limits.</text:p>
          </table:table-cell>
          <table:table-cell table:style-name="ce44" office:value-type="float" office:value="409" calcext:value-type="float">
            <text:p>409</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1.3</text:p>
          </table:table-cell>
          <table:table-cell table:style-name="ce35" table:formula="of:=IF([.E4]&lt;&gt;&quot;&quot;;HYPERLINK(CONCATENATE(&quot;https://cwe.mitre.org/data/definitions/&quot;;[.E4]; &quot;.html&quot;); [.E4]);&quot;&quot;)" office:value-type="float" office:value="770" calcext:value-type="float">
            <text:p>770</text:p>
          </table:table-cell>
          <table:table-cell table:style-name="ce104" office:value-type="float" office:value="2" calcext:value-type="float">
            <text:p>2</text:p>
          </table:table-cell>
          <table:table-cell table:style-name="ce106"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44" office:value-type="float" office:value="770" calcext:value-type="float">
            <text:p>770</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2.1</text:p>
          </table:table-cell>
          <table:table-cell table:style-name="ce35" table:formula="of:=IF([.E5]&lt;&gt;&quot;&quot;;HYPERLINK(CONCATENATE(&quot;https://cwe.mitre.org/data/definitions/&quot;;[.E5]; &quot;.html&quot;); [.E5]);&quot;&quot;)" office:value-type="float" office:value="434" calcext:value-type="float">
            <text:p>434</text:p>
          </table:table-cell>
          <table:table-cell table:style-name="ce104" office:value-type="float" office:value="2" calcext:value-type="float">
            <text:p>2</text:p>
          </table:table-cell>
          <table:table-cell table:style-name="ce106" office:value-type="string" calcext:value-type="string">
            <text:p>Verify that files obtained from untrusted sources are validated to be of expected type based on the file's content.</text:p>
          </table:table-cell>
          <table:table-cell table:style-name="ce44" office:value-type="float" office:value="434" calcext:value-type="float">
            <text:p>434</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3.1</text:p>
          </table:table-cell>
          <table:table-cell table:style-name="ce35" table:formula="of:=IF([.E6]&lt;&gt;&quot;&quot;;HYPERLINK(CONCATENATE(&quot;https://cwe.mitre.org/data/definitions/&quot;;[.E6]; &quot;.html&quot;); [.E6]);&quot;&quot;)" office:value-type="float" office:value="22" calcext:value-type="float">
            <text:p>22</text:p>
          </table:table-cell>
          <table:table-cell table:style-name="ce104" office:value-type="float" office:value="1" calcext:value-type="float">
            <text:p>1</text:p>
          </table:table-cell>
          <table:table-cell table:style-name="ce106" office:value-type="string" calcext:value-type="string">
            <text:p>Verify that user-submitted filename metadata is not used directly with system or framework file and URL API to protect against path traversal.</text:p>
          </table:table-cell>
          <table:table-cell table:style-name="ce44" office:value-type="float" office:value="22" calcext:value-type="float">
            <text:p>22</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3.2</text:p>
          </table:table-cell>
          <table:table-cell table:style-name="ce35" table:formula="of:=IF([.E7]&lt;&gt;&quot;&quot;;HYPERLINK(CONCATENATE(&quot;https://cwe.mitre.org/data/definitions/&quot;;[.E7]; &quot;.html&quot;); [.E7]);&quot;&quot;)" office:value-type="float" office:value="73" calcext:value-type="float">
            <text:p>73</text:p>
          </table:table-cell>
          <table:table-cell table:style-name="ce104" office:value-type="float" office:value="1" calcext:value-type="float">
            <text:p>1</text:p>
          </table:table-cell>
          <table:table-cell table:style-name="ce106" office:value-type="string" calcext:value-type="string">
            <text:p>Verify that user-submitted filename metadata is validated or ignored to prevent the disclosure, creation, updating or removal of local files (LFI).</text:p>
          </table:table-cell>
          <table:table-cell table:style-name="ce44" office:value-type="float" office:value="73" calcext:value-type="float">
            <text:p>73</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3.3</text:p>
          </table:table-cell>
          <table:table-cell table:style-name="ce35" table:formula="of:=IF([.E8]&lt;&gt;&quot;&quot;;HYPERLINK(CONCATENATE(&quot;https://cwe.mitre.org/data/definitions/&quot;;[.E8]; &quot;.html&quot;); [.E8]);&quot;&quot;)" office:value-type="float" office:value="98" calcext:value-type="float">
            <text:p>98</text:p>
          </table:table-cell>
          <table:table-cell table:style-name="ce104" office:value-type="float" office:value="1" calcext:value-type="float">
            <text:p>1</text:p>
          </table:table-cell>
          <table:table-cell table:style-name="ce106" office:value-type="string" calcext:value-type="string">
            <text:p>Verify that user-submitted filename metadata is validated or ignored to prevent the disclosure or execution of remote files (RFI), which may also lead to SSRF.</text:p>
          </table:table-cell>
          <table:table-cell table:style-name="ce44" office:value-type="float" office:value="98" calcext:value-type="float">
            <text:p>98</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3.4</text:p>
          </table:table-cell>
          <table:table-cell table:style-name="ce35" table:formula="of:=IF([.E9]&lt;&gt;&quot;&quot;;HYPERLINK(CONCATENATE(&quot;https://cwe.mitre.org/data/definitions/&quot;;[.E9]; &quot;.html&quot;); [.E9]);&quot;&quot;)" office:value-type="float" office:value="641" calcext:value-type="float">
            <text:p>641</text:p>
          </table:table-cell>
          <table:table-cell table:style-name="ce104" office:value-type="float" office:value="1" calcext:value-type="float">
            <text:p>1</text:p>
          </table:table-cell>
          <table:table-cell table:style-name="ce106"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44" office:value-type="float" office:value="641" calcext:value-type="float">
            <text:p>641</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3.5</text:p>
          </table:table-cell>
          <table:table-cell table:style-name="ce35" table:formula="of:=IF([.E10]&lt;&gt;&quot;&quot;;HYPERLINK(CONCATENATE(&quot;https://cwe.mitre.org/data/definitions/&quot;;[.E10]; &quot;.html&quot;); [.E10]);&quot;&quot;)" office:value-type="float" office:value="78" calcext:value-type="float">
            <text:p>78</text:p>
          </table:table-cell>
          <table:table-cell table:style-name="ce104" office:value-type="float" office:value="1" calcext:value-type="float">
            <text:p>1</text:p>
          </table:table-cell>
          <table:table-cell table:style-name="ce106" office:value-type="string" calcext:value-type="string">
            <text:p>Verify that untrusted file metadata is not used directly with system API or libraries, to protect against OS command injection.</text:p>
          </table:table-cell>
          <table:table-cell table:style-name="ce44" office:value-type="float" office:value="78" calcext:value-type="float">
            <text:p>78</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3.6</text:p>
          </table:table-cell>
          <table:table-cell table:style-name="ce35" table:formula="of:=IF([.E11]&lt;&gt;&quot;&quot;;HYPERLINK(CONCATENATE(&quot;https://cwe.mitre.org/data/definitions/&quot;;[.E11]; &quot;.html&quot;); [.E11]);&quot;&quot;)" office:value-type="float" office:value="829" calcext:value-type="float">
            <text:p>829</text:p>
          </table:table-cell>
          <table:table-cell table:style-name="ce104" office:value-type="float" office:value="2" calcext:value-type="float">
            <text:p>2</text:p>
          </table:table-cell>
          <table:table-cell table:style-name="ce106"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44" office:value-type="float" office:value="829" calcext:value-type="float">
            <text:p>829</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4.1</text:p>
          </table:table-cell>
          <table:table-cell table:style-name="ce35" table:formula="of:=IF([.E12]&lt;&gt;&quot;&quot;;HYPERLINK(CONCATENATE(&quot;https://cwe.mitre.org/data/definitions/&quot;;[.E12]; &quot;.html&quot;); [.E12]);&quot;&quot;)" office:value-type="float" office:value="922" calcext:value-type="float">
            <text:p>922</text:p>
          </table:table-cell>
          <table:table-cell table:style-name="ce104" office:value-type="float" office:value="1" calcext:value-type="float">
            <text:p>1</text:p>
          </table:table-cell>
          <table:table-cell table:style-name="ce106" office:value-type="string" calcext:value-type="string">
            <text:p>Verify that files obtained from untrusted sources are stored outside the web root, with limited permissions, preferably with strong validation.</text:p>
          </table:table-cell>
          <table:table-cell table:style-name="ce44" office:value-type="float" office:value="922" calcext:value-type="float">
            <text:p>922</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4.2</text:p>
          </table:table-cell>
          <table:table-cell table:style-name="ce35" table:formula="of:=IF([.E13]&lt;&gt;&quot;&quot;;HYPERLINK(CONCATENATE(&quot;https://cwe.mitre.org/data/definitions/&quot;;[.E13]; &quot;.html&quot;); [.E13]);&quot;&quot;)" office:value-type="float" office:value="509" calcext:value-type="float">
            <text:p>509</text:p>
          </table:table-cell>
          <table:table-cell table:style-name="ce104" office:value-type="float" office:value="1" calcext:value-type="float">
            <text:p>1</text:p>
          </table:table-cell>
          <table:table-cell table:style-name="ce106" office:value-type="string" calcext:value-type="string">
            <text:p>Verify that files obtained from untrusted sources are scanned by antivirus scanners to prevent upload of known malicious content.</text:p>
          </table:table-cell>
          <table:table-cell table:style-name="ce44" office:value-type="float" office:value="509" calcext:value-type="float">
            <text:p>509</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5.1</text:p>
          </table:table-cell>
          <table:table-cell table:style-name="ce35" table:formula="of:=IF([.E14]&lt;&gt;&quot;&quot;;HYPERLINK(CONCATENATE(&quot;https://cwe.mitre.org/data/definitions/&quot;;[.E14]; &quot;.html&quot;); [.E14]);&quot;&quot;)" office:value-type="float" office:value="552" calcext:value-type="float">
            <text:p>552</text:p>
          </table:table-cell>
          <table:table-cell table:style-name="ce104" office:value-type="float" office:value="1" calcext:value-type="float">
            <text:p>1</text:p>
          </table:table-cell>
          <table:table-cell table:style-name="ce106"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44" office:value-type="float" office:value="552" calcext:value-type="float">
            <text:p>552</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5.2</text:p>
          </table:table-cell>
          <table:table-cell table:style-name="ce35" table:formula="of:=IF([.E15]&lt;&gt;&quot;&quot;;HYPERLINK(CONCATENATE(&quot;https://cwe.mitre.org/data/definitions/&quot;;[.E15]; &quot;.html&quot;); [.E15]);&quot;&quot;)" office:value-type="float" office:value="434" calcext:value-type="float">
            <text:p>434</text:p>
          </table:table-cell>
          <table:table-cell table:style-name="ce104" office:value-type="float" office:value="1" calcext:value-type="float">
            <text:p>1</text:p>
          </table:table-cell>
          <table:table-cell table:style-name="ce106" office:value-type="string" calcext:value-type="string">
            <text:p>Verify that direct requests to uploaded files will never be executed as HTML/JavaScript content.</text:p>
          </table:table-cell>
          <table:table-cell table:style-name="ce44" office:value-type="float" office:value="434" calcext:value-type="float">
            <text:p>434</text:p>
          </table:table-cell>
          <table:table-cell table:style-name="ce45" table:content-validation-name="val12" office:value-type="string" calcext:value-type="string">
            <text:p>Unknown</text:p>
          </table:table-cell>
          <table:table-cell table:number-columns-repeated="1018"/>
        </table:table-row>
        <table:table-row table:style-name="ro1">
          <table:table-cell table:style-name="ce32" office:value-type="string" calcext:value-type="string">
            <text:p>12.6.1</text:p>
          </table:table-cell>
          <table:table-cell table:style-name="ce35" table:formula="of:=IF([.E16]&lt;&gt;&quot;&quot;;HYPERLINK(CONCATENATE(&quot;https://cwe.mitre.org/data/definitions/&quot;;[.E16]; &quot;.html&quot;); [.E16]);&quot;&quot;)" office:value-type="float" office:value="918" calcext:value-type="float">
            <text:p>918</text:p>
          </table:table-cell>
          <table:table-cell table:style-name="ce104" office:value-type="float" office:value="1" calcext:value-type="float">
            <text:p>1</text:p>
          </table:table-cell>
          <table:table-cell table:style-name="ce106" office:value-type="string" calcext:value-type="string">
            <text:p>Verify that the web or application server is configured with a whitelist of resources or systems to which the server can send requests or load data/files from.</text:p>
          </table:table-cell>
          <table:table-cell table:style-name="ce44" office:value-type="float" office:value="918" calcext:value-type="float">
            <text:p>918</text:p>
          </table:table-cell>
          <table:table-cell table:style-name="ce45" table:content-validation-name="val12" office:value-type="string" calcext:value-type="string">
            <text:p>Unknown</text:p>
          </table:table-cell>
          <table:table-cell table:number-columns-repeated="1018"/>
        </table:table-row>
        <table:table-row table:style-name="ro1" table:number-rows-repeated="19">
          <table:table-cell table:style-name="ce59"/>
          <table:table-cell table:style-name="ce34"/>
          <table:table-cell table:style-name="ce105"/>
          <table:table-cell table:style-name="ce107"/>
          <table:table-cell table:style-name="ce44"/>
          <table:table-cell table:style-name="ce33"/>
          <table:table-cell table:number-columns-repeated="1018"/>
        </table:table-row>
        <table:table-row table:style-name="ro1">
          <table:table-cell table:style-name="ce59"/>
          <table:table-cell table:style-name="ce34"/>
          <table:table-cell table:style-name="ce105"/>
          <table:table-cell table:style-name="ce108"/>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105"/>
          <table:table-cell table:style-name="ce107"/>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109"/>
          <table:table-cell table:style-name="ce8"/>
          <table:table-cell table:style-name="ce33"/>
          <table:table-cell table:number-columns-repeated="1018"/>
        </table:table-row>
        <table:table-row table:style-name="ro1" table:number-rows-repeated="924">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79">
          <table:table-cell table:number-columns-repeated="1024"/>
        </table:table-row>
        <table:table-row table:style-name="ro2">
          <table:table-cell table:number-columns-repeated="1024"/>
        </table:table-row>
        <calcext:conditional-formats>
          <calcext:conditional-format calcext:target-range-address="'Files and Resources'.C2:'Files and Resources'.C16">
            <calcext:condition calcext:apply-style-name="ConditionalStyle_1" calcext:value="=3" calcext:base-cell-address="'Files and Resources'.C2"/>
          </calcext:conditional-format>
          <calcext:conditional-format calcext:target-range-address="'Files and Resources'.C2:'Files and Resources'.C16">
            <calcext:condition calcext:apply-style-name="ConditionalStyle_2" calcext:value="=2" calcext:base-cell-address="'Files and Resources'.C2"/>
          </calcext:conditional-format>
          <calcext:conditional-format calcext:target-range-address="'Files and Resources'.C2:'Files and Resources'.C16">
            <calcext:condition calcext:apply-style-name="ConditionalStyle_3" calcext:value="=1" calcext:base-cell-address="'Files and Resources'.C2"/>
          </calcext:conditional-format>
          <calcext:conditional-format calcext:target-range-address="'Files and Resources'.D2:'Files and Resources'.D16">
            <calcext:condition calcext:apply-style-name="ConditionalStyle_4" calcext:value="formula-is([.F2]=&quot;Valid&quot;)" calcext:base-cell-address="'Files and Resources'.D2"/>
          </calcext:conditional-format>
          <calcext:conditional-format calcext:target-range-address="'Files and Resources'.D2:'Files and Resources'.D16">
            <calcext:condition calcext:apply-style-name="ConditionalStyle_5" calcext:value="formula-is([.F2]=&quot;Not Valid&quot;)" calcext:base-cell-address="'Files and Resources'.D2"/>
          </calcext:conditional-format>
          <calcext:conditional-format calcext:target-range-address="'Files and Resources'.D2:'Files and Resources'.D16">
            <calcext:condition calcext:apply-style-name="ConditionalStyle_6" calcext:value="formula-is([.F2]=&quot;Not Applicable&quot;)" calcext:base-cell-address="'Files and Resources'.D2"/>
          </calcext:conditional-format>
          <calcext:conditional-format calcext:target-range-address="'Files and Resources'.D39:'Files and Resources'.D39">
            <calcext:condition calcext:apply-style-name="ConditionalStyle_6" calcext:value="formula-is(#ref!=0)" calcext:base-cell-address="'Files and Resources'.D39"/>
          </calcext:conditional-format>
          <calcext:conditional-format calcext:target-range-address="'Files and Resources'.D2:'Files and Resources'.D38">
            <calcext:condition calcext:apply-style-name="ConditionalStyle_4" calcext:value="formula-is([.F2]=1)" calcext:base-cell-address="'Files and Resources'.D2"/>
          </calcext:conditional-format>
          <calcext:conditional-format calcext:target-range-address="'Files and Resources'.D2:'Files and Resources'.D38">
            <calcext:condition calcext:apply-style-name="ConditionalStyle_6" calcext:value="formula-is(#ref!=0)" calcext:base-cell-address="'Files and Resources'.D2"/>
          </calcext:conditional-format>
          <calcext:conditional-format calcext:target-range-address="'Files and Resources'.C2:'Files and Resources'.C38">
            <calcext:condition calcext:apply-style-name="ConditionalStyle_7" calcext:value="=3" calcext:base-cell-address="'Files and Resources'.C2"/>
          </calcext:conditional-format>
          <calcext:conditional-format calcext:target-range-address="'Files and Resources'.C2:'Files and Resources'.C38">
            <calcext:condition calcext:apply-style-name="ConditionalStyle_8" calcext:value="=2" calcext:base-cell-address="'Files and Resources'.C2"/>
          </calcext:conditional-format>
          <calcext:conditional-format calcext:target-range-address="'Files and Resources'.C2:'Files and Resources'.C38">
            <calcext:condition calcext:apply-style-name="ConditionalStyle_9" calcext:value="=1" calcext:base-cell-address="'Files and Resources'.C2"/>
          </calcext:conditional-format>
        </calcext:conditional-formats>
      </table:table>
      <table:table table:name="API" table:style-name="ta14">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13.1.1</text:p>
          </table:table-cell>
          <table:table-cell table:style-name="ce35" table:formula="of:=IF([.E2]&lt;&gt;&quot;&quot;;HYPERLINK(CONCATENATE(&quot;https://cwe.mitre.org/data/definitions/&quot;;[.E2]; &quot;.html&quot;); [.E2]);&quot;&quot;)" office:value-type="float" office:value="116" calcext:value-type="float">
            <text:p>116</text:p>
          </table:table-cell>
          <table:table-cell table:style-name="ce110" office:value-type="float" office:value="1" calcext:value-type="float">
            <text:p>1</text:p>
          </table:table-cell>
          <table:table-cell table:style-name="ce112"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44" office:value-type="float" office:value="116" calcext:value-type="float">
            <text:p>116</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1.2</text:p>
          </table:table-cell>
          <table:table-cell table:style-name="ce35" table:formula="of:=IF([.E3]&lt;&gt;&quot;&quot;;HYPERLINK(CONCATENATE(&quot;https://cwe.mitre.org/data/definitions/&quot;;[.E3]; &quot;.html&quot;); [.E3]);&quot;&quot;)" office:value-type="float" office:value="419" calcext:value-type="float">
            <text:p>419</text:p>
          </table:table-cell>
          <table:table-cell table:style-name="ce110" office:value-type="float" office:value="1" calcext:value-type="float">
            <text:p>1</text:p>
          </table:table-cell>
          <table:table-cell table:style-name="ce112" office:value-type="string" calcext:value-type="string">
            <text:p>Verify that access to administration and management functions is limited to authorized administrators.</text:p>
          </table:table-cell>
          <table:table-cell table:style-name="ce44" office:value-type="float" office:value="419" calcext:value-type="float">
            <text:p>419</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1.3</text:p>
          </table:table-cell>
          <table:table-cell table:style-name="ce35" table:formula="of:=IF([.E4]&lt;&gt;&quot;&quot;;HYPERLINK(CONCATENATE(&quot;https://cwe.mitre.org/data/definitions/&quot;;[.E4]; &quot;.html&quot;); [.E4]);&quot;&quot;)" office:value-type="float" office:value="598" calcext:value-type="float">
            <text:p>598</text:p>
          </table:table-cell>
          <table:table-cell table:style-name="ce110" office:value-type="float" office:value="1" calcext:value-type="float">
            <text:p>1</text:p>
          </table:table-cell>
          <table:table-cell table:style-name="ce112" office:value-type="string" calcext:value-type="string">
            <text:p>Verify API URLs do not expose sensitive information, such as the API key, session tokens etc.</text:p>
          </table:table-cell>
          <table:table-cell table:style-name="ce44" office:value-type="float" office:value="598" calcext:value-type="float">
            <text:p>598</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1.4</text:p>
          </table:table-cell>
          <table:table-cell table:style-name="ce35" table:formula="of:=IF([.E5]&lt;&gt;&quot;&quot;;HYPERLINK(CONCATENATE(&quot;https://cwe.mitre.org/data/definitions/&quot;;[.E5]; &quot;.html&quot;); [.E5]);&quot;&quot;)" office:value-type="float" office:value="285" calcext:value-type="float">
            <text:p>285</text:p>
          </table:table-cell>
          <table:table-cell table:style-name="ce110" office:value-type="float" office:value="2" calcext:value-type="float">
            <text:p>2</text:p>
          </table:table-cell>
          <table:table-cell table:style-name="ce112"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44" office:value-type="float" office:value="285" calcext:value-type="float">
            <text:p>285</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1.5</text:p>
          </table:table-cell>
          <table:table-cell table:style-name="ce35" table:formula="of:=IF([.E6]&lt;&gt;&quot;&quot;;HYPERLINK(CONCATENATE(&quot;https://cwe.mitre.org/data/definitions/&quot;;[.E6]; &quot;.html&quot;); [.E6]);&quot;&quot;)" office:value-type="float" office:value="434" calcext:value-type="float">
            <text:p>434</text:p>
          </table:table-cell>
          <table:table-cell table:style-name="ce110" office:value-type="float" office:value="2" calcext:value-type="float">
            <text:p>2</text:p>
          </table:table-cell>
          <table:table-cell table:style-name="ce112" office:value-type="string" calcext:value-type="string">
            <text:p>Verify that requests containing unexpected or missing content types are rejected with appropriate headers (HTTP response status 406 Unacceptable or 415 Unsupported Media Type).</text:p>
          </table:table-cell>
          <table:table-cell table:style-name="ce44" office:value-type="float" office:value="434" calcext:value-type="float">
            <text:p>434</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2.1</text:p>
          </table:table-cell>
          <table:table-cell table:style-name="ce35" table:formula="of:=IF([.E7]&lt;&gt;&quot;&quot;;HYPERLINK(CONCATENATE(&quot;https://cwe.mitre.org/data/definitions/&quot;;[.E7]; &quot;.html&quot;); [.E7]);&quot;&quot;)" office:value-type="float" office:value="650" calcext:value-type="float">
            <text:p>650</text:p>
          </table:table-cell>
          <table:table-cell table:style-name="ce110" office:value-type="float" office:value="1" calcext:value-type="float">
            <text:p>1</text:p>
          </table:table-cell>
          <table:table-cell table:style-name="ce112" office:value-type="string" calcext:value-type="string">
            <text:p>Verify that enabled RESTful HTTP methods are a valid choice for the user or action, such as preventing normal users using DELETE or PUT on protected API or resources.</text:p>
          </table:table-cell>
          <table:table-cell table:style-name="ce44" office:value-type="float" office:value="650" calcext:value-type="float">
            <text:p>650</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2.2</text:p>
          </table:table-cell>
          <table:table-cell table:style-name="ce35" table:formula="of:=IF([.E8]&lt;&gt;&quot;&quot;;HYPERLINK(CONCATENATE(&quot;https://cwe.mitre.org/data/definitions/&quot;;[.E8]; &quot;.html&quot;); [.E8]);&quot;&quot;)" office:value-type="float" office:value="20" calcext:value-type="float">
            <text:p>20</text:p>
          </table:table-cell>
          <table:table-cell table:style-name="ce110" office:value-type="float" office:value="1" calcext:value-type="float">
            <text:p>1</text:p>
          </table:table-cell>
          <table:table-cell table:style-name="ce112" office:value-type="string" calcext:value-type="string">
            <text:p>Verify that JSON schema validation is in place and verified before accepting input.</text:p>
          </table:table-cell>
          <table:table-cell table:style-name="ce44" office:value-type="float" office:value="20" calcext:value-type="float">
            <text:p>20</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2.3</text:p>
          </table:table-cell>
          <table:table-cell table:style-name="ce35" table:formula="of:=IF([.E9]&lt;&gt;&quot;&quot;;HYPERLINK(CONCATENATE(&quot;https://cwe.mitre.org/data/definitions/&quot;;[.E9]; &quot;.html&quot;); [.E9]);&quot;&quot;)" office:value-type="float" office:value="352" calcext:value-type="float">
            <text:p>352</text:p>
          </table:table-cell>
          <table:table-cell table:style-name="ce110" office:value-type="float" office:value="1" calcext:value-type="float">
            <text:p>1</text:p>
          </table:table-cell>
          <table:table-cell table:style-name="ce112"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44" office:value-type="float" office:value="352" calcext:value-type="float">
            <text:p>352</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2.4</text:p>
          </table:table-cell>
          <table:table-cell table:style-name="ce35" table:formula="of:=IF([.E10]&lt;&gt;&quot;&quot;;HYPERLINK(CONCATENATE(&quot;https://cwe.mitre.org/data/definitions/&quot;;[.E10]; &quot;.html&quot;); [.E10]);&quot;&quot;)" office:value-type="float" office:value="779" calcext:value-type="float">
            <text:p>779</text:p>
          </table:table-cell>
          <table:table-cell table:style-name="ce110" office:value-type="float" office:value="2" calcext:value-type="float">
            <text:p>2</text:p>
          </table:table-cell>
          <table:table-cell table:style-name="ce112" office:value-type="string" calcext:value-type="string">
            <text:p>Verify that REST services have anti-automation controls to protect against excessive calls, especially if the API is unauthenticated.</text:p>
          </table:table-cell>
          <table:table-cell table:style-name="ce44" office:value-type="float" office:value="779" calcext:value-type="float">
            <text:p>779</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2.5</text:p>
          </table:table-cell>
          <table:table-cell table:style-name="ce35" table:formula="of:=IF([.E11]&lt;&gt;&quot;&quot;;HYPERLINK(CONCATENATE(&quot;https://cwe.mitre.org/data/definitions/&quot;;[.E11]; &quot;.html&quot;); [.E11]);&quot;&quot;)" office:value-type="float" office:value="436" calcext:value-type="float">
            <text:p>436</text:p>
          </table:table-cell>
          <table:table-cell table:style-name="ce110" office:value-type="float" office:value="2" calcext:value-type="float">
            <text:p>2</text:p>
          </table:table-cell>
          <table:table-cell table:style-name="ce112" office:value-type="string" calcext:value-type="string">
            <text:p>Verify that REST services explicitly check the incoming Content-Type to be the expected one, such as application/xml or application/JSON.</text:p>
          </table:table-cell>
          <table:table-cell table:style-name="ce44" office:value-type="float" office:value="436" calcext:value-type="float">
            <text:p>436</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2.6</text:p>
          </table:table-cell>
          <table:table-cell table:style-name="ce35" table:formula="of:=IF([.E12]&lt;&gt;&quot;&quot;;HYPERLINK(CONCATENATE(&quot;https://cwe.mitre.org/data/definitions/&quot;;[.E12]; &quot;.html&quot;); [.E12]);&quot;&quot;)" office:value-type="float" office:value="345" calcext:value-type="float">
            <text:p>345</text:p>
          </table:table-cell>
          <table:table-cell table:style-name="ce110" office:value-type="float" office:value="2" calcext:value-type="float">
            <text:p>2</text:p>
          </table:table-cell>
          <table:table-cell table:style-name="ce112"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44" office:value-type="float" office:value="345" calcext:value-type="float">
            <text:p>345</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3.1</text:p>
          </table:table-cell>
          <table:table-cell table:style-name="ce35" table:formula="of:=IF([.E13]&lt;&gt;&quot;&quot;;HYPERLINK(CONCATENATE(&quot;https://cwe.mitre.org/data/definitions/&quot;;[.E13]; &quot;.html&quot;); [.E13]);&quot;&quot;)" office:value-type="float" office:value="20" calcext:value-type="float">
            <text:p>20</text:p>
          </table:table-cell>
          <table:table-cell table:style-name="ce110" office:value-type="float" office:value="1" calcext:value-type="float">
            <text:p>1</text:p>
          </table:table-cell>
          <table:table-cell table:style-name="ce112" office:value-type="string" calcext:value-type="string">
            <text:p>Verify that XSD schema validation takes place to ensure a properly formed XML document, followed by validation of each input field before any processing of that data takes place.</text:p>
          </table:table-cell>
          <table:table-cell table:style-name="ce44" office:value-type="float" office:value="20" calcext:value-type="float">
            <text:p>20</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3.2</text:p>
          </table:table-cell>
          <table:table-cell table:style-name="ce35" table:formula="of:=IF([.E14]&lt;&gt;&quot;&quot;;HYPERLINK(CONCATENATE(&quot;https://cwe.mitre.org/data/definitions/&quot;;[.E14]; &quot;.html&quot;); [.E14]);&quot;&quot;)" office:value-type="float" office:value="345" calcext:value-type="float">
            <text:p>345</text:p>
          </table:table-cell>
          <table:table-cell table:style-name="ce110" office:value-type="float" office:value="2" calcext:value-type="float">
            <text:p>2</text:p>
          </table:table-cell>
          <table:table-cell table:style-name="ce112" office:value-type="string" calcext:value-type="string">
            <text:p>Verify that the message payload is signed using WS-Security to ensure reliable transport between client and service.</text:p>
          </table:table-cell>
          <table:table-cell table:style-name="ce44" office:value-type="float" office:value="345" calcext:value-type="float">
            <text:p>345</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4.1</text:p>
          </table:table-cell>
          <table:table-cell table:style-name="ce35" table:formula="of:=IF([.E15]&lt;&gt;&quot;&quot;;HYPERLINK(CONCATENATE(&quot;https://cwe.mitre.org/data/definitions/&quot;;[.E15]; &quot;.html&quot;); [.E15]);&quot;&quot;)" office:value-type="float" office:value="770" calcext:value-type="float">
            <text:p>770</text:p>
          </table:table-cell>
          <table:table-cell table:style-name="ce110" office:value-type="float" office:value="2" calcext:value-type="float">
            <text:p>2</text:p>
          </table:table-cell>
          <table:table-cell table:style-name="ce112"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44" office:value-type="float" office:value="770" calcext:value-type="float">
            <text:p>770</text:p>
          </table:table-cell>
          <table:table-cell table:style-name="ce45" table:content-validation-name="val13" office:value-type="string" calcext:value-type="string">
            <text:p>Unknown</text:p>
          </table:table-cell>
          <table:table-cell table:number-columns-repeated="1018"/>
        </table:table-row>
        <table:table-row table:style-name="ro1">
          <table:table-cell table:style-name="ce32" office:value-type="string" calcext:value-type="string">
            <text:p>13.4.2</text:p>
          </table:table-cell>
          <table:table-cell table:style-name="ce35" table:formula="of:=IF([.E16]&lt;&gt;&quot;&quot;;HYPERLINK(CONCATENATE(&quot;https://cwe.mitre.org/data/definitions/&quot;;[.E16]; &quot;.html&quot;); [.E16]);&quot;&quot;)" office:value-type="float" office:value="285" calcext:value-type="float">
            <text:p>285</text:p>
          </table:table-cell>
          <table:table-cell table:style-name="ce110" office:value-type="float" office:value="2" calcext:value-type="float">
            <text:p>2</text:p>
          </table:table-cell>
          <table:table-cell table:style-name="ce112" office:value-type="string" calcext:value-type="string">
            <text:p>Verify that GraphQL or other data layer authorization logic should be implemented at the business logic layer instead of the GraphQL layer.</text:p>
          </table:table-cell>
          <table:table-cell table:style-name="ce44" office:value-type="float" office:value="285" calcext:value-type="float">
            <text:p>285</text:p>
          </table:table-cell>
          <table:table-cell table:style-name="ce45" table:content-validation-name="val13" office:value-type="string" calcext:value-type="string">
            <text:p>Unknown</text:p>
          </table:table-cell>
          <table:table-cell table:number-columns-repeated="1018"/>
        </table:table-row>
        <table:table-row table:style-name="ro1" table:number-rows-repeated="4">
          <table:table-cell table:style-name="ce59"/>
          <table:table-cell table:style-name="ce34"/>
          <table:table-cell table:style-name="ce111"/>
          <table:table-cell table:style-name="ce113"/>
          <table:table-cell table:style-name="ce44"/>
          <table:table-cell table:style-name="ce33"/>
          <table:table-cell table:number-columns-repeated="1018"/>
        </table:table-row>
        <table:table-row table:style-name="ro1">
          <table:table-cell table:style-name="ce59"/>
          <table:table-cell table:style-name="ce34"/>
          <table:table-cell table:style-name="ce111"/>
          <table:table-cell table:style-name="ce114"/>
          <table:table-cell table:style-name="ce44"/>
          <table:table-cell table:style-name="ce33"/>
          <table:table-cell table:number-columns-repeated="1018"/>
        </table:table-row>
        <table:table-row table:style-name="ro1" table:number-rows-repeated="2">
          <table:table-cell table:style-name="ce59"/>
          <table:table-cell table:style-name="ce34"/>
          <table:table-cell table:style-name="ce111"/>
          <table:table-cell table:style-name="ce113"/>
          <table:table-cell table:style-name="ce44"/>
          <table:table-cell table:style-name="ce33"/>
          <table:table-cell table:number-columns-repeated="1018"/>
        </table:table-row>
        <table:table-row table:style-name="ro1">
          <table:table-cell table:style-name="ce33"/>
          <table:table-cell table:style-name="ce34"/>
          <table:table-cell table:style-name="ce37"/>
          <table:table-cell table:style-name="ce115"/>
          <table:table-cell table:style-name="ce8"/>
          <table:table-cell table:style-name="ce33"/>
          <table:table-cell table:number-columns-repeated="1018"/>
        </table:table-row>
        <table:table-row table:style-name="ro1" table:number-rows-repeated="939">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number-rows-repeated="33">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2" table:number-rows-repeated="1047579">
          <table:table-cell table:number-columns-repeated="1024"/>
        </table:table-row>
        <table:table-row table:style-name="ro2">
          <table:table-cell table:number-columns-repeated="1024"/>
        </table:table-row>
        <calcext:conditional-formats>
          <calcext:conditional-format calcext:target-range-address="API.C2:API.C16">
            <calcext:condition calcext:apply-style-name="ConditionalStyle_1" calcext:value="=3" calcext:base-cell-address="API.C2"/>
          </calcext:conditional-format>
          <calcext:conditional-format calcext:target-range-address="API.C2:API.C16">
            <calcext:condition calcext:apply-style-name="ConditionalStyle_2" calcext:value="=2" calcext:base-cell-address="API.C2"/>
          </calcext:conditional-format>
          <calcext:conditional-format calcext:target-range-address="API.C2:API.C16">
            <calcext:condition calcext:apply-style-name="ConditionalStyle_3" calcext:value="=1" calcext:base-cell-address="API.C2"/>
          </calcext:conditional-format>
          <calcext:conditional-format calcext:target-range-address="API.D2:API.D16">
            <calcext:condition calcext:apply-style-name="ConditionalStyle_4" calcext:value="formula-is([.F2]=&quot;Valid&quot;)" calcext:base-cell-address="API.D2"/>
          </calcext:conditional-format>
          <calcext:conditional-format calcext:target-range-address="API.D2:API.D16">
            <calcext:condition calcext:apply-style-name="ConditionalStyle_5" calcext:value="formula-is([.F2]=&quot;Not Valid&quot;)" calcext:base-cell-address="API.D2"/>
          </calcext:conditional-format>
          <calcext:conditional-format calcext:target-range-address="API.D2:API.D16">
            <calcext:condition calcext:apply-style-name="ConditionalStyle_6" calcext:value="formula-is([.F2]=&quot;Not Applicable&quot;)" calcext:base-cell-address="API.D2"/>
          </calcext:conditional-format>
          <calcext:conditional-format calcext:target-range-address="API.D24:API.D24">
            <calcext:condition calcext:apply-style-name="ConditionalStyle_6" calcext:value="formula-is(#ref!=0)" calcext:base-cell-address="API.D24"/>
          </calcext:conditional-format>
          <calcext:conditional-format calcext:target-range-address="API.D2:API.D23">
            <calcext:condition calcext:apply-style-name="ConditionalStyle_4" calcext:value="formula-is([.F2]=1)" calcext:base-cell-address="API.D2"/>
          </calcext:conditional-format>
          <calcext:conditional-format calcext:target-range-address="API.D2:API.D23">
            <calcext:condition calcext:apply-style-name="ConditionalStyle_6" calcext:value="formula-is(#ref!=0)" calcext:base-cell-address="API.D2"/>
          </calcext:conditional-format>
          <calcext:conditional-format calcext:target-range-address="API.C2:API.C23">
            <calcext:condition calcext:apply-style-name="ConditionalStyle_7" calcext:value="=3" calcext:base-cell-address="API.C2"/>
          </calcext:conditional-format>
          <calcext:conditional-format calcext:target-range-address="API.C2:API.C23">
            <calcext:condition calcext:apply-style-name="ConditionalStyle_8" calcext:value="=2" calcext:base-cell-address="API.C2"/>
          </calcext:conditional-format>
          <calcext:conditional-format calcext:target-range-address="API.C2:API.C23">
            <calcext:condition calcext:apply-style-name="ConditionalStyle_9" calcext:value="=1" calcext:base-cell-address="API.C2"/>
          </calcext:conditional-format>
        </calcext:conditional-formats>
      </table:table>
      <table:table table:name="Configuration" table:style-name="ta15">
        <table:table-column table:style-name="co6"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visibility="collapse" table:default-cell-style-name="Default"/>
        <table:table-column table:style-name="co17" table:default-cell-style-name="Default"/>
        <table:table-column table:style-name="co18" table:default-cell-style-name="Default"/>
        <table:table-column table:style-name="co12" table:number-columns-repeated="1017" table:default-cell-style-name="Default"/>
        <table:table-row table:style-name="ro1">
          <table:table-cell table:style-name="ce31" office:value-type="string" calcext:value-type="string">
            <text:p>Item</text:p>
          </table:table-cell>
          <table:table-cell table:style-name="ce31" office:value-type="string" calcext:value-type="string">
            <text:p>CWE</text:p>
          </table:table-cell>
          <table:table-cell table:style-name="ce31" office:value-type="string" calcext:value-type="string">
            <text:p>Level</text:p>
          </table:table-cell>
          <table:table-cell table:style-name="ce38" office:value-type="string" calcext:value-type="string">
            <text:p>Description</text:p>
          </table:table-cell>
          <table:table-cell table:style-name="ce42" office:value-type="string" calcext:value-type="string">
            <text:p>CWE</text:p>
          </table:table-cell>
          <table:table-cell table:style-name="ce37" office:value-type="string" calcext:value-type="string">
            <text:p>Status</text:p>
          </table:table-cell>
          <table:table-cell table:style-name="ce5" office:value-type="string" calcext:value-type="string">
            <text:p>Notes</text:p>
          </table:table-cell>
          <table:table-cell table:style-name="ce6" table:number-columns-repeated="17"/>
          <table:table-cell table:number-columns-repeated="1000"/>
        </table:table-row>
        <table:table-row table:style-name="ro1">
          <table:table-cell table:style-name="ce32" office:value-type="string" calcext:value-type="string">
            <text:p>14.1.1</text:p>
          </table:table-cell>
          <table:table-cell table:style-name="ce34" table:formula="of:=IF([.E2]&lt;&gt;&quot;&quot;;HYPERLINK(CONCATENATE(&quot;https://cwe.mitre.org/data/definitions/&quot;;[.E2]; &quot;.html&quot;); [.E2]);&quot;&quot;)">
            <text:p/>
          </table:table-cell>
          <table:table-cell table:style-name="ce117" office:value-type="float" office:value="2" calcext:value-type="float">
            <text:p>2</text:p>
          </table:table-cell>
          <table:table-cell table:style-name="ce118"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43"/>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1.2</text:p>
          </table:table-cell>
          <table:table-cell table:style-name="ce35" table:formula="of:=IF([.E3]&lt;&gt;&quot;&quot;;HYPERLINK(CONCATENATE(&quot;https://cwe.mitre.org/data/definitions/&quot;;[.E3]; &quot;.html&quot;); [.E3]);&quot;&quot;)" office:value-type="float" office:value="120" calcext:value-type="float">
            <text:p>120</text:p>
          </table:table-cell>
          <table:table-cell table:style-name="ce117" office:value-type="float" office:value="2" calcext:value-type="float">
            <text:p>2</text:p>
          </table:table-cell>
          <table:table-cell table:style-name="ce11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44" office:value-type="float" office:value="120" calcext:value-type="float">
            <text:p>120</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1.3</text:p>
          </table:table-cell>
          <table:table-cell table:style-name="ce35" table:formula="of:=IF([.E4]&lt;&gt;&quot;&quot;;HYPERLINK(CONCATENATE(&quot;https://cwe.mitre.org/data/definitions/&quot;;[.E4]; &quot;.html&quot;); [.E4]);&quot;&quot;)" office:value-type="float" office:value="16" calcext:value-type="float">
            <text:p>16</text:p>
          </table:table-cell>
          <table:table-cell table:style-name="ce117" office:value-type="float" office:value="2" calcext:value-type="float">
            <text:p>2</text:p>
          </table:table-cell>
          <table:table-cell table:style-name="ce119" office:value-type="string" calcext:value-type="string">
            <text:p>Verify that server configuration is hardened as per the recommendations of the application server and frameworks in use.</text:p>
          </table:table-cell>
          <table:table-cell table:style-name="ce44" office:value-type="float" office:value="16" calcext:value-type="float">
            <text:p>1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1.4</text:p>
          </table:table-cell>
          <table:table-cell table:style-name="ce34" table:formula="of:=IF([.E5]&lt;&gt;&quot;&quot;;HYPERLINK(CONCATENATE(&quot;https://cwe.mitre.org/data/definitions/&quot;;[.E5]; &quot;.html&quot;); [.E5]);&quot;&quot;)">
            <text:p/>
          </table:table-cell>
          <table:table-cell table:style-name="ce117" office:value-type="float" office:value="2" calcext:value-type="float">
            <text:p>2</text:p>
          </table:table-cell>
          <table:table-cell table:style-name="ce118"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43"/>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1.5</text:p>
          </table:table-cell>
          <table:table-cell table:style-name="ce34" table:formula="of:=IF([.E6]&lt;&gt;&quot;&quot;;HYPERLINK(CONCATENATE(&quot;https://cwe.mitre.org/data/definitions/&quot;;[.E6]; &quot;.html&quot;); [.E6]);&quot;&quot;)">
            <text:p/>
          </table:table-cell>
          <table:table-cell table:style-name="ce117" office:value-type="float" office:value="3" calcext:value-type="float">
            <text:p>3</text:p>
          </table:table-cell>
          <table:table-cell table:style-name="ce118" office:value-type="string" calcext:value-type="string">
            <text:p>Verify that authorized administrators can verify the integrity of all security-relevant configurations to detect tampering.</text:p>
          </table:table-cell>
          <table:table-cell table:style-name="ce43"/>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2.1</text:p>
          </table:table-cell>
          <table:table-cell table:style-name="ce35" table:formula="of:=IF([.E7]&lt;&gt;&quot;&quot;;HYPERLINK(CONCATENATE(&quot;https://cwe.mitre.org/data/definitions/&quot;;[.E7]; &quot;.html&quot;); [.E7]);&quot;&quot;)" office:value-type="float" office:value="1026" calcext:value-type="float">
            <text:p>1026</text:p>
          </table:table-cell>
          <table:table-cell table:style-name="ce117" office:value-type="float" office:value="1" calcext:value-type="float">
            <text:p>1</text:p>
          </table:table-cell>
          <table:table-cell table:style-name="ce119"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44" office:value-type="float" office:value="1026" calcext:value-type="float">
            <text:p>102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2.2</text:p>
          </table:table-cell>
          <table:table-cell table:style-name="ce35" table:formula="of:=IF([.E8]&lt;&gt;&quot;&quot;;HYPERLINK(CONCATENATE(&quot;https://cwe.mitre.org/data/definitions/&quot;;[.E8]; &quot;.html&quot;); [.E8]);&quot;&quot;)" office:value-type="float" office:value="1002" calcext:value-type="float">
            <text:p>1002</text:p>
          </table:table-cell>
          <table:table-cell table:style-name="ce117" office:value-type="float" office:value="1" calcext:value-type="float">
            <text:p>1</text:p>
          </table:table-cell>
          <table:table-cell table:style-name="ce119" office:value-type="string" calcext:value-type="string">
            <text:p>Verify that all unneeded features, documentation, samples, configurations are removed, such as sample applications, platform documentation, and default or example users.</text:p>
          </table:table-cell>
          <table:table-cell table:style-name="ce44" office:value-type="float" office:value="1002" calcext:value-type="float">
            <text:p>1002</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2.3</text:p>
          </table:table-cell>
          <table:table-cell table:style-name="ce35" table:formula="of:=IF([.E9]&lt;&gt;&quot;&quot;;HYPERLINK(CONCATENATE(&quot;https://cwe.mitre.org/data/definitions/&quot;;[.E9]; &quot;.html&quot;); [.E9]);&quot;&quot;)" office:value-type="float" office:value="714" calcext:value-type="float">
            <text:p>714</text:p>
          </table:table-cell>
          <table:table-cell table:style-name="ce117" office:value-type="float" office:value="1" calcext:value-type="float">
            <text:p>1</text:p>
          </table:table-cell>
          <table:table-cell table:style-name="ce11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44" office:value-type="float" office:value="714" calcext:value-type="float">
            <text:p>714</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2.4</text:p>
          </table:table-cell>
          <table:table-cell table:style-name="ce35" table:formula="of:=IF([.E10]&lt;&gt;&quot;&quot;;HYPERLINK(CONCATENATE(&quot;https://cwe.mitre.org/data/definitions/&quot;;[.E10]; &quot;.html&quot;); [.E10]);&quot;&quot;)" office:value-type="float" office:value="829" calcext:value-type="float">
            <text:p>829</text:p>
          </table:table-cell>
          <table:table-cell table:style-name="ce117" office:value-type="float" office:value="2" calcext:value-type="float">
            <text:p>2</text:p>
          </table:table-cell>
          <table:table-cell table:style-name="ce119" office:value-type="string" calcext:value-type="string">
            <text:p>Verify that third party components come from pre-defined, trusted and continually maintained repositories. ([C2](https://www.owasp.org/index.php/OWASP_Proactive_Controls#tab=Formal_Numbering))</text:p>
          </table:table-cell>
          <table:table-cell table:style-name="ce44" office:value-type="float" office:value="829" calcext:value-type="float">
            <text:p>829</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2.5</text:p>
          </table:table-cell>
          <table:table-cell table:style-name="ce34" table:formula="of:=IF([.E11]&lt;&gt;&quot;&quot;;HYPERLINK(CONCATENATE(&quot;https://cwe.mitre.org/data/definitions/&quot;;[.E11]; &quot;.html&quot;); [.E11]);&quot;&quot;)">
            <text:p/>
          </table:table-cell>
          <table:table-cell table:style-name="ce117" office:value-type="float" office:value="2" calcext:value-type="float">
            <text:p>2</text:p>
          </table:table-cell>
          <table:table-cell table:style-name="ce118" office:value-type="string" calcext:value-type="string">
            <text:p>Verify that an inventory catalog is maintained of all third party libraries in use. ([C2](https://www.owasp.org/index.php/OWASP_Proactive_Controls#tab=Formal_Numbering))</text:p>
          </table:table-cell>
          <table:table-cell table:style-name="ce43"/>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2.6</text:p>
          </table:table-cell>
          <table:table-cell table:style-name="ce35" table:formula="of:=IF([.E12]&lt;&gt;&quot;&quot;;HYPERLINK(CONCATENATE(&quot;https://cwe.mitre.org/data/definitions/&quot;;[.E12]; &quot;.html&quot;); [.E12]);&quot;&quot;)" office:value-type="float" office:value="265" calcext:value-type="float">
            <text:p>265</text:p>
          </table:table-cell>
          <table:table-cell table:style-name="ce117" office:value-type="float" office:value="2" calcext:value-type="float">
            <text:p>2</text:p>
          </table:table-cell>
          <table:table-cell table:style-name="ce119"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44" office:value-type="float" office:value="265" calcext:value-type="float">
            <text:p>265</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3.1</text:p>
          </table:table-cell>
          <table:table-cell table:style-name="ce35" table:formula="of:=IF([.E13]&lt;&gt;&quot;&quot;;HYPERLINK(CONCATENATE(&quot;https://cwe.mitre.org/data/definitions/&quot;;[.E13]; &quot;.html&quot;); [.E13]);&quot;&quot;)" office:value-type="float" office:value="209" calcext:value-type="float">
            <text:p>209</text:p>
          </table:table-cell>
          <table:table-cell table:style-name="ce117" office:value-type="float" office:value="1" calcext:value-type="float">
            <text:p>1</text:p>
          </table:table-cell>
          <table:table-cell table:style-name="ce11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44" office:value-type="float" office:value="209" calcext:value-type="float">
            <text:p>209</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3.2</text:p>
          </table:table-cell>
          <table:table-cell table:style-name="ce35" table:formula="of:=IF([.E14]&lt;&gt;&quot;&quot;;HYPERLINK(CONCATENATE(&quot;https://cwe.mitre.org/data/definitions/&quot;;[.E14]; &quot;.html&quot;); [.E14]);&quot;&quot;)" office:value-type="float" office:value="497" calcext:value-type="float">
            <text:p>497</text:p>
          </table:table-cell>
          <table:table-cell table:style-name="ce117" office:value-type="float" office:value="1" calcext:value-type="float">
            <text:p>1</text:p>
          </table:table-cell>
          <table:table-cell table:style-name="ce11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44" office:value-type="float" office:value="497" calcext:value-type="float">
            <text:p>497</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3.3</text:p>
          </table:table-cell>
          <table:table-cell table:style-name="ce35" table:formula="of:=IF([.E15]&lt;&gt;&quot;&quot;;HYPERLINK(CONCATENATE(&quot;https://cwe.mitre.org/data/definitions/&quot;;[.E15]; &quot;.html&quot;); [.E15]);&quot;&quot;)" office:value-type="float" office:value="200" calcext:value-type="float">
            <text:p>200</text:p>
          </table:table-cell>
          <table:table-cell table:style-name="ce117" office:value-type="float" office:value="1" calcext:value-type="float">
            <text:p>1</text:p>
          </table:table-cell>
          <table:table-cell table:style-name="ce119" office:value-type="string" calcext:value-type="string">
            <text:p>Verify that the HTTP headers or any part of the HTTP response do not expose detailed version information of system components.</text:p>
          </table:table-cell>
          <table:table-cell table:style-name="ce44" office:value-type="float" office:value="200" calcext:value-type="float">
            <text:p>200</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1</text:p>
          </table:table-cell>
          <table:table-cell table:style-name="ce35" table:formula="of:=IF([.E16]&lt;&gt;&quot;&quot;;HYPERLINK(CONCATENATE(&quot;https://cwe.mitre.org/data/definitions/&quot;;[.E16]; &quot;.html&quot;); [.E16]);&quot;&quot;)" office:value-type="float" office:value="173" calcext:value-type="float">
            <text:p>173</text:p>
          </table:table-cell>
          <table:table-cell table:style-name="ce117" office:value-type="float" office:value="1" calcext:value-type="float">
            <text:p>1</text:p>
          </table:table-cell>
          <table:table-cell table:style-name="ce119" office:value-type="string" calcext:value-type="string">
            <text:p>Verify that every HTTP response contains a content type header specifying a safe character set (e.g., UTF-8, ISO 8859-1).</text:p>
          </table:table-cell>
          <table:table-cell table:style-name="ce44" office:value-type="float" office:value="173" calcext:value-type="float">
            <text:p>173</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2</text:p>
          </table:table-cell>
          <table:table-cell table:style-name="ce35" table:formula="of:=IF([.E17]&lt;&gt;&quot;&quot;;HYPERLINK(CONCATENATE(&quot;https://cwe.mitre.org/data/definitions/&quot;;[.E17]; &quot;.html&quot;); [.E17]);&quot;&quot;)" office:value-type="float" office:value="116" calcext:value-type="float">
            <text:p>116</text:p>
          </table:table-cell>
          <table:table-cell table:style-name="ce117" office:value-type="float" office:value="1" calcext:value-type="float">
            <text:p>1</text:p>
          </table:table-cell>
          <table:table-cell table:style-name="ce119" office:value-type="string" calcext:value-type="string">
            <text:p>Verify that all API responses contain Content-Disposition: attachment; filename="api.json" (or other appropriate filename for the content type).</text:p>
          </table:table-cell>
          <table:table-cell table:style-name="ce44" office:value-type="float" office:value="116" calcext:value-type="float">
            <text:p>11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3</text:p>
          </table:table-cell>
          <table:table-cell table:style-name="ce35" table:formula="of:=IF([.E18]&lt;&gt;&quot;&quot;;HYPERLINK(CONCATENATE(&quot;https://cwe.mitre.org/data/definitions/&quot;;[.E18]; &quot;.html&quot;); [.E18]);&quot;&quot;)" office:value-type="float" office:value="1021" calcext:value-type="float">
            <text:p>1021</text:p>
          </table:table-cell>
          <table:table-cell table:style-name="ce117" office:value-type="float" office:value="1" calcext:value-type="float">
            <text:p>1</text:p>
          </table:table-cell>
          <table:table-cell table:style-name="ce119" office:value-type="string" calcext:value-type="string">
            <text:p>Verify that a content security policy (CSPv2) is in place that helps mitigate impact for XSS attacks like HTML, DOM, JSON, and JavaScript injection vulnerabilities.</text:p>
          </table:table-cell>
          <table:table-cell table:style-name="ce44" office:value-type="float" office:value="1021" calcext:value-type="float">
            <text:p>1021</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4</text:p>
          </table:table-cell>
          <table:table-cell table:style-name="ce35" table:formula="of:=IF([.E19]&lt;&gt;&quot;&quot;;HYPERLINK(CONCATENATE(&quot;https://cwe.mitre.org/data/definitions/&quot;;[.E19]; &quot;.html&quot;); [.E19]);&quot;&quot;)" office:value-type="float" office:value="116" calcext:value-type="float">
            <text:p>116</text:p>
          </table:table-cell>
          <table:table-cell table:style-name="ce117" office:value-type="float" office:value="1" calcext:value-type="float">
            <text:p>1</text:p>
          </table:table-cell>
          <table:table-cell table:style-name="ce119" office:value-type="string" calcext:value-type="string">
            <text:p>Verify that all responses contain X-Content-Type-Options: nosniff.</text:p>
          </table:table-cell>
          <table:table-cell table:style-name="ce44" office:value-type="float" office:value="116" calcext:value-type="float">
            <text:p>11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5</text:p>
          </table:table-cell>
          <table:table-cell table:style-name="ce35" table:formula="of:=IF([.E20]&lt;&gt;&quot;&quot;;HYPERLINK(CONCATENATE(&quot;https://cwe.mitre.org/data/definitions/&quot;;[.E20]; &quot;.html&quot;); [.E20]);&quot;&quot;)" office:value-type="float" office:value="523" calcext:value-type="float">
            <text:p>523</text:p>
          </table:table-cell>
          <table:table-cell table:style-name="ce117" office:value-type="float" office:value="1" calcext:value-type="float">
            <text:p>1</text:p>
          </table:table-cell>
          <table:table-cell table:style-name="ce119" office:value-type="string" calcext:value-type="string">
            <text:p>Verify that HTTP Strict Transport Security headers are included on all responses and for all subdomains, such as Strict-Transport-Security: max-age=15724800; includeSubdomains.</text:p>
          </table:table-cell>
          <table:table-cell table:style-name="ce44" office:value-type="float" office:value="523" calcext:value-type="float">
            <text:p>523</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6</text:p>
          </table:table-cell>
          <table:table-cell table:style-name="ce35" table:formula="of:=IF([.E21]&lt;&gt;&quot;&quot;;HYPERLINK(CONCATENATE(&quot;https://cwe.mitre.org/data/definitions/&quot;;[.E21]; &quot;.html&quot;); [.E21]);&quot;&quot;)" office:value-type="float" office:value="116" calcext:value-type="float">
            <text:p>116</text:p>
          </table:table-cell>
          <table:table-cell table:style-name="ce117" office:value-type="float" office:value="1" calcext:value-type="float">
            <text:p>1</text:p>
          </table:table-cell>
          <table:table-cell table:style-name="ce119" office:value-type="string" calcext:value-type="string">
            <text:p>Verify that a suitable "Referrer-Policy" header is included, such as "no-referrer" or "same-origin".</text:p>
          </table:table-cell>
          <table:table-cell table:style-name="ce44" office:value-type="float" office:value="116" calcext:value-type="float">
            <text:p>11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4.7</text:p>
          </table:table-cell>
          <table:table-cell table:style-name="ce35" table:formula="of:=IF([.E22]&lt;&gt;&quot;&quot;;HYPERLINK(CONCATENATE(&quot;https://cwe.mitre.org/data/definitions/&quot;;[.E22]; &quot;.html&quot;); [.E22]);&quot;&quot;)" office:value-type="float" office:value="346" calcext:value-type="float">
            <text:p>346</text:p>
          </table:table-cell>
          <table:table-cell table:style-name="ce117" office:value-type="float" office:value="1" calcext:value-type="float">
            <text:p>1</text:p>
          </table:table-cell>
          <table:table-cell table:style-name="ce119" office:value-type="string" calcext:value-type="string">
            <text:p>Verify that a suitable X-Frame-Options or Content-Security-Policy: frame-ancestors header is in use for sites where content should not be embedded in a third-party site.</text:p>
          </table:table-cell>
          <table:table-cell table:style-name="ce44" office:value-type="float" office:value="346" calcext:value-type="float">
            <text:p>34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5.1</text:p>
          </table:table-cell>
          <table:table-cell table:style-name="ce35" table:formula="of:=IF([.E23]&lt;&gt;&quot;&quot;;HYPERLINK(CONCATENATE(&quot;https://cwe.mitre.org/data/definitions/&quot;;[.E23]; &quot;.html&quot;); [.E23]);&quot;&quot;)" office:value-type="float" office:value="749" calcext:value-type="float">
            <text:p>749</text:p>
          </table:table-cell>
          <table:table-cell table:style-name="ce117" office:value-type="float" office:value="1" calcext:value-type="float">
            <text:p>1</text:p>
          </table:table-cell>
          <table:table-cell table:style-name="ce120" office:value-type="string" calcext:value-type="string">
            <text:p>Verify that the application server only accepts the HTTP methods in use by the application or API, including pre-flight OPTIONS.</text:p>
          </table:table-cell>
          <table:table-cell table:style-name="ce44" office:value-type="float" office:value="749" calcext:value-type="float">
            <text:p>749</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5.2</text:p>
          </table:table-cell>
          <table:table-cell table:style-name="ce35" table:formula="of:=IF([.E24]&lt;&gt;&quot;&quot;;HYPERLINK(CONCATENATE(&quot;https://cwe.mitre.org/data/definitions/&quot;;[.E24]; &quot;.html&quot;); [.E24]);&quot;&quot;)" office:value-type="float" office:value="346" calcext:value-type="float">
            <text:p>346</text:p>
          </table:table-cell>
          <table:table-cell table:style-name="ce117" office:value-type="float" office:value="1" calcext:value-type="float">
            <text:p>1</text:p>
          </table:table-cell>
          <table:table-cell table:style-name="ce119" office:value-type="string" calcext:value-type="string">
            <text:p>Verify that the supplied Origin header is not used for authentication or access control decisions, as the Origin header can easily be changed by an attacker.</text:p>
          </table:table-cell>
          <table:table-cell table:style-name="ce44" office:value-type="float" office:value="346" calcext:value-type="float">
            <text:p>34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5.3</text:p>
          </table:table-cell>
          <table:table-cell table:style-name="ce35" table:formula="of:=IF([.E25]&lt;&gt;&quot;&quot;;HYPERLINK(CONCATENATE(&quot;https://cwe.mitre.org/data/definitions/&quot;;[.E25]; &quot;.html&quot;); [.E25]);&quot;&quot;)" office:value-type="float" office:value="346" calcext:value-type="float">
            <text:p>346</text:p>
          </table:table-cell>
          <table:table-cell table:style-name="ce117" office:value-type="float" office:value="1" calcext:value-type="float">
            <text:p>1</text:p>
          </table:table-cell>
          <table:table-cell table:style-name="ce119"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44" office:value-type="float" office:value="346" calcext:value-type="float">
            <text:p>346</text:p>
          </table:table-cell>
          <table:table-cell table:style-name="ce45" table:content-validation-name="val14" office:value-type="string" calcext:value-type="string">
            <text:p>Unknown</text:p>
          </table:table-cell>
          <table:table-cell table:number-columns-repeated="1018"/>
        </table:table-row>
        <table:table-row table:style-name="ro1">
          <table:table-cell table:style-name="ce32" office:value-type="string" calcext:value-type="string">
            <text:p>14.5.4</text:p>
          </table:table-cell>
          <table:table-cell table:style-name="ce35" table:formula="of:=IF([.E26]&lt;&gt;&quot;&quot;;HYPERLINK(CONCATENATE(&quot;https://cwe.mitre.org/data/definitions/&quot;;[.E26]; &quot;.html&quot;); [.E26]);&quot;&quot;)" office:value-type="float" office:value="306" calcext:value-type="float">
            <text:p>306</text:p>
          </table:table-cell>
          <table:table-cell table:style-name="ce117" office:value-type="float" office:value="2" calcext:value-type="float">
            <text:p>2</text:p>
          </table:table-cell>
          <table:table-cell table:style-name="ce119" office:value-type="string" calcext:value-type="string">
            <text:p>Verify that HTTP headers added by a trusted proxy or SSO devices, such as a bearer token, are authenticated by the application.</text:p>
          </table:table-cell>
          <table:table-cell table:style-name="ce44" office:value-type="float" office:value="306" calcext:value-type="float">
            <text:p>306</text:p>
          </table:table-cell>
          <table:table-cell table:style-name="ce45" table:content-validation-name="val14" office:value-type="string" calcext:value-type="string">
            <text:p>Unknown</text:p>
          </table:table-cell>
          <table:table-cell table:number-columns-repeated="1018"/>
        </table:table-row>
        <table:table-row table:style-name="ro1" table:number-rows-repeated="942">
          <table:table-cell table:style-name="ce33"/>
          <table:table-cell table:style-name="ce34"/>
          <table:table-cell table:style-name="ce37"/>
          <table:table-cell table:style-name="ce41"/>
          <table:table-cell table:style-name="ce8"/>
          <table:table-cell table:style-name="ce33"/>
          <table:table-cell table:number-columns-repeated="1018"/>
        </table:table-row>
        <table:table-row table:style-name="ro1">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1" table:number-rows-repeated="20">
          <table:table-cell table:style-name="ce33"/>
          <table:table-cell table:style-name="ce34"/>
          <table:table-cell table:style-name="ce37"/>
          <table:table-cell table:style-name="ce41"/>
          <table:table-cell table:style-name="ce8"/>
          <table:table-cell table:style-name="ce34"/>
          <table:table-cell table:number-columns-repeated="1018"/>
        </table:table-row>
        <table:table-row table:style-name="ro1" table:number-rows-repeated="12">
          <table:table-cell table:style-name="ce33"/>
          <table:table-cell table:style-name="ce116"/>
          <table:table-cell table:style-name="ce37"/>
          <table:table-cell table:style-name="ce41"/>
          <table:table-cell table:style-name="ce8"/>
          <table:table-cell table:style-name="ce34"/>
          <table:table-cell table:number-columns-repeated="101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Configuration.C2:Configuration.C26">
            <calcext:condition calcext:apply-style-name="ConditionalStyle_1" calcext:value="=3" calcext:base-cell-address="Configuration.C2"/>
          </calcext:conditional-format>
          <calcext:conditional-format calcext:target-range-address="Configuration.C2:Configuration.C26">
            <calcext:condition calcext:apply-style-name="ConditionalStyle_2" calcext:value="=2" calcext:base-cell-address="Configuration.C2"/>
          </calcext:conditional-format>
          <calcext:conditional-format calcext:target-range-address="Configuration.C2:Configuration.C26">
            <calcext:condition calcext:apply-style-name="ConditionalStyle_3" calcext:value="=1" calcext:base-cell-address="Configuration.C2"/>
          </calcext:conditional-format>
          <calcext:conditional-format calcext:target-range-address="Configuration.D2:Configuration.D26">
            <calcext:condition calcext:apply-style-name="ConditionalStyle_4" calcext:value="formula-is([.F2]=&quot;Valid&quot;)" calcext:base-cell-address="Configuration.D2"/>
          </calcext:conditional-format>
          <calcext:conditional-format calcext:target-range-address="Configuration.D2:Configuration.D26">
            <calcext:condition calcext:apply-style-name="ConditionalStyle_5" calcext:value="formula-is([.F2]=&quot;Not Valid&quot;)" calcext:base-cell-address="Configuration.D2"/>
          </calcext:conditional-format>
          <calcext:conditional-format calcext:target-range-address="Configuration.D2:Configuration.D26">
            <calcext:condition calcext:apply-style-name="ConditionalStyle_6" calcext:value="formula-is([.F2]=&quot;Not Applicable&quot;)" calcext:base-cell-address="Configuration.D2"/>
          </calcext:conditional-format>
          <calcext:conditional-format calcext:target-range-address="Configuration.D23:Configuration.D23">
            <calcext:condition calcext:apply-style-name="ConditionalStyle_6" calcext:value="formula-is(#ref!=0)" calcext:base-cell-address="Configuration.D23"/>
          </calcext:conditional-format>
          <calcext:conditional-format calcext:target-range-address="Configuration.D2:Configuration.D26">
            <calcext:condition calcext:apply-style-name="ConditionalStyle_4" calcext:value="formula-is([.F2]=1)" calcext:base-cell-address="Configuration.D2"/>
          </calcext:conditional-format>
          <calcext:conditional-format calcext:target-range-address="Configuration.D2:Configuration.D26">
            <calcext:condition calcext:apply-style-name="ConditionalStyle_6" calcext:value="formula-is(#ref!=0)" calcext:base-cell-address="Configuration.D2"/>
          </calcext:conditional-format>
          <calcext:conditional-format calcext:target-range-address="Configuration.C2:Configuration.C26">
            <calcext:condition calcext:apply-style-name="ConditionalStyle_7" calcext:value="=3" calcext:base-cell-address="Configuration.C2"/>
          </calcext:conditional-format>
          <calcext:conditional-format calcext:target-range-address="Configuration.C2:Configuration.C26">
            <calcext:condition calcext:apply-style-name="ConditionalStyle_8" calcext:value="=2" calcext:base-cell-address="Configuration.C2"/>
          </calcext:conditional-format>
          <calcext:conditional-format calcext:target-range-address="Configuration.C2:Configuration.C26">
            <calcext:condition calcext:apply-style-name="ConditionalStyle_9" calcext:value="=1" calcext:base-cell-address="Configuration.C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aed6e0"/>
      <style:text-properties fo:font-weight="bold" style:font-weight-asian="bold" style:font-weight-complex="bold"/>
    </style:style>
    <style:style style:name="ConditionalStyle_5f_2" style:display-name="ConditionalStyle_2" style:family="table-cell" style:parent-style-name="Default">
      <style:table-cell-properties fo:background-color="#a8e0af"/>
      <style:text-properties fo:font-weight="bold" style:font-weight-asian="bold" style:font-weight-complex="bold"/>
    </style:style>
    <style:style style:name="ConditionalStyle_5f_3" style:display-name="ConditionalStyle_3" style:family="table-cell" style:parent-style-name="Default">
      <style:table-cell-properties fo:background-color="#f9f58d"/>
      <style:text-properties fo:font-weight="bold" style:font-weight-asian="bold" style:font-weight-complex="bold"/>
    </style:style>
    <style:style style:name="ConditionalStyle_5f_4" style:display-name="ConditionalStyle_4" style:family="table-cell" style:parent-style-name="Default">
      <style:table-cell-properties fo:background-color="#b7e1cd"/>
    </style:style>
    <style:style style:name="ConditionalStyle_5f_5" style:display-name="ConditionalStyle_5" style:family="table-cell" style:parent-style-name="Default">
      <style:table-cell-properties fo:background-color="#ed9a9a"/>
      <style:text-properties fo:color="#000000"/>
    </style:style>
    <style:style style:name="ConditionalStyle_5f_6" style:display-name="ConditionalStyle_6" style:family="table-cell" style:parent-style-name="Default">
      <style:table-cell-properties fo:background-color="transparent"/>
      <style:text-properties style:text-line-through-style="solid" style:text-line-through-type="single"/>
    </style:style>
    <style:style style:name="ConditionalStyle_5f_7" style:display-name="ConditionalStyle_7" style:family="table-cell" style:parent-style-name="Default">
      <style:table-cell-properties fo:background-color="#00ccff"/>
      <style:text-properties fo:font-weight="bold" style:font-weight-asian="bold" style:font-weight-complex="bold"/>
    </style:style>
    <style:style style:name="ConditionalStyle_5f_8" style:display-name="ConditionalStyle_8" style:family="table-cell" style:parent-style-name="Default">
      <style:table-cell-properties fo:background-color="#00ff66"/>
      <style:text-properties fo:font-weight="bold" style:font-weight-asian="bold" style:font-weight-complex="bold"/>
    </style:style>
    <style:style style:name="ConditionalStyle_5f_9" style:display-name="ConditionalStyle_9" style:family="table-cell" style:parent-style-name="Default">
      <style:table-cell-properties fo:background-color="#ffd320"/>
      <style:text-properties fo:font-weight="bold" style:font-weight-asian="bold"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SVS_20_Status" style:display-name="PageStyle_ASVS Status" style:page-layout-name="Mpm3">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Authentication" style:display-name="PageStyle_Authentication" style:page-layout-name="Mpm3">
      <style:header style:display="false"/>
      <style:header-left style:display="false"/>
      <style:footer style:display="false"/>
      <style:footer-left style:display="false"/>
    </style:master-page>
    <style:master-page style:name="PageStyle_5f_Session_20_Management" style:display-name="PageStyle_Session Management" style:page-layout-name="Mpm3">
      <style:header style:display="false"/>
      <style:header-left style:display="false"/>
      <style:footer style:display="false"/>
      <style:footer-left style:display="false"/>
    </style:master-page>
    <style:master-page style:name="PageStyle_5f_Access_20_Control" style:display-name="PageStyle_Access Control"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style:master-page style:name="PageStyle_5f_Cryptography" style:display-name="PageStyle_Cryptography" style:page-layout-name="Mpm3">
      <style:header style:display="false"/>
      <style:header-left style:display="false"/>
      <style:footer style:display="false"/>
      <style:footer-left style:display="false"/>
    </style:master-page>
    <style:master-page style:name="PageStyle_5f_Error_20_Handling" style:display-name="PageStyle_Error Handling" style:page-layout-name="Mpm3">
      <style:header style:display="false"/>
      <style:header-left style:display="false"/>
      <style:footer style:display="false"/>
      <style:footer-left style:display="false"/>
    </style:master-page>
    <style:master-page style:name="PageStyle_5f_Data_20_Protection" style:display-name="PageStyle_Data Protection" style:page-layout-name="Mpm3">
      <style:header style:display="false"/>
      <style:header-left style:display="false"/>
      <style:footer style:display="false"/>
      <style:footer-left style:display="false"/>
    </style:master-page>
    <style:master-page style:name="PageStyle_5f_Communications" style:display-name="PageStyle_Communications" style:page-layout-name="Mpm3">
      <style:header style:display="false"/>
      <style:header-left style:display="false"/>
      <style:footer style:display="false"/>
      <style:footer-left style:display="false"/>
    </style:master-page>
    <style:master-page style:name="PageStyle_5f_Malicious_20_Code" style:display-name="PageStyle_Malicious Code" style:page-layout-name="Mpm3">
      <style:header style:display="false"/>
      <style:header-left style:display="false"/>
      <style:footer style:display="false"/>
      <style:footer-left style:display="false"/>
    </style:master-page>
    <style:master-page style:name="PageStyle_5f_Business_20_Logic" style:display-name="PageStyle_Business Logic" style:page-layout-name="Mpm3">
      <style:header style:display="false"/>
      <style:header-left style:display="false"/>
      <style:footer style:display="false"/>
      <style:footer-left style:display="false"/>
    </style:master-page>
    <style:master-page style:name="PageStyle_5f_Files_20_and_20_Resources" style:display-name="PageStyle_Files and Resources" style:page-layout-name="Mpm3">
      <style:header style:display="false"/>
      <style:header-left style:display="false"/>
      <style:footer style:display="false"/>
      <style:footer-left style:display="false"/>
    </style:master-page>
    <style:master-page style:name="PageStyle_5f_API" style:display-name="PageStyle_API" style:page-layout-name="Mpm3">
      <style:header style:display="false"/>
      <style:header-left style:display="false"/>
      <style:footer style:display="false"/>
      <style:footer-left style:display="false"/>
    </style:master-page>
    <style:master-page style:name="PageStyle_5f_Configuration" style:display-name="PageStyle_Configur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cell-count="1996" meta:object-count="1"/>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minimum="0" chart:maximum="1" chart:interval-minor-divisor="5" chart:gap-width="150" chart:overlap="100"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link-data-style-to-source="true"/>
      <style:graphic-properties draw:stroke="none" draw:fill-color="#3366cc"/>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color="#aecf00"/>
    </style:style>
    <style:style style:name="ch16" style:family="chart">
      <style:graphic-properties draw:fill-color="#4b1f6f"/>
    </style:style>
    <style:style style:name="ch17" style:family="chart">
      <style:graphic-properties draw:fill-color="#ff950e"/>
    </style:style>
    <style:style style:name="ch18" style:family="chart">
      <style:graphic-properties draw:fill-color="#c5000b"/>
    </style:style>
    <style:style style:name="ch19" style:family="chart">
      <style:graphic-properties draw:fill-color="#0084d1"/>
    </style:style>
    <style:style style:name="ch20" style:family="chart">
      <style:graphic-properties draw:fill="none" draw:fill-color="#d9d9d9"/>
    </style:style>
    <style:style style:name="ch21" style:family="chart">
      <style:graphic-properties draw:fill-color="#d9d9d9"/>
    </style:style>
  </office:automatic-styles>
  <office:body>
    <office:chart>
      <chart:chart svg:width="23.521cm" svg:height="8.255cm" xlink:href=".." xlink:type="simple" chart:class="chart:bar" chart:style-name="ch1">
        <chart:legend chart:legend-position="end" svg:x="19.432cm" svg:y="0.591cm" style:legend-expansion="high" chart:style-name="ch2"/>
        <chart:plot-area chart:style-name="ch3" table:cell-range-address="'ASVS Status'.B18:'ASVS Status'.B31 'ASVS Status'.K16:'ASVS Status'.K31" chart:data-source-has-labels="both" svg:x="0.47cm" svg:y="0.165cm" svg:width="18.492cm" svg:height="7.925cm">
          <chartooo:coordinate-region svg:x="1.305cm" svg:y="0.165cm" svg:width="17.657cm" svg:height="4.838cm"/>
          <chart:axis chart:dimension="x" chart:name="primary-x" chart:style-name="ch4" chartooo:axis-type="text">
            <chart:categories table:cell-range-address="'ASVS Status'.B18:'ASVS Status'.B31"/>
          </chart:axis>
          <chart:axis chart:dimension="y" chart:name="primary-y" chart:style-name="ch5">
            <chart:grid chart:style-name="ch6" chart:class="major"/>
          </chart:axis>
          <chart:series chart:style-name="ch7" chart:values-cell-range-address="'ASVS Status'.K18:'ASVS Status'.K31" chart:label-cell-address="'ASVS Status'.K16:'ASVS Status'.K17"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data-point chart:style-name="ch8"/>
            <chart:data-point chart:style-name="ch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ext:list>
                  <text:list-item>
                    <text:p>Percentage</text:p>
                  </text:list-item>
                  <text:list-item>
                    <text:p/>
                  </text:list-item>
                </text:list>
                <draw:g>
                  <svg:desc>'ASVS Status'.K16:'ASVS Status'.K17</svg:desc>
                </draw:g>
              </table:table-cell>
            </table:table-row>
          </table:table-header-rows>
          <table:table-rows>
            <table:table-row>
              <table:table-cell office:value-type="string">
                <text:p>Architecture</text:p>
                <draw:g>
                  <svg:desc>'ASVS Status'.B18:'ASVS Status'.B31</svg:desc>
                </draw:g>
              </table:table-cell>
              <table:table-cell office:value-type="float" office:value="0">
                <text:p>0</text:p>
                <draw:g>
                  <svg:desc>'ASVS Status'.K18:'ASVS Status'.K31</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NaN">
                <text:p>NaN</text:p>
              </table:table-cell>
            </table:table-row>
            <table:table-row>
              <table:table-cell office:value-type="string">
                <text:p>Access Control</text:p>
              </table:table-cell>
              <table:table-cell office:value-type="float" office:value="NaN">
                <text:p>NaN</text:p>
              </table:table-cell>
            </table:table-row>
            <table:table-row>
              <table:table-cell office:value-type="string">
                <text:p>Validation</text:p>
              </table:table-cell>
              <table:table-cell office:value-type="float" office:value="0">
                <text:p>0</text:p>
              </table:table-cell>
            </table:table-row>
            <table:table-row>
              <table:table-cell office:value-type="string">
                <text:p>Cryptography</text:p>
              </table:table-cell>
              <table:table-cell office:value-type="float" office:value="0">
                <text:p>0</text:p>
              </table:table-cell>
            </table:table-row>
            <table:table-row>
              <table:table-cell office:value-type="string">
                <text:p>Error Handling</text:p>
              </table:table-cell>
              <table:table-cell office:value-type="float" office:value="NaN">
                <text:p>NaN</text:p>
              </table:table-cell>
            </table:table-row>
            <table:table-row>
              <table:table-cell office:value-type="string">
                <text:p>Data Protection</text:p>
              </table:table-cell>
              <table:table-cell office:value-type="float" office:value="NaN">
                <text:p>NaN</text:p>
              </table:table-cell>
            </table:table-row>
            <table:table-row>
              <table:table-cell office:value-type="string">
                <text:p>Communications</text:p>
              </table:table-cell>
              <table:table-cell office:value-type="float" office:value="0">
                <text:p>0</text:p>
              </table:table-cell>
            </table:table-row>
            <table:table-row>
              <table:table-cell office:value-type="string">
                <text:p>Malicious Code</text:p>
              </table:table-cell>
              <table:table-cell office:value-type="float" office:value="NaN">
                <text:p>NaN</text:p>
              </table:table-cell>
            </table:table-row>
            <table:table-row>
              <table:table-cell office:value-type="string">
                <text:p>Business Logic</text:p>
              </table:table-cell>
              <table:table-cell office:value-type="float" office:value="NaN">
                <text:p>NaN</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API</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